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2.122cm"/>
    </style:style>
    <style:style style:name="co7" style:family="table-column">
      <style:table-column-properties fo:break-before="auto" style:column-width="2.302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1.166cm"/>
    </style:style>
    <style:style style:name="co10" style:family="table-column">
      <style:table-column-properties fo:break-before="auto" style:column-width="1.854cm"/>
    </style:style>
    <style:style style:name="co11" style:family="table-column">
      <style:table-column-properties fo:break-before="auto" style:column-width="1.584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2.873cm"/>
    </style:style>
    <style:style style:name="co14" style:family="table-column">
      <style:table-column-properties fo:break-before="auto" style:column-width="3.43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785cm"/>
    </style:style>
    <style:style style:name="co17" style:family="table-column">
      <style:table-column-properties fo:break-before="auto" style:column-width="2.152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3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PageStyle_5f_dados_5f_brutos">
      <style:table-properties table:display="true" style:writing-mode="lr-tb"/>
    </style:style>
    <style:style style:name="ta2" style:family="table" style:master-page-name="PageStyle_5f_dados_5f_tratado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MI_5f_Médio_5f_Por_5f_Gênero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53">
      <style:table-cell-properties style:rotation-align="none"/>
    </style:style>
    <style:style style:name="ce3" style:family="table-cell" style:parent-style-name="Default" style:data-style-name="N4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Default">
      <style:table-cell-properties fo:border="0.99pt solid #000000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5" style:family="table-cell" style:parent-style-name="Pivot_20_Table_20_Value" style:data-style-name="N4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Value" style:data-style-name="N4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4">
      <style:table-cell-properties fo:border-bottom="2.01pt solid #000000" fo:border-left="0.99pt solid #000000" fo:border-right="2.01pt solid #000000" fo:border-top="0.99pt solid #000000"/>
    </style:style>
    <style:style style:name="ce38" style:family="table-cell" style:parent-style-name="Pivot_20_Table_20_Corner" style:data-style-name="N3">
      <style:table-cell-properties fo:border-bottom="0.99pt solid #000000" fo:border-left="0.99pt solid #000000" fo:border-right="2.01pt solid #000000" fo:border-top="2.01pt solid #000000"/>
    </style:style>
    <style:style style:name="ce39" style:family="table-cell" style:parent-style-name="Pivot_20_Table_20_Value" style:data-style-name="N3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Value" style:data-style-name="N3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ce42" style:family="table-cell" style:parent-style-name="Default" style:data-style-name="N3"/>
    <style:style style:name="ce14" style:family="table-cell" style:parent-style-name="Default" style:data-style-name="N2">
      <style:table-cell-properties style:rotation-align="non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Pivot_20_Table_20_Value" style:data-style-name="N3">
      <style:table-cell-properties fo:border-bottom="none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os_brut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Name,Gender,Age,Systolic BP,Diastolic BP,Cholesterol,Height (cm),Weight (kg),BMI,Smoker,Diabetes,Heal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idi Williamson,Male,35,129,83,188,169.07209577762137,73.79617849066446,25.81606229784162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c Odom,Male,70,133,95,224,154.18861045763143,70.67152246043008,29.72623166863275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lly Thomas,Male,79,149,88,179,197.5148967525148,97.59026783573046,25.01536233243851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n Lara,Female,52,115,76,204,157.22377099835896,82.20277591654258,33.25447274199344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mmy Oliver,Male,51,135,82,201,177.3702581512557,57.03872605232472,18.130434861762534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aron Cox,Male,59,134,93,238,189.54669471365872,98.64728204895897,27.45697527560232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 Mays,Male,54,125,89,173,183.3315051955542,93.74422413362225,27.891399788259708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cey Dudley,Male,29,110,70,174,182.11001064443528,90.69183928219344,27.34642570417774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aron Mills,Female,71,134,81,222,154.01435445655017,93.38924601259059,39.3708208306016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cus Copeland,Female,35,131,84,206,179.05119834280237,50.06121622633771,15.61517776079439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 Yu,Male,58,137,91,195,159.28415929874322,57.78542016979815,22.77577166217108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unter Graham,Female,25,116,77,166,152.249239902038,52.396624179818005,22.60440296786652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rome Knight,Male,45,133,86,219,181.73054369728078,67.66172325036871,20.48741678913170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hillip Smith,Female,56,144,86,197,168.01057654262618,70.19443140942384,24.86734480490482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k Sanders,Female,74,137,80,225,182.94032852155476,71.1868457098254,21.2706538672185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King,Female,27,113,72,164,171.9050198813633,54.78001089371488,18.53723674370344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son Todd,Female,52,119,75,185,152.44250308603227,94.24866798392591,40.5567437348043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 Vasquez,Female,19,121,79,183,163.83349873628936,94.43335256596144,35.1819572409822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yler Willis,Male,64,150,88,228,169.67110509809788,75.2739621330058,26.14742941290209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ephanie Cooper,Female,36,133,78,154,163.85219012448817,64.29832284386973,23.9494278970457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ndsey Castillo,Female,79,141,80,223,189.6119340688895,58.95980323650048,16.39927653490525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ttany Edwards,Female,23,116,68,157,154.41406596341287,55.22626030439062,23.16177924505435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rry Schroeder,Male,33,133,89,163,198.1698412698273,55.61385416485113,14.1614548045506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ynthia Fisher,Male,73,133,89,206,158.7025193092157,57.317105974515904,22.75708397833130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n White,Female,76,144,89,211,151.9716202718224,76.91738690635263,33.30424049900102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y Preston,Female,58,132,81,168,188.1510971419805,79.99670019507344,22.5974046632554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ristin Conway,Male,53,135,83,175,158.4348259834636,75.06807643773963,29.90570088310106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n Lane,Female,69,132,82,174,178.88939569808113,90.73253643005373,28.35266312365374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endy Martinez,Male,34,134,84,161,174.4776823536962,74.5617544160836,24.492682391786317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ane Wilcox,Male,54,128,80,216,161.88477644610305,62.169535982812576,23.72278135888493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ulia Martinez,Male,22,120,79,177,168.29386956520668,71.96022119752894,25.40714681604922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ickie Tran,Female,49,115,82,151,160.21300691670152,50.21500274378584,19.563112296380655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nathan Fields,Male,64,150,86,235,170.7092244771348,99.29741530692351,34.074066393847424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rdan Golden,Male,23,120,79,194,160.18202281432994,50.738694421664434,19.774783643187618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 Huynh,Male,43,135,84,161,189.6755910070628,59.06192312571079,16.4166557795234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 Russell,Male,65,150,95,179,156.02581391182585,54.27839630806509,22.296366478243602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atasha Campbell,Male,38,139,87,184,159.80083306905559,63.823017628247406,24.99304989708003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y Carroll,Female,43,123,83,173,162.20604070782667,57.0095751351106,21.66774705086105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ber Kent,Female,80,127,82,204,160.20021285832405,84.50178079609248,32.92605382507649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 Cain,Female,63,143,86,197,153.06945649866938,74.2824847063055,31.703655623659053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eph Krueger,Male,78,138,90,194,166.5559132297617,94.10234838279912,33.92191406113314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san Stone,Female,62,140,83,171,181.0228764507321,66.57067694347062,20.31496367629391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en Harding,Male,46,120,85,180,173.1590012653926,85.18408436214145,28.409809071695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Charles,Male,28,122,70,197,185.29117359848914,93.87774451822412,27.34344199388218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gan Ramirez,Female,62,142,90,166,184.43597131363126,85.27025111623138,25.0672266320722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 Byrd,Male,66,131,91,203,154.67930199854123,82.05488585878581,34.29572897429664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an Vance,Female,69,137,85,194,159.1039827155546,52.46501180340002,20.725626752486665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nya Peters,Male,52,128,80,161,160.6593567274739,50.57379885142817,19.59356804280711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rry Hoffman,Male,67,140,86,236,185.0600901859226,65.7448101261035,19.19711367233034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ent Davis,Female,68,144,82,210,167.35601473594141,61.74178009719044,22.04430929337836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mar Crosby,Female,56,131,89,205,169.01533433156789,89.86210023391251,31.45751026009046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even Nunez PhD,Female,65,141,81,224,198.60926946361906,90.28139862783692,22.88754707505977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aig Chen,Female,42,133,77,207,161.63213043521407,56.69364827350603,21.7009631963867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Jones,Female,65,142,90,213,157.97781708696468,87.29301143096777,34.9773786871187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incent Garcia,Male,61,131,85,228,151.90656120105535,95.71953480117467,41.48083731883800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urtney Bush,Male,29,110,76,170,186.6929479644295,72.02874634692455,20.6656956479181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jandro Matthews,Female,50,132,78,199,198.5384579912399,77.84029344394729,19.747638822341486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ul Moore,Female,19,123,79,186,159.68759482526852,98.48244565781684,38.62037315474318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nnis Mckenzie,Female,68,138,90,191,174.31488807979002,65.27087915990651,21.48080237691656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othy Ray,Female,55,125,83,220,159.65098348133878,55.013838521850616,21.58384193731408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ca Nielsen,Female,54,128,76,194,188.7046450895052,54.21602671999412,15.22518243284386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nnifer Wolf,Male,44,121,81,165,186.37956246550775,98.48162155998995,28.35036242289650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ffrey Marquez,Female,46,126,79,182,165.46428595533393,94.9605696074917,34.68444679322341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nda Bird,Male,18,123,81,176,198.8236345396378,91.29553053140044,23.094762457637277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garet Thomas,Female,52,128,77,163,172.67333122589832,59.318062318744104,19.89465539341448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gelica Walker,Male,40,129,87,209,187.2875247851954,93.02586688948398,26.520763689431764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onna Smith,Male,29,118,71,198,188.1363326213875,87.95994997856525,24.85075717519725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mara Ford,Male,22,116,72,188,177.21676371123172,50.14530431545154,15.96690232671677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onna Watson,Male,23,116,77,191,190.1278553016293,53.41959043963271,14.777775191153971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vin Espinoza,Male,37,124,80,187,195.07158971097067,95.37034626893936,25.06255326951168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ca Hughes,Female,18,120,72,161,169.83991587170155,54.0123772008317,18.72465220851237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ravis Meadows,Male,19,124,74,185,158.395222573897,51.05529277271634,20.34963453196623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ather Cantu,Female,51,124,79,197,191.65251809858358,57.20039011632008,15.572915648513439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othy Myers,Male,75,134,87,203,157.27571328205957,62.22093954632668,25.154358011838998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rienne Smith,Female,51,127,85,194,160.22467794207392,61.325451562891644,23.888118246609768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lby Carter,Male,39,130,88,206,192.03629169049833,88.22718157657869,23.924109636632583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ary Johnson DDS,Male,45,136,80,203,175.41355172733682,58.825401509311234,19.11783089856732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le Dunlap,Male,36,131,89,165,163.29321149748873,63.86988625203419,23.95299820135467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uce Hoffman,Female,50,120,76,191,151.57481417714172,71.77644002891427,31.2412085080508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ril Thompson,Female,56,135,81,198,177.88923069867715,98.8289274162453,31.23091929729110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Reynolds,Female,27,106,73,150,164.74600067951368,50.97048047215895,18.779713664804234,Tru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ri Pearson,Female,36,126,83,174,171.96844322068878,65.03533037622964,21.99134699957916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ephanie Davis,Female,73,130,89,201,161.7547287537124,61.23183655591004,23.40255713303007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ila Williams,Female,57,132,83,202,164.58893574824566,95.33479703114318,35.1925042881774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ny Bryant,Female,44,133,77,189,164.2561054895787,66.6483200487385,24.70279896177216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aitlin Maxwell,Female,25,123,76,178,194.96968450729923,71.14368144332818,18.71553114390006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chard Lozano,Female,71,128,86,164,168.24489565189293,66.75480137315994,23.5829816878615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Boone,Male,26,125,78,182,157.20735384698034,90.7378632002407,36.7149408241825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am Johnson,Male,67,150,93,234,182.71541508791836,86.97089219968049,26.0509489364958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ila Goodman,Male,80,145,89,195,169.82390002546737,65.72506256518561,22.78942604921532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ndon Harmon,Female,20,125,66,182,169.7603547278172,85.69731595828053,29.736830126496713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Parsons,Female,49,127,79,192,161.84965472084212,59.49306361748641,22.711341057679462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Robinson,Female,20,122,73,162,167.30447932726855,57.826138010536845,20.65898836134420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ia Ramirez,Female,59,134,89,186,180.028702981539,88.69256535125676,27.36552040239164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th Elliott,Female,26,116,73,145,195.0526191126273,66.75413154037173,17.545856682019444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nnifer Porter,Female,42,132,76,177,163.25033538686037,66.0320827885315,24.77689222200964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ssica Jones,Female,53,122,85,201,164.64989876908297,68.98302900738818,25.445988350605745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anda Foster,Male,20,113,78,193,199.55635843483384,90.90383773646468,22.82711769674933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vid Bowman,Male,43,135,89,165,150.97502649056528,99.85050404254373,43.8066489559272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nica Goodwin,Female,64,144,87,196,167.138921729849,51.75797555331767,18.52772470046061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ssica Riley,Female,33,118,80,157,175.94912042779666,57.17579722747204,18.46877237098362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racey Hernandez,Male,22,110,76,155,181.32844069114682,88.1269177266046,26.80258777505781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ul Manning,Male,34,133,89,194,192.1008305247653,81.40358994393688,22.05896202124945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sty Mason,Female,22,116,67,140,170.4364594490892,71.55632156201601,24.633322879874665,False,Tru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ie Smith,Male,69,147,91,219,177.81829675165815,81.53660104217731,25.786934157687657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n Harris,Female,61,125,82,204,164.79439169866015,79.09712535850146,29.125664653355752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Sparks,Female,25,105,79,179,165.5281740101337,73.87892782265752,26.9635292049904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in Lee,Male,49,127,87,177,168.25351583541843,85.27323605747692,30.12204468092530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lly Martin,Female,28,108,75,180,159.14007644974745,93.10239271696148,36.76221898369505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 Johnson,Female,78,136,85,164,187.2128195262042,56.4631381490439,16.109937070133498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ynthia Johnson,Female,77,129,87,169,160.70820031927855,59.822231755940706,23.16255884102295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Mcguire,Female,50,121,85,164,158.44276814981333,59.46347919276133,23.68674983802315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gela Dixon,Female,78,130,82,206,158.39213579817823,76.60867249066195,30.53589874116655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ylor Sanchez,Male,30,123,82,208,162.19015180505153,77.47339855435138,29.45124422743171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 Smith,Female,78,127,88,185,159.23258669920486,77.87561047705242,30.71408372555133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red Moore,Female,19,122,75,173,190.77269855553226,84.24673264516778,23.14838093117382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h Jordan,Male,63,146,92,192,154.42655758117888,66.23010696490917,27.77227619155463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andall Garcia,Male,48,125,88,211,190.47226022800461,91.92176513461527,25.33698210103436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hilip Stevens,Female,45,135,79,198,196.11048348033148,55.26489569734025,14.36970107898526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is Figueroa,Male,60,137,95,185,193.29936207470826,75.87190891983532,20.30580304254016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achary Bryan,Male,69,142,85,174,151.1615900265446,87.05121447627474,38.0971011927294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ria Porter,Male,41,140,84,187,151.28543165112367,54.85203457662284,23.9661638216223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verly Farley,Male,37,138,80,211,176.02904208807917,88.89247358158283,28.68774025561228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hony Smith,Female,62,129,83,204,193.63867980446054,66.53388153535205,17.744290321233507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 Simpson,Male,78,138,86,233,174.3544684838283,74.41860114860975,24.4802212022289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rbara Hale,Male,29,118,79,170,193.52324988404496,53.59364955757865,14.310243868508998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Stewart,Male,79,147,85,183,194.48455071201877,93.9748710544946,24.8451442507677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ffrey Ross,Male,60,148,87,174,180.04815444749315,64.49660304147268,19.89571235020629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 Gardner,Female,75,129,82,228,195.2580206860456,94.3036946230124,24.73494463719259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ne Smith,Female,41,127,77,200,181.32856552238712,65.17120377162553,19.82089637913275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Johnson,Female,52,135,84,205,197.18980440309267,57.969895218961845,14.90848809830272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 Arnold,Female,34,130,84,163,162.374430819647,65.69311687378581,24.9163592740320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 Lee,Male,41,130,83,203,180.58280113225226,96.19064691417664,29.497151231304418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ssandra Dunn,Male,27,124,70,185,184.40834348319356,74.79316754260958,21.993826410283955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ulia Gibbs,Male,29,112,71,182,168.01725829917854,99.95493177255594,35.40759587651699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Jones,Male,42,126,85,181,166.89537265895416,60.85715109308892,21.84857046410863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ger Daniel,Male,76,144,95,212,189.0216392516382,89.90530014015678,25.16298999165335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vid Hale,Female,75,133,88,182,168.58947882954945,74.61449270607484,26.25199146696297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iscilla Smith,Female,30,127,81,200,165.42611236800863,98.25511424392593,35.90434742618469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elle Watson,Male,50,128,83,189,192.55532602521689,88.9600198761367,23.99295834946805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k Drake,Male,54,123,83,180,178.52514171872667,79.14686126007665,24.833327936493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esar Stewart,Female,76,136,81,216,167.80432178622664,50.01191461409496,17.7609911275342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lly Peck,Female,33,119,75,170,176.7572227473137,50.82016751014913,16.26603692355698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endy Dean,Female,57,125,81,205,192.01765244485347,89.02323137314585,24.1446571373692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athleen Andrews,Female,57,133,89,185,179.2919576050475,59.37819406282825,18.471636200786172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rald Davis,Female,40,134,80,187,164.8265411223717,82.51290047394973,30.3715924441072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ylor Vargas,Female,20,114,79,182,194.79184117700396,85.24133655728582,22.46511910928281,Tru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ett Patrick,Male,52,124,88,162,166.72882585199247,59.15104797610854,21.278502459121064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es Dean,Female,69,144,89,174,193.5513694466394,89.73034541675418,23.95227904927585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mmy Rhodes,Female,47,120,77,210,177.39329653738676,99.58802586215116,31.647012213573166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trick Brown,Female,75,131,80,167,168.32168549322986,82.4950389838027,29.11707126944359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ige Gibbs,Female,51,126,85,190,178.44894296963824,90.74515690898565,28.49676075972469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na Mccormick,Male,39,129,90,182,168.83087843693244,75.60818910620358,26.52559143939081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y Rosales,Male,50,123,81,208,159.79863732745557,82.00253960422012,32.11302071616767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sa Wells,Female,58,128,83,199,165.0672482549115,77.18012526018747,28.325895991492796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y Wells,Male,38,129,83,206,156.24429029171034,93.42140433940156,38.2682039699207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n Lewis,Female,42,135,83,184,180.78674264743694,70.3263024841723,21.51714391321233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 Mann,Male,21,114,71,181,163.1366271200687,87.09388448578497,32.72538037170572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hony Davis,Female,27,124,67,177,152.9135666665267,84.61863126845756,36.1887814487956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rs. Alexis Luna,Male,26,123,82,199,185.96033158108332,62.27855621085325,18.009344762394402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 Long,Female,54,115,80,200,187.83520902249145,90.55982411768628,25.667381485869267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ott Molina,Male,32,133,85,178,174.38898729994116,68.04165121381868,22.3736444919357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y Lin,Male,32,137,86,161,152.2062666537551,73.7981830138917,31.855219498424745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hony Garcia,Male,75,138,88,215,185.14594028161642,88.97128934947027,25.9550277162821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y Schwartz,Male,21,113,79,163,157.0966311334547,80.02800967043295,32.42711204413893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nica Hebert,Female,30,132,85,200,153.53328853594437,83.09361456521995,35.2502780309695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lissa Nguyen,Male,44,137,82,176,181.10225849906053,67.30496521311889,20.52104021145856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Alexander,Male,47,133,81,196,167.71517899298652,77.58704250862078,27.58318787655538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dd Davis,Female,74,140,87,220,163.3746047979505,75.7558320245728,28.3822598811084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a Hansen,Male,64,147,90,192,151.20484918361146,70.58825813648767,30.87457773309015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e Walters,Female,62,141,87,183,153.34898595582797,98.37175528747719,41.831997587638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Patel,Male,35,121,88,175,183.33910456390257,50.42152969274704,15.00050242105391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le Salinas,Male,42,128,86,185,187.62955808165339,69.7868127681252,19.82306717828699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dward Mcdowell,Male,64,150,89,177,172.23069025687573,78.04102737361968,26.3088517538959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yle Best,Male,23,115,84,197,171.87394213567526,50.926932932646096,17.23961033698974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r. Shane Green,Male,59,146,92,204,157.1778078178452,75.97948061085269,30.754867889438952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lly Pittman,Male,66,144,92,176,199.1861747707493,78.92764102149796,19.8934790145707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rol Williams,Male,59,137,85,188,179.73848362020587,52.82631196842928,16.3518970795808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ndi Porter,Male,19,112,81,155,171.75610222389017,74.43864234864013,25.23330237946192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ia Armstrong,Male,63,132,88,227,161.73202900338615,72.4052545580323,27.68076030818392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 Barton,Male,61,148,87,231,158.58296194397232,76.99498683696083,30.616066938931304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dley Carpenter,Female,57,136,80,162,154.1243398864748,82.20011751960152,34.6042929032468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ina Flores,Male,67,133,94,180,190.1793922102111,59.53655888173853,16.46102290717111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anda Johnson,Male,63,140,92,215,175.730945606765,67.20342640999375,21.76180550287751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ancisco Mason,Male,22,116,78,189,193.6455087388858,75.04303339136226,20.012231737346312,False,Tru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ett Bell,Female,51,127,77,195,170.40644715139837,67.96503681747116,23.40526231472596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Brown,Male,44,121,85,214,153.5254547193525,66.30774002968248,28.13218348588573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ine Manning,Female,78,144,83,161,169.56937158965852,84.43197435798578,29.36379094893621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elle Martinez,Female,78,127,90,203,157.72789936722037,77.6127702079578,31.19723799655851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enny Spencer,Male,19,125,76,184,190.2046501128159,51.502452927011916,14.23592374940064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becca Bush,Male,39,122,84,186,162.85458947586153,70.52513461363772,26.59156633639166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ustin Hunt,Male,79,135,93,208,176.25100944065989,83.84894059328417,26.99195578222307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as Lee,Male,50,122,85,160,186.25040130455378,56.32337159770457,16.2365670399954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 Becker,Female,48,134,78,181,170.69465150759257,64.75146997071741,22.22336429876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garet Gordon,Female,30,122,84,158,190.73905788104668,94.04618799821199,25.85008232168669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rdan Bowman,Male,63,136,94,239,189.09772805815984,53.351075156793755,14.920059463058328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Bailey,Male,19,114,80,178,163.30667789195363,94.02294391530214,35.25542519265238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ttany Hayes,Male,38,126,89,195,175.0098899271074,71.6379784278486,23.38934923608477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aron Mcdonald,Female,60,143,85,182,162.96359967754174,55.59328492652682,20.93346488754073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en Reed,Male,71,147,85,200,152.7787979842137,93.24360437329184,39.94780078157379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Adams,Female,75,131,89,226,187.3927601469793,65.13035783460151,18.5471783481259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nneth Welch,Male,65,144,90,195,194.192696049209,84.46846781487014,22.3990105353742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Brooks,Male,71,140,90,181,182.64708435341566,85.4639928292245,25.61873558351852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Campbell,Male,47,123,90,200,152.5669114308373,83.46665232584184,35.8585138468902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Taylor,Female,51,131,83,186,189.7194498419433,60.17531587892695,16.71839821691642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Norris,Female,76,125,82,215,150.40527985426368,61.478232914783135,27.17660560510298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ffany Young,Female,39,119,80,189,184.13040348948218,97.71394872860134,28.8207683188728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Freeman,Female,20,112,80,179,188.08848803424343,77.82388750483379,21.99826809084839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rothy Fitzgerald,Male,78,142,89,221,196.538982528034,90.45229828114051,23.4165116806541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Flores,Female,64,143,82,188,153.3802926307638,69.38074077676764,29.49170006775852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k Reyes,Female,76,132,80,163,150.8809772673365,75.2908479102602,33.0729711007153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Alvarez,Male,42,122,86,174,154.40314150277,55.99808021106587,23.48880236232555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Figueroa,Male,39,136,88,193,168.32262847433284,63.47350935582014,22.40306824283600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a Barry,Female,54,124,79,196,152.2340926560759,91.87330317354446,39.6429062029941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. Robert Hardin Jr.,Male,41,122,84,175,191.60800976955892,64.24806750332107,17.49978646610768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Taylor,Female,40,121,84,199,164.0978040416891,80.66009561149447,29.9538874588998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udrey Gray,Female,33,120,79,197,181.51904627214077,50.805891553784434,15.41947811112002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Cox,Male,26,122,73,183,182.34652197073274,91.29767813022332,27.45773849570487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yla Scott,Male,78,135,95,201,181.03359741031286,95.93488128329244,29.2723897714137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Miller,Female,30,130,78,153,194.45242197174284,63.58878710103949,16.81720536624705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Ray,Male,53,122,81,200,180.06825724877905,81.77914039638915,25.2213435872771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rina Garcia,Female,25,107,70,157,179.18880033131464,68.59404423563583,21.363120267091222,Tru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ndy Ball,Male,50,129,85,217,182.45169022052562,66.1532086707841,19.8726201725273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Moore,Female,54,123,82,157,170.93148556343797,52.79564011763015,18.06982412839853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ison Savage,Male,19,129,76,187,194.45089536341385,71.2221746408914,18.83628858365134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yla Walsh,Female,61,131,88,192,181.9100886936592,98.42370702670232,29.7430942322464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dd Williams,Male,58,147,86,170,165.75968011125997,75.65575836552243,27.5349434606623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Brown,Male,18,111,73,170,171.95623745590862,95.385041846825,32.25851766427024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Flores,Female,69,134,86,178,160.95165647328224,99.68199701206323,38.47918177626256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Garcia,Female,19,111,72,189,190.61288440324103,53.73145456005163,14.78849881808956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ndall Jackson,Male,60,140,90,186,196.12305415161765,84.64773277197801,22.00685768132344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ily Berg,Female,19,116,71,188,194.07613423073747,81.38219318807208,21.6065349090614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ileen Murray,Male,65,138,85,172,182.3059911831068,67.61236391059865,20.34343275911194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Shepard,Female,29,122,76,186,164.65374522622986,61.59729363541035,22.72052717595526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anie Mccarthy,Female,74,144,86,212,155.6220322185192,89.63492746064128,37.01136536475857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Caldwell,Female,74,134,81,194,150.25187506865473,98.4613224123122,43.6139943935935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Flores,Male,58,138,95,211,198.82905613047762,87.10874520628009,22.0344419580184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 Craig,Male,79,149,92,231,181.09871921358598,73.31794774871597,22.35525058594905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Coleman,Female,37,123,79,151,150.8823601474355,89.60044753734658,39.3580199260664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lly Watts,Female,27,116,69,176,170.7323463304482,81.70785508797204,28.03058699117328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tney Barton,Female,51,123,85,182,190.29682673816671,85.6186520942891,23.64314761358273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ime Patton,Female,50,116,83,184,191.91104437355088,70.12610170327355,19.0405618534104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Mcmahon,Male,68,145,86,232,173.75058001182236,85.64123468191154,28.36810944694188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ah Ortega,Male,58,142,89,184,184.43995057235952,81.37543232943972,23.92121941314156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dd Long,Male,33,135,90,172,178.57421720930668,97.67918668198209,30.6312362384324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il Ellis,Male,29,123,83,151,181.23592692919192,50.329952730049165,15.32279304258963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ul Velez,Female,74,144,84,183,199.642155207816,55.1676697758549,13.8414038761034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a Potter,Male,39,131,83,186,193.5105579269814,52.34297283522395,13.97812934071615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Ford,Female,25,117,73,189,196.14163196236356,72.42458010028614,18.825495547557754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hard Baker,Male,57,144,95,227,180.35145145580793,69.24174110734056,21.28769779013521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yan Brown,Male,44,123,84,206,172.0375575584914,58.34657045742154,19.71372969575805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Hill,Male,46,135,82,179,175.99525305023968,95.5946649014002,30.86254575666425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ndsay Li,Female,61,144,81,194,185.34452497959126,60.36459853699084,17.572064688852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Williams,Male,79,147,85,181,197.4261033274093,90.88806092643574,23.318343223955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rry Pruitt,Male,48,128,86,199,197.73866323266515,86.03078238673814,22.002431863032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ra Ward,Female,29,113,75,181,153.70405556928984,73.24107470674504,31.00159617001578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a Branch,Male,19,127,84,193,186.93753444450695,77.27677204864858,22.11342190418926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a Saunders,Female,59,127,84,222,155.39889426911282,82.56967570224978,34.19201775337809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than Lee,Male,47,137,89,170,167.9381999873091,80.84751582630633,28.6660393096594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Wall,Male,52,126,85,185,153.05572782347934,75.79941148195803,32.356881613258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Vega,Male,22,122,85,159,187.02429013574107,95.4490719458233,27.2882496771387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h Murphy,Male,18,128,80,198,166.42714099848587,67.04810589531964,24.2068460569293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ernando Brown,Male,27,116,70,178,198.2077685943257,82.7572105899762,21.06514725167258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vin Robinson,Female,73,129,87,184,168.53943820751988,70.65048298092701,24.872076866415686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n Elliott,Male,24,115,75,179,153.3787346264072,63.33042721435977,26.92043769034829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Thomas,Female,36,135,77,184,178.4168405773483,90.9552624720375,28.5730198110801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ry Baxter,Male,48,128,87,172,180.70570375784536,57.313482589990585,17.5514530698957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resa Maldonado,Female,34,121,76,207,196.94538475093347,98.26247951725048,25.33355297326023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Fisher,Female,78,126,80,207,155.47491787983964,67.63822451831227,27.981534460593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a Brock,Female,21,115,76,184,183.73327581492234,65.08324903268105,19.2794033244101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nt Oconnor,Female,44,133,79,210,152.8831185147819,87.50504680491963,37.4381203155627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Mckinney,Female,46,117,85,182,180.20724383806967,98.49467294181102,30.32970970358270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n Simmons,Female,56,129,89,200,154.95740386642066,83.73506877647989,34.8724706989120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Mendez,Female,20,118,74,174,186.12368133775863,71.03338089119535,20.50497376932853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Webster,Female,75,130,82,167,152.26828262837253,64.67640814379497,27.8950403494861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Durham MD,Female,30,131,75,190,190.5573587480483,58.18191789793233,16.02273256716880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leb Sweeney,Male,69,135,90,198,152.79136976496704,96.0708613661518,41.1522927022830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nry Barrett,Female,37,134,79,155,151.55267115599207,86.72160795053512,37.7572304899654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Graves,Male,52,126,85,174,188.75675309258162,85.52448491168343,24.00410240379291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Lyons,Female,42,122,79,155,199.52553388196253,76.31147943835299,19.16871101803962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Williams,Female,58,134,80,199,151.67001941535844,53.29557078009969,23.1681647605942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Deleon,Female,59,145,88,203,161.1423743458787,59.474162589799995,22.90386730372303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itlyn Gilbert,Male,52,139,87,173,160.03800201161076,92.01746906222454,35.9272554759483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Bennett,Male,80,146,91,202,159.7700198023288,60.451800606908094,23.6820156167445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gan Thomas,Male,59,148,89,197,166.99722852297197,60.72005841936014,21.7727684211464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ila Clark,Male,33,134,82,186,173.71452464930044,73.07475602313004,24.21559304611804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nda Green,Male,18,123,79,160,192.44500570031852,91.13950897473131,24.60896761551633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cob Sullivan,Female,46,125,75,197,157.37562782000572,58.745172856543824,23.71904694927250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ra Jones,Male,47,124,80,193,178.3905610317348,63.26980501927471,19.88166507369184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nt Morrow,Male,75,135,88,184,181.47535950842095,78.26767490549307,23.76550797758862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ryl Scott,Male,45,130,85,183,192.20300682945452,55.047767323950445,14.9011351662988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acy Fuentes,Female,39,133,78,192,199.11516111318846,75.98573418864771,19.16564347488196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an Hamilton,Male,26,119,79,185,187.91514101123508,64.08575322224041,18.14838336453137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Alejandra Prince,Female,54,118,78,189,196.0018784866985,86.33660819153144,22.473696713666097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Garcia,Male,46,125,89,193,159.53654181503353,76.55674960699096,30.0789823233348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Trevino,Male,34,140,80,170,173.18553439969398,52.862878092614665,17.6249371213956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Bender,Male,46,127,88,190,164.66087575435864,81.60215742950696,30.09683304742935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antha Macdonald,Female,27,124,71,166,156.99547377553372,90.8015847479021,36.839961253907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ie Chambers DDS,Male,31,127,86,207,193.82580351120828,79.98971443030268,21.29173049097442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Mullins,Female,70,128,86,199,178.97921663127042,53.33593299704472,16.65001736318076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elle Jenkins,Female,43,120,83,197,190.56867122875286,59.70856433141056,16.44120397148106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Garcia,Female,74,125,82,223,157.1297366875048,80.43917141108076,32.57998071489261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Diaz,Female,64,134,89,199,173.30497161148753,51.74982442577611,17.2300618977759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brina James,Female,41,116,83,162,177.99708915935375,72.95268929550213,23.02584122905403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ny Perkins,Female,32,126,83,150,165.0014168332997,82.1871871517326,30.1876127488625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chel Webb,Female,33,131,80,180,154.07359134172415,72.10090732187663,30.37276419333011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Williams,Female,18,109,80,187,194.08691667791277,79.91928666788044,21.2157836193153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hard Brown,Female,64,128,85,184,180.22307176423817,96.02223314405784,29.56317176388176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Monroe,Male,45,133,88,219,172.82615463268124,90.77674003107376,30.3917458125258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ooke Pennington,Female,49,127,80,178,187.95135660744407,62.96006311087129,17.82272988802524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Allen,Male,38,137,81,180,182.50693108343697,54.38555082396792,16.3276922774916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ah Ashley,Female,63,137,83,193,194.19224356873465,91.00215306996978,24.1316995218511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Montgomery,Male,53,124,84,170,171.8779128041964,80.20729815702036,27.15024448113035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ssa Nelson,Male,57,136,86,185,177.36969241173182,50.329870184083745,15.99804759301721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. Steven Smith,Male,62,130,86,238,169.0521747469293,71.98008653832584,25.18667512274113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a Kelley,Female,20,120,69,155,190.35331538489322,79.56787729070379,21.95921857035667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ige West,Male,79,132,85,183,150.8677866829893,50.92033246142261,22.3716590758337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uglas Chen,Female,80,140,83,227,177.18862044023234,85.4131151805484,27.20526170889044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incent Schmitt,Female,35,119,78,193,191.4157512977616,96.38956747824838,26.3072036554345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. Jack Duncan,Female,77,132,85,209,154.65509959920348,69.28923650914135,28.96925228307741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Dixon,Male,44,123,84,167,150.50693185246922,86.73071782438176,38.2877579484613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uth Wagner,Male,75,131,93,181,179.14101991098778,55.83902957367777,17.39994105854952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andon Davis,Male,69,133,88,172,159.8478013338435,84.82478982984439,33.1978117712739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athan Figueroa,Female,53,124,81,166,169.97723762630392,55.14428676393419,19.0861788802968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ol Dunn,Male,54,131,90,192,192.769664135242,98.8124540712782,26.5909775909321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athan Mccormick,Male,28,122,85,157,191.6675510756686,53.21764513261076,14.48633303886110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ah Buck,Female,27,107,76,150,153.16980394240667,67.34303432772873,28.70426084241346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Donovan DDS,Female,31,124,83,158,192.56962298669197,66.83895817940405,18.024121721645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encer Smith,Female,57,133,88,210,156.1295122673658,66.20716159363478,27.16032505904835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ttany Nelson,Female,72,139,84,200,160.5629622472612,95.3913812422815,37.00142018909525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Horne,Male,32,129,85,168,169.94165633416728,64.38686612014467,22.2944926552718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y Cole,Female,52,127,76,183,178.93372230057918,86.33464799366988,26.96501893570368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acie Ross,Male,25,126,70,176,180.58468059388093,72.41997598628927,22.20734122616932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Bowman,Female,63,134,83,181,183.291162079223,92.63357127873157,27.5730849122012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on Miller,Male,42,125,81,214,154.86781920608385,94.23160161850896,39.28929238661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ri Weeks,Male,47,127,89,214,198.53767183716002,78.57884825965019,19.93516384443692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uel Matthews,Male,63,131,93,210,158.95009842225627,62.831274874552584,24.86876792367850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Alexander,Female,24,125,71,190,187.98495831034023,90.49401021197205,25.60788043750170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Andersen,Female,80,128,88,211,167.38070503673316,67.84342362965813,24.2156967965091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ffany Zavala,Male,61,147,86,207,190.99719642664064,96.79925843951001,26.53493605369763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an Lopez,Female,48,116,79,206,187.47624883481944,79.61208382917862,22.650953115372996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Powers,Female,51,121,85,210,190.44895637410664,80.46556156052685,22.1846638352946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w Alexander,Male,71,140,95,200,184.13606821953914,80.05884772914952,23.61193635289376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uel Lane,Female,80,130,86,161,168.16334357366648,62.52868815492313,22.11142080279621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tiny Wallace,Male,28,112,74,198,168.6947088748421,80.27309019170045,28.20765996273261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omas Lowery,Female,71,129,82,181,175.49575169750204,50.209037782942865,16.30229257122466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ystal Suarez,Male,34,130,90,203,158.25774745824518,56.99384095643968,22.7561069505444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Williams,Female,24,118,78,156,174.9592687040655,97.83813471854384,31.9620226373930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ron Lucas,Female,38,133,78,157,182.09570374223844,60.853154986587334,18.35201268222351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Bailey,Male,23,128,83,198,169.545808192531,62.451404958179126,21.72541591192385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ward Foster,Male,59,144,85,179,172.1558830299001,63.2223577720858,21.33177289920088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Ali,Female,61,129,82,170,170.73968567364986,66.68832187993405,22.8760393015896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 Hall,Male,58,141,86,229,172.1193495760115,53.66702024430441,18.11540676234928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Carpenter,Male,71,147,91,192,177.58548605997396,88.80005017430824,28.1577711268826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ryn Medina,Female,49,125,79,189,158.8140592629082,79.33330936950193,31.454130070589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Dunn,Male,46,137,83,180,182.30145441216686,56.84893794234509,17.1057487409002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Bailey DVM,Female,70,140,90,225,192.91840624143447,53.4101361956685,14.35080801772742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Williams,Male,49,122,87,219,150.69182543709917,86.78665158922993,38.21849183198139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Vaughn,Male,34,135,87,208,156.94399715616936,85.79945621471323,34.8333398292473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n Rhodes,Female,33,129,77,204,194.66883907411625,84.47491509936347,22.29127379151996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orge Moore,Male,53,130,85,200,164.87075961078037,53.76776638781451,19.7803839697884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 Lee,Female,42,123,78,172,155.47059440708176,52.112395787619114,21.55978976712329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iane Shelton,Male,45,129,81,171,182.49974919620064,94.50727892514038,28.3753165493622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nda Moran,Male,45,128,88,171,173.68378851597583,63.1597498715787,20.93735583488952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onio Cook,Male,54,123,87,207,193.88141954781054,98.92473825417042,26.31676656062692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an Erickson,Female,40,131,78,188,165.49703402770834,67.10361471890569,24.4999662103360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vin Gill,Male,62,141,87,201,193.18073260968902,93.03473248392487,24.9297254528336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Key,Male,19,116,72,164,157.7823481524113,97.6975306514104,39.2434117208567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nuel Montgomery,Female,49,133,83,157,155.386062003384,65.25030343593906,27.02454650743675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gan Baker,Male,61,137,91,200,173.56566295902238,52.394533773328824,17.39235363312832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rone Love,Female,24,125,75,141,198.36638968234837,78.4380185831135,19.93381558822410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Wood,Female,62,127,90,226,187.62087855707927,64.83962756156859,18.4195145912015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Williams,Female,44,116,79,207,192.61025699903564,91.78023411418945,24.7394670568852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ssa Smith,Male,30,137,89,195,182.80837265912746,98.1024774223692,29.3553869670640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Daniels,Female,61,130,88,194,183.40923745195755,96.94194946928529,28.81836505897325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ie Gray,Male,45,139,82,187,177.33945586324495,54.91955966806803,17.4628974391340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Beard,Male,28,117,77,167,199.875635476209,53.366977363851056,13.35835222691060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Perez,Female,67,139,89,161,154.6390464487227,86.7241589589818,36.2661764899946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wn Rivera,Male,80,139,93,178,151.67639207204687,85.68822621172683,37.2464746777501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ndall Davis,Male,59,148,94,187,188.89879587966803,83.29550944408719,23.34335150023097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tt Smith,Male,38,138,87,188,186.76199548062,93.05784299011648,26.6793946061833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Ramirez,Female,27,117,66,188,175.62690373944005,73.49224654555668,23.826455138695696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mara Mueller,Female,72,128,90,173,164.03358123273134,68.08402790891131,25.3034481734210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yssa Johnson,Male,24,110,81,190,194.7179643923385,52.64394878174431,13.8846973096292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e Roth,Male,39,130,86,217,166.8901738674991,53.1405490939683,19.079390786771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uel Baker,Male,27,128,76,162,194.3370595561188,56.93420479491832,15.0751625826536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Adams,Female,30,134,85,204,196.71926655877718,93.74063690736844,24.2233445678933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Clark,Female,46,127,80,176,192.6289042605505,76.37406405563979,20.58273073768510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ron Hogan,Male,36,123,84,171,196.92411350732903,95.26798761483317,24.56683411784548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ssa Woods,Female,52,135,76,164,192.95299427094395,61.819146525760594,16.6042766268984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ita Carroll,Female,19,107,76,151,184.92346998240652,95.46515262402144,27.9164893798204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Guerrero,Male,38,128,90,191,190.37609836436525,90.1446232925479,24.87224483983538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a Ross,Male,47,122,81,206,179.8603853967844,94.62483094416868,29.2505527418619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mine Michael,Female,53,130,83,182,198.1965182400229,53.86170941601334,13.7115985933495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 Lopez,Female,62,129,90,217,189.88561102233115,61.993952373692075,17.19353640337735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yan Leonard,Female,48,116,78,187,172.9953996361257,96.68316578111632,32.3058932558554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Wood,Female,27,116,71,179,182.16345221577882,50.25054346196177,15.14322122234513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Wright,Male,47,131,88,197,177.57733962908446,61.984222628390945,19.65649445692849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Webb,Male,55,147,89,213,167.18007270192007,70.01303541224914,25.0501244248306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Mitchell,Female,69,140,87,160,168.91899234665652,56.45412711753835,19.78512200524053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Salas,Female,21,118,72,158,189.725718884917,59.54542769737377,16.542304274953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Todd,Female,62,132,87,199,158.14667325555274,80.42487168696182,32.15660977630735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Garcia,Male,21,118,85,160,171.82466652702055,87.24661072730558,29.551364959328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ita Chen,Female,33,132,81,159,160.1823004960128,99.35554227901412,38.7224693667545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Young,Female,23,108,75,177,158.42798604380266,84.42257931257464,33.63526191790989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zanne Park,Female,56,139,83,210,179.04311014165265,55.776382907703336,17.399433968411877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rank Bowen,Female,56,138,87,188,150.0878511514832,76.72812567564678,34.0614796361669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. James Mcintosh,Male,33,127,82,201,187.8329870163137,88.19665413210083,24.9981793728870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Lloyd,Female,48,121,75,192,158.81951093107256,54.71240824691481,21.69092749522470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urt Rivas,Female,24,109,70,176,156.77778796858462,68.14207651882188,27.72338772091350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il Williams,Male,40,140,82,187,173.6875283960468,62.44071074593137,20.6981041358551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lip Reynolds,Male,65,147,94,212,180.69861667053138,81.76317508831863,25.0407938142323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lton Arnold,Male,63,146,90,234,155.86876967411757,50.860585247212,20.93452631080741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ler Moore,Male,18,115,84,163,164.99004188683998,72.7519427202123,26.72570247749668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Daniels,Male,68,140,88,189,150.5109758342105,85.75324525058532,37.8542129996010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Barnes,Female,67,144,82,193,155.31569543823298,90.61810798238595,37.5650783580211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oy Johnson,Male,76,133,92,193,194.72163825725474,64.29950437095978,16.95817824695560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mine Oneal,Female,49,116,79,185,192.67836307779032,53.2612516613961,14.34648379818553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nie Graham,Male,79,137,87,223,163.77418674024827,76.85859333252891,28.65507362835083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antha Mercer,Male,38,139,81,176,174.56882356993393,55.439131409189706,18.19210889598318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ynthia Freeman,Female,37,132,85,176,166.5240348021891,93.41385030080752,33.6866188600048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e Vaughn,Female,48,132,85,154,199.9663074209447,73.89276434975125,18.47941675509580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Mccarty,Female,39,127,80,158,179.34929678621168,86.65348019595072,26.939321498860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le Burns,Male,65,133,87,194,177.77707087894103,61.585812927211585,19.48629108810309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slie Smith,Male,74,146,88,214,178.83982559558805,70.60189163711622,22.0743468329006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antha Reed,Female,32,119,81,203,168.4736597583969,60.727708935642255,21.39552150013816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Stevens,Female,20,121,69,156,151.52994582038298,57.17163614825993,24.8991020519051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Murphy,Female,30,130,84,210,187.8072914182855,90.69363847892654,25.7129512758499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cob Morgan,Female,37,120,85,201,164.91040923066637,53.022857958799946,19.4969641852135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ndra Sanders,Female,52,119,80,174,195.87157570007213,84.3431670114504,21.98401796455177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an Thomas,Male,51,120,87,187,199.31613020379024,88.67377621746505,22.32082848468301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Schmidt,Male,49,131,88,172,198.03194100650902,63.00887174206512,16.0668675907447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ward Carlson,Male,57,137,88,183,153.34774509199374,83.497902449143,35.50755571548141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Guerra,Female,39,135,79,180,166.40279262798674,90.3687638161276,32.6360147304984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yan Fisher,Female,72,140,82,167,180.08645363568425,87.9091234887865,27.1064009691137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audia Williams,Female,27,113,73,161,164.6068788065877,79.70351523648867,29.41585768036057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nry Wagner,Female,55,144,86,179,189.53014313894235,64.5458491201458,17.9684964121973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Kim,Female,21,109,73,143,169.22858598941082,70.253254396584,24.5312114468254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nice Smith,Male,71,137,89,234,180.66326265504046,78.88309896624095,24.16819774602676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 Perez,Female,61,138,89,210,170.42434697564687,55.338785101361246,19.05313055633329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nneth Harrison,Female,56,137,80,215,156.82473264175545,87.5583128272967,35.60149806177852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rek Howard,Female,53,116,78,171,159.81380374077617,72.08491799798583,28.22382249770521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Edwards,Male,56,149,86,233,173.71467252228103,63.39466382934064,21.00775767976653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Stuart,Male,23,123,71,188,167.54804019742977,65.18336019054539,23.21977675656797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n Brown,Male,65,138,87,178,197.24435992045602,83.57066355523708,21.48051369849999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Evans,Female,26,122,69,151,163.31091620486913,59.03144902272603,22.1336487301561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e Chan,Female,79,136,84,164,163.88247951653378,86.6171635225878,32.2506821750206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ica Clark,Male,67,130,88,219,163.16344769171613,80.98606562342637,30.42037434303342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Macdonald,Male,46,131,84,167,192.6962916821014,68.25264534809473,18.38115403485675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Tate,Male,64,148,93,209,164.13667658640477,69.88867959559569,25.9415286545363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ffany Skinner,Male,53,134,87,195,151.36232703799544,95.41795296317325,41.6480338145053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Johnson,Female,37,122,80,157,192.67903401648763,53.78660342080295,14.48789197533701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irginia Mcgee,Male,65,134,88,214,191.8080450532497,96.8113886720794,26.31435999911090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Galvan,Female,53,126,75,199,174.41435988677503,73.46281999353391,24.14922059334512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ryl Green,Male,46,133,80,193,170.57251701527633,83.34190194446877,28.64476681003979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Wood,Male,29,122,76,168,179.6155992155259,62.60157253951388,19.4042624406784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Smith,Female,42,125,75,189,166.6698038313052,83.3790897175507,30.01534233083678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wn Blair,Male,61,150,88,173,174.09761611585307,97.45678642199908,32.1533655330186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Logan,Male,29,113,71,155,190.6036366027495,63.46539602793589,17.46926486300723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w Conley,Male,26,128,74,155,179.7896517105646,75.13054016730528,23.2427295645658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aig Douglas,Female,79,129,89,163,181.9947528122584,58.89951561503993,17.78254799863236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resa Martinez,Male,40,126,80,201,193.43467612915222,50.12411787114828,13.3960907597728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acey Fernandez,Male,56,149,94,229,154.08452158672947,72.84383957824538,30.68137372127348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rey Vega,Male,61,138,94,217,191.97984797813686,60.31145508805737,16.36396415877509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san Ayers,Male,38,127,84,209,187.90058693409412,92.55603957191721,26.21491716349103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Whitaker,Female,23,112,65,155,172.520989905261,86.57201817431375,29.0866469219385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ssa Rodriguez,Female,73,142,83,186,181.882481253344,97.14879171922715,29.3667349131402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phanie Alvarado,Female,19,113,77,184,152.0718881702853,50.97095012078039,22.040673058845282,Tru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White,Female,72,134,86,217,170.40130144034356,72.55267976553498,24.98662754552936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net Walker,Male,25,120,85,162,175.55472487802228,52.5183697943681,17.04065138152011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ah Ritter,Male,48,135,84,176,176.91322186361498,59.72275387825705,19.0817957021707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Crosby,Male,51,131,80,182,199.23803823258538,79.00582331400216,19.90281881620051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ndria Riley,Male,51,127,88,201,197.12262511318067,84.32192330603151,21.700390828880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Yates,Male,43,125,86,184,166.1694483056859,76.4856227266396,27.69985215006631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a Lyons,Female,57,129,86,198,179.6607995892999,62.959358566036514,19.5053450931909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livia Lopez,Female,58,128,89,227,198.34874412456517,73.5444177464544,18.69350781834676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irginia Rivera,Female,50,133,79,178,192.58981735943482,69.87955207235474,18.8401115505503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ul Jones,Female,30,130,77,158,171.59229733736137,93.6350858461899,31.80116538798652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Rich,Male,53,138,80,161,178.2626662107564,52.35171975743368,16.47442089083005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Chan,Female,77,131,89,230,181.6623148184614,91.52311214210673,27.73327076031356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Mooney,Female,39,124,82,184,198.7108787628281,76.43688993739465,19.3579658907951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rry Martinez,Female,43,121,78,192,192.0463425694707,64.12444360758637,17.386474525746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Gill,Male,23,113,75,150,187.45535669600824,76.73692516574019,21.83778986078929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ssa Hanson,Female,77,142,80,220,172.6037414494197,84.15826937319248,28.2485646203640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Maldonado,Male,69,146,86,203,156.42503036852088,89.93003933050431,36.75295708050092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Kelly Mitchell III,Male,36,126,90,161,153.8043257972571,68.18105024824929,28.8221640728970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Roth,Female,74,136,85,176,187.799583643607,76.94529287128708,21.81688823645983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mela Johnson,Female,47,118,84,171,152.11131684885885,55.78625412599493,24.1103851843004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a Moore,Male,48,137,81,164,191.75005526977142,87.83002543310263,23.88757221055615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yla Fowler,Male,58,131,91,174,187.12309337298763,65.21689302412814,18.6253879866511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Kenneth Smith,Male,42,120,86,219,175.4719417691655,85.32343489719958,27.71104902501308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Cole MD,Female,53,129,81,189,163.60729486066637,75.57921364536462,28.2356013236670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Skinner,Female,34,124,82,178,161.59568103596106,74.01633618731839,28.34445332642400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Mendoza,Female,33,121,83,190,172.57296206277059,94.15215016944248,31.614384839964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un Stewart,Male,41,138,88,170,171.87251750262223,63.984919412629836,21.66031412487734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dd Garcia,Male,76,140,94,206,181.72051189049074,87.8060117256262,26.58987822034669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Mann,Female,55,141,86,199,153.16722999001246,70.90938623328091,30.22539671320529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ristin Miller,Male,55,136,87,183,173.784071829254,62.90646958056168,20.82933357519256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on Koch,Male,19,112,71,182,183.70207071292893,73.39932477102391,21.7502353774490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ler Ferguson,Female,33,119,81,156,162.29224146275294,64.34642852355847,24.43030730722053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Powers,Male,36,124,80,179,177.76074953741863,82.70972179630613,26.1748869349634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Yvette Pacheco,Male,30,134,86,196,197.79668012058158,81.90772390442434,20.9356698853251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ley Harris,Female,61,140,88,215,166.81034592865365,54.99053433175041,19.7625041283470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Jackson,Male,72,141,91,209,192.26947022958467,75.99139178270715,20.5562428301191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Howard,Female,33,132,84,195,195.09829706515723,96.22101409799694,25.27917942819589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Miller,Female,40,128,78,197,182.63693913752704,56.64728796802994,16.9825101313627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nder Campbell,Male,19,125,76,156,173.23371542234946,75.4050104645731,25.126694794581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illian Lloyd,Male,19,124,73,185,180.6874172239695,92.45414846041186,28.31852199325481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ie Rowe,Female,48,135,84,199,198.06787257624356,54.505005976806245,13.89339290733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anna Summers,Female,52,120,83,174,170.5476722831603,98.78236359158254,33.96157483789076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Davis,Male,38,120,80,220,191.00433590368823,84.46300726810048,23.15155083413277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Green,Female,57,142,90,165,171.51972558246848,59.21872751740568,20.1294043914386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Vicki Jones,Male,27,129,76,173,171.71348329419868,52.750409641237816,17.89027598087973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min Ford,Male,65,131,93,170,190.3418095196602,87.49440073175991,24.14970741987226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yn Graves,Male,25,110,73,195,153.1474930767645,56.42006910689095,24.05546905579731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Greer,Male,78,139,92,239,199.6111901913506,97.4210497859952,24.4502349528077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Brown,Male,80,131,95,191,164.88799171362686,51.336693405213566,18.8820800908554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Todd,Female,71,132,85,228,172.14953804211396,68.53649702854365,23.12651433595416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k Owens,Female,79,141,83,208,183.47163723501748,62.45857508768387,18.55471120699513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Smith,Male,70,130,88,172,176.91341435313234,79.95861055137291,25.54722366133865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ra Adams,Female,28,123,67,188,161.45865031216172,61.401931043558605,23.55371382331488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Bradley,Female,59,127,90,219,175.83493543991233,62.34463987419719,20.16456176789380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tin Warner,Male,70,139,89,210,152.46108163343882,68.20017463884699,29.340498861879528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son Martin,Male,38,136,82,205,175.43856751641724,70.34432022611634,22.85487719072404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Reynolds,Female,27,122,65,161,152.25356809235745,69.745476578731,30.0871525342406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Gamble,Female,66,129,81,200,184.3044650036251,54.40947956107715,16.017799695856468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ie Shields,Male,73,142,86,211,164.91230687051717,69.09417852209762,25.40594327453709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lly Erickson,Female,52,118,81,150,176.44580050582763,94.562096250504,30.37347194331970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Sheppard,Female,49,125,85,199,175.71479935501992,79.71014854371452,25.8164746130737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lly Salinas,Male,45,135,83,170,161.24234002754827,95.99376747578485,36.9219689181885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rgan Parks,Female,67,134,83,165,154.01704800989617,62.72546612421263,26.44273100048494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Schneider,Male,52,131,81,202,185.0495357762209,85.53290490922609,24.97797474231065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Todd,Female,76,133,86,229,176.4506363994336,53.54542532817075,17.197919609661742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Amber Lang,Female,79,135,89,229,158.10967282181332,98.79244620484792,39.51908304727859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is Cantrell,Female,65,144,83,189,194.4745551830595,71.8157975450708,18.9886641932453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Huffman,Male,78,146,87,178,171.58057712057374,81.24729294641375,27.5976848687825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May,Male,66,136,94,196,191.23502736670662,84.61539525006509,23.1373972317242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than Wilson,Male,23,130,72,177,172.2821430688294,96.89627421500968,32.64574224409409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an Randolph,Male,60,137,92,234,166.56875868163564,89.46773047324746,32.2462578358992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Lane,Male,77,134,90,237,187.5233198016875,60.52586772070045,17.21196516953626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wayne Hardy,Female,32,122,80,207,183.3185376734938,78.93753635928786,23.4893392031637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Acosta,Female,25,109,65,175,182.3464304509858,90.44551602067087,27.201478402675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Adams,Male,31,126,80,192,177.80001597837642,64.72838136869319,20.47534158107481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nice Henderson,Female,77,132,84,183,185.83455498074392,81.03752634291104,23.465684747730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Peters,Male,23,126,82,160,199.35475549267943,80.8097905888473,20.3334363878401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Jones,Female,35,123,81,195,184.53035198807862,60.037423986483816,17.6313850269025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san Cruz,Female,46,118,81,154,168.29875141175992,84.38353398090823,29.7917436036563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Gentry,Male,59,138,89,180,190.66710988004638,92.40223190836915,25.4173865748634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Misty Castro,Male,43,121,80,194,193.2397557678292,67.0269607755231,17.94967409406539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dy Johnson,Female,20,125,66,160,161.56035046186702,93.61183706169015,35.864203890504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Jones,Male,79,136,90,206,189.18959343655112,98.62878525834653,27.555557143739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ryn Davis,Female,54,116,82,177,187.82547391757382,95.6806738914222,27.12159577102076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Duffy MD,Male,44,128,81,173,181.18560482304713,87.3878985676069,26.61974652599328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nnon Barr DDS,Male,59,138,91,181,160.38826611618757,82.79845125888886,32.1867427152765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ictor Rodriguez,Male,74,131,87,225,162.73062228436825,64.42724753191767,24.3293780782092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nda Huang,Female,60,125,87,213,169.60110854340712,83.36790886794648,28.98287975597340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Wright,Male,29,126,74,156,184.21757796045205,90.46732834949512,26.65812677872343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Collins,Female,52,126,75,167,181.0410785013489,51.94797563923407,15.84945641504922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Katrina Park,Female,65,131,81,226,185.13651978883766,50.13610953686909,14.62737647917892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rell Mayo,Male,20,129,76,153,171.13633392880365,53.58377440333205,18.29569253057401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a Duncan,Male,24,126,76,186,185.7473613062494,76.08531180224915,22.05238260407504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Baker,Male,80,144,94,196,199.8343111759202,75.69992099737429,18.9563758354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bekah Johnson,Male,49,129,87,160,193.8510902219332,66.84611740444892,17.78851489308316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elle Miller,Male,67,132,88,226,172.2164345304583,51.20894146278139,17.26619380823291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Hicks,Female,49,126,77,173,190.7962260869815,92.48560002549947,25.4058984670076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nald Williams,Female,25,105,79,143,161.29366555566992,81.27563112207544,31.2410575577730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Green,Male,48,122,90,182,181.45933200611472,69.19149774516396,21.0132929916137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tt Dudley,Female,70,126,89,171,178.34032869749873,77.37914220545329,24.32902952755144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Aguirre,Female,23,105,72,153,188.04621307427635,71.41719677334311,20.19638382453599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Evans,Female,24,120,71,176,194.97731404008115,78.98094342718412,20.77562752006201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nald Jimenez,Male,70,130,94,230,168.6601663635791,91.37412741922657,32.1216757574009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ryn Parks,Female,46,116,80,190,178.04754055443664,52.909777403710905,16.6902936020197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udrey Mcdaniel,Female,78,130,86,195,176.19962805312448,92.39615398106271,29.7607532673579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Schaefer,Female,69,145,81,167,150.39094276879752,72.46776798565799,32.04066502187597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Morse,Male,61,141,88,180,162.8308756762946,59.676535820333555,22.5076466153490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ustin Ortega,Female,72,141,88,211,183.86007252696243,52.97909519657992,15.67218980500614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Jefferson,Female,23,115,75,176,164.8331701158265,84.85834393604213,31.23239795090969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Vega,Female,79,128,82,197,172.4922998546593,66.88838513892404,22.48077534512085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mine Wagner,Female,57,126,81,169,198.51862240400595,92.23143496773912,23.40326552443619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Gordon,Female,36,135,76,180,191.85486865820886,57.06186854260892,15.50245001038469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ward Stevens,Female,48,134,85,195,184.96700351902837,60.44226309534155,17.66656822539285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Hernandez,Female,39,130,76,208,171.87781628801653,73.27390599587928,24.80331268907461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Fleming,Male,29,114,73,156,164.42671484719276,86.69828744280642,32.067548412838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Caldwell,Male,66,136,94,173,155.44886488235113,94.04755125025022,38.9199597065385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Phelps,Male,50,132,81,162,168.77293941359562,81.22423852154643,28.5154362369928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ry Macias,Male,42,128,82,166,164.81119778357146,50.337215515904376,18.5317211563490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cy Mccann,Male,25,129,76,150,186.25468020590054,54.97138244587446,15.8460955350966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rgan Johnson,Male,36,131,84,182,175.3795193387863,88.73664088149431,28.8499612095364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 Rose,Female,79,137,82,178,160.39698342353108,64.80153387587387,25.18795410784675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dy Miller,Female,45,126,84,168,161.80795513243535,70.96211904753847,27.10359110900219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ndy Kim,Female,19,118,67,155,170.35177201292737,70.52957886159437,24.304012487091732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wn Garcia,Male,24,118,74,161,183.49459871770037,58.463362743981335,17.36349801646617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rek Stephens,Female,33,129,82,163,163.07153876623636,79.82911920513965,30.01960676057212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is Alvarez,Male,53,134,83,171,178.97785791976574,75.68870722502297,23.62829995953236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Collins,Female,63,134,85,163,159.1435271884784,62.41574087031831,24.64428208663806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ssa Mcpherson,Female,68,145,90,213,153.37907094968045,63.296679313078144,26.9059741676104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llip Norris,Female,62,136,81,186,180.13922468823992,96.18454940799856,29.64071914756132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ward Fleming,Male,54,126,89,200,163.72854781454828,97.95180830292344,36.5395873303449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ncy Moran,Male,20,130,78,164,172.09434866422723,71.17196554560329,24.03121571899310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Parker,Male,24,120,72,197,156.235394335969,78.10882780174776,31.9993579479454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istian Butler,Male,40,136,80,210,158.00932260142068,58.9836021185277,23.62467642222281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Newman,Male,46,135,83,190,176.4310712322153,94.39640385776659,30.3253140830192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Parker,Male,38,121,83,185,160.57152188666296,61.11512453523199,23.7034550410155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Watkins,Female,21,111,75,142,150.3695581471021,87.87589324382009,38.8642154839176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rie Alexander,Male,76,135,93,229,195.8899101937681,75.78371969197515,19.74930348772761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Mcgee,Male,80,130,94,238,184.87493578311788,74.9564292052513,21.93071631092777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mela Walker,Male,78,134,95,203,198.73323537844692,67.12672732242005,16.99630313970104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Hawkins,Female,72,137,80,175,161.57812210059333,61.35006981572573,23.49903069694896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Rose,Female,66,140,90,182,170.96934734803818,88.51782526316225,30.2826744544445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Sharp,Male,31,125,82,187,163.16282185834493,69.42844725931397,26.07924636774786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ie King,Male,25,119,85,172,180.3980072536118,72.23474061753433,22.19640528202202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ia Martinez MD,Female,71,144,88,184,173.18652261263935,75.3542599929373,25.123470109211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Cook,Female,23,124,68,190,175.54931449107005,61.71880793280705,20.02715474271821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ustin Kelly II,Female,47,119,75,155,195.9925046284875,74.1513515211198,19.303681589093422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Morris,Male,69,143,89,183,169.98696571682083,68.53036270831936,23.71656493833553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Patterson,Female,46,124,76,190,181.7727130509046,93.89465906497534,28.4173457084245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Smith,Male,72,133,90,205,153.75181632722357,70.90701291575519,29.99498716329094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resa Stevenson,Male,34,121,88,202,175.5038233176976,79.15526833405536,25.69843413817445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Proctor,Male,80,131,87,197,195.17181311879483,64.52057996685961,16.9380756884368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ige Matthews,Male,18,130,72,190,153.69861680245197,58.03636130479237,24.56745999292492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Winters,Male,58,148,92,186,159.38718463881958,66.21914079854872,26.0661411398606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Smith,Female,79,134,86,202,165.79574689811085,52.8846032443622,19.23899932506692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ily Jackson,Male,65,135,87,202,169.09867748529214,60.10505186940942,21.0198955796549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rbara Vega,Male,51,132,90,217,152.6392218722761,51.81973344404926,22.2414392871029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Sexton,Male,55,132,85,220,176.1112042048772,85.32987269906806,27.5123143088210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Grant,Female,20,107,69,149,183.94563551295502,57.12738141521517,16.8836111765583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san Miller,Male,70,147,90,229,173.58894066177018,81.29366545947036,26.97817703442751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Mitchell,Female,44,132,77,164,196.631446157418,89.31467215622345,23.10025966808217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ri Campbell,Female,74,133,82,210,194.92951520968356,81.86331390043199,21.54438572145861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immy Johnson,Female,22,115,73,147,178.64743219854466,93.2216430530919,29.20943771010829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Hurst,Female,21,110,76,172,167.07833800041283,60.173401946577016,21.555806297625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h West,Female,57,132,84,170,161.25997464330314,72.60050616992824,27.9181395819198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Barber Jr.,Female,53,134,82,161,163.96265267299864,65.56595199835226,24.38869146208932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n Wilcox,Female,51,131,81,191,168.07460363535722,52.08083408946691,18.4362988545768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Spencer Schmidt,Male,33,132,88,192,161.04164723748363,79.95441862655393,30.82947019567800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a Atkins,Female,77,132,80,175,194.14297382240977,92.63767502089924,24.57787274799750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ndra Middleton,Female,62,141,88,165,166.79725613159124,64.18710871980038,23.07119072161620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ny White,Female,58,127,84,204,196.40125951637742,82.40824083759952,21.36397722057201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il Hudson,Male,18,113,76,172,183.64280989888965,53.46869946559566,15.854471231509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ndsay Chen,Male,69,136,86,187,167.23783117066188,78.11908019887122,27.93110179519423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rles Norton,Male,48,126,81,211,160.5530438743882,57.55983214770967,22.3296765124038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therine Pierce,Male,20,129,80,197,152.6931465002661,82.45354507482449,35.3647216091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Williams,Female,27,117,71,144,158.37093373722385,93.33403524234785,37.21252060619139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vin Armstrong,Male,74,132,86,191,186.64458804332938,88.51171722844319,25.40796973325402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Bailey,Female,37,115,81,188,161.71038301025888,57.15257061111702,21.85546028833733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Scott,Male,60,150,92,215,168.78931383473167,99.54913711373874,34.941987544762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ke Parker,Male,76,130,87,171,158.31720948552484,64.07589321768971,25.56456552861156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vin Zimmerman,Male,79,148,85,186,182.7366156801639,80.49441738600927,24.10541465355914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Davis,Male,35,126,84,191,173.55987799867765,69.17428072788155,22.96391759238319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e Vaughn,Male,37,122,86,166,174.56054643671504,95.18554515971456,31.2376831970559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Garcia,Male,34,122,80,218,170.3158961076012,94.16346430944319,32.46175982383364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rank Sanchez,Female,50,125,82,150,178.2660039139112,96.77221697531155,30.45184650146451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tin Richardson,Male,23,117,82,198,177.51439261264295,75.06239563417611,23.82074167018023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leen Hopkins,Female,34,116,83,166,156.785909490123,93.00509394760365,37.8349075029054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elle Villegas,Female,37,123,84,204,190.18820085021687,94.99514019325076,26.262390087418208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 Martinez,Male,69,135,87,213,195.50886135981534,81.1517998514406,21.23074644288010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Bryan,Male,49,121,86,160,155.90945594976645,51.847246440093805,21.32950536637583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Curtis,Male,54,120,82,183,188.9407498942263,92.87806669982433,26.01728038753289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 Bass,Male,53,129,90,212,165.2280351108775,55.90232616046057,20.4768148394865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nce Garcia,Male,40,125,82,171,164.75500936465633,86.88663261797473,32.00926557107348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lene Cooper,Male,44,136,83,216,186.93479175001414,79.151333840693,22.65050873939419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e Melton,Male,73,145,92,181,198.73310070439112,56.21150714711659,14.23261863616916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oy Wong,Male,39,131,85,161,163.38122445074072,72.93835281978842,27.32446442438562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Mercado,Male,46,121,81,205,192.2365003824391,94.57641220842076,25.59240687006166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Vincent,Female,51,133,76,210,160.85062623033124,85.5030883210653,33.0473233166783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Gregory,Female,77,133,80,189,193.09030653093546,84.60555615569095,22.69226991510509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resa Roberts,Male,49,121,90,211,169.255771123123,66.54977161232888,23.2305556532264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im Watson,Female,45,117,84,196,191.59089096004067,91.8515027788368,25.022837298870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lly Howell,Female,78,133,81,207,191.30744399681885,85.13687891856361,23.262371469433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Pratt,Female,33,129,79,156,192.38055901933546,52.63324780480059,14.22125110431121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Garcia,Male,34,129,87,164,183.22674748995271,57.25670386422515,17.05487726274335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Evans,Male,49,130,89,220,163.8830921041501,99.80228856408311,37.15970017160588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Zachary Young,Female,29,106,71,178,181.3899396130983,67.21681900444798,20.429209563244665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rederick Kelly,Female,72,140,89,207,153.0981996226956,65.87298248519731,28.103936787921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Jenkins,Female,80,134,82,163,161.6828131791901,95.44348400763054,36.5105663799147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Moyer,Female,22,115,75,177,186.17727136099384,91.47840756508865,26.39157288229594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Barrett,Male,38,139,81,203,156.10745770069616,98.6536170871106,40.48234959199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ter Ingram,Female,43,120,81,204,159.4463681447074,83.70045611731841,32.9229363141586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ula Hall,Male,39,139,80,219,185.13488153426658,62.29141593458681,18.17404913254841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nor Smith,Female,52,134,75,166,183.67340182293327,56.18958351770142,16.65571472605011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athan Schmidt PhD,Female,18,113,74,163,190.06555825089941,60.06302474083282,16.62648129632477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Cardenas,Female,65,133,81,167,169.4726077595241,77.29225367939367,26.9114405693736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e Gibbs,Male,60,130,88,225,191.95010676153387,82.94603033242782,22.5122493367289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indy Medina,Male,58,136,95,171,185.64069635786097,52.076541984383034,15.11108890008500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d Alexander,Male,44,139,81,178,172.69712373323924,60.436557340421786,20.2642021238442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verly Davis,Male,37,125,81,181,153.42063148360046,73.85132717301303,31.37550844865906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ily Ferguson,Male,58,146,86,170,155.47019727055311,75.44496816519953,31.21303363600705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am White,Female,31,120,83,182,159.21007873498695,97.61122594375084,38.5086818554188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thy Peters,Female,45,133,75,168,181.83205424031473,86.74282972314153,26.23570235840214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Medina,Male,40,138,80,187,153.86888913795065,90.9915406303071,38.4325659941546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tasha Jackson,Female,36,125,76,185,167.92142346465036,91.03594523583703,32.284992638350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tasha Reyes,Male,33,128,84,205,159.67619981752804,70.50305689483422,27.65206514536013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Williams,Female,34,132,81,176,167.86577567836298,78.367786199216,27.81078549855162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idi Spears,Female,25,115,74,158,195.22739665841564,68.84050306201556,18.06186156315497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Johnson,Female,35,130,75,161,168.14789483757804,80.9299272329943,28.6237335824194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c Lawson,Female,33,115,84,182,179.5681742246152,53.32460745222574,16.5374648150402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w Ross,Female,63,129,87,217,157.672302952046,66.4438838502276,26.72662920611148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am Santiago,Male,63,145,90,234,173.19330879949493,84.60721672938881,28.20623954443855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ry Patrick,Female,67,130,87,205,177.41902904639,61.956555668265196,19.6827995581553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Miller,Male,33,138,83,215,161.53243502438377,98.07919980764325,37.5887110934137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Moreno,Male,19,120,78,190,183.75797249415572,68.60226943496278,20.31636946229531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ter Stein,Female,48,130,75,179,180.91022732050055,91.8664935016475,28.06925598555964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ugene Patel,Male,24,128,82,174,154.7805154279416,84.09331453880083,35.1017600748639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on Bradley MD,Female,79,126,81,167,178.57726244979682,95.85493145518443,30.05814249013512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is Byrd,Female,39,134,79,204,157.80896499543488,91.54572953957819,36.7599360351797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a Nichols,Male,53,131,85,209,179.30806806999993,78.68350170081825,24.47282004255498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a Garrett,Male,56,135,90,202,156.59885333676272,97.08704188494103,39.58987344837471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Wheeler,Male,52,122,86,181,194.49624056016637,59.778985776491886,15.8025116800395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yley Mullins,Female,30,124,81,180,151.37781356804604,95.5839506899241,41.7119526173539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le Smith,Male,53,127,88,174,184.09403522125427,65.87074022933362,19.43627831888745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Rice,Male,46,137,81,171,155.55607480803081,90.94622101414328,37.5846669485537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nnon Mann,Male,61,149,91,176,195.2299098659824,90.11597859404097,23.643354592967082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Pham,Female,57,125,85,183,158.3863484391298,61.88503986919383,24.668922599107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Livingston,Male,41,131,84,213,164.2585295031537,72.91652843583553,27.0252750413334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k Campbell,Male,60,132,91,213,181.3742859998407,69.64639000598366,21.17128306823621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h White,Female,38,117,75,202,194.48853147135927,86.80214731941768,22.9478749561106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en Harrell,Male,79,131,92,182,184.9886388178462,52.40418019874226,15.31354777539552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Davis,Female,66,141,89,173,165.3806948585473,85.13979038124475,31.1288410556058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en Jones,Male,39,135,83,210,183.4759492735725,99.89496687726634,29.67463053981349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Myers,Female,30,125,83,168,177.00128039468186,88.04471825174039,28.10285820095649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Parker,Female,30,122,83,207,176.83173375855407,61.14775943356378,19.55510437253487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ristin Foster,Female,58,137,85,203,156.8028722176846,71.00406759648084,28.87853791528496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Weaver,Male,31,130,82,172,168.83536045999125,72.28197642713269,25.3573111850501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a Jones,Female,32,129,82,184,166.34723061422864,95.85480489908392,34.6403871774637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Graves,Female,60,134,87,223,151.39263017916014,59.624378391138144,26.0144348841267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mmy Williams,Male,57,145,91,176,163.50815995991894,65.32485286385347,24.43428177011267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Mercado,Male,45,140,83,166,163.28674243447566,69.12487838315853,25.92582172244743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rry Horton,Male,63,141,85,186,194.01170960791404,74.75161916291428,19.859335780433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an Williams,Female,38,115,81,165,196.42969160717433,64.36570295229374,16.68169770887521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White,Male,65,136,91,233,181.68995623393803,88.25289219514937,26.7341946774441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Hoffman,Male,39,121,89,163,155.34873682480733,83.72141030705717,34.69134060892649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ri Andrews,Male,34,139,89,196,189.19382342756757,69.75110113848656,19.4866488902226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ily Knapp,Male,69,135,90,191,188.34191189495152,61.464638075428574,17.32731933252930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vannah Sullivan,Male,27,124,76,188,193.1878144332979,75.22053981023497,20.1547301232680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in Richards,Male,44,130,82,170,190.4244287180435,73.13062490107757,20.16758805208982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Webb,Male,66,148,85,224,151.2465788457339,60.25268993330443,26.3393662230890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k Lindsey,Female,35,132,83,170,199.1589936553409,93.6166667860054,23.6022457388509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llip Walker,Female,42,124,76,172,177.2455821626407,54.7536741849289,17.42859704160079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Davis,Female,70,133,88,189,163.2654251785044,60.07959880240483,22.53920411620070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ka Case,Male,75,143,89,177,156.4576874537229,57.978038720211636,23.68479915810989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wn Flores,Female,80,130,89,227,154.34356291529818,87.38010425569827,36.68052269446929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urice Adkins,Female,67,138,85,189,189.54575193295162,77.29161111594946,21.51316207131816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ler Kim,Female,28,112,79,161,171.48738462989434,62.34559365195284,21.20027091579492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tney Reyes,Female,79,136,88,166,152.51509653668478,67.2420444293779,28.90781331070032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Trevino,Male,49,140,81,161,160.79075732894592,87.09318616424008,33.68697523648578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jandra Reeves,Male,29,121,84,157,193.93094519478905,52.24488815704462,13.89151382535302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ery Allen,Male,37,138,83,164,196.71183911602142,66.15405627954306,17.0960382524178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ndra Ward,Male,36,131,81,161,163.58455260708195,75.93336976574311,28.3757985497677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ttany Mckay,Male,18,126,74,194,182.45266536526518,60.44321214163335,18.157126184293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ald Palmer,Female,56,141,82,230,165.0759908483664,61.83232289358715,22.6906917863277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Weiss,Male,65,143,90,204,196.27049077282726,74.71034128083478,19.39414791004672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adley Thomas,Male,48,131,85,197,161.27616836684436,57.7159267356426,22.18989666500958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cqueline Mercado,Male,29,130,82,162,189.2072059162884,93.42801729486376,26.0976731497562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Perez,Male,25,126,70,176,161.49704310984023,52.88786554885823,20.27808269653482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erine Flynn,Male,49,131,85,199,180.20688278693754,80.18930565339002,24.69299135521144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Fox,Male,23,117,82,157,197.9074198528732,90.20276309866105,23.03009276673113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Diaz,Male,59,139,89,192,183.52750620080562,65.47596541194913,19.439253525021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andon Schultz,Female,24,124,76,157,184.2770177536271,78.5762302606141,23.13922659352784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Combs,Male,69,130,94,237,151.57735515882325,89.31713385672026,38.8746174701504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ber Leon,Female,57,142,83,189,181.69755458330482,92.67404439244623,28.0711336483173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Anderson,Female,46,122,77,159,161.87508291246206,87.41329965491485,33.3593443565668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ce Valentine,Male,41,126,83,172,164.91191972575822,90.99769240198171,33.4600268129992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Rodgers,Male,72,139,91,212,168.7028120276108,55.568645728672806,19.52473595074815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Melissa Forbes DDS,Male,53,126,82,196,151.87370799966348,97.69112027494285,42.3535577191831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Kelley,Male,79,130,89,212,191.2030432466173,72.40531824093347,19.8052744963857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 Diaz,Female,38,134,83,155,168.59094388316063,86.27217874986792,30.35304611672496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saac Hughes,Male,42,131,89,206,171.52691460667387,50.170170316304436,17.05222380552093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Romero,Male,68,136,90,213,194.3652054423329,59.59921086198993,15.77623860143173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Cuevas,Female,66,138,81,191,198.63823430400163,93.9048822747955,23.7992066663222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tt Ballard,Female,24,117,80,165,170.94539110723022,62.87113594883118,21.51476044549271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ison Hicks,Male,49,133,89,192,185.3119990837145,94.23718098307384,27.4419648623992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Brewer,Female,79,135,84,207,175.61837660244186,55.62823819664677,18.03662969858181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oy King,Female,68,129,81,178,186.51123512534446,74.26738950155884,21.3495223236001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aci Clarke,Male,68,145,95,214,191.02132725946996,56.249351103661965,15.41536456916076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ky Perkins,Female,42,122,82,208,162.1742146885447,91.04999986311756,34.6191453627007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athan Petersen,Male,73,145,91,222,151.61047750218805,53.39845753614673,23.2311271095243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ystal Gray,Female,37,123,81,167,157.93724792569446,51.687759797345265,20.72137534491750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Rios,Male,59,147,93,191,195.5421214601632,79.82257375499384,20.87589393491346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cob Doyle,Male,70,137,86,195,162.27945765191302,98.27879434514462,37.3192343306432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kayla Brown,Female,50,116,80,155,191.2527818817902,97.76271149064475,26.72746174042861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Hall,Male,45,130,83,175,187.09456399404854,74.51394381907812,21.28703682156062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rek Avila,Female,48,118,76,162,183.5650955381074,97.5917045168382,28.96227641008939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un Chavez,Female,72,128,80,230,159.86616442969,97.27907787531709,38.06329094083328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ree Jones,Male,22,118,76,184,182.1794652963211,65.90971301436255,19.85868899815993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a Jefferson,Female,65,132,89,200,178.00738765696036,72.64822662961765,22.92709148653898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Thompson,Female,22,123,72,149,160.35179317517287,95.77272467872439,37.2472489132098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Little,Male,49,134,80,218,178.31593354939827,96.4357513919788,30.32897726019461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rles Sanchez,Female,78,139,82,206,193.22676853866307,87.93851348681139,23.552908133919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Rodriguez,Female,65,144,87,207,152.61213669995888,92.02332521775998,39.5111596567416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rgan Williams,Female,48,134,79,210,168.39345750787953,53.26873326726497,18.7854646305386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Garcia,Female,40,120,83,209,184.5444901314186,53.44160024214985,15.69196344380335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e Williams,Female,34,127,78,209,156.91629691010237,89.60719071967583,36.3920701303795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Larson,Female,27,119,75,145,157.19759950483586,73.4286488058882,29.7148619511896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Mills,Male,66,141,85,176,153.20467894761924,69.20257596747828,29.48344331773868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ristina Kramer,Male,20,126,80,174,173.08285895743137,86.73981053447531,28.95411858604337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Gonzalez,Male,23,110,74,179,172.4480201159464,72.89230270933591,24.51123788669272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Lambert,Female,49,125,77,173,188.42772046047992,92.56750083688698,26.0716759939213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eronica Griffin,Female,75,141,85,164,150.800494583834,51.29601984098556,22.5568336546712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a Gutierrez,Male,40,129,85,196,161.20316071265188,60.96167517693324,23.4590157594077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ffany Olson,Male,39,139,82,203,164.90004548369453,61.71413804057155,22.69567567674018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cas Sanchez,Male,35,120,88,200,152.45176812609628,74.67374541269328,32.12942871111347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Hayes,Female,25,117,65,159,189.26811316750388,88.32017922038543,24.6550016775127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Beth Wiley,Male,42,132,86,209,195.504535196521,87.08946236959677,22.7851523521207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nie Gray,Male,29,115,79,171,178.17645642396522,82.81454904337014,26.08591089343321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on Ho,Male,79,148,93,195,167.27413831146467,95.19507383168404,34.02176749881020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Vasquez,Male,76,143,89,222,196.2457404906987,85.80531914290097,22.27992541381390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becca Lee,Female,64,145,81,203,181.4060239337646,85.12983729456863,25.86892574795318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ler Oneal,Female,54,118,83,158,179.7049951054637,61.09244683387888,18.91765154020464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ime Cochran,Female,44,120,85,166,174.55508706408796,73.16035434503134,24.01102944286901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ryl Gomez,Male,59,138,89,226,189.10434293663548,97.31766786052415,27.2137685654031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Zamora,Male,19,122,85,165,178.6765125450346,66.007144182791,20.6754994231353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chel Christensen,Male,79,140,90,223,180.72099255719615,90.32203806318304,27.6551820885119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ald Moore,Male,63,138,91,215,184.83234001089914,81.70748514873517,23.91695685531809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Arnold,Male,36,121,89,179,191.99532391844866,97.69372221008592,26.50240911602312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Pierce,Male,20,130,79,159,168.36624788981726,52.85909439323378,18.64702921175199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 Schmitt,Female,49,128,77,164,195.46531669275794,65.2302405408364,17.0729891780624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Hamilton,Male,32,140,89,214,180.2103223623032,81.6615117252392,25.14537335116083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ssa Parker,Female,51,125,79,172,154.3486185992824,96.52782318382262,40.5179084238965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King,Female,78,140,85,172,163.66752125704832,57.25071676036515,21.37252915126357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Johnson,Female,68,128,85,183,180.7023131626707,92.64859624985334,28.37340254403518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 Cardenas,Female,26,108,80,162,178.34504980827785,82.01154688290501,25.7841538948513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na Williams,Male,21,117,83,182,162.69989146399547,72.68389439194738,27.4576688049033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rell Salinas,Female,37,121,79,150,194.46640323398572,97.81132019824423,25.86425403999705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ystal Jimenez,Female,53,132,79,151,191.40815127411705,96.83698365309168,26.4314139293015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Ellis,Female,25,113,74,164,150.08764364442206,95.85206293992894,42.55117779810273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a Horn,Female,65,132,88,194,190.70801904589212,87.43236138157059,24.0399908492889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w Garrison,Male,53,123,81,161,150.30846623319428,84.41556313732428,37.3641954811633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Brown,Female,75,141,86,160,195.481111686748,87.73476650603149,22.9594840495938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ystal Mills,Male,68,149,88,201,172.7291940403935,59.39928954752522,19.90901424736579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erine Vasquez,Female,75,137,90,198,159.2124689498848,84.3292781620114,33.26781123963587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a Robinson,Female,65,145,84,203,188.51159206454076,57.049955816615075,16.0538495969614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a Strong,Female,65,141,81,174,154.15298199236736,77.66673432390976,32.683697631749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yley Patel,Male,35,125,89,200,176.9616644873342,71.83828084639714,22.9402180474215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Pruitt,Male,54,126,90,213,164.50015267367195,74.82290045996864,27.65043248779392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a Gonzales,Female,57,142,86,194,172.40012219577068,55.73011711939929,18.75058479623737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Pierce,Male,61,131,89,182,173.54721598838813,97.90590470732297,32.5067523412788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Wilson,Male,24,112,80,183,184.78649914903446,56.78458840210451,16.62991413555254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indy Barrera,Female,46,130,79,195,192.46331096324747,54.19306887797789,14.63011836309022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rry Gray,Male,53,127,81,195,169.39365185401167,85.2735511481988,29.71803484494638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Estrada,Female,26,115,67,166,175.17380500044058,65.11054675378496,21.21841871093504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Acosta,Male,31,136,87,184,183.33770528367188,82.7220184103813,24.61033583025684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gan Fleming,Female,65,131,90,228,159.69235388983105,51.26733723796127,20.10353897808528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Adams,Female,76,145,86,165,165.97979478837783,57.652374541067665,20.9269893249213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Pugh,Male,39,130,81,168,163.8550337990298,73.20646501708836,27.2665292613038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rry Mckee,Male,58,147,94,204,177.68551553252354,65.59885452973191,20.7774479274101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Vasquez,Male,33,137,85,165,188.0968246953578,79.98250364775623,22.6064342678806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am Ramsey,Female,45,121,76,201,183.0834936728451,86.82531584777266,25.9028761709635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ndy Hogan,Female,57,130,86,197,175.4799192315052,81.57772766117645,26.4921223585177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Bailey,Male,47,123,90,169,161.04596289142953,96.83196228754159,37.33524865613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a Thomas,Male,49,136,90,189,164.07853511135886,80.17371376781065,29.7802583634390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na Johnson,Male,55,145,93,184,159.07058187797875,90.27344888096152,35.67634010902898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Miller,Female,78,140,88,222,175.13918306621835,54.71171891824862,17.83666765448286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Beard,Male,64,145,86,218,191.2702505225263,53.881779802574286,14.72811204195299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Walters,Male,33,133,87,202,170.36228175496257,57.06972428876697,19.66341196086267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dy Parker,Female,77,135,81,164,183.75129410107627,59.880632543122154,17.7347702475505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Spencer PhD,Female,27,107,66,161,190.31543712956898,93.60501139330775,25.84348433724968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Rivera,Female,57,136,82,163,174.711695208091,59.38453037829959,19.4549164955178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Frederick,Female,57,130,88,184,165.6497038290538,54.78172414901403,19.9643129609937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wn Miles,Female,24,111,65,173,165.54559673241206,70.34599112310474,25.668712492506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leb Hendricks,Male,45,139,85,213,154.7417241262165,61.902577293061604,25.85198339034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Taylor,Female,26,116,71,188,184.25187131541938,69.26197069241826,20.40191949400826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Holland,Male,80,141,94,188,189.36620551959493,75.24265702685864,20.98259361281350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Peters,Male,71,145,93,224,151.4697884484646,78.0465024108892,34.0174227778833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ica Ayers,Female,45,123,77,165,169.25778578596118,86.19974658907141,30.08906404554120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Arroyo,Male,76,139,86,215,174.68454225807628,97.51621012172546,31.95713682368006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e Moyer,Female,25,107,71,189,175.17416908700642,98.97875391859601,32.2553567546422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njamin Silva,Male,60,133,91,224,157.35512713351608,95.21508898804709,38.4542177562276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rrett Aguilar,Female,28,120,65,158,199.5633192658113,73.81324296764083,18.5341574798773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Lopez,Male,29,118,74,179,197.4908937541518,89.16152536634696,22.86037442160474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is Anderson,Male,43,123,83,180,163.8956597137778,63.97355917467308,23.81582376647788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a Best,Female,68,137,83,164,192.4803582430114,95.26913468729603,25.71457696202224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ul Brown,Male,60,138,92,204,195.59288443501777,73.44649616781001,19.1983975042589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chel Browning,Female,62,138,84,178,174.72772705403332,74.31689753763949,24.34242924187604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ny Bray,Male,44,128,88,216,189.2818708650324,65.06815706196048,18.16144778974670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Harrell,Female,69,134,87,211,160.21213673953594,86.68278729339312,33.7708539354539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Singleton,Male,43,121,90,215,157.18973173506475,50.640880997135525,20.49523521717538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Williams,Female,26,118,69,181,198.9601048449652,72.97264094290225,18.4343598864530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Nelson,Female,30,118,84,174,152.20054077505,53.793893657611704,23.2220517794500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lly Brooks,Female,30,126,85,185,158.04404060847293,81.43209112465809,32.601631812664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Smith,Female,73,134,86,222,194.68883637414945,61.8665983567686,16.32202876178620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Lewis,Female,31,120,85,179,157.49006022967876,65.21638910327152,26.293624167266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Baldwin,Male,29,114,71,199,161.7215596101757,88.03324165288268,33.65974738882369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ustin Johnson,Female,66,137,80,190,179.71093542002856,85.91691078283245,26.60294053550888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die Peterson,Female,51,133,75,206,195.25089819747475,74.72424804614143,19.600875610464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Barnes,Female,30,128,78,167,195.87712525774734,94.47851432519134,24.6243974472002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ie Combs,Male,77,146,93,176,171.71321492827315,70.5723743613105,23.9346615311418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mmy Santiago,Male,21,118,80,157,154.60370163613794,83.35425577565516,34.8728950247566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k Walter,Female,78,137,90,208,188.466245560772,83.57443511717413,23.5291528907045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le Rowe,Male,20,122,79,150,151.12219247387603,59.9695106655111,26.2587479028487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rles Smith,Female,66,143,88,193,189.41546833504134,97.69825523501694,27.2305192963407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Berry,Male,60,142,95,205,182.76315078224377,85.98980922287049,25.743625696767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na Walsh,Female,45,122,77,171,196.6448596882255,95.40860331313246,24.67302174240812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ooke Mccormick,Female,75,128,84,185,194.37168196619942,57.69347453890936,15.27076202127247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en Reeves,Female,43,126,78,186,196.1119009038007,74.86532743471153,19.46582567557948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 Wood,Male,44,130,83,197,179.64079941784826,98.50363281694584,30.5240593630352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ald Collins,Female,45,132,77,156,165.00574538254637,89.53397312125307,32.8843850179748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 Schwartz,Female,24,122,80,183,163.43249208421534,57.68101879500055,21.59514460105147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Miller,Male,65,134,86,234,194.75256158111472,70.87944672517112,18.6876185840359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h Reyes,Female,80,144,84,226,151.65779798187776,65.24842066710264,28.3687703934820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uis Williams,Male,54,120,86,189,175.45176518300562,61.75395504558484,20.0608482848253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Mccann,Male,37,140,89,208,186.8313826850066,77.28554551728463,22.1410708130430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Crawford,Female,58,128,89,191,170.16225885796487,86.09258359022053,29.7330360074094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ma Meyers,Male,24,125,78,158,196.15307863018853,50.38329661596862,13.09472320315051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a Dixon,Male,39,135,88,195,199.1482028543145,56.90749167651029,14.34883561841713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Richardson,Female,27,117,65,145,160.4860349882111,80.0880943806664,31.09520794130208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a Burgess,Male,22,129,76,190,180.64405297911694,64.04267009358995,19.62556159449075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James DDS,Male,50,131,87,184,198.81232396913157,98.73107937402054,24.97855328101480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ardo Miranda,Female,54,133,84,182,199.61365954336912,89.65419087522056,22.5003918759014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Gonzalez,Female,68,136,85,163,176.5558969746884,95.58577873012462,30.664001498999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e Bell,Female,28,122,67,145,194.48777596442577,61.84557500336126,16.35023547055598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ra Lam,Female,36,115,84,158,155.2812971272021,95.50256607023898,39.6074370274371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Collins,Male,18,120,75,187,172.6659691438437,67.09411379712608,22.50458039289683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Tate,Female,58,137,90,212,156.7755372219878,71.80722565924668,29.215380867416606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becca Golden,Female,68,128,83,219,172.23337801452794,63.85753413107505,21.5267023168153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a Lee,Male,23,110,82,156,151.30988974120893,68.36136670693975,29.8590583248928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Pineda,Female,40,120,80,158,199.60683197245294,61.72355366894652,15.49173710620662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ynthia Marks,Female,64,131,84,191,159.14929100587847,73.62081697057135,29.06639800674378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anette Banks,Male,34,126,82,165,171.66733904809183,92.85211434348996,31.50768151034148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Garrison,Male,74,150,90,195,181.9484284499483,84.09324275693149,25.4017994116608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Levy,Male,52,137,85,185,195.47147585976126,76.10515506978562,19.9180716904579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Williamson,Female,70,126,86,201,153.678506696968,66.03690108382663,27.9614971534537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Bradley,Female,63,126,86,186,170.4729855082481,82.70068954549318,28.457582039142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garet Evans,Female,30,121,82,203,166.10122232454378,65.07361074152094,23.58626905333166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mela Cox MD,Male,32,137,87,216,164.50076217515902,73.83933471940676,27.28675843238655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rraine Fox,Female,51,120,81,171,198.65080115967334,98.82580861535148,25.0431949733186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Pitts,Male,30,131,85,181,164.5373616901485,68.46686071567152,25.290147188763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ry Ruiz,Female,62,136,80,172,180.95591030611772,53.44174695592768,16.32056169395694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omas Underwood,Male,78,134,94,203,186.58632887819144,94.35267918145252,27.1015791326525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Anderson,Male,28,129,83,182,182.49122628086602,51.781824884600084,15.5486745232726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lison Lindsey,Male,43,130,81,198,189.38212582431552,93.69106509080265,26.12282864534620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Morris,Male,65,149,86,231,163.8561848403057,62.96038642225372,23.44993846638257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anie Bentley,Male,64,133,91,170,186.8034423994021,89.249889677939,25.57631297546702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urtis Love,Female,78,132,80,175,162.58067496537637,84.7624184717587,32.0675289297870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nuel Ruiz,Female,63,126,84,177,182.22089159489087,50.18186802401171,15.11299328430026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nah Stevens,Female,43,129,83,199,195.97585104948297,68.74992018186283,17.90057906125369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Ross,Female,42,115,82,184,164.2562021879234,51.71365188914896,19.1673314669646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Jackson,Male,42,131,84,209,150.52600661989086,57.144643887912366,25.22042787602668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hitney Carter,Female,80,141,80,207,188.7306695090218,89.52858221453107,25.13487593664545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Daniels,Female,64,127,88,179,185.25328725107246,94.09138747236472,27.416879700661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Harris,Female,53,117,77,190,165.7606741902034,64.2604420676173,23.387333031132822,Tru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rri Anderson,Male,37,125,85,207,192.52568565030845,95.327921450124,25.71833009548090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am Rogers,Female,72,137,80,178,198.38023112250184,67.30478864367845,17.102089739965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ndy Park,Female,74,128,81,188,188.46731920719233,72.19366830897405,20.324833826359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igail Torres,Male,23,123,72,199,179.12781391271335,70.08340143319677,21.84183491023378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King,Male,68,133,89,200,184.11993882755672,97.67773885115693,28.81336320102617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Smith,Female,43,132,82,153,156.35998376061767,90.84134314920558,37.1562874148788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becca Thomas,Male,80,148,87,211,199.30498743771668,65.36208438108027,16.45468451192922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e Merritt,Female,64,126,85,188,161.18429065756956,83.54099570363914,32.155422667959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Stone,Male,44,125,90,166,182.51790191253224,84.82933284803707,25.4644978118816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erie Garcia,Male,67,148,85,207,160.98140741082892,58.252586980925706,22.47831625056249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itlyn Evans,Male,20,128,74,193,174.07837840496973,71.54346307620042,23.60914685149701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g Carpenter,Female,30,120,77,150,194.79984252224114,91.78495377486038,24.18768425002569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leen Rowland,Male,48,128,85,206,188.64204652471432,78.81678545493862,22.14836742612422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rank Burton,Male,32,128,80,203,176.05430173332925,74.75398387435408,24.11798719499461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chel Jenkins,Male,71,145,91,213,173.80261258805166,73.91089527192453,24.46785296194260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minique Morgan,Male,48,121,87,198,165.33673769467603,52.94753286147115,19.36899112624886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nessa Johnson,Female,63,138,86,209,155.03075234518917,97.65209809474507,40.6299108578531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Valdez MD,Female,48,127,84,174,167.3213090339706,54.01437273821567,19.29331387970927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ette Shaw,Male,40,138,81,207,180.21919929460856,51.94669543798633,15.9939529365590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nda Hickman,Male,61,138,92,222,199.5605026363471,94.9674707153183,23.84655751664342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Bender,Female,69,131,84,163,197.297706311618,88.37496646099122,22.70310141876609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icia Walls,Male,28,115,74,163,154.42463087763073,52.58162707393076,22.04960819884724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Cervantes,Female,19,115,66,186,152.73170100880404,88.83539976599516,38.0826958116791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los Mccarty,Female,18,125,79,166,160.7765452450158,87.48609110215901,33.84493060116951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Spencer,Male,75,141,87,230,196.24665468377947,55.39912577312268,14.38461977628893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 Terry,Male,48,124,84,213,186.59735472671093,82.45760234704605,23.6820741740298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Young,Male,25,113,70,167,183.34581000014515,78.10282073901963,23.23404039274228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Smith,Male,25,125,76,164,156.65315362324992,55.72116692422315,22.7060671843667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vin House,Female,77,136,90,223,159.12880268462058,69.09067446108799,27.28486706059826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slie Lee,Male,68,146,93,206,152.79894582880684,52.81688133354973,22.6220541648309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nder Kemp,Male,66,144,88,193,185.2269091315256,65.97350958816985,19.22920937994961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ky Barron,Male,48,123,83,167,179.75943744077307,69.04338409761938,21.36675986887501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ren Blair,Male,51,134,81,172,176.9940400080543,88.84134004533792,28.35945077304633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Cross,Male,39,121,86,179,192.32214883280784,56.25114336148637,15.20802258533474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Payne,Male,39,129,82,199,194.63282890485635,95.80237324873038,25.28972330492367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ggy Charles,Female,50,127,82,162,182.7484869397987,78.7629093217491,23.58382099205030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uglas Gilmore,Male,30,124,81,169,165.67357111013968,71.62879491031278,26.09643466400889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erie Hamilton PhD,Male,62,143,87,172,160.79053597701488,66.97606037762155,25.9058968766013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ryl Lynn,Male,46,139,85,207,188.8057869815218,91.54341097330203,25.68008681239674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Crawford,Female,77,130,83,194,191.4865793526315,84.19886950259158,22.9630503568084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Wood,Female,44,128,80,154,184.3204633609846,97.7067546450421,28.7592450477461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lison Gray,Female,22,125,79,189,199.08819071528887,98.9764486105336,24.97128360935517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wn Yoder,Female,60,138,80,200,189.1974752201445,68.11895235893932,19.02993421236699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Davis,Female,29,114,71,164,169.8411321096846,58.90938072809097,20.422020379558962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Nicole Blanchard,Female,32,134,76,179,194.04756250409991,52.43407537828699,13.9250649811117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ydney Adams,Female,48,119,79,176,195.29410386608623,89.36804968283852,23.43171178996257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dd Lee,Female,55,140,86,170,159.10667333921813,82.72379123953763,32.6778623518929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Peterson,Female,43,132,80,191,189.5641804342768,70.10196312134616,19.5082191138240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ber Randall,Male,44,121,80,207,178.82725289060497,77.26316704774547,24.1604542837159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Lee,Male,23,111,82,190,179.0722502285383,94.81989958751399,29.56942701807362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Mitchell,Male,34,140,82,203,167.15657975299496,86.78566247025809,31.059969886070604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Dixon,Female,59,133,87,210,196.0797409131166,66.59475428258264,17.321064225237123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nneth Carrillo,Female,45,118,84,184,171.7193041326772,52.75934863879679,17.89209458482446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ber Pittman MD,Female,44,133,77,185,197.47346584861035,76.89955329663542,19.71997318173469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urt Clark,Female,65,145,83,187,150.9622866699662,87.40433885722561,38.3527103796981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Berger,Female,33,119,79,157,189.90768390248596,55.19960076255074,15.30561772987793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ce Avila,Female,57,127,88,208,183.04146098920606,52.77525758261453,15.75184445301949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itlyn Brown,Female,38,124,84,158,185.27387156942433,65.67363909770557,19.132103796143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ristina Smith,Female,67,129,84,181,152.3604014453497,83.6149724725511,36.01967870073162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leen Harris,Female,40,126,76,191,163.1018298063279,74.99959402502768,28.1929970494335,False,True,Fair</text:p>
          </table:table-cell>
          <table:table-cell table:number-columns-repeated="16383"/>
        </table:table-row>
      </table:table>
      <table:table table:name="Dados_tratados" table:style-name="ta2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2"/>
        <table:table-column table:style-name="co9" table:default-cell-style-name="ce3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Default"/>
        <table:table-column table:style-name="co1" table:default-cell-style-name="Default"/>
        <table:table-column table:style-name="co2" table:number-columns-repeated="16370" table:default-cell-style-name="Default"/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ystolic BP</text:p>
          </table:table-cell>
          <table:table-cell office:value-type="string" calcext:value-type="string">
            <text:p>Diastolic BP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Height (cm)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Health</text:p>
          </table:table-cell>
          <table:table-cell table:style-name="ce4" office:value-type="string" calcext:value-type="string">
            <text:p>Faixa_Etaria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idi Williamso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169.072095777621" calcext:value-type="float">
            <text:p>169,1</text:p>
          </table:table-cell>
          <table:table-cell office:value-type="float" office:value="73.7961784906645" calcext:value-type="float">
            <text:p>73,8</text:p>
          </table:table-cell>
          <table:table-cell office:value-type="float" office:value="25.8160622978416" calcext:value-type="float">
            <text:p>25,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]&lt;=30; &quot;18-30&quot;; IF([.C2]&lt;=45; &quot;31-45&quot;; IF([.C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Odom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224" calcext:value-type="float">
            <text:p>224</text:p>
          </table:table-cell>
          <table:table-cell office:value-type="float" office:value="154.188610457631" calcext:value-type="float">
            <text:p>154,2</text:p>
          </table:table-cell>
          <table:table-cell office:value-type="float" office:value="70.6715224604301" calcext:value-type="float">
            <text:p>70,7</text:p>
          </table:table-cell>
          <table:table-cell office:value-type="float" office:value="29.7262316686328" calcext:value-type="float">
            <text:p>29,7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]&lt;=30; &quot;18-30&quot;; IF([.C3]&lt;=45; &quot;31-45&quot;; IF([.C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Thomas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float" office:value="197.514896752515" calcext:value-type="float">
            <text:p>197,5</text:p>
          </table:table-cell>
          <table:table-cell office:value-type="float" office:value="97.5902678357305" calcext:value-type="float">
            <text:p>97,6</text:p>
          </table:table-cell>
          <table:table-cell office:value-type="float" office:value="25.0153623324385" calcext:value-type="float">
            <text:p>25,0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]&lt;=30; &quot;18-30&quot;; IF([.C4]&lt;=45; &quot;31-45&quot;; IF([.C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 Lara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204" calcext:value-type="float">
            <text:p>204</text:p>
          </table:table-cell>
          <table:table-cell office:value-type="float" office:value="157.223770998359" calcext:value-type="float">
            <text:p>157,2</text:p>
          </table:table-cell>
          <table:table-cell office:value-type="float" office:value="82.2027759165426" calcext:value-type="float">
            <text:p>82,2</text:p>
          </table:table-cell>
          <table:table-cell office:value-type="float" office:value="33.2544727419934" calcext:value-type="float">
            <text:p>33,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]&lt;=30; &quot;18-30&quot;; IF([.C5]&lt;=45; &quot;31-45&quot;; IF([.C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my Oliv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office:value-type="float" office:value="177.370258151256" calcext:value-type="float">
            <text:p>177,4</text:p>
          </table:table-cell>
          <table:table-cell office:value-type="float" office:value="57.0387260523247" calcext:value-type="float">
            <text:p>57,0</text:p>
          </table:table-cell>
          <table:table-cell office:value-type="float" office:value="18.1304348617625" calcext:value-type="float">
            <text:p>18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]&lt;=30; &quot;18-30&quot;; IF([.C6]&lt;=45; &quot;31-45&quot;; IF([.C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aron Cox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238" calcext:value-type="float">
            <text:p>238</text:p>
          </table:table-cell>
          <table:table-cell office:value-type="float" office:value="189.546694713659" calcext:value-type="float">
            <text:p>189,5</text:p>
          </table:table-cell>
          <table:table-cell office:value-type="float" office:value="98.647282048959" calcext:value-type="float">
            <text:p>98,6</text:p>
          </table:table-cell>
          <table:table-cell office:value-type="float" office:value="27.4569752756023" calcext:value-type="float">
            <text:p>27,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7]&lt;=30; &quot;18-30&quot;; IF([.C7]&lt;=45; &quot;31-45&quot;; IF([.C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oah May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183.331505195554" calcext:value-type="float">
            <text:p>183,3</text:p>
          </table:table-cell>
          <table:table-cell office:value-type="float" office:value="93.7442241336223" calcext:value-type="float">
            <text:p>93,7</text:p>
          </table:table-cell>
          <table:table-cell office:value-type="float" office:value="27.8913997882597" calcext:value-type="float">
            <text:p>27,8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]&lt;=30; &quot;18-30&quot;; IF([.C8]&lt;=45; &quot;31-45&quot;; IF([.C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acey Dudle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82.110010644435" calcext:value-type="float">
            <text:p>182,1</text:p>
          </table:table-cell>
          <table:table-cell office:value-type="float" office:value="90.6918392821934" calcext:value-type="float">
            <text:p>90,7</text:p>
          </table:table-cell>
          <table:table-cell office:value-type="float" office:value="27.3464257041777" calcext:value-type="float">
            <text:p>27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]&lt;=30; &quot;18-30&quot;; IF([.C9]&lt;=45; &quot;31-45&quot;; IF([.C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aron Mills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222" calcext:value-type="float">
            <text:p>222</text:p>
          </table:table-cell>
          <table:table-cell office:value-type="float" office:value="154.01435445655" calcext:value-type="float">
            <text:p>154,0</text:p>
          </table:table-cell>
          <table:table-cell office:value-type="float" office:value="93.3892460125906" calcext:value-type="float">
            <text:p>93,4</text:p>
          </table:table-cell>
          <table:table-cell office:value-type="float" office:value="39.3708208306017" calcext:value-type="float">
            <text:p>39,3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0]&lt;=30; &quot;18-30&quot;; IF([.C10]&lt;=45; &quot;31-45&quot;; IF([.C1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cus Copeland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206" calcext:value-type="float">
            <text:p>206</text:p>
          </table:table-cell>
          <table:table-cell office:value-type="float" office:value="179.051198342802" calcext:value-type="float">
            <text:p>179,1</text:p>
          </table:table-cell>
          <table:table-cell office:value-type="float" office:value="50.0612162263377" calcext:value-type="float">
            <text:p>50,1</text:p>
          </table:table-cell>
          <table:table-cell office:value-type="float" office:value="15.6151777607944" calcext:value-type="float">
            <text:p>15,6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1]&lt;=30; &quot;18-30&quot;; IF([.C11]&lt;=45; &quot;31-45&quot;; IF([.C1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Yu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  <table:table-cell office:value-type="float" office:value="195" calcext:value-type="float">
            <text:p>195</text:p>
          </table:table-cell>
          <table:table-cell office:value-type="float" office:value="159.284159298743" calcext:value-type="float">
            <text:p>159,3</text:p>
          </table:table-cell>
          <table:table-cell office:value-type="float" office:value="57.7854201697982" calcext:value-type="float">
            <text:p>57,8</text:p>
          </table:table-cell>
          <table:table-cell office:value-type="float" office:value="22.7757716621711" calcext:value-type="float">
            <text:p>22,7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2]&lt;=30; &quot;18-30&quot;; IF([.C12]&lt;=45; &quot;31-45&quot;; IF([.C1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unter Graham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52.249239902038" calcext:value-type="float">
            <text:p>152,2</text:p>
          </table:table-cell>
          <table:table-cell office:value-type="float" office:value="52.396624179818" calcext:value-type="float">
            <text:p>52,4</text:p>
          </table:table-cell>
          <table:table-cell office:value-type="float" office:value="22.6044029678665" calcext:value-type="float">
            <text:p>22,6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3]&lt;=30; &quot;18-30&quot;; IF([.C13]&lt;=45; &quot;31-45&quot;; IF([.C1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ome Knigh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 office:value-type="float" office:value="219" calcext:value-type="float">
            <text:p>219</text:p>
          </table:table-cell>
          <table:table-cell office:value-type="float" office:value="181.730543697281" calcext:value-type="float">
            <text:p>181,7</text:p>
          </table:table-cell>
          <table:table-cell office:value-type="float" office:value="67.6617232503687" calcext:value-type="float">
            <text:p>67,7</text:p>
          </table:table-cell>
          <table:table-cell office:value-type="float" office:value="20.4874167891317" calcext:value-type="float">
            <text:p>20,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]&lt;=30; &quot;18-30&quot;; IF([.C14]&lt;=45; &quot;31-45&quot;; IF([.C1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lip Smith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197" calcext:value-type="float">
            <text:p>197</text:p>
          </table:table-cell>
          <table:table-cell office:value-type="float" office:value="168.010576542626" calcext:value-type="float">
            <text:p>168,0</text:p>
          </table:table-cell>
          <table:table-cell office:value-type="float" office:value="70.1944314094238" calcext:value-type="float">
            <text:p>70,2</text:p>
          </table:table-cell>
          <table:table-cell office:value-type="float" office:value="24.8673448049048" calcext:value-type="float">
            <text:p>24,8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5]&lt;=30; &quot;18-30&quot;; IF([.C15]&lt;=45; &quot;31-45&quot;; IF([.C1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Sanders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182.940328521555" calcext:value-type="float">
            <text:p>182,9</text:p>
          </table:table-cell>
          <table:table-cell office:value-type="float" office:value="71.1868457098254" calcext:value-type="float">
            <text:p>71,2</text:p>
          </table:table-cell>
          <table:table-cell office:value-type="float" office:value="21.2706538672186" calcext:value-type="float">
            <text:p>21,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6]&lt;=30; &quot;18-30&quot;; IF([.C16]&lt;=45; &quot;31-45&quot;; IF([.C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King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171.905019881363" calcext:value-type="float">
            <text:p>171,9</text:p>
          </table:table-cell>
          <table:table-cell office:value-type="float" office:value="54.7800108937149" calcext:value-type="float">
            <text:p>54,8</text:p>
          </table:table-cell>
          <table:table-cell office:value-type="float" office:value="18.5372367437034" calcext:value-type="float">
            <text:p>18,5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7]&lt;=30; &quot;18-30&quot;; IF([.C17]&lt;=45; &quot;31-45&quot;; IF([.C1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Todd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152.442503086032" calcext:value-type="float">
            <text:p>152,4</text:p>
          </table:table-cell>
          <table:table-cell office:value-type="float" office:value="94.2486679839259" calcext:value-type="float">
            <text:p>94,2</text:p>
          </table:table-cell>
          <table:table-cell office:value-type="float" office:value="40.5567437348044" calcext:value-type="float">
            <text:p>40,5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]&lt;=30; &quot;18-30&quot;; IF([.C18]&lt;=45; &quot;31-45&quot;; IF([.C1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Vasquez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163.833498736289" calcext:value-type="float">
            <text:p>163,8</text:p>
          </table:table-cell>
          <table:table-cell office:value-type="float" office:value="94.4333525659614" calcext:value-type="float">
            <text:p>94,4</text:p>
          </table:table-cell>
          <table:table-cell office:value-type="float" office:value="35.1819572409823" calcext:value-type="float">
            <text:p>35,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]&lt;=30; &quot;18-30&quot;; IF([.C19]&lt;=45; &quot;31-45&quot;; IF([.C1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Willis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228" calcext:value-type="float">
            <text:p>228</text:p>
          </table:table-cell>
          <table:table-cell office:value-type="float" office:value="169.671105098098" calcext:value-type="float">
            <text:p>169,7</text:p>
          </table:table-cell>
          <table:table-cell office:value-type="float" office:value="75.2739621330058" calcext:value-type="float">
            <text:p>75,3</text:p>
          </table:table-cell>
          <table:table-cell office:value-type="float" office:value="26.1474294129021" calcext:value-type="float">
            <text:p>26,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]&lt;=30; &quot;18-30&quot;; IF([.C20]&lt;=45; &quot;31-45&quot;; IF([.C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phanie Coope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float" office:value="163.852190124488" calcext:value-type="float">
            <text:p>163,9</text:p>
          </table:table-cell>
          <table:table-cell office:value-type="float" office:value="64.2983228438697" calcext:value-type="float">
            <text:p>64,3</text:p>
          </table:table-cell>
          <table:table-cell office:value-type="float" office:value="23.9494278970458" calcext:value-type="float">
            <text:p>23,9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1]&lt;=30; &quot;18-30&quot;; IF([.C21]&lt;=45; &quot;31-45&quot;; IF([.C2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sey Castillo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189.61193406889" calcext:value-type="float">
            <text:p>189,6</text:p>
          </table:table-cell>
          <table:table-cell office:value-type="float" office:value="58.9598032365005" calcext:value-type="float">
            <text:p>59,0</text:p>
          </table:table-cell>
          <table:table-cell office:value-type="float" office:value="16.3992765349053" calcext:value-type="float">
            <text:p>16,4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2]&lt;=30; &quot;18-30&quot;; IF([.C22]&lt;=45; &quot;31-45&quot;; IF([.C2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ttany Edwards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57" calcext:value-type="float">
            <text:p>157</text:p>
          </table:table-cell>
          <table:table-cell office:value-type="float" office:value="154.414065963413" calcext:value-type="float">
            <text:p>154,4</text:p>
          </table:table-cell>
          <table:table-cell office:value-type="float" office:value="55.2262603043906" calcext:value-type="float">
            <text:p>55,2</text:p>
          </table:table-cell>
          <table:table-cell office:value-type="float" office:value="23.1617792450544" calcext:value-type="float">
            <text:p>23,1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3]&lt;=30; &quot;18-30&quot;; IF([.C23]&lt;=45; &quot;31-45&quot;; IF([.C2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ry Schroede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98.169841269827" calcext:value-type="float">
            <text:p>198,2</text:p>
          </table:table-cell>
          <table:table-cell office:value-type="float" office:value="55.6138541648511" calcext:value-type="float">
            <text:p>55,6</text:p>
          </table:table-cell>
          <table:table-cell office:value-type="float" office:value="14.1614548045506" calcext:value-type="float">
            <text:p>14,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4]&lt;=30; &quot;18-30&quot;; IF([.C24]&lt;=45; &quot;31-45&quot;; IF([.C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ynthia Fisher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  <table:table-cell office:value-type="float" office:value="158.702519309216" calcext:value-type="float">
            <text:p>158,7</text:p>
          </table:table-cell>
          <table:table-cell office:value-type="float" office:value="57.3171059745159" calcext:value-type="float">
            <text:p>57,3</text:p>
          </table:table-cell>
          <table:table-cell office:value-type="float" office:value="22.7570839783313" calcext:value-type="float">
            <text:p>22,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5]&lt;=30; &quot;18-30&quot;; IF([.C25]&lt;=45; &quot;31-45&quot;; IF([.C2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gan White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211" calcext:value-type="float">
            <text:p>211</text:p>
          </table:table-cell>
          <table:table-cell office:value-type="float" office:value="151.971620271822" calcext:value-type="float">
            <text:p>152,0</text:p>
          </table:table-cell>
          <table:table-cell office:value-type="float" office:value="76.9173869063526" calcext:value-type="float">
            <text:p>76,9</text:p>
          </table:table-cell>
          <table:table-cell office:value-type="float" office:value="33.304240499001" calcext:value-type="float">
            <text:p>33,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]&lt;=30; &quot;18-30&quot;; IF([.C26]&lt;=45; &quot;31-45&quot;; IF([.C2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Preston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188.151097141981" calcext:value-type="float">
            <text:p>188,2</text:p>
          </table:table-cell>
          <table:table-cell office:value-type="float" office:value="79.9967001950734" calcext:value-type="float">
            <text:p>80,0</text:p>
          </table:table-cell>
          <table:table-cell office:value-type="float" office:value="22.5974046632555" calcext:value-type="float">
            <text:p>22,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7]&lt;=30; &quot;18-30&quot;; IF([.C27]&lt;=45; &quot;31-45&quot;; IF([.C2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 Conwa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158.434825983464" calcext:value-type="float">
            <text:p>158,4</text:p>
          </table:table-cell>
          <table:table-cell office:value-type="float" office:value="75.0680764377396" calcext:value-type="float">
            <text:p>75,1</text:p>
          </table:table-cell>
          <table:table-cell office:value-type="float" office:value="29.9057008831011" calcext:value-type="float">
            <text:p>29,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]&lt;=30; &quot;18-30&quot;; IF([.C28]&lt;=45; &quot;31-45&quot;; IF([.C2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 Lane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float" office:value="178.889395698081" calcext:value-type="float">
            <text:p>178,9</text:p>
          </table:table-cell>
          <table:table-cell office:value-type="float" office:value="90.7325364300537" calcext:value-type="float">
            <text:p>90,7</text:p>
          </table:table-cell>
          <table:table-cell office:value-type="float" office:value="28.3526631236537" calcext:value-type="float">
            <text:p>28,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9]&lt;=30; &quot;18-30&quot;; IF([.C29]&lt;=45; &quot;31-45&quot;; IF([.C2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Martinez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 office:value-type="float" office:value="174.477682353696" calcext:value-type="float">
            <text:p>174,5</text:p>
          </table:table-cell>
          <table:table-cell office:value-type="float" office:value="74.5617544160836" calcext:value-type="float">
            <text:p>74,6</text:p>
          </table:table-cell>
          <table:table-cell office:value-type="float" office:value="24.4926823917863" calcext:value-type="float">
            <text:p>24,4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0]&lt;=30; &quot;18-30&quot;; IF([.C30]&lt;=45; &quot;31-45&quot;; IF([.C3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ne Wilcox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161.884776446103" calcext:value-type="float">
            <text:p>161,9</text:p>
          </table:table-cell>
          <table:table-cell office:value-type="float" office:value="62.1695359828126" calcext:value-type="float">
            <text:p>62,2</text:p>
          </table:table-cell>
          <table:table-cell office:value-type="float" office:value="23.7227813588849" calcext:value-type="float">
            <text:p>23,7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]&lt;=30; &quot;18-30&quot;; IF([.C31]&lt;=45; &quot;31-45&quot;; IF([.C3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Martinez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68.293869565207" calcext:value-type="float">
            <text:p>168,3</text:p>
          </table:table-cell>
          <table:table-cell office:value-type="float" office:value="71.9602211975289" calcext:value-type="float">
            <text:p>72,0</text:p>
          </table:table-cell>
          <table:table-cell office:value-type="float" office:value="25.4071468160492" calcext:value-type="float">
            <text:p>25,4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]&lt;=30; &quot;18-30&quot;; IF([.C32]&lt;=45; &quot;31-45&quot;; IF([.C3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ckie Tran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60.213006916702" calcext:value-type="float">
            <text:p>160,2</text:p>
          </table:table-cell>
          <table:table-cell office:value-type="float" office:value="50.2150027437858" calcext:value-type="float">
            <text:p>50,2</text:p>
          </table:table-cell>
          <table:table-cell office:value-type="float" office:value="19.5631122963807" calcext:value-type="float">
            <text:p>19,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]&lt;=30; &quot;18-30&quot;; IF([.C33]&lt;=45; &quot;31-45&quot;; IF([.C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Fields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235" calcext:value-type="float">
            <text:p>235</text:p>
          </table:table-cell>
          <table:table-cell office:value-type="float" office:value="170.709224477135" calcext:value-type="float">
            <text:p>170,7</text:p>
          </table:table-cell>
          <table:table-cell office:value-type="float" office:value="99.2974153069235" calcext:value-type="float">
            <text:p>99,3</text:p>
          </table:table-cell>
          <table:table-cell office:value-type="float" office:value="34.0740663938474" calcext:value-type="float">
            <text:p>34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4]&lt;=30; &quot;18-30&quot;; IF([.C34]&lt;=45; &quot;31-45&quot;; IF([.C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rdan Golde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160.18202281433" calcext:value-type="float">
            <text:p>160,2</text:p>
          </table:table-cell>
          <table:table-cell office:value-type="float" office:value="50.7386944216644" calcext:value-type="float">
            <text:p>50,7</text:p>
          </table:table-cell>
          <table:table-cell office:value-type="float" office:value="19.7747836431876" calcext:value-type="float">
            <text:p>19,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5]&lt;=30; &quot;18-30&quot;; IF([.C35]&lt;=45; &quot;31-45&quot;; IF([.C3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Huynh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 office:value-type="float" office:value="189.675591007063" calcext:value-type="float">
            <text:p>189,7</text:p>
          </table:table-cell>
          <table:table-cell office:value-type="float" office:value="59.0619231257108" calcext:value-type="float">
            <text:p>59,1</text:p>
          </table:table-cell>
          <table:table-cell office:value-type="float" office:value="16.4166557795235" calcext:value-type="float">
            <text:p>16,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]&lt;=30; &quot;18-30&quot;; IF([.C36]&lt;=45; &quot;31-45&quot;; IF([.C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enjamin Russell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56.025813911826" calcext:value-type="float">
            <text:p>156,0</text:p>
          </table:table-cell>
          <table:table-cell office:value-type="float" office:value="54.2783963080651" calcext:value-type="float">
            <text:p>54,3</text:p>
          </table:table-cell>
          <table:table-cell office:value-type="float" office:value="22.2963664782436" calcext:value-type="float">
            <text:p>22,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7]&lt;=30; &quot;18-30&quot;; IF([.C37]&lt;=45; &quot;31-45&quot;; IF([.C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asha Campbell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office:value-type="float" office:value="159.800833069056" calcext:value-type="float">
            <text:p>159,8</text:p>
          </table:table-cell>
          <table:table-cell office:value-type="float" office:value="63.8230176282474" calcext:value-type="float">
            <text:p>63,8</text:p>
          </table:table-cell>
          <table:table-cell office:value-type="float" office:value="24.99304989708" calcext:value-type="float">
            <text:p>24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8]&lt;=30; &quot;18-30&quot;; IF([.C38]&lt;=45; &quot;31-45&quot;; IF([.C3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Carroll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62.206040707827" calcext:value-type="float">
            <text:p>162,2</text:p>
          </table:table-cell>
          <table:table-cell office:value-type="float" office:value="57.0095751351106" calcext:value-type="float">
            <text:p>57,0</text:p>
          </table:table-cell>
          <table:table-cell office:value-type="float" office:value="21.6677470508611" calcext:value-type="float">
            <text:p>21,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]&lt;=30; &quot;18-30&quot;; IF([.C39]&lt;=45; &quot;31-45&quot;; IF([.C3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ber Kent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160.200212858324" calcext:value-type="float">
            <text:p>160,2</text:p>
          </table:table-cell>
          <table:table-cell office:value-type="float" office:value="84.5017807960925" calcext:value-type="float">
            <text:p>84,5</text:p>
          </table:table-cell>
          <table:table-cell office:value-type="float" office:value="32.9260538250765" calcext:value-type="float">
            <text:p>32,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]&lt;=30; &quot;18-30&quot;; IF([.C40]&lt;=45; &quot;31-45&quot;; IF([.C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Cain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197" calcext:value-type="float">
            <text:p>197</text:p>
          </table:table-cell>
          <table:table-cell office:value-type="float" office:value="153.069456498669" calcext:value-type="float">
            <text:p>153,1</text:p>
          </table:table-cell>
          <table:table-cell office:value-type="float" office:value="74.2824847063055" calcext:value-type="float">
            <text:p>74,3</text:p>
          </table:table-cell>
          <table:table-cell office:value-type="float" office:value="31.7036556236591" calcext:value-type="float">
            <text:p>31,7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1]&lt;=30; &quot;18-30&quot;; IF([.C41]&lt;=45; &quot;31-45&quot;; IF([.C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Krueger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94" calcext:value-type="float">
            <text:p>194</text:p>
          </table:table-cell>
          <table:table-cell office:value-type="float" office:value="166.555913229762" calcext:value-type="float">
            <text:p>166,6</text:p>
          </table:table-cell>
          <table:table-cell office:value-type="float" office:value="94.1023483827991" calcext:value-type="float">
            <text:p>94,1</text:p>
          </table:table-cell>
          <table:table-cell office:value-type="float" office:value="33.9219140611331" calcext:value-type="float">
            <text:p>33,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2]&lt;=30; &quot;18-30&quot;; IF([.C42]&lt;=45; &quot;31-45&quot;; IF([.C4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san Stone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181.022876450732" calcext:value-type="float">
            <text:p>181,0</text:p>
          </table:table-cell>
          <table:table-cell office:value-type="float" office:value="66.5706769434706" calcext:value-type="float">
            <text:p>66,6</text:p>
          </table:table-cell>
          <table:table-cell office:value-type="float" office:value="20.3149636762939" calcext:value-type="float">
            <text:p>20,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3]&lt;=30; &quot;18-30&quot;; IF([.C43]&lt;=45; &quot;31-45&quot;; IF([.C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Harding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3.159001265393" calcext:value-type="float">
            <text:p>173,2</text:p>
          </table:table-cell>
          <table:table-cell office:value-type="float" office:value="85.1840843621415" calcext:value-type="float">
            <text:p>85,2</text:p>
          </table:table-cell>
          <table:table-cell office:value-type="float" office:value="28.4098090716957" calcext:value-type="float">
            <text:p>28,4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]&lt;=30; &quot;18-30&quot;; IF([.C44]&lt;=45; &quot;31-45&quot;; IF([.C4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Charl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  <table:table-cell office:value-type="float" office:value="185.291173598489" calcext:value-type="float">
            <text:p>185,3</text:p>
          </table:table-cell>
          <table:table-cell office:value-type="float" office:value="93.8777445182241" calcext:value-type="float">
            <text:p>93,9</text:p>
          </table:table-cell>
          <table:table-cell office:value-type="float" office:value="27.3434419938822" calcext:value-type="float">
            <text:p>27,3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5]&lt;=30; &quot;18-30&quot;; IF([.C45]&lt;=45; &quot;31-45&quot;; IF([.C4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gan Ramirez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office:value-type="float" office:value="184.435971313631" calcext:value-type="float">
            <text:p>184,4</text:p>
          </table:table-cell>
          <table:table-cell office:value-type="float" office:value="85.2702511162314" calcext:value-type="float">
            <text:p>85,3</text:p>
          </table:table-cell>
          <table:table-cell office:value-type="float" office:value="25.0672266320722" calcext:value-type="float">
            <text:p>25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]&lt;=30; &quot;18-30&quot;; IF([.C46]&lt;=45; &quot;31-45&quot;; IF([.C4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Byrd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203" calcext:value-type="float">
            <text:p>203</text:p>
          </table:table-cell>
          <table:table-cell office:value-type="float" office:value="154.679301998541" calcext:value-type="float">
            <text:p>154,7</text:p>
          </table:table-cell>
          <table:table-cell office:value-type="float" office:value="82.0548858587858" calcext:value-type="float">
            <text:p>82,1</text:p>
          </table:table-cell>
          <table:table-cell office:value-type="float" office:value="34.2957289742966" calcext:value-type="float">
            <text:p>34,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7]&lt;=30; &quot;18-30&quot;; IF([.C47]&lt;=45; &quot;31-45&quot;; IF([.C4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Vance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  <table:table-cell office:value-type="float" office:value="159.103982715555" calcext:value-type="float">
            <text:p>159,1</text:p>
          </table:table-cell>
          <table:table-cell office:value-type="float" office:value="52.4650118034" calcext:value-type="float">
            <text:p>52,5</text:p>
          </table:table-cell>
          <table:table-cell office:value-type="float" office:value="20.7256267524867" calcext:value-type="float">
            <text:p>20,7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8]&lt;=30; &quot;18-30&quot;; IF([.C48]&lt;=45; &quot;31-45&quot;; IF([.C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nya Peters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160.659356727474" calcext:value-type="float">
            <text:p>160,7</text:p>
          </table:table-cell>
          <table:table-cell office:value-type="float" office:value="50.5737988514282" calcext:value-type="float">
            <text:p>50,6</text:p>
          </table:table-cell>
          <table:table-cell office:value-type="float" office:value="19.5935680428071" calcext:value-type="float">
            <text:p>19,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9]&lt;=30; &quot;18-30&quot;; IF([.C49]&lt;=45; &quot;31-45&quot;; IF([.C4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rry Hoffman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85.060090185923" calcext:value-type="float">
            <text:p>185,1</text:p>
          </table:table-cell>
          <table:table-cell office:value-type="float" office:value="65.7448101261035" calcext:value-type="float">
            <text:p>65,7</text:p>
          </table:table-cell>
          <table:table-cell office:value-type="float" office:value="19.1971136723303" calcext:value-type="float">
            <text:p>19,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0]&lt;=30; &quot;18-30&quot;; IF([.C50]&lt;=45; &quot;31-45&quot;; IF([.C5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nt Davis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10" calcext:value-type="float">
            <text:p>210</text:p>
          </table:table-cell>
          <table:table-cell office:value-type="float" office:value="167.356014735941" calcext:value-type="float">
            <text:p>167,4</text:p>
          </table:table-cell>
          <table:table-cell office:value-type="float" office:value="61.7417800971904" calcext:value-type="float">
            <text:p>61,7</text:p>
          </table:table-cell>
          <table:table-cell office:value-type="float" office:value="22.0443092933784" calcext:value-type="float">
            <text:p>22,0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1]&lt;=30; &quot;18-30&quot;; IF([.C51]&lt;=45; &quot;31-45&quot;; IF([.C5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Omar Crosby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05" calcext:value-type="float">
            <text:p>205</text:p>
          </table:table-cell>
          <table:table-cell office:value-type="float" office:value="169.015334331568" calcext:value-type="float">
            <text:p>169,0</text:p>
          </table:table-cell>
          <table:table-cell office:value-type="float" office:value="89.8621002339125" calcext:value-type="float">
            <text:p>89,9</text:p>
          </table:table-cell>
          <table:table-cell office:value-type="float" office:value="31.4575102600905" calcext:value-type="float">
            <text:p>31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2]&lt;=30; &quot;18-30&quot;; IF([.C52]&lt;=45; &quot;31-45&quot;; IF([.C5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Nunez PhD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224" calcext:value-type="float">
            <text:p>224</text:p>
          </table:table-cell>
          <table:table-cell office:value-type="float" office:value="198.609269463619" calcext:value-type="float">
            <text:p>198,6</text:p>
          </table:table-cell>
          <table:table-cell office:value-type="float" office:value="90.2813986278369" calcext:value-type="float">
            <text:p>90,3</text:p>
          </table:table-cell>
          <table:table-cell office:value-type="float" office:value="22.8875470750598" calcext:value-type="float">
            <text:p>22,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]&lt;=30; &quot;18-30&quot;; IF([.C53]&lt;=45; &quot;31-45&quot;; IF([.C5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aig Chen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207" calcext:value-type="float">
            <text:p>207</text:p>
          </table:table-cell>
          <table:table-cell office:value-type="float" office:value="161.632130435214" calcext:value-type="float">
            <text:p>161,6</text:p>
          </table:table-cell>
          <table:table-cell office:value-type="float" office:value="56.693648273506" calcext:value-type="float">
            <text:p>56,7</text:p>
          </table:table-cell>
          <table:table-cell office:value-type="float" office:value="21.7009631963867" calcext:value-type="float">
            <text:p>21,7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4]&lt;=30; &quot;18-30&quot;; IF([.C54]&lt;=45; &quot;31-45&quot;; IF([.C5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Jones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57.977817086965" calcext:value-type="float">
            <text:p>158,0</text:p>
          </table:table-cell>
          <table:table-cell office:value-type="float" office:value="87.2930114309678" calcext:value-type="float">
            <text:p>87,3</text:p>
          </table:table-cell>
          <table:table-cell office:value-type="float" office:value="34.9773786871187" calcext:value-type="float">
            <text:p>34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]&lt;=30; &quot;18-30&quot;; IF([.C55]&lt;=45; &quot;31-45&quot;; IF([.C5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ncent Garci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228" calcext:value-type="float">
            <text:p>228</text:p>
          </table:table-cell>
          <table:table-cell office:value-type="float" office:value="151.906561201055" calcext:value-type="float">
            <text:p>151,9</text:p>
          </table:table-cell>
          <table:table-cell office:value-type="float" office:value="95.7195348011747" calcext:value-type="float">
            <text:p>95,7</text:p>
          </table:table-cell>
          <table:table-cell office:value-type="float" office:value="41.480837318838" calcext:value-type="float">
            <text:p>41,4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6]&lt;=30; &quot;18-30&quot;; IF([.C56]&lt;=45; &quot;31-45&quot;; IF([.C5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urtney Bush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186.69294796443" calcext:value-type="float">
            <text:p>186,7</text:p>
          </table:table-cell>
          <table:table-cell office:value-type="float" office:value="72.0287463469246" calcext:value-type="float">
            <text:p>72,0</text:p>
          </table:table-cell>
          <table:table-cell office:value-type="float" office:value="20.6656956479182" calcext:value-type="float">
            <text:p>20,6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]&lt;=30; &quot;18-30&quot;; IF([.C57]&lt;=45; &quot;31-45&quot;; IF([.C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jandro Matthews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199" calcext:value-type="float">
            <text:p>199</text:p>
          </table:table-cell>
          <table:table-cell office:value-type="float" office:value="198.53845799124" calcext:value-type="float">
            <text:p>198,5</text:p>
          </table:table-cell>
          <table:table-cell office:value-type="float" office:value="77.8402934439473" calcext:value-type="float">
            <text:p>77,8</text:p>
          </table:table-cell>
          <table:table-cell office:value-type="float" office:value="19.7476388223415" calcext:value-type="float">
            <text:p>19,7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8]&lt;=30; &quot;18-30&quot;; IF([.C58]&lt;=45; &quot;31-45&quot;; IF([.C5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Moor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159.687594825269" calcext:value-type="float">
            <text:p>159,7</text:p>
          </table:table-cell>
          <table:table-cell office:value-type="float" office:value="98.4824456578168" calcext:value-type="float">
            <text:p>98,5</text:p>
          </table:table-cell>
          <table:table-cell office:value-type="float" office:value="38.6203731547432" calcext:value-type="float">
            <text:p>38,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9]&lt;=30; &quot;18-30&quot;; IF([.C59]&lt;=45; &quot;31-45&quot;; IF([.C5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nnis Mckenzie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74.31488807979" calcext:value-type="float">
            <text:p>174,3</text:p>
          </table:table-cell>
          <table:table-cell office:value-type="float" office:value="65.2708791599065" calcext:value-type="float">
            <text:p>65,3</text:p>
          </table:table-cell>
          <table:table-cell office:value-type="float" office:value="21.4808023769166" calcext:value-type="float">
            <text:p>21,4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0]&lt;=30; &quot;18-30&quot;; IF([.C60]&lt;=45; &quot;31-45&quot;; IF([.C6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Ray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220" calcext:value-type="float">
            <text:p>220</text:p>
          </table:table-cell>
          <table:table-cell office:value-type="float" office:value="159.650983481339" calcext:value-type="float">
            <text:p>159,7</text:p>
          </table:table-cell>
          <table:table-cell office:value-type="float" office:value="55.0138385218506" calcext:value-type="float">
            <text:p>55,0</text:p>
          </table:table-cell>
          <table:table-cell office:value-type="float" office:value="21.5838419373141" calcext:value-type="float">
            <text:p>21,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]&lt;=30; &quot;18-30&quot;; IF([.C61]&lt;=45; &quot;31-45&quot;; IF([.C6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a Nielsen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office:value-type="float" office:value="188.704645089505" calcext:value-type="float">
            <text:p>188,7</text:p>
          </table:table-cell>
          <table:table-cell office:value-type="float" office:value="54.2160267199941" calcext:value-type="float">
            <text:p>54,2</text:p>
          </table:table-cell>
          <table:table-cell office:value-type="float" office:value="15.2251824328439" calcext:value-type="float">
            <text:p>15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]&lt;=30; &quot;18-30&quot;; IF([.C62]&lt;=45; &quot;31-45&quot;; IF([.C6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Wolf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86.379562465508" calcext:value-type="float">
            <text:p>186,4</text:p>
          </table:table-cell>
          <table:table-cell office:value-type="float" office:value="98.48162155999" calcext:value-type="float">
            <text:p>98,5</text:p>
          </table:table-cell>
          <table:table-cell office:value-type="float" office:value="28.3503624228965" calcext:value-type="float">
            <text:p>28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3]&lt;=30; &quot;18-30&quot;; IF([.C63]&lt;=45; &quot;31-45&quot;; IF([.C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eoffrey Marquez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165.464285955334" calcext:value-type="float">
            <text:p>165,5</text:p>
          </table:table-cell>
          <table:table-cell office:value-type="float" office:value="94.9605696074917" calcext:value-type="float">
            <text:p>95,0</text:p>
          </table:table-cell>
          <table:table-cell office:value-type="float" office:value="34.6844467932234" calcext:value-type="float">
            <text:p>34,6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]&lt;=30; &quot;18-30&quot;; IF([.C64]&lt;=45; &quot;31-45&quot;; IF([.C6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a Bi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198.823634539638" calcext:value-type="float">
            <text:p>198,8</text:p>
          </table:table-cell>
          <table:table-cell office:value-type="float" office:value="91.2955305314004" calcext:value-type="float">
            <text:p>91,3</text:p>
          </table:table-cell>
          <table:table-cell office:value-type="float" office:value="23.0947624576373" calcext:value-type="float">
            <text:p>23,0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5]&lt;=30; &quot;18-30&quot;; IF([.C65]&lt;=45; &quot;31-45&quot;; IF([.C6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garet Thoma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172.673331225898" calcext:value-type="float">
            <text:p>172,7</text:p>
          </table:table-cell>
          <table:table-cell office:value-type="float" office:value="59.3180623187441" calcext:value-type="float">
            <text:p>59,3</text:p>
          </table:table-cell>
          <table:table-cell office:value-type="float" office:value="19.8946553934145" calcext:value-type="float">
            <text:p>19,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6]&lt;=30; &quot;18-30&quot;; IF([.C66]&lt;=45; &quot;31-45&quot;; IF([.C6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ica Walker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209" calcext:value-type="float">
            <text:p>209</text:p>
          </table:table-cell>
          <table:table-cell office:value-type="float" office:value="187.287524785195" calcext:value-type="float">
            <text:p>187,3</text:p>
          </table:table-cell>
          <table:table-cell office:value-type="float" office:value="93.025866889484" calcext:value-type="float">
            <text:p>93,0</text:p>
          </table:table-cell>
          <table:table-cell office:value-type="float" office:value="26.5207636894318" calcext:value-type="float">
            <text:p>26,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67]&lt;=30; &quot;18-30&quot;; IF([.C67]&lt;=45; &quot;31-45&quot;; IF([.C6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na Smith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198" calcext:value-type="float">
            <text:p>198</text:p>
          </table:table-cell>
          <table:table-cell office:value-type="float" office:value="188.136332621388" calcext:value-type="float">
            <text:p>188,1</text:p>
          </table:table-cell>
          <table:table-cell office:value-type="float" office:value="87.9599499785653" calcext:value-type="float">
            <text:p>88,0</text:p>
          </table:table-cell>
          <table:table-cell office:value-type="float" office:value="24.8507571751973" calcext:value-type="float">
            <text:p>24,8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8]&lt;=30; &quot;18-30&quot;; IF([.C68]&lt;=45; &quot;31-45&quot;; IF([.C6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ara For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office:value-type="float" office:value="177.216763711232" calcext:value-type="float">
            <text:p>177,2</text:p>
          </table:table-cell>
          <table:table-cell office:value-type="float" office:value="50.1453043154515" calcext:value-type="float">
            <text:p>50,1</text:p>
          </table:table-cell>
          <table:table-cell office:value-type="float" office:value="15.9669023267168" calcext:value-type="float">
            <text:p>15,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]&lt;=30; &quot;18-30&quot;; IF([.C69]&lt;=45; &quot;31-45&quot;; IF([.C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na Wats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  <table:table-cell office:value-type="float" office:value="190.127855301629" calcext:value-type="float">
            <text:p>190,1</text:p>
          </table:table-cell>
          <table:table-cell office:value-type="float" office:value="53.4195904396327" calcext:value-type="float">
            <text:p>53,4</text:p>
          </table:table-cell>
          <table:table-cell office:value-type="float" office:value="14.777775191154" calcext:value-type="float">
            <text:p>14,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0]&lt;=30; &quot;18-30&quot;; IF([.C70]&lt;=45; &quot;31-45&quot;; IF([.C7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Espinoz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195.071589710971" calcext:value-type="float">
            <text:p>195,1</text:p>
          </table:table-cell>
          <table:table-cell office:value-type="float" office:value="95.3703462689394" calcext:value-type="float">
            <text:p>95,4</text:p>
          </table:table-cell>
          <table:table-cell office:value-type="float" office:value="25.0625532695117" calcext:value-type="float">
            <text:p>25,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1]&lt;=30; &quot;18-30&quot;; IF([.C71]&lt;=45; &quot;31-45&quot;; IF([.C7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a Hughes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float" office:value="169.839915871702" calcext:value-type="float">
            <text:p>169,8</text:p>
          </table:table-cell>
          <table:table-cell office:value-type="float" office:value="54.0123772008317" calcext:value-type="float">
            <text:p>54,0</text:p>
          </table:table-cell>
          <table:table-cell office:value-type="float" office:value="18.7246522085124" calcext:value-type="float">
            <text:p>18,7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2]&lt;=30; &quot;18-30&quot;; IF([.C72]&lt;=45; &quot;31-45&quot;; IF([.C7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vis Meadow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158.395222573897" calcext:value-type="float">
            <text:p>158,4</text:p>
          </table:table-cell>
          <table:table-cell office:value-type="float" office:value="51.0552927727163" calcext:value-type="float">
            <text:p>51,1</text:p>
          </table:table-cell>
          <table:table-cell office:value-type="float" office:value="20.3496345319662" calcext:value-type="float">
            <text:p>20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3]&lt;=30; &quot;18-30&quot;; IF([.C73]&lt;=45; &quot;31-45&quot;; IF([.C7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Cantu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191.652518098584" calcext:value-type="float">
            <text:p>191,7</text:p>
          </table:table-cell>
          <table:table-cell office:value-type="float" office:value="57.2003901163201" calcext:value-type="float">
            <text:p>57,2</text:p>
          </table:table-cell>
          <table:table-cell office:value-type="float" office:value="15.5729156485134" calcext:value-type="float">
            <text:p>15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4]&lt;=30; &quot;18-30&quot;; IF([.C74]&lt;=45; &quot;31-45&quot;; IF([.C7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Myers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office:value-type="float" office:value="157.27571328206" calcext:value-type="float">
            <text:p>157,3</text:p>
          </table:table-cell>
          <table:table-cell office:value-type="float" office:value="62.2209395463267" calcext:value-type="float">
            <text:p>62,2</text:p>
          </table:table-cell>
          <table:table-cell office:value-type="float" office:value="25.154358011839" calcext:value-type="float">
            <text:p>25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5]&lt;=30; &quot;18-30&quot;; IF([.C75]&lt;=45; &quot;31-45&quot;; IF([.C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rienne Smith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  <table:table-cell office:value-type="float" office:value="160.224677942074" calcext:value-type="float">
            <text:p>160,2</text:p>
          </table:table-cell>
          <table:table-cell office:value-type="float" office:value="61.3254515628916" calcext:value-type="float">
            <text:p>61,3</text:p>
          </table:table-cell>
          <table:table-cell office:value-type="float" office:value="23.8881182466098" calcext:value-type="float">
            <text:p>23,8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6]&lt;=30; &quot;18-30&quot;; IF([.C76]&lt;=45; &quot;31-45&quot;; IF([.C7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lby Cart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06" calcext:value-type="float">
            <text:p>206</text:p>
          </table:table-cell>
          <table:table-cell office:value-type="float" office:value="192.036291690498" calcext:value-type="float">
            <text:p>192,0</text:p>
          </table:table-cell>
          <table:table-cell office:value-type="float" office:value="88.2271815765787" calcext:value-type="float">
            <text:p>88,2</text:p>
          </table:table-cell>
          <table:table-cell office:value-type="float" office:value="23.9241096366326" calcext:value-type="float">
            <text:p>23,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]&lt;=30; &quot;18-30&quot;; IF([.C77]&lt;=45; &quot;31-45&quot;; IF([.C7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ary Johnson DDS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175.413551727337" calcext:value-type="float">
            <text:p>175,4</text:p>
          </table:table-cell>
          <table:table-cell office:value-type="float" office:value="58.8254015093112" calcext:value-type="float">
            <text:p>58,8</text:p>
          </table:table-cell>
          <table:table-cell office:value-type="float" office:value="19.1178308985673" calcext:value-type="float">
            <text:p>19,1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8]&lt;=30; &quot;18-30&quot;; IF([.C78]&lt;=45; &quot;31-45&quot;; IF([.C7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Dunlap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office:value-type="float" office:value="163.293211497489" calcext:value-type="float">
            <text:p>163,3</text:p>
          </table:table-cell>
          <table:table-cell office:value-type="float" office:value="63.8698862520342" calcext:value-type="float">
            <text:p>63,9</text:p>
          </table:table-cell>
          <table:table-cell office:value-type="float" office:value="23.9529982013547" calcext:value-type="float">
            <text:p>23,9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9]&lt;=30; &quot;18-30&quot;; IF([.C79]&lt;=45; &quot;31-45&quot;; IF([.C7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uce Hoffma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51.574814177142" calcext:value-type="float">
            <text:p>151,6</text:p>
          </table:table-cell>
          <table:table-cell office:value-type="float" office:value="71.7764400289143" calcext:value-type="float">
            <text:p>71,8</text:p>
          </table:table-cell>
          <table:table-cell office:value-type="float" office:value="31.2412085080509" calcext:value-type="float">
            <text:p>31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0]&lt;=30; &quot;18-30&quot;; IF([.C80]&lt;=45; &quot;31-45&quot;; IF([.C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pril Thompson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office:value-type="float" office:value="177.889230698677" calcext:value-type="float">
            <text:p>177,9</text:p>
          </table:table-cell>
          <table:table-cell office:value-type="float" office:value="98.8289274162453" calcext:value-type="float">
            <text:p>98,8</text:p>
          </table:table-cell>
          <table:table-cell office:value-type="float" office:value="31.2309192972911" calcext:value-type="float">
            <text:p>31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]&lt;=30; &quot;18-30&quot;; IF([.C81]&lt;=45; &quot;31-45&quot;; IF([.C8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Reynold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164.746000679514" calcext:value-type="float">
            <text:p>164,7</text:p>
          </table:table-cell>
          <table:table-cell office:value-type="float" office:value="50.970480472159" calcext:value-type="float">
            <text:p>51,0</text:p>
          </table:table-cell>
          <table:table-cell office:value-type="float" office:value="18.7797136648042" calcext:value-type="float">
            <text:p>18,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2]&lt;=30; &quot;18-30&quot;; IF([.C82]&lt;=45; &quot;31-45&quot;; IF([.C8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ri Pearson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174" calcext:value-type="float">
            <text:p>174</text:p>
          </table:table-cell>
          <table:table-cell office:value-type="float" office:value="171.968443220689" calcext:value-type="float">
            <text:p>172,0</text:p>
          </table:table-cell>
          <table:table-cell office:value-type="float" office:value="65.0353303762296" calcext:value-type="float">
            <text:p>65,0</text:p>
          </table:table-cell>
          <table:table-cell office:value-type="float" office:value="21.9913469995792" calcext:value-type="float">
            <text:p>21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3]&lt;=30; &quot;18-30&quot;; IF([.C83]&lt;=45; &quot;31-45&quot;; IF([.C8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phanie Davis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01" calcext:value-type="float">
            <text:p>201</text:p>
          </table:table-cell>
          <table:table-cell office:value-type="float" office:value="161.754728753712" calcext:value-type="float">
            <text:p>161,8</text:p>
          </table:table-cell>
          <table:table-cell office:value-type="float" office:value="61.23183655591" calcext:value-type="float">
            <text:p>61,2</text:p>
          </table:table-cell>
          <table:table-cell office:value-type="float" office:value="23.4025571330301" calcext:value-type="float">
            <text:p>23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]&lt;=30; &quot;18-30&quot;; IF([.C84]&lt;=45; &quot;31-45&quot;; IF([.C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ila Williams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float" office:value="164.588935748246" calcext:value-type="float">
            <text:p>164,6</text:p>
          </table:table-cell>
          <table:table-cell office:value-type="float" office:value="95.3347970311432" calcext:value-type="float">
            <text:p>95,3</text:p>
          </table:table-cell>
          <table:table-cell office:value-type="float" office:value="35.1925042881775" calcext:value-type="float">
            <text:p>35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]&lt;=30; &quot;18-30&quot;; IF([.C85]&lt;=45; &quot;31-45&quot;; IF([.C8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ny Bryant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164.256105489579" calcext:value-type="float">
            <text:p>164,3</text:p>
          </table:table-cell>
          <table:table-cell office:value-type="float" office:value="66.6483200487385" calcext:value-type="float">
            <text:p>66,6</text:p>
          </table:table-cell>
          <table:table-cell office:value-type="float" office:value="24.7027989617722" calcext:value-type="float">
            <text:p>24,7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6]&lt;=30; &quot;18-30&quot;; IF([.C86]&lt;=45; &quot;31-45&quot;; IF([.C8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itlin Maxwel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float" office:value="194.969684507299" calcext:value-type="float">
            <text:p>195,0</text:p>
          </table:table-cell>
          <table:table-cell office:value-type="float" office:value="71.1436814433282" calcext:value-type="float">
            <text:p>71,1</text:p>
          </table:table-cell>
          <table:table-cell office:value-type="float" office:value="18.7155311439001" calcext:value-type="float">
            <text:p>18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7]&lt;=30; &quot;18-30&quot;; IF([.C87]&lt;=45; &quot;31-45&quot;; IF([.C8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hard Lozano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64" calcext:value-type="float">
            <text:p>164</text:p>
          </table:table-cell>
          <table:table-cell office:value-type="float" office:value="168.244895651893" calcext:value-type="float">
            <text:p>168,2</text:p>
          </table:table-cell>
          <table:table-cell office:value-type="float" office:value="66.7548013731599" calcext:value-type="float">
            <text:p>66,8</text:p>
          </table:table-cell>
          <table:table-cell office:value-type="float" office:value="23.5829816878616" calcext:value-type="float">
            <text:p>23,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]&lt;=30; &quot;18-30&quot;; IF([.C88]&lt;=45; &quot;31-45&quot;; IF([.C8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Boon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82" calcext:value-type="float">
            <text:p>182</text:p>
          </table:table-cell>
          <table:table-cell office:value-type="float" office:value="157.20735384698" calcext:value-type="float">
            <text:p>157,2</text:p>
          </table:table-cell>
          <table:table-cell office:value-type="float" office:value="90.7378632002407" calcext:value-type="float">
            <text:p>90,7</text:p>
          </table:table-cell>
          <table:table-cell office:value-type="float" office:value="36.7149408241825" calcext:value-type="float">
            <text:p>36,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9]&lt;=30; &quot;18-30&quot;; IF([.C89]&lt;=45; &quot;31-45&quot;; IF([.C8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Johnson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182.715415087918" calcext:value-type="float">
            <text:p>182,7</text:p>
          </table:table-cell>
          <table:table-cell office:value-type="float" office:value="86.9708921996805" calcext:value-type="float">
            <text:p>87,0</text:p>
          </table:table-cell>
          <table:table-cell office:value-type="float" office:value="26.0509489364958" calcext:value-type="float">
            <text:p>26,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0]&lt;=30; &quot;18-30&quot;; IF([.C90]&lt;=45; &quot;31-45&quot;; IF([.C9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ila Goodma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169.823900025467" calcext:value-type="float">
            <text:p>169,8</text:p>
          </table:table-cell>
          <table:table-cell office:value-type="float" office:value="65.7250625651856" calcext:value-type="float">
            <text:p>65,7</text:p>
          </table:table-cell>
          <table:table-cell office:value-type="float" office:value="22.7894260492153" calcext:value-type="float">
            <text:p>22,7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1]&lt;=30; &quot;18-30&quot;; IF([.C91]&lt;=45; &quot;31-45&quot;; IF([.C9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ndon Harmon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182" calcext:value-type="float">
            <text:p>182</text:p>
          </table:table-cell>
          <table:table-cell office:value-type="float" office:value="169.760354727817" calcext:value-type="float">
            <text:p>169,8</text:p>
          </table:table-cell>
          <table:table-cell office:value-type="float" office:value="85.6973159582805" calcext:value-type="float">
            <text:p>85,7</text:p>
          </table:table-cell>
          <table:table-cell office:value-type="float" office:value="29.7368301264967" calcext:value-type="float">
            <text:p>29,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2]&lt;=30; &quot;18-30&quot;; IF([.C92]&lt;=45; &quot;31-45&quot;; IF([.C9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Parsons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92" calcext:value-type="float">
            <text:p>192</text:p>
          </table:table-cell>
          <table:table-cell office:value-type="float" office:value="161.849654720842" calcext:value-type="float">
            <text:p>161,8</text:p>
          </table:table-cell>
          <table:table-cell office:value-type="float" office:value="59.4930636174864" calcext:value-type="float">
            <text:p>59,5</text:p>
          </table:table-cell>
          <table:table-cell office:value-type="float" office:value="22.7113410576795" calcext:value-type="float">
            <text:p>22,7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3]&lt;=30; &quot;18-30&quot;; IF([.C93]&lt;=45; &quot;31-45&quot;; IF([.C9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Robinson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  <table:table-cell office:value-type="float" office:value="167.304479327269" calcext:value-type="float">
            <text:p>167,3</text:p>
          </table:table-cell>
          <table:table-cell office:value-type="float" office:value="57.8261380105368" calcext:value-type="float">
            <text:p>57,8</text:p>
          </table:table-cell>
          <table:table-cell office:value-type="float" office:value="20.6589883613442" calcext:value-type="float">
            <text:p>20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4]&lt;=30; &quot;18-30&quot;; IF([.C94]&lt;=45; &quot;31-45&quot;; IF([.C9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Ramirez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186" calcext:value-type="float">
            <text:p>186</text:p>
          </table:table-cell>
          <table:table-cell office:value-type="float" office:value="180.028702981539" calcext:value-type="float">
            <text:p>180,0</text:p>
          </table:table-cell>
          <table:table-cell office:value-type="float" office:value="88.6925653512568" calcext:value-type="float">
            <text:p>88,7</text:p>
          </table:table-cell>
          <table:table-cell office:value-type="float" office:value="27.3655204023916" calcext:value-type="float">
            <text:p>27,3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5]&lt;=30; &quot;18-30&quot;; IF([.C95]&lt;=45; &quot;31-45&quot;; IF([.C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uth Elliott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195.052619112627" calcext:value-type="float">
            <text:p>195,1</text:p>
          </table:table-cell>
          <table:table-cell office:value-type="float" office:value="66.7541315403717" calcext:value-type="float">
            <text:p>66,8</text:p>
          </table:table-cell>
          <table:table-cell office:value-type="float" office:value="17.5458566820194" calcext:value-type="float">
            <text:p>17,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]&lt;=30; &quot;18-30&quot;; IF([.C96]&lt;=45; &quot;31-45&quot;; IF([.C9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Porter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77" calcext:value-type="float">
            <text:p>177</text:p>
          </table:table-cell>
          <table:table-cell office:value-type="float" office:value="163.25033538686" calcext:value-type="float">
            <text:p>163,3</text:p>
          </table:table-cell>
          <table:table-cell office:value-type="float" office:value="66.0320827885315" calcext:value-type="float">
            <text:p>66,0</text:p>
          </table:table-cell>
          <table:table-cell office:value-type="float" office:value="24.7768922220096" calcext:value-type="float">
            <text:p>24,7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7]&lt;=30; &quot;18-30&quot;; IF([.C97]&lt;=45; &quot;31-45&quot;; IF([.C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Jones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  <table:table-cell office:value-type="float" office:value="164.649898769083" calcext:value-type="float">
            <text:p>164,6</text:p>
          </table:table-cell>
          <table:table-cell office:value-type="float" office:value="68.9830290073882" calcext:value-type="float">
            <text:p>69,0</text:p>
          </table:table-cell>
          <table:table-cell office:value-type="float" office:value="25.4459883506057" calcext:value-type="float">
            <text:p>25,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8]&lt;=30; &quot;18-30&quot;; IF([.C98]&lt;=45; &quot;31-45&quot;; IF([.C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Fost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99.556358434834" calcext:value-type="float">
            <text:p>199,6</text:p>
          </table:table-cell>
          <table:table-cell office:value-type="float" office:value="90.9038377364647" calcext:value-type="float">
            <text:p>90,9</text:p>
          </table:table-cell>
          <table:table-cell office:value-type="float" office:value="22.8271176967493" calcext:value-type="float">
            <text:p>22,8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9]&lt;=30; &quot;18-30&quot;; IF([.C99]&lt;=45; &quot;31-45&quot;; IF([.C9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Bowma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office:value-type="float" office:value="150.975026490565" calcext:value-type="float">
            <text:p>151,0</text:p>
          </table:table-cell>
          <table:table-cell office:value-type="float" office:value="99.8505040425437" calcext:value-type="float">
            <text:p>99,9</text:p>
          </table:table-cell>
          <table:table-cell office:value-type="float" office:value="43.8066489559273" calcext:value-type="float">
            <text:p>43,8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00]&lt;=30; &quot;18-30&quot;; IF([.C100]&lt;=45; &quot;31-45&quot;; IF([.C10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nica Goodwin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  <table:table-cell office:value-type="float" office:value="196" calcext:value-type="float">
            <text:p>196</text:p>
          </table:table-cell>
          <table:table-cell office:value-type="float" office:value="167.138921729849" calcext:value-type="float">
            <text:p>167,1</text:p>
          </table:table-cell>
          <table:table-cell office:value-type="float" office:value="51.7579755533177" calcext:value-type="float">
            <text:p>51,8</text:p>
          </table:table-cell>
          <table:table-cell office:value-type="float" office:value="18.5277247004606" calcext:value-type="float">
            <text:p>18,5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1]&lt;=30; &quot;18-30&quot;; IF([.C101]&lt;=45; &quot;31-45&quot;; IF([.C10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Rile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175.949120427797" calcext:value-type="float">
            <text:p>175,9</text:p>
          </table:table-cell>
          <table:table-cell office:value-type="float" office:value="57.175797227472" calcext:value-type="float">
            <text:p>57,2</text:p>
          </table:table-cell>
          <table:table-cell office:value-type="float" office:value="18.4687723709836" calcext:value-type="float">
            <text:p>18,4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02]&lt;=30; &quot;18-30&quot;; IF([.C102]&lt;=45; &quot;31-45&quot;; IF([.C1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ey Hernandez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181.328440691147" calcext:value-type="float">
            <text:p>181,3</text:p>
          </table:table-cell>
          <table:table-cell office:value-type="float" office:value="88.1269177266046" calcext:value-type="float">
            <text:p>88,1</text:p>
          </table:table-cell>
          <table:table-cell office:value-type="float" office:value="26.8025877750578" calcext:value-type="float">
            <text:p>26,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3]&lt;=30; &quot;18-30&quot;; IF([.C103]&lt;=45; &quot;31-45&quot;; IF([.C10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Manning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94" calcext:value-type="float">
            <text:p>194</text:p>
          </table:table-cell>
          <table:table-cell office:value-type="float" office:value="192.100830524765" calcext:value-type="float">
            <text:p>192,1</text:p>
          </table:table-cell>
          <table:table-cell office:value-type="float" office:value="81.4035899439369" calcext:value-type="float">
            <text:p>81,4</text:p>
          </table:table-cell>
          <table:table-cell office:value-type="float" office:value="22.0589620212495" calcext:value-type="float">
            <text:p>22,0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04]&lt;=30; &quot;18-30&quot;; IF([.C104]&lt;=45; &quot;31-45&quot;; IF([.C10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sty Maso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70.436459449089" calcext:value-type="float">
            <text:p>170,4</text:p>
          </table:table-cell>
          <table:table-cell office:value-type="float" office:value="71.556321562016" calcext:value-type="float">
            <text:p>71,6</text:p>
          </table:table-cell>
          <table:table-cell office:value-type="float" office:value="24.6333228798747" calcext:value-type="float">
            <text:p>24,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105]&lt;=30; &quot;18-30&quot;; IF([.C105]&lt;=45; &quot;31-45&quot;; IF([.C10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ie Smith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219" calcext:value-type="float">
            <text:p>219</text:p>
          </table:table-cell>
          <table:table-cell office:value-type="float" office:value="177.818296751658" calcext:value-type="float">
            <text:p>177,8</text:p>
          </table:table-cell>
          <table:table-cell office:value-type="float" office:value="81.5366010421773" calcext:value-type="float">
            <text:p>81,5</text:p>
          </table:table-cell>
          <table:table-cell office:value-type="float" office:value="25.7869341576877" calcext:value-type="float">
            <text:p>25,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06]&lt;=30; &quot;18-30&quot;; IF([.C106]&lt;=45; &quot;31-45&quot;; IF([.C10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n Harris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164.79439169866" calcext:value-type="float">
            <text:p>164,8</text:p>
          </table:table-cell>
          <table:table-cell office:value-type="float" office:value="79.0971253585015" calcext:value-type="float">
            <text:p>79,1</text:p>
          </table:table-cell>
          <table:table-cell office:value-type="float" office:value="29.1256646533558" calcext:value-type="float">
            <text:p>29,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07]&lt;=30; &quot;18-30&quot;; IF([.C107]&lt;=45; &quot;31-45&quot;; IF([.C10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Spark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65.528174010134" calcext:value-type="float">
            <text:p>165,5</text:p>
          </table:table-cell>
          <table:table-cell office:value-type="float" office:value="73.8789278226575" calcext:value-type="float">
            <text:p>73,9</text:p>
          </table:table-cell>
          <table:table-cell office:value-type="float" office:value="26.9635292049904" calcext:value-type="float">
            <text:p>26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8]&lt;=30; &quot;18-30&quot;; IF([.C108]&lt;=45; &quot;31-45&quot;; IF([.C10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in Le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177" calcext:value-type="float">
            <text:p>177</text:p>
          </table:table-cell>
          <table:table-cell office:value-type="float" office:value="168.253515835418" calcext:value-type="float">
            <text:p>168,3</text:p>
          </table:table-cell>
          <table:table-cell office:value-type="float" office:value="85.2732360574769" calcext:value-type="float">
            <text:p>85,3</text:p>
          </table:table-cell>
          <table:table-cell office:value-type="float" office:value="30.1220446809253" calcext:value-type="float">
            <text:p>30,1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09]&lt;=30; &quot;18-30&quot;; IF([.C109]&lt;=45; &quot;31-45&quot;; IF([.C10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Marti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159.140076449747" calcext:value-type="float">
            <text:p>159,1</text:p>
          </table:table-cell>
          <table:table-cell office:value-type="float" office:value="93.1023927169615" calcext:value-type="float">
            <text:p>93,1</text:p>
          </table:table-cell>
          <table:table-cell office:value-type="float" office:value="36.7622189836951" calcext:value-type="float">
            <text:p>36,7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10]&lt;=30; &quot;18-30&quot;; IF([.C110]&lt;=45; &quot;31-45&quot;; IF([.C11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Johnson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 office:value-type="float" office:value="187.212819526204" calcext:value-type="float">
            <text:p>187,2</text:p>
          </table:table-cell>
          <table:table-cell office:value-type="float" office:value="56.4631381490439" calcext:value-type="float">
            <text:p>56,5</text:p>
          </table:table-cell>
          <table:table-cell office:value-type="float" office:value="16.1099370701335" calcext:value-type="float">
            <text:p>16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11]&lt;=30; &quot;18-30&quot;; IF([.C111]&lt;=45; &quot;31-45&quot;; IF([.C11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ynthia Johnso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60.708200319279" calcext:value-type="float">
            <text:p>160,7</text:p>
          </table:table-cell>
          <table:table-cell office:value-type="float" office:value="59.8222317559407" calcext:value-type="float">
            <text:p>59,8</text:p>
          </table:table-cell>
          <table:table-cell office:value-type="float" office:value="23.162558841023" calcext:value-type="float">
            <text:p>23,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12]&lt;=30; &quot;18-30&quot;; IF([.C112]&lt;=45; &quot;31-45&quot;; IF([.C11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Mcguire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 office:value-type="float" office:value="158.442768149813" calcext:value-type="float">
            <text:p>158,4</text:p>
          </table:table-cell>
          <table:table-cell office:value-type="float" office:value="59.4634791927613" calcext:value-type="float">
            <text:p>59,5</text:p>
          </table:table-cell>
          <table:table-cell office:value-type="float" office:value="23.6867498380232" calcext:value-type="float">
            <text:p>23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13]&lt;=30; &quot;18-30&quot;; IF([.C113]&lt;=45; &quot;31-45&quot;; IF([.C11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Dixon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58.392135798178" calcext:value-type="float">
            <text:p>158,4</text:p>
          </table:table-cell>
          <table:table-cell office:value-type="float" office:value="76.608672490662" calcext:value-type="float">
            <text:p>76,6</text:p>
          </table:table-cell>
          <table:table-cell office:value-type="float" office:value="30.5358987411666" calcext:value-type="float">
            <text:p>30,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14]&lt;=30; &quot;18-30&quot;; IF([.C114]&lt;=45; &quot;31-45&quot;; IF([.C11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ylor Sanchez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162.190151805052" calcext:value-type="float">
            <text:p>162,2</text:p>
          </table:table-cell>
          <table:table-cell office:value-type="float" office:value="77.4733985543514" calcext:value-type="float">
            <text:p>77,5</text:p>
          </table:table-cell>
          <table:table-cell office:value-type="float" office:value="29.4512442274317" calcext:value-type="float">
            <text:p>29,4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15]&lt;=30; &quot;18-30&quot;; IF([.C115]&lt;=45; &quot;31-45&quot;; IF([.C11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Smith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float" office:value="159.232586699205" calcext:value-type="float">
            <text:p>159,2</text:p>
          </table:table-cell>
          <table:table-cell office:value-type="float" office:value="77.8756104770524" calcext:value-type="float">
            <text:p>77,9</text:p>
          </table:table-cell>
          <table:table-cell office:value-type="float" office:value="30.7140837255513" calcext:value-type="float">
            <text:p>30,7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16]&lt;=30; &quot;18-30&quot;; IF([.C116]&lt;=45; &quot;31-45&quot;; IF([.C1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red Moor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90.772698555532" calcext:value-type="float">
            <text:p>190,8</text:p>
          </table:table-cell>
          <table:table-cell office:value-type="float" office:value="84.2467326451678" calcext:value-type="float">
            <text:p>84,2</text:p>
          </table:table-cell>
          <table:table-cell office:value-type="float" office:value="23.1483809311738" calcext:value-type="float">
            <text:p>23,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17]&lt;=30; &quot;18-30&quot;; IF([.C117]&lt;=45; &quot;31-45&quot;; IF([.C11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th Jorda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54.426557581179" calcext:value-type="float">
            <text:p>154,4</text:p>
          </table:table-cell>
          <table:table-cell office:value-type="float" office:value="66.2301069649092" calcext:value-type="float">
            <text:p>66,2</text:p>
          </table:table-cell>
          <table:table-cell office:value-type="float" office:value="27.7722761915546" calcext:value-type="float">
            <text:p>27,7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18]&lt;=30; &quot;18-30&quot;; IF([.C118]&lt;=45; &quot;31-45&quot;; IF([.C1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ndall Garcia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211" calcext:value-type="float">
            <text:p>211</text:p>
          </table:table-cell>
          <table:table-cell office:value-type="float" office:value="190.472260228005" calcext:value-type="float">
            <text:p>190,5</text:p>
          </table:table-cell>
          <table:table-cell office:value-type="float" office:value="91.9217651346153" calcext:value-type="float">
            <text:p>91,9</text:p>
          </table:table-cell>
          <table:table-cell office:value-type="float" office:value="25.3369821010344" calcext:value-type="float">
            <text:p>25,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19]&lt;=30; &quot;18-30&quot;; IF([.C119]&lt;=45; &quot;31-45&quot;; IF([.C11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ip Steven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196.110483480331" calcext:value-type="float">
            <text:p>196,1</text:p>
          </table:table-cell>
          <table:table-cell office:value-type="float" office:value="55.2648956973403" calcext:value-type="float">
            <text:p>55,3</text:p>
          </table:table-cell>
          <table:table-cell office:value-type="float" office:value="14.3697010789853" calcext:value-type="float">
            <text:p>14,3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20]&lt;=30; &quot;18-30&quot;; IF([.C120]&lt;=45; &quot;31-45&quot;; IF([.C12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is Figueroa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193.299362074708" calcext:value-type="float">
            <text:p>193,3</text:p>
          </table:table-cell>
          <table:table-cell office:value-type="float" office:value="75.8719089198353" calcext:value-type="float">
            <text:p>75,9</text:p>
          </table:table-cell>
          <table:table-cell office:value-type="float" office:value="20.3058030425402" calcext:value-type="float">
            <text:p>20,3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21]&lt;=30; &quot;18-30&quot;; IF([.C121]&lt;=45; &quot;31-45&quot;; IF([.C12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Zachary Bryan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151.161590026545" calcext:value-type="float">
            <text:p>151,2</text:p>
          </table:table-cell>
          <table:table-cell office:value-type="float" office:value="87.0512144762747" calcext:value-type="float">
            <text:p>87,1</text:p>
          </table:table-cell>
          <table:table-cell office:value-type="float" office:value="38.0971011927295" calcext:value-type="float">
            <text:p>38,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22]&lt;=30; &quot;18-30&quot;; IF([.C122]&lt;=45; &quot;31-45&quot;; IF([.C12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ria Por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87" calcext:value-type="float">
            <text:p>187</text:p>
          </table:table-cell>
          <table:table-cell office:value-type="float" office:value="151.285431651124" calcext:value-type="float">
            <text:p>151,3</text:p>
          </table:table-cell>
          <table:table-cell office:value-type="float" office:value="54.8520345766228" calcext:value-type="float">
            <text:p>54,9</text:p>
          </table:table-cell>
          <table:table-cell office:value-type="float" office:value="23.9661638216223" calcext:value-type="float">
            <text:p>23,9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23]&lt;=30; &quot;18-30&quot;; IF([.C123]&lt;=45; &quot;31-45&quot;; IF([.C12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everly Farle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176.029042088079" calcext:value-type="float">
            <text:p>176,0</text:p>
          </table:table-cell>
          <table:table-cell office:value-type="float" office:value="88.8924735815828" calcext:value-type="float">
            <text:p>88,9</text:p>
          </table:table-cell>
          <table:table-cell office:value-type="float" office:value="28.6877402556123" calcext:value-type="float">
            <text:p>28,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24]&lt;=30; &quot;18-30&quot;; IF([.C124]&lt;=45; &quot;31-45&quot;; IF([.C1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Smith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204" calcext:value-type="float">
            <text:p>204</text:p>
          </table:table-cell>
          <table:table-cell office:value-type="float" office:value="193.638679804461" calcext:value-type="float">
            <text:p>193,6</text:p>
          </table:table-cell>
          <table:table-cell office:value-type="float" office:value="66.5338815353521" calcext:value-type="float">
            <text:p>66,5</text:p>
          </table:table-cell>
          <table:table-cell office:value-type="float" office:value="17.7442903212335" calcext:value-type="float">
            <text:p>17,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25]&lt;=30; &quot;18-30&quot;; IF([.C125]&lt;=45; &quot;31-45&quot;; IF([.C12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Simpson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174.354468483828" calcext:value-type="float">
            <text:p>174,4</text:p>
          </table:table-cell>
          <table:table-cell office:value-type="float" office:value="74.4186011486098" calcext:value-type="float">
            <text:p>74,4</text:p>
          </table:table-cell>
          <table:table-cell office:value-type="float" office:value="24.480221202229" calcext:value-type="float">
            <text:p>24,4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26]&lt;=30; &quot;18-30&quot;; IF([.C126]&lt;=45; &quot;31-45&quot;; IF([.C12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arbara Hal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 office:value-type="float" office:value="193.523249884045" calcext:value-type="float">
            <text:p>193,5</text:p>
          </table:table-cell>
          <table:table-cell office:value-type="float" office:value="53.5936495575787" calcext:value-type="float">
            <text:p>53,6</text:p>
          </table:table-cell>
          <table:table-cell office:value-type="float" office:value="14.310243868509" calcext:value-type="float">
            <text:p>14,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27]&lt;=30; &quot;18-30&quot;; IF([.C127]&lt;=45; &quot;31-45&quot;; IF([.C12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Stewart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94.484550712019" calcext:value-type="float">
            <text:p>194,5</text:p>
          </table:table-cell>
          <table:table-cell office:value-type="float" office:value="93.9748710544946" calcext:value-type="float">
            <text:p>94,0</text:p>
          </table:table-cell>
          <table:table-cell office:value-type="float" office:value="24.8451442507678" calcext:value-type="float">
            <text:p>24,8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28]&lt;=30; &quot;18-30&quot;; IF([.C128]&lt;=45; &quot;31-45&quot;; IF([.C12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Ross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180.048154447493" calcext:value-type="float">
            <text:p>180,0</text:p>
          </table:table-cell>
          <table:table-cell office:value-type="float" office:value="64.4966030414727" calcext:value-type="float">
            <text:p>64,5</text:p>
          </table:table-cell>
          <table:table-cell office:value-type="float" office:value="19.8957123502063" calcext:value-type="float">
            <text:p>19,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29]&lt;=30; &quot;18-30&quot;; IF([.C129]&lt;=45; &quot;31-45&quot;; IF([.C12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omas Gardner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228" calcext:value-type="float">
            <text:p>228</text:p>
          </table:table-cell>
          <table:table-cell office:value-type="float" office:value="195.258020686046" calcext:value-type="float">
            <text:p>195,3</text:p>
          </table:table-cell>
          <table:table-cell office:value-type="float" office:value="94.3036946230124" calcext:value-type="float">
            <text:p>94,3</text:p>
          </table:table-cell>
          <table:table-cell office:value-type="float" office:value="24.7349446371926" calcext:value-type="float">
            <text:p>24,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0]&lt;=30; &quot;18-30&quot;; IF([.C130]&lt;=45; &quot;31-45&quot;; IF([.C13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ne Smith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181.328565522387" calcext:value-type="float">
            <text:p>181,3</text:p>
          </table:table-cell>
          <table:table-cell office:value-type="float" office:value="65.1712037716255" calcext:value-type="float">
            <text:p>65,2</text:p>
          </table:table-cell>
          <table:table-cell office:value-type="float" office:value="19.8208963791328" calcext:value-type="float">
            <text:p>19,8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1]&lt;=30; &quot;18-30&quot;; IF([.C131]&lt;=45; &quot;31-45&quot;; IF([.C13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Johnson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197.189804403093" calcext:value-type="float">
            <text:p>197,2</text:p>
          </table:table-cell>
          <table:table-cell office:value-type="float" office:value="57.9698952189618" calcext:value-type="float">
            <text:p>58,0</text:p>
          </table:table-cell>
          <table:table-cell office:value-type="float" office:value="14.9084880983027" calcext:value-type="float">
            <text:p>14,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32]&lt;=30; &quot;18-30&quot;; IF([.C132]&lt;=45; &quot;31-45&quot;; IF([.C13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Arnold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62.374430819647" calcext:value-type="float">
            <text:p>162,4</text:p>
          </table:table-cell>
          <table:table-cell office:value-type="float" office:value="65.6931168737858" calcext:value-type="float">
            <text:p>65,7</text:p>
          </table:table-cell>
          <table:table-cell office:value-type="float" office:value="24.916359274032" calcext:value-type="float">
            <text:p>24,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3]&lt;=30; &quot;18-30&quot;; IF([.C133]&lt;=45; &quot;31-45&quot;; IF([.C13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Lee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203" calcext:value-type="float">
            <text:p>203</text:p>
          </table:table-cell>
          <table:table-cell office:value-type="float" office:value="180.582801132252" calcext:value-type="float">
            <text:p>180,6</text:p>
          </table:table-cell>
          <table:table-cell office:value-type="float" office:value="96.1906469141766" calcext:value-type="float">
            <text:p>96,2</text:p>
          </table:table-cell>
          <table:table-cell office:value-type="float" office:value="29.4971512313044" calcext:value-type="float">
            <text:p>29,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34]&lt;=30; &quot;18-30&quot;; IF([.C134]&lt;=45; &quot;31-45&quot;; IF([.C13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ssandra Dun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184.408343483194" calcext:value-type="float">
            <text:p>184,4</text:p>
          </table:table-cell>
          <table:table-cell office:value-type="float" office:value="74.7931675426096" calcext:value-type="float">
            <text:p>74,8</text:p>
          </table:table-cell>
          <table:table-cell office:value-type="float" office:value="21.993826410284" calcext:value-type="float">
            <text:p>21,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5]&lt;=30; &quot;18-30&quot;; IF([.C135]&lt;=45; &quot;31-45&quot;; IF([.C13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Gibb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168.017258299179" calcext:value-type="float">
            <text:p>168,0</text:p>
          </table:table-cell>
          <table:table-cell office:value-type="float" office:value="99.9549317725559" calcext:value-type="float">
            <text:p>100,0</text:p>
          </table:table-cell>
          <table:table-cell office:value-type="float" office:value="35.407595876517" calcext:value-type="float">
            <text:p>35,4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36]&lt;=30; &quot;18-30&quot;; IF([.C136]&lt;=45; &quot;31-45&quot;; IF([.C13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Jon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166.895372658954" calcext:value-type="float">
            <text:p>166,9</text:p>
          </table:table-cell>
          <table:table-cell office:value-type="float" office:value="60.8571510930889" calcext:value-type="float">
            <text:p>60,9</text:p>
          </table:table-cell>
          <table:table-cell office:value-type="float" office:value="21.8485704641086" calcext:value-type="float">
            <text:p>21,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7]&lt;=30; &quot;18-30&quot;; IF([.C137]&lt;=45; &quot;31-45&quot;; IF([.C13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ger Daniel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12" calcext:value-type="float">
            <text:p>212</text:p>
          </table:table-cell>
          <table:table-cell office:value-type="float" office:value="189.021639251638" calcext:value-type="float">
            <text:p>189,0</text:p>
          </table:table-cell>
          <table:table-cell office:value-type="float" office:value="89.9053001401568" calcext:value-type="float">
            <text:p>89,9</text:p>
          </table:table-cell>
          <table:table-cell office:value-type="float" office:value="25.1629899916534" calcext:value-type="float">
            <text:p>25,1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38]&lt;=30; &quot;18-30&quot;; IF([.C138]&lt;=45; &quot;31-45&quot;; IF([.C13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Hale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82" calcext:value-type="float">
            <text:p>182</text:p>
          </table:table-cell>
          <table:table-cell office:value-type="float" office:value="168.589478829549" calcext:value-type="float">
            <text:p>168,6</text:p>
          </table:table-cell>
          <table:table-cell office:value-type="float" office:value="74.6144927060748" calcext:value-type="float">
            <text:p>74,6</text:p>
          </table:table-cell>
          <table:table-cell office:value-type="float" office:value="26.251991466963" calcext:value-type="float">
            <text:p>26,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9]&lt;=30; &quot;18-30&quot;; IF([.C139]&lt;=45; &quot;31-45&quot;; IF([.C13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riscilla Smi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165.426112368009" calcext:value-type="float">
            <text:p>165,4</text:p>
          </table:table-cell>
          <table:table-cell office:value-type="float" office:value="98.2551142439259" calcext:value-type="float">
            <text:p>98,3</text:p>
          </table:table-cell>
          <table:table-cell office:value-type="float" office:value="35.9043474261847" calcext:value-type="float">
            <text:p>35,9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40]&lt;=30; &quot;18-30&quot;; IF([.C140]&lt;=45; &quot;31-45&quot;; IF([.C14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Wats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office:value-type="float" office:value="192.555326025217" calcext:value-type="float">
            <text:p>192,6</text:p>
          </table:table-cell>
          <table:table-cell office:value-type="float" office:value="88.9600198761367" calcext:value-type="float">
            <text:p>89,0</text:p>
          </table:table-cell>
          <table:table-cell office:value-type="float" office:value="23.9929583494681" calcext:value-type="float">
            <text:p>23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1]&lt;=30; &quot;18-30&quot;; IF([.C141]&lt;=45; &quot;31-45&quot;; IF([.C14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Drake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78.525141718727" calcext:value-type="float">
            <text:p>178,5</text:p>
          </table:table-cell>
          <table:table-cell office:value-type="float" office:value="79.1468612600767" calcext:value-type="float">
            <text:p>79,1</text:p>
          </table:table-cell>
          <table:table-cell office:value-type="float" office:value="24.8333279364935" calcext:value-type="float">
            <text:p>24,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42]&lt;=30; &quot;18-30&quot;; IF([.C142]&lt;=45; &quot;31-45&quot;; IF([.C1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esar Stewart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216" calcext:value-type="float">
            <text:p>216</text:p>
          </table:table-cell>
          <table:table-cell office:value-type="float" office:value="167.804321786227" calcext:value-type="float">
            <text:p>167,8</text:p>
          </table:table-cell>
          <table:table-cell office:value-type="float" office:value="50.011914614095" calcext:value-type="float">
            <text:p>50,0</text:p>
          </table:table-cell>
          <table:table-cell office:value-type="float" office:value="17.7609911275343" calcext:value-type="float">
            <text:p>17,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43]&lt;=30; &quot;18-30&quot;; IF([.C143]&lt;=45; &quot;31-45&quot;; IF([.C1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Peck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176.757222747314" calcext:value-type="float">
            <text:p>176,8</text:p>
          </table:table-cell>
          <table:table-cell office:value-type="float" office:value="50.8201675101491" calcext:value-type="float">
            <text:p>50,8</text:p>
          </table:table-cell>
          <table:table-cell office:value-type="float" office:value="16.266036923557" calcext:value-type="float">
            <text:p>16,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4]&lt;=30; &quot;18-30&quot;; IF([.C144]&lt;=45; &quot;31-45&quot;; IF([.C14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Dean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192.017652444853" calcext:value-type="float">
            <text:p>192,0</text:p>
          </table:table-cell>
          <table:table-cell office:value-type="float" office:value="89.0232313731459" calcext:value-type="float">
            <text:p>89,0</text:p>
          </table:table-cell>
          <table:table-cell office:value-type="float" office:value="24.1446571373692" calcext:value-type="float">
            <text:p>24,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45]&lt;=30; &quot;18-30&quot;; IF([.C145]&lt;=45; &quot;31-45&quot;; IF([.C14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leen Andrews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179.291957605048" calcext:value-type="float">
            <text:p>179,3</text:p>
          </table:table-cell>
          <table:table-cell office:value-type="float" office:value="59.3781940628283" calcext:value-type="float">
            <text:p>59,4</text:p>
          </table:table-cell>
          <table:table-cell office:value-type="float" office:value="18.4716362007862" calcext:value-type="float">
            <text:p>18,4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46]&lt;=30; &quot;18-30&quot;; IF([.C146]&lt;=45; &quot;31-45&quot;; IF([.C14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erald Davis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164.826541122372" calcext:value-type="float">
            <text:p>164,8</text:p>
          </table:table-cell>
          <table:table-cell office:value-type="float" office:value="82.5129004739497" calcext:value-type="float">
            <text:p>82,5</text:p>
          </table:table-cell>
          <table:table-cell office:value-type="float" office:value="30.3715924441072" calcext:value-type="float">
            <text:p>30,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7]&lt;=30; &quot;18-30&quot;; IF([.C147]&lt;=45; &quot;31-45&quot;; IF([.C14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ylor Vargas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194.791841177004" calcext:value-type="float">
            <text:p>194,8</text:p>
          </table:table-cell>
          <table:table-cell office:value-type="float" office:value="85.2413365572858" calcext:value-type="float">
            <text:p>85,2</text:p>
          </table:table-cell>
          <table:table-cell office:value-type="float" office:value="22.4651191092828" calcext:value-type="float">
            <text:p>22,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48]&lt;=30; &quot;18-30&quot;; IF([.C148]&lt;=45; &quot;31-45&quot;; IF([.C14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Patrick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166.728825851992" calcext:value-type="float">
            <text:p>166,7</text:p>
          </table:table-cell>
          <table:table-cell office:value-type="float" office:value="59.1510479761085" calcext:value-type="float">
            <text:p>59,2</text:p>
          </table:table-cell>
          <table:table-cell office:value-type="float" office:value="21.2785024591211" calcext:value-type="float">
            <text:p>21,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9]&lt;=30; &quot;18-30&quot;; IF([.C149]&lt;=45; &quot;31-45&quot;; IF([.C14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rles Dean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93.551369446639" calcext:value-type="float">
            <text:p>193,6</text:p>
          </table:table-cell>
          <table:table-cell office:value-type="float" office:value="89.7303454167542" calcext:value-type="float">
            <text:p>89,7</text:p>
          </table:table-cell>
          <table:table-cell office:value-type="float" office:value="23.9522790492759" calcext:value-type="float">
            <text:p>23,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50]&lt;=30; &quot;18-30&quot;; IF([.C150]&lt;=45; &quot;31-45&quot;; IF([.C15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my Rhodes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210" calcext:value-type="float">
            <text:p>210</text:p>
          </table:table-cell>
          <table:table-cell office:value-type="float" office:value="177.393296537387" calcext:value-type="float">
            <text:p>177,4</text:p>
          </table:table-cell>
          <table:table-cell office:value-type="float" office:value="99.5880258621512" calcext:value-type="float">
            <text:p>99,6</text:p>
          </table:table-cell>
          <table:table-cell office:value-type="float" office:value="31.6470122135732" calcext:value-type="float">
            <text:p>31,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51]&lt;=30; &quot;18-30&quot;; IF([.C151]&lt;=45; &quot;31-45&quot;; IF([.C15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Brown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168.32168549323" calcext:value-type="float">
            <text:p>168,3</text:p>
          </table:table-cell>
          <table:table-cell office:value-type="float" office:value="82.4950389838027" calcext:value-type="float">
            <text:p>82,5</text:p>
          </table:table-cell>
          <table:table-cell office:value-type="float" office:value="29.1170712694436" calcext:value-type="float">
            <text:p>29,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52]&lt;=30; &quot;18-30&quot;; IF([.C152]&lt;=45; &quot;31-45&quot;; IF([.C15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ige Gibbs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float" office:value="178.448942969638" calcext:value-type="float">
            <text:p>178,4</text:p>
          </table:table-cell>
          <table:table-cell office:value-type="float" office:value="90.7451569089857" calcext:value-type="float">
            <text:p>90,7</text:p>
          </table:table-cell>
          <table:table-cell office:value-type="float" office:value="28.4967607597247" calcext:value-type="float">
            <text:p>28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53]&lt;=30; &quot;18-30&quot;; IF([.C153]&lt;=45; &quot;31-45&quot;; IF([.C1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a Mccormick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68.830878436932" calcext:value-type="float">
            <text:p>168,8</text:p>
          </table:table-cell>
          <table:table-cell office:value-type="float" office:value="75.6081891062036" calcext:value-type="float">
            <text:p>75,6</text:p>
          </table:table-cell>
          <table:table-cell office:value-type="float" office:value="26.5255914393908" calcext:value-type="float">
            <text:p>26,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54]&lt;=30; &quot;18-30&quot;; IF([.C154]&lt;=45; &quot;31-45&quot;; IF([.C15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Rosal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float" office:value="159.798637327456" calcext:value-type="float">
            <text:p>159,8</text:p>
          </table:table-cell>
          <table:table-cell office:value-type="float" office:value="82.0025396042201" calcext:value-type="float">
            <text:p>82,0</text:p>
          </table:table-cell>
          <table:table-cell office:value-type="float" office:value="32.1130207161677" calcext:value-type="float">
            <text:p>32,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55]&lt;=30; &quot;18-30&quot;; IF([.C155]&lt;=45; &quot;31-45&quot;; IF([.C15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Wells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office:value-type="float" office:value="165.067248254912" calcext:value-type="float">
            <text:p>165,1</text:p>
          </table:table-cell>
          <table:table-cell office:value-type="float" office:value="77.1801252601875" calcext:value-type="float">
            <text:p>77,2</text:p>
          </table:table-cell>
          <table:table-cell office:value-type="float" office:value="28.3258959914928" calcext:value-type="float">
            <text:p>28,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56]&lt;=30; &quot;18-30&quot;; IF([.C156]&lt;=45; &quot;31-45&quot;; IF([.C1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Well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  <table:table-cell office:value-type="float" office:value="156.24429029171" calcext:value-type="float">
            <text:p>156,2</text:p>
          </table:table-cell>
          <table:table-cell office:value-type="float" office:value="93.4214043394016" calcext:value-type="float">
            <text:p>93,4</text:p>
          </table:table-cell>
          <table:table-cell office:value-type="float" office:value="38.2682039699207" calcext:value-type="float">
            <text:p>38,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57]&lt;=30; &quot;18-30&quot;; IF([.C157]&lt;=45; &quot;31-45&quot;; IF([.C15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n Lewi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180.786742647437" calcext:value-type="float">
            <text:p>180,8</text:p>
          </table:table-cell>
          <table:table-cell office:value-type="float" office:value="70.3263024841723" calcext:value-type="float">
            <text:p>70,3</text:p>
          </table:table-cell>
          <table:table-cell office:value-type="float" office:value="21.5171439132123" calcext:value-type="float">
            <text:p>21,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58]&lt;=30; &quot;18-30&quot;; IF([.C158]&lt;=45; &quot;31-45&quot;; IF([.C15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er Man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181" calcext:value-type="float">
            <text:p>181</text:p>
          </table:table-cell>
          <table:table-cell office:value-type="float" office:value="163.136627120069" calcext:value-type="float">
            <text:p>163,1</text:p>
          </table:table-cell>
          <table:table-cell office:value-type="float" office:value="87.093884485785" calcext:value-type="float">
            <text:p>87,1</text:p>
          </table:table-cell>
          <table:table-cell office:value-type="float" office:value="32.7253803717057" calcext:value-type="float">
            <text:p>32,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59]&lt;=30; &quot;18-30&quot;; IF([.C159]&lt;=45; &quot;31-45&quot;; IF([.C15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Davi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177" calcext:value-type="float">
            <text:p>177</text:p>
          </table:table-cell>
          <table:table-cell office:value-type="float" office:value="152.913566666527" calcext:value-type="float">
            <text:p>152,9</text:p>
          </table:table-cell>
          <table:table-cell office:value-type="float" office:value="84.6186312684576" calcext:value-type="float">
            <text:p>84,6</text:p>
          </table:table-cell>
          <table:table-cell office:value-type="float" office:value="36.1887814487957" calcext:value-type="float">
            <text:p>36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60]&lt;=30; &quot;18-30&quot;; IF([.C160]&lt;=45; &quot;31-45&quot;; IF([.C16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Alexis Lun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199" calcext:value-type="float">
            <text:p>199</text:p>
          </table:table-cell>
          <table:table-cell office:value-type="float" office:value="185.960331581083" calcext:value-type="float">
            <text:p>186,0</text:p>
          </table:table-cell>
          <table:table-cell office:value-type="float" office:value="62.2785562108533" calcext:value-type="float">
            <text:p>62,3</text:p>
          </table:table-cell>
          <table:table-cell office:value-type="float" office:value="18.0093447623944" calcext:value-type="float">
            <text:p>18,0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61]&lt;=30; &quot;18-30&quot;; IF([.C161]&lt;=45; &quot;31-45&quot;; IF([.C16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omas Long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87.835209022491" calcext:value-type="float">
            <text:p>187,8</text:p>
          </table:table-cell>
          <table:table-cell office:value-type="float" office:value="90.5598241176863" calcext:value-type="float">
            <text:p>90,6</text:p>
          </table:table-cell>
          <table:table-cell office:value-type="float" office:value="25.6673814858693" calcext:value-type="float">
            <text:p>25,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62]&lt;=30; &quot;18-30&quot;; IF([.C162]&lt;=45; &quot;31-45&quot;; IF([.C16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Molin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78" calcext:value-type="float">
            <text:p>178</text:p>
          </table:table-cell>
          <table:table-cell office:value-type="float" office:value="174.388987299941" calcext:value-type="float">
            <text:p>174,4</text:p>
          </table:table-cell>
          <table:table-cell office:value-type="float" office:value="68.0416512138187" calcext:value-type="float">
            <text:p>68,0</text:p>
          </table:table-cell>
          <table:table-cell office:value-type="float" office:value="22.3736444919357" calcext:value-type="float">
            <text:p>22,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63]&lt;=30; &quot;18-30&quot;; IF([.C163]&lt;=45; &quot;31-45&quot;; IF([.C1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y L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 office:value-type="float" office:value="152.206266653755" calcext:value-type="float">
            <text:p>152,2</text:p>
          </table:table-cell>
          <table:table-cell office:value-type="float" office:value="73.7981830138917" calcext:value-type="float">
            <text:p>73,8</text:p>
          </table:table-cell>
          <table:table-cell office:value-type="float" office:value="31.8552194984247" calcext:value-type="float">
            <text:p>31,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64]&lt;=30; &quot;18-30&quot;; IF([.C164]&lt;=45; &quot;31-45&quot;; IF([.C16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Garcia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215" calcext:value-type="float">
            <text:p>215</text:p>
          </table:table-cell>
          <table:table-cell office:value-type="float" office:value="185.145940281616" calcext:value-type="float">
            <text:p>185,1</text:p>
          </table:table-cell>
          <table:table-cell office:value-type="float" office:value="88.9712893494703" calcext:value-type="float">
            <text:p>89,0</text:p>
          </table:table-cell>
          <table:table-cell office:value-type="float" office:value="25.9550277162821" calcext:value-type="float">
            <text:p>25,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65]&lt;=30; &quot;18-30&quot;; IF([.C165]&lt;=45; &quot;31-45&quot;; IF([.C16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Schwartz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157.096631133455" calcext:value-type="float">
            <text:p>157,1</text:p>
          </table:table-cell>
          <table:table-cell office:value-type="float" office:value="80.028009670433" calcext:value-type="float">
            <text:p>80,0</text:p>
          </table:table-cell>
          <table:table-cell office:value-type="float" office:value="32.4271120441389" calcext:value-type="float">
            <text:p>32,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66]&lt;=30; &quot;18-30&quot;; IF([.C166]&lt;=45; &quot;31-45&quot;; IF([.C16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nica Hebert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153.533288535944" calcext:value-type="float">
            <text:p>153,5</text:p>
          </table:table-cell>
          <table:table-cell office:value-type="float" office:value="83.09361456522" calcext:value-type="float">
            <text:p>83,1</text:p>
          </table:table-cell>
          <table:table-cell office:value-type="float" office:value="35.2502780309695" calcext:value-type="float">
            <text:p>35,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67]&lt;=30; &quot;18-30&quot;; IF([.C167]&lt;=45; &quot;31-45&quot;; IF([.C16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Nguy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  <table:table-cell office:value-type="float" office:value="181.102258499061" calcext:value-type="float">
            <text:p>181,1</text:p>
          </table:table-cell>
          <table:table-cell office:value-type="float" office:value="67.3049652131189" calcext:value-type="float">
            <text:p>67,3</text:p>
          </table:table-cell>
          <table:table-cell office:value-type="float" office:value="20.5210402114586" calcext:value-type="float">
            <text:p>20,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68]&lt;=30; &quot;18-30&quot;; IF([.C168]&lt;=45; &quot;31-45&quot;; IF([.C16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Alexande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office:value-type="float" office:value="167.715178992987" calcext:value-type="float">
            <text:p>167,7</text:p>
          </table:table-cell>
          <table:table-cell office:value-type="float" office:value="77.5870425086208" calcext:value-type="float">
            <text:p>77,6</text:p>
          </table:table-cell>
          <table:table-cell office:value-type="float" office:value="27.5831878765554" calcext:value-type="float">
            <text:p>27,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69]&lt;=30; &quot;18-30&quot;; IF([.C169]&lt;=45; &quot;31-45&quot;; IF([.C16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Davis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office:value-type="float" office:value="163.374604797951" calcext:value-type="float">
            <text:p>163,4</text:p>
          </table:table-cell>
          <table:table-cell office:value-type="float" office:value="75.7558320245728" calcext:value-type="float">
            <text:p>75,8</text:p>
          </table:table-cell>
          <table:table-cell office:value-type="float" office:value="28.3822598811085" calcext:value-type="float">
            <text:p>28,3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70]&lt;=30; &quot;18-30&quot;; IF([.C170]&lt;=45; &quot;31-45&quot;; IF([.C1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Isabella Hansen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float" office:value="151.204849183611" calcext:value-type="float">
            <text:p>151,2</text:p>
          </table:table-cell>
          <table:table-cell office:value-type="float" office:value="70.5882581364877" calcext:value-type="float">
            <text:p>70,6</text:p>
          </table:table-cell>
          <table:table-cell office:value-type="float" office:value="30.8745777330902" calcext:value-type="float">
            <text:p>30,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71]&lt;=30; &quot;18-30&quot;; IF([.C171]&lt;=45; &quot;31-45&quot;; IF([.C17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e Walters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53.348985955828" calcext:value-type="float">
            <text:p>153,3</text:p>
          </table:table-cell>
          <table:table-cell office:value-type="float" office:value="98.3717552874772" calcext:value-type="float">
            <text:p>98,4</text:p>
          </table:table-cell>
          <table:table-cell office:value-type="float" office:value="41.8319975876385" calcext:value-type="float">
            <text:p>41,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72]&lt;=30; &quot;18-30&quot;; IF([.C172]&lt;=45; &quot;31-45&quot;; IF([.C17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Pat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183.339104563903" calcext:value-type="float">
            <text:p>183,3</text:p>
          </table:table-cell>
          <table:table-cell office:value-type="float" office:value="50.421529692747" calcext:value-type="float">
            <text:p>50,4</text:p>
          </table:table-cell>
          <table:table-cell office:value-type="float" office:value="15.0005024210539" calcext:value-type="float">
            <text:p>15,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73]&lt;=30; &quot;18-30&quot;; IF([.C173]&lt;=45; &quot;31-45&quot;; IF([.C17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Salin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office:value-type="float" office:value="187.629558081653" calcext:value-type="float">
            <text:p>187,6</text:p>
          </table:table-cell>
          <table:table-cell office:value-type="float" office:value="69.7868127681252" calcext:value-type="float">
            <text:p>69,8</text:p>
          </table:table-cell>
          <table:table-cell office:value-type="float" office:value="19.823067178287" calcext:value-type="float">
            <text:p>19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74]&lt;=30; &quot;18-30&quot;; IF([.C174]&lt;=45; &quot;31-45&quot;; IF([.C17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ward Mcdowell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172.230690256876" calcext:value-type="float">
            <text:p>172,2</text:p>
          </table:table-cell>
          <table:table-cell office:value-type="float" office:value="78.0410273736197" calcext:value-type="float">
            <text:p>78,0</text:p>
          </table:table-cell>
          <table:table-cell office:value-type="float" office:value="26.3088517538959" calcext:value-type="float">
            <text:p>26,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75]&lt;=30; &quot;18-30&quot;; IF([.C175]&lt;=45; &quot;31-45&quot;; IF([.C1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Bes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float" office:value="171.873942135675" calcext:value-type="float">
            <text:p>171,9</text:p>
          </table:table-cell>
          <table:table-cell office:value-type="float" office:value="50.9269329326461" calcext:value-type="float">
            <text:p>50,9</text:p>
          </table:table-cell>
          <table:table-cell office:value-type="float" office:value="17.2396103369897" calcext:value-type="float">
            <text:p>17,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76]&lt;=30; &quot;18-30&quot;; IF([.C176]&lt;=45; &quot;31-45&quot;; IF([.C17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Shane Green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204" calcext:value-type="float">
            <text:p>204</text:p>
          </table:table-cell>
          <table:table-cell office:value-type="float" office:value="157.177807817845" calcext:value-type="float">
            <text:p>157,2</text:p>
          </table:table-cell>
          <table:table-cell office:value-type="float" office:value="75.9794806108527" calcext:value-type="float">
            <text:p>76,0</text:p>
          </table:table-cell>
          <table:table-cell office:value-type="float" office:value="30.754867889439" calcext:value-type="float">
            <text:p>30,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77]&lt;=30; &quot;18-30&quot;; IF([.C177]&lt;=45; &quot;31-45&quot;; IF([.C17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olly Pittman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office:value-type="float" office:value="199.186174770749" calcext:value-type="float">
            <text:p>199,2</text:p>
          </table:table-cell>
          <table:table-cell office:value-type="float" office:value="78.927641021498" calcext:value-type="float">
            <text:p>78,9</text:p>
          </table:table-cell>
          <table:table-cell office:value-type="float" office:value="19.8934790145707" calcext:value-type="float">
            <text:p>19,8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78]&lt;=30; &quot;18-30&quot;; IF([.C178]&lt;=45; &quot;31-45&quot;; IF([.C17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rol William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office:value-type="float" office:value="179.738483620206" calcext:value-type="float">
            <text:p>179,7</text:p>
          </table:table-cell>
          <table:table-cell office:value-type="float" office:value="52.8263119684293" calcext:value-type="float">
            <text:p>52,8</text:p>
          </table:table-cell>
          <table:table-cell office:value-type="float" office:value="16.3518970795809" calcext:value-type="float">
            <text:p>16,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79]&lt;=30; &quot;18-30&quot;; IF([.C179]&lt;=45; &quot;31-45&quot;; IF([.C17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ndi Port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155" calcext:value-type="float">
            <text:p>155</text:p>
          </table:table-cell>
          <table:table-cell office:value-type="float" office:value="171.75610222389" calcext:value-type="float">
            <text:p>171,8</text:p>
          </table:table-cell>
          <table:table-cell office:value-type="float" office:value="74.4386423486401" calcext:value-type="float">
            <text:p>74,4</text:p>
          </table:table-cell>
          <table:table-cell office:value-type="float" office:value="25.2333023794619" calcext:value-type="float">
            <text:p>25,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0]&lt;=30; &quot;18-30&quot;; IF([.C180]&lt;=45; &quot;31-45&quot;; IF([.C18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Armstrong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61.732029003386" calcext:value-type="float">
            <text:p>161,7</text:p>
          </table:table-cell>
          <table:table-cell office:value-type="float" office:value="72.4052545580323" calcext:value-type="float">
            <text:p>72,4</text:p>
          </table:table-cell>
          <table:table-cell office:value-type="float" office:value="27.6807603081839" calcext:value-type="float">
            <text:p>27,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81]&lt;=30; &quot;18-30&quot;; IF([.C181]&lt;=45; &quot;31-45&quot;; IF([.C18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 Barto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231" calcext:value-type="float">
            <text:p>231</text:p>
          </table:table-cell>
          <table:table-cell office:value-type="float" office:value="158.582961943972" calcext:value-type="float">
            <text:p>158,6</text:p>
          </table:table-cell>
          <table:table-cell office:value-type="float" office:value="76.9949868369608" calcext:value-type="float">
            <text:p>77,0</text:p>
          </table:table-cell>
          <table:table-cell office:value-type="float" office:value="30.6160669389313" calcext:value-type="float">
            <text:p>30,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82]&lt;=30; &quot;18-30&quot;; IF([.C182]&lt;=45; &quot;31-45&quot;; IF([.C18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dley Carpenter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54.124339886475" calcext:value-type="float">
            <text:p>154,1</text:p>
          </table:table-cell>
          <table:table-cell office:value-type="float" office:value="82.2001175196015" calcext:value-type="float">
            <text:p>82,2</text:p>
          </table:table-cell>
          <table:table-cell office:value-type="float" office:value="34.6042929032469" calcext:value-type="float">
            <text:p>34,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3]&lt;=30; &quot;18-30&quot;; IF([.C183]&lt;=45; &quot;31-45&quot;; IF([.C18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ina Flores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190.179392210211" calcext:value-type="float">
            <text:p>190,2</text:p>
          </table:table-cell>
          <table:table-cell office:value-type="float" office:value="59.5365588817385" calcext:value-type="float">
            <text:p>59,5</text:p>
          </table:table-cell>
          <table:table-cell office:value-type="float" office:value="16.4610229071711" calcext:value-type="float">
            <text:p>16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4]&lt;=30; &quot;18-30&quot;; IF([.C184]&lt;=45; &quot;31-45&quot;; IF([.C1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Johnso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175.730945606765" calcext:value-type="float">
            <text:p>175,7</text:p>
          </table:table-cell>
          <table:table-cell office:value-type="float" office:value="67.2034264099938" calcext:value-type="float">
            <text:p>67,2</text:p>
          </table:table-cell>
          <table:table-cell office:value-type="float" office:value="21.7618055028775" calcext:value-type="float">
            <text:p>21,7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85]&lt;=30; &quot;18-30&quot;; IF([.C185]&lt;=45; &quot;31-45&quot;; IF([.C18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ancisco Maso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office:value-type="float" office:value="193.645508738886" calcext:value-type="float">
            <text:p>193,6</text:p>
          </table:table-cell>
          <table:table-cell office:value-type="float" office:value="75.0430333913623" calcext:value-type="float">
            <text:p>75,0</text:p>
          </table:table-cell>
          <table:table-cell office:value-type="float" office:value="20.0122317373463" calcext:value-type="float">
            <text:p>20,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186]&lt;=30; &quot;18-30&quot;; IF([.C186]&lt;=45; &quot;31-45&quot;; IF([.C18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Bell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office:value-type="float" office:value="170.406447151398" calcext:value-type="float">
            <text:p>170,4</text:p>
          </table:table-cell>
          <table:table-cell office:value-type="float" office:value="67.9650368174712" calcext:value-type="float">
            <text:p>68,0</text:p>
          </table:table-cell>
          <table:table-cell office:value-type="float" office:value="23.405262314726" calcext:value-type="float">
            <text:p>23,4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7]&lt;=30; &quot;18-30&quot;; IF([.C187]&lt;=45; &quot;31-45&quot;; IF([.C18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Brow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214" calcext:value-type="float">
            <text:p>214</text:p>
          </table:table-cell>
          <table:table-cell office:value-type="float" office:value="153.525454719353" calcext:value-type="float">
            <text:p>153,5</text:p>
          </table:table-cell>
          <table:table-cell office:value-type="float" office:value="66.3077400296825" calcext:value-type="float">
            <text:p>66,3</text:p>
          </table:table-cell>
          <table:table-cell office:value-type="float" office:value="28.1321834858857" calcext:value-type="float">
            <text:p>28,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88]&lt;=30; &quot;18-30&quot;; IF([.C188]&lt;=45; &quot;31-45&quot;; IF([.C18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e Manning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69.569371589659" calcext:value-type="float">
            <text:p>169,6</text:p>
          </table:table-cell>
          <table:table-cell office:value-type="float" office:value="84.4319743579858" calcext:value-type="float">
            <text:p>84,4</text:p>
          </table:table-cell>
          <table:table-cell office:value-type="float" office:value="29.3637909489362" calcext:value-type="float">
            <text:p>29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9]&lt;=30; &quot;18-30&quot;; IF([.C189]&lt;=45; &quot;31-45&quot;; IF([.C18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Martinez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office:value-type="float" office:value="157.72789936722" calcext:value-type="float">
            <text:p>157,7</text:p>
          </table:table-cell>
          <table:table-cell office:value-type="float" office:value="77.6127702079578" calcext:value-type="float">
            <text:p>77,6</text:p>
          </table:table-cell>
          <table:table-cell office:value-type="float" office:value="31.1972379965585" calcext:value-type="float">
            <text:p>31,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90]&lt;=30; &quot;18-30&quot;; IF([.C190]&lt;=45; &quot;31-45&quot;; IF([.C19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enny Spenc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190.204650112816" calcext:value-type="float">
            <text:p>190,2</text:p>
          </table:table-cell>
          <table:table-cell office:value-type="float" office:value="51.5024529270119" calcext:value-type="float">
            <text:p>51,5</text:p>
          </table:table-cell>
          <table:table-cell office:value-type="float" office:value="14.2359237494006" calcext:value-type="float">
            <text:p>14,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91]&lt;=30; &quot;18-30&quot;; IF([.C191]&lt;=45; &quot;31-45&quot;; IF([.C19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cca Bus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86" calcext:value-type="float">
            <text:p>186</text:p>
          </table:table-cell>
          <table:table-cell office:value-type="float" office:value="162.854589475862" calcext:value-type="float">
            <text:p>162,9</text:p>
          </table:table-cell>
          <table:table-cell office:value-type="float" office:value="70.5251346136377" calcext:value-type="float">
            <text:p>70,5</text:p>
          </table:table-cell>
          <table:table-cell office:value-type="float" office:value="26.5915663363917" calcext:value-type="float">
            <text:p>26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2]&lt;=30; &quot;18-30&quot;; IF([.C192]&lt;=45; &quot;31-45&quot;; IF([.C1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Hunt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208" calcext:value-type="float">
            <text:p>208</text:p>
          </table:table-cell>
          <table:table-cell office:value-type="float" office:value="176.25100944066" calcext:value-type="float">
            <text:p>176,3</text:p>
          </table:table-cell>
          <table:table-cell office:value-type="float" office:value="83.8489405932842" calcext:value-type="float">
            <text:p>83,8</text:p>
          </table:table-cell>
          <table:table-cell office:value-type="float" office:value="26.9919557822231" calcext:value-type="float">
            <text:p>26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93]&lt;=30; &quot;18-30&quot;; IF([.C193]&lt;=45; &quot;31-45&quot;; IF([.C19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ucas Le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186.250401304554" calcext:value-type="float">
            <text:p>186,3</text:p>
          </table:table-cell>
          <table:table-cell office:value-type="float" office:value="56.3233715977046" calcext:value-type="float">
            <text:p>56,3</text:p>
          </table:table-cell>
          <table:table-cell office:value-type="float" office:value="16.2365670399955" calcext:value-type="float">
            <text:p>16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4]&lt;=30; &quot;18-30&quot;; IF([.C194]&lt;=45; &quot;31-45&quot;; IF([.C19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Becker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office:value-type="float" office:value="170.694651507593" calcext:value-type="float">
            <text:p>170,7</text:p>
          </table:table-cell>
          <table:table-cell office:value-type="float" office:value="64.7514699707174" calcext:value-type="float">
            <text:p>64,8</text:p>
          </table:table-cell>
          <table:table-cell office:value-type="float" office:value="22.2233642987647" calcext:value-type="float">
            <text:p>22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5]&lt;=30; &quot;18-30&quot;; IF([.C195]&lt;=45; &quot;31-45&quot;; IF([.C1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garet Gordon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90.739057881047" calcext:value-type="float">
            <text:p>190,7</text:p>
          </table:table-cell>
          <table:table-cell office:value-type="float" office:value="94.046187998212" calcext:value-type="float">
            <text:p>94,0</text:p>
          </table:table-cell>
          <table:table-cell office:value-type="float" office:value="25.8500823216867" calcext:value-type="float">
            <text:p>25,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6]&lt;=30; &quot;18-30&quot;; IF([.C196]&lt;=45; &quot;31-45&quot;; IF([.C19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rdan Bowma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239" calcext:value-type="float">
            <text:p>239</text:p>
          </table:table-cell>
          <table:table-cell office:value-type="float" office:value="189.09772805816" calcext:value-type="float">
            <text:p>189,1</text:p>
          </table:table-cell>
          <table:table-cell office:value-type="float" office:value="53.3510751567938" calcext:value-type="float">
            <text:p>53,4</text:p>
          </table:table-cell>
          <table:table-cell office:value-type="float" office:value="14.9200594630583" calcext:value-type="float">
            <text:p>14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97]&lt;=30; &quot;18-30&quot;; IF([.C197]&lt;=45; &quot;31-45&quot;; IF([.C19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Baile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163.306677891954" calcext:value-type="float">
            <text:p>163,3</text:p>
          </table:table-cell>
          <table:table-cell office:value-type="float" office:value="94.0229439153021" calcext:value-type="float">
            <text:p>94,0</text:p>
          </table:table-cell>
          <table:table-cell office:value-type="float" office:value="35.2554251926524" calcext:value-type="float">
            <text:p>35,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8]&lt;=30; &quot;18-30&quot;; IF([.C198]&lt;=45; &quot;31-45&quot;; IF([.C19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ttany Haye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175.009889927107" calcext:value-type="float">
            <text:p>175,0</text:p>
          </table:table-cell>
          <table:table-cell office:value-type="float" office:value="71.6379784278486" calcext:value-type="float">
            <text:p>71,6</text:p>
          </table:table-cell>
          <table:table-cell office:value-type="float" office:value="23.3893492360848" calcext:value-type="float">
            <text:p>23,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9]&lt;=30; &quot;18-30&quot;; IF([.C199]&lt;=45; &quot;31-45&quot;; IF([.C19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ron Mcdonald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162.963599677542" calcext:value-type="float">
            <text:p>163,0</text:p>
          </table:table-cell>
          <table:table-cell office:value-type="float" office:value="55.5932849265268" calcext:value-type="float">
            <text:p>55,6</text:p>
          </table:table-cell>
          <table:table-cell office:value-type="float" office:value="20.9334648875407" calcext:value-type="float">
            <text:p>20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00]&lt;=30; &quot;18-30&quot;; IF([.C200]&lt;=45; &quot;31-45&quot;; IF([.C20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Reed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152.778797984214" calcext:value-type="float">
            <text:p>152,8</text:p>
          </table:table-cell>
          <table:table-cell office:value-type="float" office:value="93.2436043732918" calcext:value-type="float">
            <text:p>93,2</text:p>
          </table:table-cell>
          <table:table-cell office:value-type="float" office:value="39.9478007815738" calcext:value-type="float">
            <text:p>39,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1]&lt;=30; &quot;18-30&quot;; IF([.C201]&lt;=45; &quot;31-45&quot;; IF([.C20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Adams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26" calcext:value-type="float">
            <text:p>226</text:p>
          </table:table-cell>
          <table:table-cell office:value-type="float" office:value="187.392760146979" calcext:value-type="float">
            <text:p>187,4</text:p>
          </table:table-cell>
          <table:table-cell office:value-type="float" office:value="65.1303578346015" calcext:value-type="float">
            <text:p>65,1</text:p>
          </table:table-cell>
          <table:table-cell office:value-type="float" office:value="18.547178348126" calcext:value-type="float">
            <text:p>18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02]&lt;=30; &quot;18-30&quot;; IF([.C202]&lt;=45; &quot;31-45&quot;; IF([.C20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nneth Welch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194.192696049209" calcext:value-type="float">
            <text:p>194,2</text:p>
          </table:table-cell>
          <table:table-cell office:value-type="float" office:value="84.4684678148701" calcext:value-type="float">
            <text:p>84,5</text:p>
          </table:table-cell>
          <table:table-cell office:value-type="float" office:value="22.3990105353743" calcext:value-type="float">
            <text:p>22,4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03]&lt;=30; &quot;18-30&quot;; IF([.C203]&lt;=45; &quot;31-45&quot;; IF([.C20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Brooks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182.647084353416" calcext:value-type="float">
            <text:p>182,6</text:p>
          </table:table-cell>
          <table:table-cell office:value-type="float" office:value="85.4639928292245" calcext:value-type="float">
            <text:p>85,5</text:p>
          </table:table-cell>
          <table:table-cell office:value-type="float" office:value="25.6187355835185" calcext:value-type="float">
            <text:p>25,6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4]&lt;=30; &quot;18-30&quot;; IF([.C204]&lt;=45; &quot;31-45&quot;; IF([.C20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Campbel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152.566911430837" calcext:value-type="float">
            <text:p>152,6</text:p>
          </table:table-cell>
          <table:table-cell office:value-type="float" office:value="83.4666523258418" calcext:value-type="float">
            <text:p>83,5</text:p>
          </table:table-cell>
          <table:table-cell office:value-type="float" office:value="35.8585138468903" calcext:value-type="float">
            <text:p>35,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5]&lt;=30; &quot;18-30&quot;; IF([.C205]&lt;=45; &quot;31-45&quot;; IF([.C20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Taylor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89.719449841943" calcext:value-type="float">
            <text:p>189,7</text:p>
          </table:table-cell>
          <table:table-cell office:value-type="float" office:value="60.175315878927" calcext:value-type="float">
            <text:p>60,2</text:p>
          </table:table-cell>
          <table:table-cell office:value-type="float" office:value="16.7183982169164" calcext:value-type="float">
            <text:p>16,7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06]&lt;=30; &quot;18-30&quot;; IF([.C206]&lt;=45; &quot;31-45&quot;; IF([.C20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Norris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15" calcext:value-type="float">
            <text:p>215</text:p>
          </table:table-cell>
          <table:table-cell office:value-type="float" office:value="150.405279854264" calcext:value-type="float">
            <text:p>150,4</text:p>
          </table:table-cell>
          <table:table-cell office:value-type="float" office:value="61.4782329147831" calcext:value-type="float">
            <text:p>61,5</text:p>
          </table:table-cell>
          <table:table-cell office:value-type="float" office:value="27.176605605103" calcext:value-type="float">
            <text:p>27,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7]&lt;=30; &quot;18-30&quot;; IF([.C207]&lt;=45; &quot;31-45&quot;; IF([.C20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ffany Young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184.130403489482" calcext:value-type="float">
            <text:p>184,1</text:p>
          </table:table-cell>
          <table:table-cell office:value-type="float" office:value="97.7139487286013" calcext:value-type="float">
            <text:p>97,7</text:p>
          </table:table-cell>
          <table:table-cell office:value-type="float" office:value="28.8207683188729" calcext:value-type="float">
            <text:p>28,8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08]&lt;=30; &quot;18-30&quot;; IF([.C208]&lt;=45; &quot;31-45&quot;; IF([.C20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Freeman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188.088488034243" calcext:value-type="float">
            <text:p>188,1</text:p>
          </table:table-cell>
          <table:table-cell office:value-type="float" office:value="77.8238875048338" calcext:value-type="float">
            <text:p>77,8</text:p>
          </table:table-cell>
          <table:table-cell office:value-type="float" office:value="21.9982680908484" calcext:value-type="float">
            <text:p>22,0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09]&lt;=30; &quot;18-30&quot;; IF([.C209]&lt;=45; &quot;31-45&quot;; IF([.C20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rothy Fitzgerald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221" calcext:value-type="float">
            <text:p>221</text:p>
          </table:table-cell>
          <table:table-cell office:value-type="float" office:value="196.538982528034" calcext:value-type="float">
            <text:p>196,5</text:p>
          </table:table-cell>
          <table:table-cell office:value-type="float" office:value="90.4522982811405" calcext:value-type="float">
            <text:p>90,5</text:p>
          </table:table-cell>
          <table:table-cell office:value-type="float" office:value="23.4165116806541" calcext:value-type="float">
            <text:p>23,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0]&lt;=30; &quot;18-30&quot;; IF([.C210]&lt;=45; &quot;31-45&quot;; IF([.C21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Flores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  <table:table-cell office:value-type="float" office:value="188" calcext:value-type="float">
            <text:p>188</text:p>
          </table:table-cell>
          <table:table-cell office:value-type="float" office:value="153.380292630764" calcext:value-type="float">
            <text:p>153,4</text:p>
          </table:table-cell>
          <table:table-cell office:value-type="float" office:value="69.3807407767676" calcext:value-type="float">
            <text:p>69,4</text:p>
          </table:table-cell>
          <table:table-cell office:value-type="float" office:value="29.4917000677585" calcext:value-type="float">
            <text:p>29,4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1]&lt;=30; &quot;18-30&quot;; IF([.C211]&lt;=45; &quot;31-45&quot;; IF([.C21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Reyes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150.880977267337" calcext:value-type="float">
            <text:p>150,9</text:p>
          </table:table-cell>
          <table:table-cell office:value-type="float" office:value="75.2908479102602" calcext:value-type="float">
            <text:p>75,3</text:p>
          </table:table-cell>
          <table:table-cell office:value-type="float" office:value="33.0729711007154" calcext:value-type="float">
            <text:p>33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2]&lt;=30; &quot;18-30&quot;; IF([.C212]&lt;=45; &quot;31-45&quot;; IF([.C21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Alvarez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54.40314150277" calcext:value-type="float">
            <text:p>154,4</text:p>
          </table:table-cell>
          <table:table-cell office:value-type="float" office:value="55.9980802110659" calcext:value-type="float">
            <text:p>56,0</text:p>
          </table:table-cell>
          <table:table-cell office:value-type="float" office:value="23.4888023623256" calcext:value-type="float">
            <text:p>23,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13]&lt;=30; &quot;18-30&quot;; IF([.C213]&lt;=45; &quot;31-45&quot;; IF([.C21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Figuero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168.322628474333" calcext:value-type="float">
            <text:p>168,3</text:p>
          </table:table-cell>
          <table:table-cell office:value-type="float" office:value="63.4735093558201" calcext:value-type="float">
            <text:p>63,5</text:p>
          </table:table-cell>
          <table:table-cell office:value-type="float" office:value="22.403068242836" calcext:value-type="float">
            <text:p>22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4]&lt;=30; &quot;18-30&quot;; IF([.C214]&lt;=45; &quot;31-45&quot;; IF([.C21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a Barr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  <table:table-cell office:value-type="float" office:value="152.234092656076" calcext:value-type="float">
            <text:p>152,2</text:p>
          </table:table-cell>
          <table:table-cell office:value-type="float" office:value="91.8733031735445" calcext:value-type="float">
            <text:p>91,9</text:p>
          </table:table-cell>
          <table:table-cell office:value-type="float" office:value="39.6429062029942" calcext:value-type="float">
            <text:p>39,6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5]&lt;=30; &quot;18-30&quot;; IF([.C215]&lt;=45; &quot;31-45&quot;; IF([.C21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Robert Hardin Jr.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 office:value-type="float" office:value="191.608009769559" calcext:value-type="float">
            <text:p>191,6</text:p>
          </table:table-cell>
          <table:table-cell office:value-type="float" office:value="64.2480675033211" calcext:value-type="float">
            <text:p>64,2</text:p>
          </table:table-cell>
          <table:table-cell office:value-type="float" office:value="17.4997864661077" calcext:value-type="float">
            <text:p>17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16]&lt;=30; &quot;18-30&quot;; IF([.C216]&lt;=45; &quot;31-45&quot;; IF([.C21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Taylor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199" calcext:value-type="float">
            <text:p>199</text:p>
          </table:table-cell>
          <table:table-cell office:value-type="float" office:value="164.097804041689" calcext:value-type="float">
            <text:p>164,1</text:p>
          </table:table-cell>
          <table:table-cell office:value-type="float" office:value="80.6600956114945" calcext:value-type="float">
            <text:p>80,7</text:p>
          </table:table-cell>
          <table:table-cell office:value-type="float" office:value="29.9538874588999" calcext:value-type="float">
            <text:p>29,9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7]&lt;=30; &quot;18-30&quot;; IF([.C217]&lt;=45; &quot;31-45&quot;; IF([.C21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udrey Gra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181.519046272141" calcext:value-type="float">
            <text:p>181,5</text:p>
          </table:table-cell>
          <table:table-cell office:value-type="float" office:value="50.8058915537844" calcext:value-type="float">
            <text:p>50,8</text:p>
          </table:table-cell>
          <table:table-cell office:value-type="float" office:value="15.41947811112" calcext:value-type="float">
            <text:p>15,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18]&lt;=30; &quot;18-30&quot;; IF([.C218]&lt;=45; &quot;31-45&quot;; IF([.C21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Cox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office:value-type="float" office:value="182.346521970733" calcext:value-type="float">
            <text:p>182,3</text:p>
          </table:table-cell>
          <table:table-cell office:value-type="float" office:value="91.2976781302233" calcext:value-type="float">
            <text:p>91,3</text:p>
          </table:table-cell>
          <table:table-cell office:value-type="float" office:value="27.4577384957049" calcext:value-type="float">
            <text:p>27,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9]&lt;=30; &quot;18-30&quot;; IF([.C219]&lt;=45; &quot;31-45&quot;; IF([.C21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yla Scott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181.033597410313" calcext:value-type="float">
            <text:p>181,0</text:p>
          </table:table-cell>
          <table:table-cell office:value-type="float" office:value="95.9348812832924" calcext:value-type="float">
            <text:p>95,9</text:p>
          </table:table-cell>
          <table:table-cell office:value-type="float" office:value="29.2723897714137" calcext:value-type="float">
            <text:p>29,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220]&lt;=30; &quot;18-30&quot;; IF([.C220]&lt;=45; &quot;31-45&quot;; IF([.C2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Miller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194.452421971743" calcext:value-type="float">
            <text:p>194,5</text:p>
          </table:table-cell>
          <table:table-cell office:value-type="float" office:value="63.5887871010395" calcext:value-type="float">
            <text:p>63,6</text:p>
          </table:table-cell>
          <table:table-cell office:value-type="float" office:value="16.8172053662471" calcext:value-type="float">
            <text:p>16,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21]&lt;=30; &quot;18-30&quot;; IF([.C221]&lt;=45; &quot;31-45&quot;; IF([.C22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Ra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180.068257248779" calcext:value-type="float">
            <text:p>180,1</text:p>
          </table:table-cell>
          <table:table-cell office:value-type="float" office:value="81.7791403963892" calcext:value-type="float">
            <text:p>81,8</text:p>
          </table:table-cell>
          <table:table-cell office:value-type="float" office:value="25.2213435872772" calcext:value-type="float">
            <text:p>25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222]&lt;=30; &quot;18-30&quot;; IF([.C222]&lt;=45; &quot;31-45&quot;; IF([.C22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rina Garc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179.188800331315" calcext:value-type="float">
            <text:p>179,2</text:p>
          </table:table-cell>
          <table:table-cell office:value-type="float" office:value="68.5940442356358" calcext:value-type="float">
            <text:p>68,6</text:p>
          </table:table-cell>
          <table:table-cell office:value-type="float" office:value="21.3631202670912" calcext:value-type="float">
            <text:p>21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23]&lt;=30; &quot;18-30&quot;; IF([.C223]&lt;=45; &quot;31-45&quot;; IF([.C22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Ball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float" office:value="182.451690220526" calcext:value-type="float">
            <text:p>182,5</text:p>
          </table:table-cell>
          <table:table-cell office:value-type="float" office:value="66.1532086707841" calcext:value-type="float">
            <text:p>66,2</text:p>
          </table:table-cell>
          <table:table-cell office:value-type="float" office:value="19.8726201725274" calcext:value-type="float">
            <text:p>19,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24]&lt;=30; &quot;18-30&quot;; IF([.C224]&lt;=45; &quot;31-45&quot;; IF([.C22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Moore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float" office:value="170.931485563438" calcext:value-type="float">
            <text:p>170,9</text:p>
          </table:table-cell>
          <table:table-cell office:value-type="float" office:value="52.7956401176302" calcext:value-type="float">
            <text:p>52,8</text:p>
          </table:table-cell>
          <table:table-cell office:value-type="float" office:value="18.0698241283985" calcext:value-type="float">
            <text:p>18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25]&lt;=30; &quot;18-30&quot;; IF([.C225]&lt;=45; &quot;31-45&quot;; IF([.C22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ison Sava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194.450895363414" calcext:value-type="float">
            <text:p>194,5</text:p>
          </table:table-cell>
          <table:table-cell office:value-type="float" office:value="71.2221746408914" calcext:value-type="float">
            <text:p>71,2</text:p>
          </table:table-cell>
          <table:table-cell office:value-type="float" office:value="18.8362885836513" calcext:value-type="float">
            <text:p>18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26]&lt;=30; &quot;18-30&quot;; IF([.C226]&lt;=45; &quot;31-45&quot;; IF([.C22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yla Walsh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office:value-type="float" office:value="181.910088693659" calcext:value-type="float">
            <text:p>181,9</text:p>
          </table:table-cell>
          <table:table-cell office:value-type="float" office:value="98.4237070267023" calcext:value-type="float">
            <text:p>98,4</text:p>
          </table:table-cell>
          <table:table-cell office:value-type="float" office:value="29.7430942322465" calcext:value-type="float">
            <text:p>29,7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27]&lt;=30; &quot;18-30&quot;; IF([.C227]&lt;=45; &quot;31-45&quot;; IF([.C22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Williams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65.75968011126" calcext:value-type="float">
            <text:p>165,8</text:p>
          </table:table-cell>
          <table:table-cell office:value-type="float" office:value="75.6557583655224" calcext:value-type="float">
            <text:p>75,7</text:p>
          </table:table-cell>
          <table:table-cell office:value-type="float" office:value="27.5349434606623" calcext:value-type="float">
            <text:p>27,5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28]&lt;=30; &quot;18-30&quot;; IF([.C228]&lt;=45; &quot;31-45&quot;; IF([.C22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Brow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71.956237455909" calcext:value-type="float">
            <text:p>172,0</text:p>
          </table:table-cell>
          <table:table-cell office:value-type="float" office:value="95.385041846825" calcext:value-type="float">
            <text:p>95,4</text:p>
          </table:table-cell>
          <table:table-cell office:value-type="float" office:value="32.2585176642702" calcext:value-type="float">
            <text:p>32,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29]&lt;=30; &quot;18-30&quot;; IF([.C229]&lt;=45; &quot;31-45&quot;; IF([.C22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Flores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78" calcext:value-type="float">
            <text:p>178</text:p>
          </table:table-cell>
          <table:table-cell office:value-type="float" office:value="160.951656473282" calcext:value-type="float">
            <text:p>161,0</text:p>
          </table:table-cell>
          <table:table-cell office:value-type="float" office:value="99.6819970120632" calcext:value-type="float">
            <text:p>99,7</text:p>
          </table:table-cell>
          <table:table-cell office:value-type="float" office:value="38.4791817762626" calcext:value-type="float">
            <text:p>38,4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30]&lt;=30; &quot;18-30&quot;; IF([.C230]&lt;=45; &quot;31-45&quot;; IF([.C23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Garc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  <table:table-cell office:value-type="float" office:value="190.612884403241" calcext:value-type="float">
            <text:p>190,6</text:p>
          </table:table-cell>
          <table:table-cell office:value-type="float" office:value="53.7314545600516" calcext:value-type="float">
            <text:p>53,7</text:p>
          </table:table-cell>
          <table:table-cell office:value-type="float" office:value="14.7884988180896" calcext:value-type="float">
            <text:p>14,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31]&lt;=30; &quot;18-30&quot;; IF([.C231]&lt;=45; &quot;31-45&quot;; IF([.C23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ndall Jacks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6" calcext:value-type="float">
            <text:p>186</text:p>
          </table:table-cell>
          <table:table-cell office:value-type="float" office:value="196.123054151618" calcext:value-type="float">
            <text:p>196,1</text:p>
          </table:table-cell>
          <table:table-cell office:value-type="float" office:value="84.647732771978" calcext:value-type="float">
            <text:p>84,6</text:p>
          </table:table-cell>
          <table:table-cell office:value-type="float" office:value="22.0068576813234" calcext:value-type="float">
            <text:p>22,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32]&lt;=30; &quot;18-30&quot;; IF([.C232]&lt;=45; &quot;31-45&quot;; IF([.C23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ily Berg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194.076134230737" calcext:value-type="float">
            <text:p>194,1</text:p>
          </table:table-cell>
          <table:table-cell office:value-type="float" office:value="81.3821931880721" calcext:value-type="float">
            <text:p>81,4</text:p>
          </table:table-cell>
          <table:table-cell office:value-type="float" office:value="21.6065349090614" calcext:value-type="float">
            <text:p>21,6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33]&lt;=30; &quot;18-30&quot;; IF([.C233]&lt;=45; &quot;31-45&quot;; IF([.C23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ileen Murray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82.305991183107" calcext:value-type="float">
            <text:p>182,3</text:p>
          </table:table-cell>
          <table:table-cell office:value-type="float" office:value="67.6123639105987" calcext:value-type="float">
            <text:p>67,6</text:p>
          </table:table-cell>
          <table:table-cell office:value-type="float" office:value="20.3434327591119" calcext:value-type="float">
            <text:p>20,3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34]&lt;=30; &quot;18-30&quot;; IF([.C234]&lt;=45; &quot;31-45&quot;; IF([.C2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Shepard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164.65374522623" calcext:value-type="float">
            <text:p>164,7</text:p>
          </table:table-cell>
          <table:table-cell office:value-type="float" office:value="61.5972936354104" calcext:value-type="float">
            <text:p>61,6</text:p>
          </table:table-cell>
          <table:table-cell office:value-type="float" office:value="22.7205271759553" calcext:value-type="float">
            <text:p>22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35]&lt;=30; &quot;18-30&quot;; IF([.C235]&lt;=45; &quot;31-45&quot;; IF([.C23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anie Mccarthy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212" calcext:value-type="float">
            <text:p>212</text:p>
          </table:table-cell>
          <table:table-cell office:value-type="float" office:value="155.622032218519" calcext:value-type="float">
            <text:p>155,6</text:p>
          </table:table-cell>
          <table:table-cell office:value-type="float" office:value="89.6349274606413" calcext:value-type="float">
            <text:p>89,6</text:p>
          </table:table-cell>
          <table:table-cell office:value-type="float" office:value="37.0113653647586" calcext:value-type="float">
            <text:p>37,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36]&lt;=30; &quot;18-30&quot;; IF([.C236]&lt;=45; &quot;31-45&quot;; IF([.C23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Caldwell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194" calcext:value-type="float">
            <text:p>194</text:p>
          </table:table-cell>
          <table:table-cell office:value-type="float" office:value="150.251875068655" calcext:value-type="float">
            <text:p>150,3</text:p>
          </table:table-cell>
          <table:table-cell office:value-type="float" office:value="98.4613224123122" calcext:value-type="float">
            <text:p>98,5</text:p>
          </table:table-cell>
          <table:table-cell office:value-type="float" office:value="43.6139943935936" calcext:value-type="float">
            <text:p>43,6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37]&lt;=30; &quot;18-30&quot;; IF([.C237]&lt;=45; &quot;31-45&quot;; IF([.C2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Flores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211" calcext:value-type="float">
            <text:p>211</text:p>
          </table:table-cell>
          <table:table-cell office:value-type="float" office:value="198.829056130478" calcext:value-type="float">
            <text:p>198,8</text:p>
          </table:table-cell>
          <table:table-cell office:value-type="float" office:value="87.1087452062801" calcext:value-type="float">
            <text:p>87,1</text:p>
          </table:table-cell>
          <table:table-cell office:value-type="float" office:value="22.0344419580184" calcext:value-type="float">
            <text:p>22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38]&lt;=30; &quot;18-30&quot;; IF([.C238]&lt;=45; &quot;31-45&quot;; IF([.C23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 Craig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181.098719213586" calcext:value-type="float">
            <text:p>181,1</text:p>
          </table:table-cell>
          <table:table-cell office:value-type="float" office:value="73.317947748716" calcext:value-type="float">
            <text:p>73,3</text:p>
          </table:table-cell>
          <table:table-cell office:value-type="float" office:value="22.3552505859491" calcext:value-type="float">
            <text:p>22,3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39]&lt;=30; &quot;18-30&quot;; IF([.C239]&lt;=45; &quot;31-45&quot;; IF([.C23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Colema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150.882360147436" calcext:value-type="float">
            <text:p>150,9</text:p>
          </table:table-cell>
          <table:table-cell office:value-type="float" office:value="89.6004475373466" calcext:value-type="float">
            <text:p>89,6</text:p>
          </table:table-cell>
          <table:table-cell office:value-type="float" office:value="39.3580199260664" calcext:value-type="float">
            <text:p>39,3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40]&lt;=30; &quot;18-30&quot;; IF([.C240]&lt;=45; &quot;31-45&quot;; IF([.C24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Watt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170.732346330448" calcext:value-type="float">
            <text:p>170,7</text:p>
          </table:table-cell>
          <table:table-cell office:value-type="float" office:value="81.707855087972" calcext:value-type="float">
            <text:p>81,7</text:p>
          </table:table-cell>
          <table:table-cell office:value-type="float" office:value="28.0305869911733" calcext:value-type="float">
            <text:p>28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41]&lt;=30; &quot;18-30&quot;; IF([.C241]&lt;=45; &quot;31-45&quot;; IF([.C24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urtney Barton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190.296826738167" calcext:value-type="float">
            <text:p>190,3</text:p>
          </table:table-cell>
          <table:table-cell office:value-type="float" office:value="85.6186520942891" calcext:value-type="float">
            <text:p>85,6</text:p>
          </table:table-cell>
          <table:table-cell office:value-type="float" office:value="23.6431476135827" calcext:value-type="float">
            <text:p>23,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2]&lt;=30; &quot;18-30&quot;; IF([.C242]&lt;=45; &quot;31-45&quot;; IF([.C2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ime Patto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191.911044373551" calcext:value-type="float">
            <text:p>191,9</text:p>
          </table:table-cell>
          <table:table-cell office:value-type="float" office:value="70.1261017032736" calcext:value-type="float">
            <text:p>70,1</text:p>
          </table:table-cell>
          <table:table-cell office:value-type="float" office:value="19.0405618534105" calcext:value-type="float">
            <text:p>19,0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3]&lt;=30; &quot;18-30&quot;; IF([.C243]&lt;=45; &quot;31-45&quot;; IF([.C24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Mcmahon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232" calcext:value-type="float">
            <text:p>232</text:p>
          </table:table-cell>
          <table:table-cell office:value-type="float" office:value="173.750580011822" calcext:value-type="float">
            <text:p>173,8</text:p>
          </table:table-cell>
          <table:table-cell office:value-type="float" office:value="85.6412346819115" calcext:value-type="float">
            <text:p>85,6</text:p>
          </table:table-cell>
          <table:table-cell office:value-type="float" office:value="28.3681094469419" calcext:value-type="float">
            <text:p>28,3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44]&lt;=30; &quot;18-30&quot;; IF([.C244]&lt;=45; &quot;31-45&quot;; IF([.C24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ah Ortega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184" calcext:value-type="float">
            <text:p>184</text:p>
          </table:table-cell>
          <table:table-cell office:value-type="float" office:value="184.43995057236" calcext:value-type="float">
            <text:p>184,4</text:p>
          </table:table-cell>
          <table:table-cell office:value-type="float" office:value="81.3754323294397" calcext:value-type="float">
            <text:p>81,4</text:p>
          </table:table-cell>
          <table:table-cell office:value-type="float" office:value="23.9212194131416" calcext:value-type="float">
            <text:p>23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5]&lt;=30; &quot;18-30&quot;; IF([.C245]&lt;=45; &quot;31-45&quot;; IF([.C24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Lon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78.574217209307" calcext:value-type="float">
            <text:p>178,6</text:p>
          </table:table-cell>
          <table:table-cell office:value-type="float" office:value="97.6791866819821" calcext:value-type="float">
            <text:p>97,7</text:p>
          </table:table-cell>
          <table:table-cell office:value-type="float" office:value="30.6312362384325" calcext:value-type="float">
            <text:p>30,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6]&lt;=30; &quot;18-30&quot;; IF([.C246]&lt;=45; &quot;31-45&quot;; IF([.C24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pril Elli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1.235926929192" calcext:value-type="float">
            <text:p>181,2</text:p>
          </table:table-cell>
          <table:table-cell office:value-type="float" office:value="50.3299527300492" calcext:value-type="float">
            <text:p>50,3</text:p>
          </table:table-cell>
          <table:table-cell office:value-type="float" office:value="15.3227930425896" calcext:value-type="float">
            <text:p>15,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7]&lt;=30; &quot;18-30&quot;; IF([.C247]&lt;=45; &quot;31-45&quot;; IF([.C24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Velez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office:value-type="float" office:value="199.642155207816" calcext:value-type="float">
            <text:p>199,6</text:p>
          </table:table-cell>
          <table:table-cell office:value-type="float" office:value="55.1676697758549" calcext:value-type="float">
            <text:p>55,2</text:p>
          </table:table-cell>
          <table:table-cell office:value-type="float" office:value="13.8414038761035" calcext:value-type="float">
            <text:p>13,8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48]&lt;=30; &quot;18-30&quot;; IF([.C248]&lt;=45; &quot;31-45&quot;; IF([.C2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Pott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93.510557926981" calcext:value-type="float">
            <text:p>193,5</text:p>
          </table:table-cell>
          <table:table-cell office:value-type="float" office:value="52.342972835224" calcext:value-type="float">
            <text:p>52,3</text:p>
          </table:table-cell>
          <table:table-cell office:value-type="float" office:value="13.9781293407162" calcext:value-type="float">
            <text:p>13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49]&lt;=30; &quot;18-30&quot;; IF([.C249]&lt;=45; &quot;31-45&quot;; IF([.C24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Ford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196.141631962364" calcext:value-type="float">
            <text:p>196,1</text:p>
          </table:table-cell>
          <table:table-cell office:value-type="float" office:value="72.4245801002861" calcext:value-type="float">
            <text:p>72,4</text:p>
          </table:table-cell>
          <table:table-cell office:value-type="float" office:value="18.8254955475578" calcext:value-type="float">
            <text:p>18,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250]&lt;=30; &quot;18-30&quot;; IF([.C250]&lt;=45; &quot;31-45&quot;; IF([.C25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hard Baker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27" calcext:value-type="float">
            <text:p>227</text:p>
          </table:table-cell>
          <table:table-cell office:value-type="float" office:value="180.351451455808" calcext:value-type="float">
            <text:p>180,4</text:p>
          </table:table-cell>
          <table:table-cell office:value-type="float" office:value="69.2417411073406" calcext:value-type="float">
            <text:p>69,2</text:p>
          </table:table-cell>
          <table:table-cell office:value-type="float" office:value="21.2876977901352" calcext:value-type="float">
            <text:p>21,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51]&lt;=30; &quot;18-30&quot;; IF([.C251]&lt;=45; &quot;31-45&quot;; IF([.C25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yan Brow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206" calcext:value-type="float">
            <text:p>206</text:p>
          </table:table-cell>
          <table:table-cell office:value-type="float" office:value="172.037557558491" calcext:value-type="float">
            <text:p>172,0</text:p>
          </table:table-cell>
          <table:table-cell office:value-type="float" office:value="58.3465704574215" calcext:value-type="float">
            <text:p>58,3</text:p>
          </table:table-cell>
          <table:table-cell office:value-type="float" office:value="19.7137296957581" calcext:value-type="float">
            <text:p>19,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2]&lt;=30; &quot;18-30&quot;; IF([.C252]&lt;=45; &quot;31-45&quot;; IF([.C25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Hill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179" calcext:value-type="float">
            <text:p>179</text:p>
          </table:table-cell>
          <table:table-cell office:value-type="float" office:value="175.99525305024" calcext:value-type="float">
            <text:p>176,0</text:p>
          </table:table-cell>
          <table:table-cell office:value-type="float" office:value="95.5946649014002" calcext:value-type="float">
            <text:p>95,6</text:p>
          </table:table-cell>
          <table:table-cell office:value-type="float" office:value="30.8625457566643" calcext:value-type="float">
            <text:p>30,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3]&lt;=30; &quot;18-30&quot;; IF([.C253]&lt;=45; &quot;31-45&quot;; IF([.C2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say Li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  <table:table-cell office:value-type="float" office:value="194" calcext:value-type="float">
            <text:p>194</text:p>
          </table:table-cell>
          <table:table-cell office:value-type="float" office:value="185.344524979591" calcext:value-type="float">
            <text:p>185,3</text:p>
          </table:table-cell>
          <table:table-cell office:value-type="float" office:value="60.3645985369908" calcext:value-type="float">
            <text:p>60,4</text:p>
          </table:table-cell>
          <table:table-cell office:value-type="float" office:value="17.5720646888521" calcext:value-type="float">
            <text:p>17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4]&lt;=30; &quot;18-30&quot;; IF([.C254]&lt;=45; &quot;31-45&quot;; IF([.C25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Williams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197.426103327409" calcext:value-type="float">
            <text:p>197,4</text:p>
          </table:table-cell>
          <table:table-cell office:value-type="float" office:value="90.8880609264357" calcext:value-type="float">
            <text:p>90,9</text:p>
          </table:table-cell>
          <table:table-cell office:value-type="float" office:value="23.3183432239555" calcext:value-type="float">
            <text:p>23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55]&lt;=30; &quot;18-30&quot;; IF([.C255]&lt;=45; &quot;31-45&quot;; IF([.C25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rry Pruitt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  <table:table-cell office:value-type="float" office:value="197.738663232665" calcext:value-type="float">
            <text:p>197,7</text:p>
          </table:table-cell>
          <table:table-cell office:value-type="float" office:value="86.0307823867381" calcext:value-type="float">
            <text:p>86,0</text:p>
          </table:table-cell>
          <table:table-cell office:value-type="float" office:value="22.0024318630326" calcext:value-type="float">
            <text:p>22,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56]&lt;=30; &quot;18-30&quot;; IF([.C256]&lt;=45; &quot;31-45&quot;; IF([.C2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ra Ward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153.70405556929" calcext:value-type="float">
            <text:p>153,7</text:p>
          </table:table-cell>
          <table:table-cell office:value-type="float" office:value="73.241074706745" calcext:value-type="float">
            <text:p>73,2</text:p>
          </table:table-cell>
          <table:table-cell office:value-type="float" office:value="31.0015961700158" calcext:value-type="float">
            <text:p>31,0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57]&lt;=30; &quot;18-30&quot;; IF([.C257]&lt;=45; &quot;31-45&quot;; IF([.C2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a Branc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186.937534444507" calcext:value-type="float">
            <text:p>186,9</text:p>
          </table:table-cell>
          <table:table-cell office:value-type="float" office:value="77.2767720486486" calcext:value-type="float">
            <text:p>77,3</text:p>
          </table:table-cell>
          <table:table-cell office:value-type="float" office:value="22.1134219041893" calcext:value-type="float">
            <text:p>22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8]&lt;=30; &quot;18-30&quot;; IF([.C258]&lt;=45; &quot;31-45&quot;; IF([.C25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a Saunders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155.398894269113" calcext:value-type="float">
            <text:p>155,4</text:p>
          </table:table-cell>
          <table:table-cell office:value-type="float" office:value="82.5696757022498" calcext:value-type="float">
            <text:p>82,6</text:p>
          </table:table-cell>
          <table:table-cell office:value-type="float" office:value="34.1920177533781" calcext:value-type="float">
            <text:p>34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9]&lt;=30; &quot;18-30&quot;; IF([.C259]&lt;=45; &quot;31-45&quot;; IF([.C2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han Lee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67.938199987309" calcext:value-type="float">
            <text:p>167,9</text:p>
          </table:table-cell>
          <table:table-cell office:value-type="float" office:value="80.8475158263063" calcext:value-type="float">
            <text:p>80,8</text:p>
          </table:table-cell>
          <table:table-cell office:value-type="float" office:value="28.6660393096594" calcext:value-type="float">
            <text:p>28,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0]&lt;=30; &quot;18-30&quot;; IF([.C260]&lt;=45; &quot;31-45&quot;; IF([.C26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Wal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153.055727823479" calcext:value-type="float">
            <text:p>153,1</text:p>
          </table:table-cell>
          <table:table-cell office:value-type="float" office:value="75.799411481958" calcext:value-type="float">
            <text:p>75,8</text:p>
          </table:table-cell>
          <table:table-cell office:value-type="float" office:value="32.3568816132588" calcext:value-type="float">
            <text:p>32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1]&lt;=30; &quot;18-30&quot;; IF([.C261]&lt;=45; &quot;31-45&quot;; IF([.C26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Veg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59" calcext:value-type="float">
            <text:p>159</text:p>
          </table:table-cell>
          <table:table-cell office:value-type="float" office:value="187.024290135741" calcext:value-type="float">
            <text:p>187,0</text:p>
          </table:table-cell>
          <table:table-cell office:value-type="float" office:value="95.4490719458233" calcext:value-type="float">
            <text:p>95,4</text:p>
          </table:table-cell>
          <table:table-cell office:value-type="float" office:value="27.2882496771388" calcext:value-type="float">
            <text:p>27,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62]&lt;=30; &quot;18-30&quot;; IF([.C262]&lt;=45; &quot;31-45&quot;; IF([.C26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h Murph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166.427140998486" calcext:value-type="float">
            <text:p>166,4</text:p>
          </table:table-cell>
          <table:table-cell office:value-type="float" office:value="67.0481058953196" calcext:value-type="float">
            <text:p>67,0</text:p>
          </table:table-cell>
          <table:table-cell office:value-type="float" office:value="24.2068460569293" calcext:value-type="float">
            <text:p>24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63]&lt;=30; &quot;18-30&quot;; IF([.C263]&lt;=45; &quot;31-45&quot;; IF([.C26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ernando Brow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office:value-type="float" office:value="198.207768594326" calcext:value-type="float">
            <text:p>198,2</text:p>
          </table:table-cell>
          <table:table-cell office:value-type="float" office:value="82.7572105899762" calcext:value-type="float">
            <text:p>82,8</text:p>
          </table:table-cell>
          <table:table-cell office:value-type="float" office:value="21.0651472516726" calcext:value-type="float">
            <text:p>21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64]&lt;=30; &quot;18-30&quot;; IF([.C264]&lt;=45; &quot;31-45&quot;; IF([.C26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Robinson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office:value-type="float" office:value="168.53943820752" calcext:value-type="float">
            <text:p>168,5</text:p>
          </table:table-cell>
          <table:table-cell office:value-type="float" office:value="70.650482980927" calcext:value-type="float">
            <text:p>70,7</text:p>
          </table:table-cell>
          <table:table-cell office:value-type="float" office:value="24.8720768664157" calcext:value-type="float">
            <text:p>24,8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65]&lt;=30; &quot;18-30&quot;; IF([.C265]&lt;=45; &quot;31-45&quot;; IF([.C26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an Elliot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153.378734626407" calcext:value-type="float">
            <text:p>153,4</text:p>
          </table:table-cell>
          <table:table-cell office:value-type="float" office:value="63.3304272143598" calcext:value-type="float">
            <text:p>63,3</text:p>
          </table:table-cell>
          <table:table-cell office:value-type="float" office:value="26.9204376903483" calcext:value-type="float">
            <text:p>26,9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66]&lt;=30; &quot;18-30&quot;; IF([.C266]&lt;=45; &quot;31-45&quot;; IF([.C26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Thomas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184" calcext:value-type="float">
            <text:p>184</text:p>
          </table:table-cell>
          <table:table-cell office:value-type="float" office:value="178.416840577348" calcext:value-type="float">
            <text:p>178,4</text:p>
          </table:table-cell>
          <table:table-cell office:value-type="float" office:value="90.9552624720375" calcext:value-type="float">
            <text:p>91,0</text:p>
          </table:table-cell>
          <table:table-cell office:value-type="float" office:value="28.5730198110801" calcext:value-type="float">
            <text:p>28,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7]&lt;=30; &quot;18-30&quot;; IF([.C267]&lt;=45; &quot;31-45&quot;; IF([.C26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ry Baxt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office:value-type="float" office:value="180.705703757845" calcext:value-type="float">
            <text:p>180,7</text:p>
          </table:table-cell>
          <table:table-cell office:value-type="float" office:value="57.3134825899906" calcext:value-type="float">
            <text:p>57,3</text:p>
          </table:table-cell>
          <table:table-cell office:value-type="float" office:value="17.5514530698958" calcext:value-type="float">
            <text:p>17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8]&lt;=30; &quot;18-30&quot;; IF([.C268]&lt;=45; &quot;31-45&quot;; IF([.C26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eresa Maldonado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07" calcext:value-type="float">
            <text:p>207</text:p>
          </table:table-cell>
          <table:table-cell office:value-type="float" office:value="196.945384750933" calcext:value-type="float">
            <text:p>196,9</text:p>
          </table:table-cell>
          <table:table-cell office:value-type="float" office:value="98.2624795172505" calcext:value-type="float">
            <text:p>98,3</text:p>
          </table:table-cell>
          <table:table-cell office:value-type="float" office:value="25.3335529732602" calcext:value-type="float">
            <text:p>25,3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9]&lt;=30; &quot;18-30&quot;; IF([.C269]&lt;=45; &quot;31-45&quot;; IF([.C26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Fisher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155.47491787984" calcext:value-type="float">
            <text:p>155,5</text:p>
          </table:table-cell>
          <table:table-cell office:value-type="float" office:value="67.6382245183123" calcext:value-type="float">
            <text:p>67,6</text:p>
          </table:table-cell>
          <table:table-cell office:value-type="float" office:value="27.9815344605937" calcext:value-type="float">
            <text:p>27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70]&lt;=30; &quot;18-30&quot;; IF([.C270]&lt;=45; &quot;31-45&quot;; IF([.C2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a Brock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183.733275814922" calcext:value-type="float">
            <text:p>183,7</text:p>
          </table:table-cell>
          <table:table-cell office:value-type="float" office:value="65.0832490326811" calcext:value-type="float">
            <text:p>65,1</text:p>
          </table:table-cell>
          <table:table-cell office:value-type="float" office:value="19.2794033244101" calcext:value-type="float">
            <text:p>19,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71]&lt;=30; &quot;18-30&quot;; IF([.C271]&lt;=45; &quot;31-45&quot;; IF([.C27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nt Oconnor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152.883118514782" calcext:value-type="float">
            <text:p>152,9</text:p>
          </table:table-cell>
          <table:table-cell office:value-type="float" office:value="87.5050468049196" calcext:value-type="float">
            <text:p>87,5</text:p>
          </table:table-cell>
          <table:table-cell office:value-type="float" office:value="37.4381203155627" calcext:value-type="float">
            <text:p>37,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272]&lt;=30; &quot;18-30&quot;; IF([.C272]&lt;=45; &quot;31-45&quot;; IF([.C27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Mckinney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180.20724383807" calcext:value-type="float">
            <text:p>180,2</text:p>
          </table:table-cell>
          <table:table-cell office:value-type="float" office:value="98.494672941811" calcext:value-type="float">
            <text:p>98,5</text:p>
          </table:table-cell>
          <table:table-cell office:value-type="float" office:value="30.3297097035827" calcext:value-type="float">
            <text:p>30,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73]&lt;=30; &quot;18-30&quot;; IF([.C273]&lt;=45; &quot;31-45&quot;; IF([.C2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n Simmons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54.957403866421" calcext:value-type="float">
            <text:p>155,0</text:p>
          </table:table-cell>
          <table:table-cell office:value-type="float" office:value="83.7350687764799" calcext:value-type="float">
            <text:p>83,7</text:p>
          </table:table-cell>
          <table:table-cell office:value-type="float" office:value="34.8724706989121" calcext:value-type="float">
            <text:p>34,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274]&lt;=30; &quot;18-30&quot;; IF([.C274]&lt;=45; &quot;31-45&quot;; IF([.C27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Mendez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  <table:table-cell office:value-type="float" office:value="186.123681337759" calcext:value-type="float">
            <text:p>186,1</text:p>
          </table:table-cell>
          <table:table-cell office:value-type="float" office:value="71.0333808911954" calcext:value-type="float">
            <text:p>71,0</text:p>
          </table:table-cell>
          <table:table-cell office:value-type="float" office:value="20.5049737693285" calcext:value-type="float">
            <text:p>20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75]&lt;=30; &quot;18-30&quot;; IF([.C275]&lt;=45; &quot;31-45&quot;; IF([.C27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Webster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152.268282628373" calcext:value-type="float">
            <text:p>152,3</text:p>
          </table:table-cell>
          <table:table-cell office:value-type="float" office:value="64.676408143795" calcext:value-type="float">
            <text:p>64,7</text:p>
          </table:table-cell>
          <table:table-cell office:value-type="float" office:value="27.8950403494861" calcext:value-type="float">
            <text:p>27,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76]&lt;=30; &quot;18-30&quot;; IF([.C276]&lt;=45; &quot;31-45&quot;; IF([.C2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Durham MD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190.557358748048" calcext:value-type="float">
            <text:p>190,6</text:p>
          </table:table-cell>
          <table:table-cell office:value-type="float" office:value="58.1819178979323" calcext:value-type="float">
            <text:p>58,2</text:p>
          </table:table-cell>
          <table:table-cell office:value-type="float" office:value="16.0227325671688" calcext:value-type="float">
            <text:p>16,0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77]&lt;=30; &quot;18-30&quot;; IF([.C277]&lt;=45; &quot;31-45&quot;; IF([.C27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leb Sweeney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52.791369764967" calcext:value-type="float">
            <text:p>152,8</text:p>
          </table:table-cell>
          <table:table-cell office:value-type="float" office:value="96.0708613661518" calcext:value-type="float">
            <text:p>96,1</text:p>
          </table:table-cell>
          <table:table-cell office:value-type="float" office:value="41.152292702283" calcext:value-type="float">
            <text:p>41,1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78]&lt;=30; &quot;18-30&quot;; IF([.C278]&lt;=45; &quot;31-45&quot;; IF([.C27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nry Barrett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51.552671155992" calcext:value-type="float">
            <text:p>151,6</text:p>
          </table:table-cell>
          <table:table-cell office:value-type="float" office:value="86.7216079505351" calcext:value-type="float">
            <text:p>86,7</text:p>
          </table:table-cell>
          <table:table-cell office:value-type="float" office:value="37.7572304899654" calcext:value-type="float">
            <text:p>37,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79]&lt;=30; &quot;18-30&quot;; IF([.C279]&lt;=45; &quot;31-45&quot;; IF([.C27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Graves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188.756753092582" calcext:value-type="float">
            <text:p>188,8</text:p>
          </table:table-cell>
          <table:table-cell office:value-type="float" office:value="85.5244849116834" calcext:value-type="float">
            <text:p>85,5</text:p>
          </table:table-cell>
          <table:table-cell office:value-type="float" office:value="24.0041024037929" calcext:value-type="float">
            <text:p>24,0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80]&lt;=30; &quot;18-30&quot;; IF([.C280]&lt;=45; &quot;31-45&quot;; IF([.C2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Lyon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99.525533881963" calcext:value-type="float">
            <text:p>199,5</text:p>
          </table:table-cell>
          <table:table-cell office:value-type="float" office:value="76.311479438353" calcext:value-type="float">
            <text:p>76,3</text:p>
          </table:table-cell>
          <table:table-cell office:value-type="float" office:value="19.1687110180396" calcext:value-type="float">
            <text:p>19,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81]&lt;=30; &quot;18-30&quot;; IF([.C281]&lt;=45; &quot;31-45&quot;; IF([.C28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Williams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151.670019415358" calcext:value-type="float">
            <text:p>151,7</text:p>
          </table:table-cell>
          <table:table-cell office:value-type="float" office:value="53.2955707800997" calcext:value-type="float">
            <text:p>53,3</text:p>
          </table:table-cell>
          <table:table-cell office:value-type="float" office:value="23.1681647605942" calcext:value-type="float">
            <text:p>23,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2]&lt;=30; &quot;18-30&quot;; IF([.C282]&lt;=45; &quot;31-45&quot;; IF([.C28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Deleon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203" calcext:value-type="float">
            <text:p>203</text:p>
          </table:table-cell>
          <table:table-cell office:value-type="float" office:value="161.142374345879" calcext:value-type="float">
            <text:p>161,1</text:p>
          </table:table-cell>
          <table:table-cell office:value-type="float" office:value="59.4741625898" calcext:value-type="float">
            <text:p>59,5</text:p>
          </table:table-cell>
          <table:table-cell office:value-type="float" office:value="22.903867303723" calcext:value-type="float">
            <text:p>22,9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3]&lt;=30; &quot;18-30&quot;; IF([.C283]&lt;=45; &quot;31-45&quot;; IF([.C28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itlyn Gilbert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 office:value-type="float" office:value="160.038002011611" calcext:value-type="float">
            <text:p>160,0</text:p>
          </table:table-cell>
          <table:table-cell office:value-type="float" office:value="92.0174690622245" calcext:value-type="float">
            <text:p>92,0</text:p>
          </table:table-cell>
          <table:table-cell office:value-type="float" office:value="35.9272554759484" calcext:value-type="float">
            <text:p>35,9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84]&lt;=30; &quot;18-30&quot;; IF([.C284]&lt;=45; &quot;31-45&quot;; IF([.C28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Bennett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02" calcext:value-type="float">
            <text:p>202</text:p>
          </table:table-cell>
          <table:table-cell office:value-type="float" office:value="159.770019802329" calcext:value-type="float">
            <text:p>159,8</text:p>
          </table:table-cell>
          <table:table-cell office:value-type="float" office:value="60.4518006069081" calcext:value-type="float">
            <text:p>60,5</text:p>
          </table:table-cell>
          <table:table-cell office:value-type="float" office:value="23.6820156167445" calcext:value-type="float">
            <text:p>23,6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5]&lt;=30; &quot;18-30&quot;; IF([.C285]&lt;=45; &quot;31-45&quot;; IF([.C28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gan Thoma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float" office:value="166.997228522972" calcext:value-type="float">
            <text:p>167,0</text:p>
          </table:table-cell>
          <table:table-cell office:value-type="float" office:value="60.7200584193601" calcext:value-type="float">
            <text:p>60,7</text:p>
          </table:table-cell>
          <table:table-cell office:value-type="float" office:value="21.7727684211465" calcext:value-type="float">
            <text:p>21,7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86]&lt;=30; &quot;18-30&quot;; IF([.C286]&lt;=45; &quot;31-45&quot;; IF([.C28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ila Clark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  <table:table-cell office:value-type="float" office:value="173.7145246493" calcext:value-type="float">
            <text:p>173,7</text:p>
          </table:table-cell>
          <table:table-cell office:value-type="float" office:value="73.07475602313" calcext:value-type="float">
            <text:p>73,1</text:p>
          </table:table-cell>
          <table:table-cell office:value-type="float" office:value="24.215593046118" calcext:value-type="float">
            <text:p>24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7]&lt;=30; &quot;18-30&quot;; IF([.C287]&lt;=45; &quot;31-45&quot;; IF([.C28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nda Gree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192.445005700319" calcext:value-type="float">
            <text:p>192,4</text:p>
          </table:table-cell>
          <table:table-cell office:value-type="float" office:value="91.1395089747313" calcext:value-type="float">
            <text:p>91,1</text:p>
          </table:table-cell>
          <table:table-cell office:value-type="float" office:value="24.6089676155163" calcext:value-type="float">
            <text:p>24,6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88]&lt;=30; &quot;18-30&quot;; IF([.C288]&lt;=45; &quot;31-45&quot;; IF([.C28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Sullivan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157.375627820006" calcext:value-type="float">
            <text:p>157,4</text:p>
          </table:table-cell>
          <table:table-cell office:value-type="float" office:value="58.7451728565438" calcext:value-type="float">
            <text:p>58,7</text:p>
          </table:table-cell>
          <table:table-cell office:value-type="float" office:value="23.7190469492725" calcext:value-type="float">
            <text:p>23,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9]&lt;=30; &quot;18-30&quot;; IF([.C289]&lt;=45; &quot;31-45&quot;; IF([.C28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ra Jon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78.390561031735" calcext:value-type="float">
            <text:p>178,4</text:p>
          </table:table-cell>
          <table:table-cell office:value-type="float" office:value="63.2698050192747" calcext:value-type="float">
            <text:p>63,3</text:p>
          </table:table-cell>
          <table:table-cell office:value-type="float" office:value="19.8816650736918" calcext:value-type="float">
            <text:p>19,8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90]&lt;=30; &quot;18-30&quot;; IF([.C290]&lt;=45; &quot;31-45&quot;; IF([.C29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nt Morrow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181.475359508421" calcext:value-type="float">
            <text:p>181,5</text:p>
          </table:table-cell>
          <table:table-cell office:value-type="float" office:value="78.2676749054931" calcext:value-type="float">
            <text:p>78,3</text:p>
          </table:table-cell>
          <table:table-cell office:value-type="float" office:value="23.7655079775886" calcext:value-type="float">
            <text:p>23,7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91]&lt;=30; &quot;18-30&quot;; IF([.C291]&lt;=45; &quot;31-45&quot;; IF([.C29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eryl Scot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92.203006829455" calcext:value-type="float">
            <text:p>192,2</text:p>
          </table:table-cell>
          <table:table-cell office:value-type="float" office:value="55.0477673239504" calcext:value-type="float">
            <text:p>55,0</text:p>
          </table:table-cell>
          <table:table-cell office:value-type="float" office:value="14.9011351662988" calcext:value-type="float">
            <text:p>14,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92]&lt;=30; &quot;18-30&quot;; IF([.C292]&lt;=45; &quot;31-45&quot;; IF([.C2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y Fuentes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199.115161113188" calcext:value-type="float">
            <text:p>199,1</text:p>
          </table:table-cell>
          <table:table-cell office:value-type="float" office:value="75.9857341886477" calcext:value-type="float">
            <text:p>76,0</text:p>
          </table:table-cell>
          <table:table-cell office:value-type="float" office:value="19.165643474882" calcext:value-type="float">
            <text:p>19,1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93]&lt;=30; &quot;18-30&quot;; IF([.C293]&lt;=45; &quot;31-45&quot;; IF([.C2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an Hamilto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187.915141011235" calcext:value-type="float">
            <text:p>187,9</text:p>
          </table:table-cell>
          <table:table-cell office:value-type="float" office:value="64.0857532222404" calcext:value-type="float">
            <text:p>64,1</text:p>
          </table:table-cell>
          <table:table-cell office:value-type="float" office:value="18.1483833645314" calcext:value-type="float">
            <text:p>18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94]&lt;=30; &quot;18-30&quot;; IF([.C294]&lt;=45; &quot;31-45&quot;; IF([.C29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Alejandra Prince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office:value-type="float" office:value="196.001878486699" calcext:value-type="float">
            <text:p>196,0</text:p>
          </table:table-cell>
          <table:table-cell office:value-type="float" office:value="86.3366081915314" calcext:value-type="float">
            <text:p>86,3</text:p>
          </table:table-cell>
          <table:table-cell office:value-type="float" office:value="22.4736967136661" calcext:value-type="float">
            <text:p>22,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295]&lt;=30; &quot;18-30&quot;; IF([.C295]&lt;=45; &quot;31-45&quot;; IF([.C2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Garcia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193" calcext:value-type="float">
            <text:p>193</text:p>
          </table:table-cell>
          <table:table-cell office:value-type="float" office:value="159.536541815034" calcext:value-type="float">
            <text:p>159,5</text:p>
          </table:table-cell>
          <table:table-cell office:value-type="float" office:value="76.556749606991" calcext:value-type="float">
            <text:p>76,6</text:p>
          </table:table-cell>
          <table:table-cell office:value-type="float" office:value="30.0789823233348" calcext:value-type="float">
            <text:p>30,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96]&lt;=30; &quot;18-30&quot;; IF([.C296]&lt;=45; &quot;31-45&quot;; IF([.C29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Trevino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73.185534399694" calcext:value-type="float">
            <text:p>173,2</text:p>
          </table:table-cell>
          <table:table-cell office:value-type="float" office:value="52.8628780926147" calcext:value-type="float">
            <text:p>52,9</text:p>
          </table:table-cell>
          <table:table-cell office:value-type="float" office:value="17.6249371213957" calcext:value-type="float">
            <text:p>17,6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97]&lt;=30; &quot;18-30&quot;; IF([.C297]&lt;=45; &quot;31-45&quot;; IF([.C2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Bend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164.660875754359" calcext:value-type="float">
            <text:p>164,7</text:p>
          </table:table-cell>
          <table:table-cell office:value-type="float" office:value="81.602157429507" calcext:value-type="float">
            <text:p>81,6</text:p>
          </table:table-cell>
          <table:table-cell office:value-type="float" office:value="30.0968330474294" calcext:value-type="float">
            <text:p>30,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98]&lt;=30; &quot;18-30&quot;; IF([.C298]&lt;=45; &quot;31-45&quot;; IF([.C2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antha Macdonal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156.995473775534" calcext:value-type="float">
            <text:p>157,0</text:p>
          </table:table-cell>
          <table:table-cell office:value-type="float" office:value="90.8015847479021" calcext:value-type="float">
            <text:p>90,8</text:p>
          </table:table-cell>
          <table:table-cell office:value-type="float" office:value="36.8399612539071" calcext:value-type="float">
            <text:p>36,8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99]&lt;=30; &quot;18-30&quot;; IF([.C299]&lt;=45; &quot;31-45&quot;; IF([.C29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ie Chambers DD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207" calcext:value-type="float">
            <text:p>207</text:p>
          </table:table-cell>
          <table:table-cell office:value-type="float" office:value="193.825803511208" calcext:value-type="float">
            <text:p>193,8</text:p>
          </table:table-cell>
          <table:table-cell office:value-type="float" office:value="79.9897144303027" calcext:value-type="float">
            <text:p>80,0</text:p>
          </table:table-cell>
          <table:table-cell office:value-type="float" office:value="21.2917304909744" calcext:value-type="float">
            <text:p>21,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00]&lt;=30; &quot;18-30&quot;; IF([.C300]&lt;=45; &quot;31-45&quot;; IF([.C30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Mullins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  <table:table-cell office:value-type="float" office:value="178.97921663127" calcext:value-type="float">
            <text:p>179,0</text:p>
          </table:table-cell>
          <table:table-cell office:value-type="float" office:value="53.3359329970447" calcext:value-type="float">
            <text:p>53,3</text:p>
          </table:table-cell>
          <table:table-cell office:value-type="float" office:value="16.6500173631808" calcext:value-type="float">
            <text:p>16,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01]&lt;=30; &quot;18-30&quot;; IF([.C301]&lt;=45; &quot;31-45&quot;; IF([.C30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Jenkins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  <table:table-cell office:value-type="float" office:value="190.568671228753" calcext:value-type="float">
            <text:p>190,6</text:p>
          </table:table-cell>
          <table:table-cell office:value-type="float" office:value="59.7085643314106" calcext:value-type="float">
            <text:p>59,7</text:p>
          </table:table-cell>
          <table:table-cell office:value-type="float" office:value="16.4412039714811" calcext:value-type="float">
            <text:p>16,4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02]&lt;=30; &quot;18-30&quot;; IF([.C302]&lt;=45; &quot;31-45&quot;; IF([.C3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Garcia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23" calcext:value-type="float">
            <text:p>223</text:p>
          </table:table-cell>
          <table:table-cell office:value-type="float" office:value="157.129736687505" calcext:value-type="float">
            <text:p>157,1</text:p>
          </table:table-cell>
          <table:table-cell office:value-type="float" office:value="80.4391714110808" calcext:value-type="float">
            <text:p>80,4</text:p>
          </table:table-cell>
          <table:table-cell office:value-type="float" office:value="32.5799807148926" calcext:value-type="float">
            <text:p>32,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03]&lt;=30; &quot;18-30&quot;; IF([.C303]&lt;=45; &quot;31-45&quot;; IF([.C30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Diaz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office:value-type="float" office:value="173.304971611488" calcext:value-type="float">
            <text:p>173,3</text:p>
          </table:table-cell>
          <table:table-cell office:value-type="float" office:value="51.7498244257761" calcext:value-type="float">
            <text:p>51,7</text:p>
          </table:table-cell>
          <table:table-cell office:value-type="float" office:value="17.2300618977759" calcext:value-type="float">
            <text:p>17,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04]&lt;=30; &quot;18-30&quot;; IF([.C304]&lt;=45; &quot;31-45&quot;; IF([.C30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brina James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office:value-type="float" office:value="177.997089159354" calcext:value-type="float">
            <text:p>178,0</text:p>
          </table:table-cell>
          <table:table-cell office:value-type="float" office:value="72.9526892955021" calcext:value-type="float">
            <text:p>73,0</text:p>
          </table:table-cell>
          <table:table-cell office:value-type="float" office:value="23.025841229054" calcext:value-type="float">
            <text:p>23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05]&lt;=30; &quot;18-30&quot;; IF([.C305]&lt;=45; &quot;31-45&quot;; IF([.C30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ny Perkins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float" office:value="165.0014168333" calcext:value-type="float">
            <text:p>165,0</text:p>
          </table:table-cell>
          <table:table-cell office:value-type="float" office:value="82.1871871517326" calcext:value-type="float">
            <text:p>82,2</text:p>
          </table:table-cell>
          <table:table-cell office:value-type="float" office:value="30.1876127488626" calcext:value-type="float">
            <text:p>30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06]&lt;=30; &quot;18-30&quot;; IF([.C306]&lt;=45; &quot;31-45&quot;; IF([.C30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chel Webb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54.073591341724" calcext:value-type="float">
            <text:p>154,1</text:p>
          </table:table-cell>
          <table:table-cell office:value-type="float" office:value="72.1009073218766" calcext:value-type="float">
            <text:p>72,1</text:p>
          </table:table-cell>
          <table:table-cell office:value-type="float" office:value="30.3727641933301" calcext:value-type="float">
            <text:p>30,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07]&lt;=30; &quot;18-30&quot;; IF([.C307]&lt;=45; &quot;31-45&quot;; IF([.C30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Williams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194.086916677913" calcext:value-type="float">
            <text:p>194,1</text:p>
          </table:table-cell>
          <table:table-cell office:value-type="float" office:value="79.9192866678804" calcext:value-type="float">
            <text:p>79,9</text:p>
          </table:table-cell>
          <table:table-cell office:value-type="float" office:value="21.2157836193154" calcext:value-type="float">
            <text:p>21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08]&lt;=30; &quot;18-30&quot;; IF([.C308]&lt;=45; &quot;31-45&quot;; IF([.C30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hard Brown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80.223071764238" calcext:value-type="float">
            <text:p>180,2</text:p>
          </table:table-cell>
          <table:table-cell office:value-type="float" office:value="96.0222331440578" calcext:value-type="float">
            <text:p>96,0</text:p>
          </table:table-cell>
          <table:table-cell office:value-type="float" office:value="29.5631717638818" calcext:value-type="float">
            <text:p>29,5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09]&lt;=30; &quot;18-30&quot;; IF([.C309]&lt;=45; &quot;31-45&quot;; IF([.C30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Monro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172.826154632681" calcext:value-type="float">
            <text:p>172,8</text:p>
          </table:table-cell>
          <table:table-cell office:value-type="float" office:value="90.7767400310738" calcext:value-type="float">
            <text:p>90,8</text:p>
          </table:table-cell>
          <table:table-cell office:value-type="float" office:value="30.3917458125259" calcext:value-type="float">
            <text:p>30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0]&lt;=30; &quot;18-30&quot;; IF([.C310]&lt;=45; &quot;31-45&quot;; IF([.C31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ooke Pennington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187.951356607444" calcext:value-type="float">
            <text:p>188,0</text:p>
          </table:table-cell>
          <table:table-cell office:value-type="float" office:value="62.9600631108713" calcext:value-type="float">
            <text:p>63,0</text:p>
          </table:table-cell>
          <table:table-cell office:value-type="float" office:value="17.8227298880252" calcext:value-type="float">
            <text:p>17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1]&lt;=30; &quot;18-30&quot;; IF([.C311]&lt;=45; &quot;31-45&quot;; IF([.C31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Allen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82.506931083437" calcext:value-type="float">
            <text:p>182,5</text:p>
          </table:table-cell>
          <table:table-cell office:value-type="float" office:value="54.3855508239679" calcext:value-type="float">
            <text:p>54,4</text:p>
          </table:table-cell>
          <table:table-cell office:value-type="float" office:value="16.3276922774917" calcext:value-type="float">
            <text:p>16,3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12]&lt;=30; &quot;18-30&quot;; IF([.C312]&lt;=45; &quot;31-45&quot;; IF([.C31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ah Ashley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 office:value-type="float" office:value="194.192243568735" calcext:value-type="float">
            <text:p>194,2</text:p>
          </table:table-cell>
          <table:table-cell office:value-type="float" office:value="91.0021530699698" calcext:value-type="float">
            <text:p>91,0</text:p>
          </table:table-cell>
          <table:table-cell office:value-type="float" office:value="24.1316995218512" calcext:value-type="float">
            <text:p>24,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13]&lt;=30; &quot;18-30&quot;; IF([.C313]&lt;=45; &quot;31-45&quot;; IF([.C3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Montgomer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171.877912804196" calcext:value-type="float">
            <text:p>171,9</text:p>
          </table:table-cell>
          <table:table-cell office:value-type="float" office:value="80.2072981570204" calcext:value-type="float">
            <text:p>80,2</text:p>
          </table:table-cell>
          <table:table-cell office:value-type="float" office:value="27.1502444811304" calcext:value-type="float">
            <text:p>27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14]&lt;=30; &quot;18-30&quot;; IF([.C314]&lt;=45; &quot;31-45&quot;; IF([.C31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ssa Nelso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office:value-type="float" office:value="177.369692411732" calcext:value-type="float">
            <text:p>177,4</text:p>
          </table:table-cell>
          <table:table-cell office:value-type="float" office:value="50.3298701840837" calcext:value-type="float">
            <text:p>50,3</text:p>
          </table:table-cell>
          <table:table-cell office:value-type="float" office:value="15.9980475930172" calcext:value-type="float">
            <text:p>16,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5]&lt;=30; &quot;18-30&quot;; IF([.C315]&lt;=45; &quot;31-45&quot;; IF([.C31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Steven Smith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float" office:value="169.052174746929" calcext:value-type="float">
            <text:p>169,1</text:p>
          </table:table-cell>
          <table:table-cell office:value-type="float" office:value="71.9800865383258" calcext:value-type="float">
            <text:p>72,0</text:p>
          </table:table-cell>
          <table:table-cell office:value-type="float" office:value="25.1866751227411" calcext:value-type="float">
            <text:p>25,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6]&lt;=30; &quot;18-30&quot;; IF([.C316]&lt;=45; &quot;31-45&quot;; IF([.C3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a Kelley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90.353315384893" calcext:value-type="float">
            <text:p>190,4</text:p>
          </table:table-cell>
          <table:table-cell office:value-type="float" office:value="79.5678772907038" calcext:value-type="float">
            <text:p>79,6</text:p>
          </table:table-cell>
          <table:table-cell office:value-type="float" office:value="21.9592185703567" calcext:value-type="float">
            <text:p>21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17]&lt;=30; &quot;18-30&quot;; IF([.C317]&lt;=45; &quot;31-45&quot;; IF([.C31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ige West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50.867786682989" calcext:value-type="float">
            <text:p>150,9</text:p>
          </table:table-cell>
          <table:table-cell office:value-type="float" office:value="50.9203324614226" calcext:value-type="float">
            <text:p>50,9</text:p>
          </table:table-cell>
          <table:table-cell office:value-type="float" office:value="22.3716590758338" calcext:value-type="float">
            <text:p>22,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18]&lt;=30; &quot;18-30&quot;; IF([.C318]&lt;=45; &quot;31-45&quot;; IF([.C3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uglas Chen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227" calcext:value-type="float">
            <text:p>227</text:p>
          </table:table-cell>
          <table:table-cell office:value-type="float" office:value="177.188620440232" calcext:value-type="float">
            <text:p>177,2</text:p>
          </table:table-cell>
          <table:table-cell office:value-type="float" office:value="85.4131151805484" calcext:value-type="float">
            <text:p>85,4</text:p>
          </table:table-cell>
          <table:table-cell office:value-type="float" office:value="27.2052617088904" calcext:value-type="float">
            <text:p>27,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9]&lt;=30; &quot;18-30&quot;; IF([.C319]&lt;=45; &quot;31-45&quot;; IF([.C31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ncent Schmit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91.415751297762" calcext:value-type="float">
            <text:p>191,4</text:p>
          </table:table-cell>
          <table:table-cell office:value-type="float" office:value="96.3895674782484" calcext:value-type="float">
            <text:p>96,4</text:p>
          </table:table-cell>
          <table:table-cell office:value-type="float" office:value="26.3072036554346" calcext:value-type="float">
            <text:p>26,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20]&lt;=30; &quot;18-30&quot;; IF([.C320]&lt;=45; &quot;31-45&quot;; IF([.C32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Jack Dunca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154.655099599203" calcext:value-type="float">
            <text:p>154,7</text:p>
          </table:table-cell>
          <table:table-cell office:value-type="float" office:value="69.2892365091414" calcext:value-type="float">
            <text:p>69,3</text:p>
          </table:table-cell>
          <table:table-cell office:value-type="float" office:value="28.9692522830774" calcext:value-type="float">
            <text:p>28,9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1]&lt;=30; &quot;18-30&quot;; IF([.C321]&lt;=45; &quot;31-45&quot;; IF([.C32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Dixo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150.506931852469" calcext:value-type="float">
            <text:p>150,5</text:p>
          </table:table-cell>
          <table:table-cell office:value-type="float" office:value="86.7307178243818" calcext:value-type="float">
            <text:p>86,7</text:p>
          </table:table-cell>
          <table:table-cell office:value-type="float" office:value="38.2877579484613" calcext:value-type="float">
            <text:p>38,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22]&lt;=30; &quot;18-30&quot;; IF([.C322]&lt;=45; &quot;31-45&quot;; IF([.C32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uth Wagner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181" calcext:value-type="float">
            <text:p>181</text:p>
          </table:table-cell>
          <table:table-cell office:value-type="float" office:value="179.141019910988" calcext:value-type="float">
            <text:p>179,1</text:p>
          </table:table-cell>
          <table:table-cell office:value-type="float" office:value="55.8390295736778" calcext:value-type="float">
            <text:p>55,8</text:p>
          </table:table-cell>
          <table:table-cell office:value-type="float" office:value="17.3999410585495" calcext:value-type="float">
            <text:p>17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3]&lt;=30; &quot;18-30&quot;; IF([.C323]&lt;=45; &quot;31-45&quot;; IF([.C32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ndon Davis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59.847801333844" calcext:value-type="float">
            <text:p>159,8</text:p>
          </table:table-cell>
          <table:table-cell office:value-type="float" office:value="84.8247898298444" calcext:value-type="float">
            <text:p>84,8</text:p>
          </table:table-cell>
          <table:table-cell office:value-type="float" office:value="33.197811771274" calcext:value-type="float">
            <text:p>33,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4]&lt;=30; &quot;18-30&quot;; IF([.C324]&lt;=45; &quot;31-45&quot;; IF([.C32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Figueroa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66" calcext:value-type="float">
            <text:p>166</text:p>
          </table:table-cell>
          <table:table-cell office:value-type="float" office:value="169.977237626304" calcext:value-type="float">
            <text:p>170,0</text:p>
          </table:table-cell>
          <table:table-cell office:value-type="float" office:value="55.1442867639342" calcext:value-type="float">
            <text:p>55,1</text:p>
          </table:table-cell>
          <table:table-cell office:value-type="float" office:value="19.0861788802968" calcext:value-type="float">
            <text:p>19,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25]&lt;=30; &quot;18-30&quot;; IF([.C325]&lt;=45; &quot;31-45&quot;; IF([.C32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rol Dunn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float" office:value="192.769664135242" calcext:value-type="float">
            <text:p>192,8</text:p>
          </table:table-cell>
          <table:table-cell office:value-type="float" office:value="98.8124540712782" calcext:value-type="float">
            <text:p>98,8</text:p>
          </table:table-cell>
          <table:table-cell office:value-type="float" office:value="26.5909775909322" calcext:value-type="float">
            <text:p>26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6]&lt;=30; &quot;18-30&quot;; IF([.C326]&lt;=45; &quot;31-45&quot;; IF([.C32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Mccormick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91.667551075669" calcext:value-type="float">
            <text:p>191,7</text:p>
          </table:table-cell>
          <table:table-cell office:value-type="float" office:value="53.2176451326108" calcext:value-type="float">
            <text:p>53,2</text:p>
          </table:table-cell>
          <table:table-cell office:value-type="float" office:value="14.4863330388611" calcext:value-type="float">
            <text:p>14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27]&lt;=30; &quot;18-30&quot;; IF([.C327]&lt;=45; &quot;31-45&quot;; IF([.C32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ah Buck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53.169803942407" calcext:value-type="float">
            <text:p>153,2</text:p>
          </table:table-cell>
          <table:table-cell office:value-type="float" office:value="67.3430343277287" calcext:value-type="float">
            <text:p>67,3</text:p>
          </table:table-cell>
          <table:table-cell office:value-type="float" office:value="28.7042608424135" calcext:value-type="float">
            <text:p>28,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8]&lt;=30; &quot;18-30&quot;; IF([.C328]&lt;=45; &quot;31-45&quot;; IF([.C32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Donovan DDS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192.569622986692" calcext:value-type="float">
            <text:p>192,6</text:p>
          </table:table-cell>
          <table:table-cell office:value-type="float" office:value="66.8389581794041" calcext:value-type="float">
            <text:p>66,8</text:p>
          </table:table-cell>
          <table:table-cell office:value-type="float" office:value="18.0241217216455" calcext:value-type="float">
            <text:p>18,0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29]&lt;=30; &quot;18-30&quot;; IF([.C329]&lt;=45; &quot;31-45&quot;; IF([.C32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pencer Smith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office:value-type="float" office:value="156.129512267366" calcext:value-type="float">
            <text:p>156,1</text:p>
          </table:table-cell>
          <table:table-cell office:value-type="float" office:value="66.2071615936348" calcext:value-type="float">
            <text:p>66,2</text:p>
          </table:table-cell>
          <table:table-cell office:value-type="float" office:value="27.1603250590484" calcext:value-type="float">
            <text:p>27,1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30]&lt;=30; &quot;18-30&quot;; IF([.C330]&lt;=45; &quot;31-45&quot;; IF([.C33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ttany Nelson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float" office:value="160.562962247261" calcext:value-type="float">
            <text:p>160,6</text:p>
          </table:table-cell>
          <table:table-cell office:value-type="float" office:value="95.3913812422815" calcext:value-type="float">
            <text:p>95,4</text:p>
          </table:table-cell>
          <table:table-cell office:value-type="float" office:value="37.0014201890953" calcext:value-type="float">
            <text:p>37,0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1]&lt;=30; &quot;18-30&quot;; IF([.C331]&lt;=45; &quot;31-45&quot;; IF([.C33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Horn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169.941656334167" calcext:value-type="float">
            <text:p>169,9</text:p>
          </table:table-cell>
          <table:table-cell office:value-type="float" office:value="64.3868661201447" calcext:value-type="float">
            <text:p>64,4</text:p>
          </table:table-cell>
          <table:table-cell office:value-type="float" office:value="22.2944926552719" calcext:value-type="float">
            <text:p>22,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32]&lt;=30; &quot;18-30&quot;; IF([.C332]&lt;=45; &quot;31-45&quot;; IF([.C33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y Cole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183" calcext:value-type="float">
            <text:p>183</text:p>
          </table:table-cell>
          <table:table-cell office:value-type="float" office:value="178.933722300579" calcext:value-type="float">
            <text:p>178,9</text:p>
          </table:table-cell>
          <table:table-cell office:value-type="float" office:value="86.3346479936699" calcext:value-type="float">
            <text:p>86,3</text:p>
          </table:table-cell>
          <table:table-cell office:value-type="float" office:value="26.9650189357037" calcext:value-type="float">
            <text:p>26,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33]&lt;=30; &quot;18-30&quot;; IF([.C333]&lt;=45; &quot;31-45&quot;; IF([.C3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ie Ros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80.584680593881" calcext:value-type="float">
            <text:p>180,6</text:p>
          </table:table-cell>
          <table:table-cell office:value-type="float" office:value="72.4199759862893" calcext:value-type="float">
            <text:p>72,4</text:p>
          </table:table-cell>
          <table:table-cell office:value-type="float" office:value="22.2073412261693" calcext:value-type="float">
            <text:p>22,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4]&lt;=30; &quot;18-30&quot;; IF([.C334]&lt;=45; &quot;31-45&quot;; IF([.C33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Bowman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  <table:table-cell office:value-type="float" office:value="183.291162079223" calcext:value-type="float">
            <text:p>183,3</text:p>
          </table:table-cell>
          <table:table-cell office:value-type="float" office:value="92.6335712787316" calcext:value-type="float">
            <text:p>92,6</text:p>
          </table:table-cell>
          <table:table-cell office:value-type="float" office:value="27.5730849122013" calcext:value-type="float">
            <text:p>27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5]&lt;=30; &quot;18-30&quot;; IF([.C335]&lt;=45; &quot;31-45&quot;; IF([.C33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Mill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office:value-type="float" office:value="154.867819206084" calcext:value-type="float">
            <text:p>154,9</text:p>
          </table:table-cell>
          <table:table-cell office:value-type="float" office:value="94.231601618509" calcext:value-type="float">
            <text:p>94,2</text:p>
          </table:table-cell>
          <table:table-cell office:value-type="float" office:value="39.2892923866195" calcext:value-type="float">
            <text:p>39,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6]&lt;=30; &quot;18-30&quot;; IF([.C336]&lt;=45; &quot;31-45&quot;; IF([.C3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ri Week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214" calcext:value-type="float">
            <text:p>214</text:p>
          </table:table-cell>
          <table:table-cell office:value-type="float" office:value="198.53767183716" calcext:value-type="float">
            <text:p>198,5</text:p>
          </table:table-cell>
          <table:table-cell office:value-type="float" office:value="78.5788482596502" calcext:value-type="float">
            <text:p>78,6</text:p>
          </table:table-cell>
          <table:table-cell office:value-type="float" office:value="19.9351638444369" calcext:value-type="float">
            <text:p>19,9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7]&lt;=30; &quot;18-30&quot;; IF([.C337]&lt;=45; &quot;31-45&quot;; IF([.C33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uel Matthews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210" calcext:value-type="float">
            <text:p>210</text:p>
          </table:table-cell>
          <table:table-cell office:value-type="float" office:value="158.950098422256" calcext:value-type="float">
            <text:p>159,0</text:p>
          </table:table-cell>
          <table:table-cell office:value-type="float" office:value="62.8312748745526" calcext:value-type="float">
            <text:p>62,8</text:p>
          </table:table-cell>
          <table:table-cell office:value-type="float" office:value="24.8687679236785" calcext:value-type="float">
            <text:p>24,8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38]&lt;=30; &quot;18-30&quot;; IF([.C338]&lt;=45; &quot;31-45&quot;; IF([.C33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Alexande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187.98495831034" calcext:value-type="float">
            <text:p>188,0</text:p>
          </table:table-cell>
          <table:table-cell office:value-type="float" office:value="90.4940102119721" calcext:value-type="float">
            <text:p>90,5</text:p>
          </table:table-cell>
          <table:table-cell office:value-type="float" office:value="25.6078804375017" calcext:value-type="float">
            <text:p>25,6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9]&lt;=30; &quot;18-30&quot;; IF([.C339]&lt;=45; &quot;31-45&quot;; IF([.C33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Andersen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211" calcext:value-type="float">
            <text:p>211</text:p>
          </table:table-cell>
          <table:table-cell office:value-type="float" office:value="167.380705036733" calcext:value-type="float">
            <text:p>167,4</text:p>
          </table:table-cell>
          <table:table-cell office:value-type="float" office:value="67.8434236296581" calcext:value-type="float">
            <text:p>67,8</text:p>
          </table:table-cell>
          <table:table-cell office:value-type="float" office:value="24.2156967965091" calcext:value-type="float">
            <text:p>24,2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40]&lt;=30; &quot;18-30&quot;; IF([.C340]&lt;=45; &quot;31-45&quot;; IF([.C3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ffany Zaval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float" office:value="207" calcext:value-type="float">
            <text:p>207</text:p>
          </table:table-cell>
          <table:table-cell office:value-type="float" office:value="190.997196426641" calcext:value-type="float">
            <text:p>191,0</text:p>
          </table:table-cell>
          <table:table-cell office:value-type="float" office:value="96.79925843951" calcext:value-type="float">
            <text:p>96,8</text:p>
          </table:table-cell>
          <table:table-cell office:value-type="float" office:value="26.5349360536976" calcext:value-type="float">
            <text:p>26,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41]&lt;=30; &quot;18-30&quot;; IF([.C341]&lt;=45; &quot;31-45&quot;; IF([.C3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an Lopez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187.476248834819" calcext:value-type="float">
            <text:p>187,5</text:p>
          </table:table-cell>
          <table:table-cell office:value-type="float" office:value="79.6120838291786" calcext:value-type="float">
            <text:p>79,6</text:p>
          </table:table-cell>
          <table:table-cell office:value-type="float" office:value="22.650953115373" calcext:value-type="float">
            <text:p>22,6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42]&lt;=30; &quot;18-30&quot;; IF([.C342]&lt;=45; &quot;31-45&quot;; IF([.C3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Powers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190.448956374107" calcext:value-type="float">
            <text:p>190,4</text:p>
          </table:table-cell>
          <table:table-cell office:value-type="float" office:value="80.4655615605269" calcext:value-type="float">
            <text:p>80,5</text:p>
          </table:table-cell>
          <table:table-cell office:value-type="float" office:value="22.1846638352947" calcext:value-type="float">
            <text:p>22,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43]&lt;=30; &quot;18-30&quot;; IF([.C343]&lt;=45; &quot;31-45&quot;; IF([.C34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w Alexander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184.136068219539" calcext:value-type="float">
            <text:p>184,1</text:p>
          </table:table-cell>
          <table:table-cell office:value-type="float" office:value="80.0588477291495" calcext:value-type="float">
            <text:p>80,1</text:p>
          </table:table-cell>
          <table:table-cell office:value-type="float" office:value="23.6119363528938" calcext:value-type="float">
            <text:p>23,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44]&lt;=30; &quot;18-30&quot;; IF([.C344]&lt;=45; &quot;31-45&quot;; IF([.C34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uel Lane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 office:value-type="float" office:value="168.163343573666" calcext:value-type="float">
            <text:p>168,2</text:p>
          </table:table-cell>
          <table:table-cell office:value-type="float" office:value="62.5286881549231" calcext:value-type="float">
            <text:p>62,5</text:p>
          </table:table-cell>
          <table:table-cell office:value-type="float" office:value="22.1114208027962" calcext:value-type="float">
            <text:p>22,1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45]&lt;=30; &quot;18-30&quot;; IF([.C345]&lt;=45; &quot;31-45&quot;; IF([.C34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stiny Wallac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8" calcext:value-type="float">
            <text:p>198</text:p>
          </table:table-cell>
          <table:table-cell office:value-type="float" office:value="168.694708874842" calcext:value-type="float">
            <text:p>168,7</text:p>
          </table:table-cell>
          <table:table-cell office:value-type="float" office:value="80.2730901917005" calcext:value-type="float">
            <text:p>80,3</text:p>
          </table:table-cell>
          <table:table-cell office:value-type="float" office:value="28.2076599627326" calcext:value-type="float">
            <text:p>28,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46]&lt;=30; &quot;18-30&quot;; IF([.C346]&lt;=45; &quot;31-45&quot;; IF([.C34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omas Lowery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81" calcext:value-type="float">
            <text:p>181</text:p>
          </table:table-cell>
          <table:table-cell office:value-type="float" office:value="175.495751697502" calcext:value-type="float">
            <text:p>175,5</text:p>
          </table:table-cell>
          <table:table-cell office:value-type="float" office:value="50.2090377829429" calcext:value-type="float">
            <text:p>50,2</text:p>
          </table:table-cell>
          <table:table-cell office:value-type="float" office:value="16.3022925712247" calcext:value-type="float">
            <text:p>16,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47]&lt;=30; &quot;18-30&quot;; IF([.C347]&lt;=45; &quot;31-45&quot;; IF([.C34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ystal Suarez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office:value-type="float" office:value="158.257747458245" calcext:value-type="float">
            <text:p>158,3</text:p>
          </table:table-cell>
          <table:table-cell office:value-type="float" office:value="56.9938409564397" calcext:value-type="float">
            <text:p>57,0</text:p>
          </table:table-cell>
          <table:table-cell office:value-type="float" office:value="22.7561069505445" calcext:value-type="float">
            <text:p>22,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48]&lt;=30; &quot;18-30&quot;; IF([.C348]&lt;=45; &quot;31-45&quot;; IF([.C34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William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174.959268704066" calcext:value-type="float">
            <text:p>175,0</text:p>
          </table:table-cell>
          <table:table-cell office:value-type="float" office:value="97.8381347185438" calcext:value-type="float">
            <text:p>97,8</text:p>
          </table:table-cell>
          <table:table-cell office:value-type="float" office:value="31.962022637393" calcext:value-type="float">
            <text:p>31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49]&lt;=30; &quot;18-30&quot;; IF([.C349]&lt;=45; &quot;31-45&quot;; IF([.C34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ron Lucas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office:value-type="float" office:value="182.095703742238" calcext:value-type="float">
            <text:p>182,1</text:p>
          </table:table-cell>
          <table:table-cell office:value-type="float" office:value="60.8531549865873" calcext:value-type="float">
            <text:p>60,9</text:p>
          </table:table-cell>
          <table:table-cell office:value-type="float" office:value="18.3520126822235" calcext:value-type="float">
            <text:p>18,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50]&lt;=30; &quot;18-30&quot;; IF([.C350]&lt;=45; &quot;31-45&quot;; IF([.C35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Baile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office:value-type="float" office:value="169.545808192531" calcext:value-type="float">
            <text:p>169,5</text:p>
          </table:table-cell>
          <table:table-cell office:value-type="float" office:value="62.4514049581791" calcext:value-type="float">
            <text:p>62,5</text:p>
          </table:table-cell>
          <table:table-cell office:value-type="float" office:value="21.7254159119239" calcext:value-type="float">
            <text:p>21,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51]&lt;=30; &quot;18-30&quot;; IF([.C351]&lt;=45; &quot;31-45&quot;; IF([.C35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ward Foster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float" office:value="172.1558830299" calcext:value-type="float">
            <text:p>172,2</text:p>
          </table:table-cell>
          <table:table-cell office:value-type="float" office:value="63.2223577720858" calcext:value-type="float">
            <text:p>63,2</text:p>
          </table:table-cell>
          <table:table-cell office:value-type="float" office:value="21.3317728992009" calcext:value-type="float">
            <text:p>21,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52]&lt;=30; &quot;18-30&quot;; IF([.C352]&lt;=45; &quot;31-45&quot;; IF([.C35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Ali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170.73968567365" calcext:value-type="float">
            <text:p>170,7</text:p>
          </table:table-cell>
          <table:table-cell office:value-type="float" office:value="66.6883218799341" calcext:value-type="float">
            <text:p>66,7</text:p>
          </table:table-cell>
          <table:table-cell office:value-type="float" office:value="22.8760393015896" calcext:value-type="float">
            <text:p>22,8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53]&lt;=30; &quot;18-30&quot;; IF([.C353]&lt;=45; &quot;31-45&quot;; IF([.C35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 Hall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229" calcext:value-type="float">
            <text:p>229</text:p>
          </table:table-cell>
          <table:table-cell office:value-type="float" office:value="172.119349576012" calcext:value-type="float">
            <text:p>172,1</text:p>
          </table:table-cell>
          <table:table-cell office:value-type="float" office:value="53.6670202443044" calcext:value-type="float">
            <text:p>53,7</text:p>
          </table:table-cell>
          <table:table-cell office:value-type="float" office:value="18.1154067623493" calcext:value-type="float">
            <text:p>18,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54]&lt;=30; &quot;18-30&quot;; IF([.C354]&lt;=45; &quot;31-45&quot;; IF([.C35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Carpenter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177.585486059974" calcext:value-type="float">
            <text:p>177,6</text:p>
          </table:table-cell>
          <table:table-cell office:value-type="float" office:value="88.8000501743082" calcext:value-type="float">
            <text:p>88,8</text:p>
          </table:table-cell>
          <table:table-cell office:value-type="float" office:value="28.1577711268826" calcext:value-type="float">
            <text:p>28,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55]&lt;=30; &quot;18-30&quot;; IF([.C355]&lt;=45; &quot;31-45&quot;; IF([.C35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ryn Medina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158.814059262908" calcext:value-type="float">
            <text:p>158,8</text:p>
          </table:table-cell>
          <table:table-cell office:value-type="float" office:value="79.3333093695019" calcext:value-type="float">
            <text:p>79,3</text:p>
          </table:table-cell>
          <table:table-cell office:value-type="float" office:value="31.4541300705893" calcext:value-type="float">
            <text:p>31,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56]&lt;=30; &quot;18-30&quot;; IF([.C356]&lt;=45; &quot;31-45&quot;; IF([.C3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Dun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82.301454412167" calcext:value-type="float">
            <text:p>182,3</text:p>
          </table:table-cell>
          <table:table-cell office:value-type="float" office:value="56.8489379423451" calcext:value-type="float">
            <text:p>56,8</text:p>
          </table:table-cell>
          <table:table-cell office:value-type="float" office:value="17.1057487409002" calcext:value-type="float">
            <text:p>17,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57]&lt;=30; &quot;18-30&quot;; IF([.C357]&lt;=45; &quot;31-45&quot;; IF([.C35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Bailey DVM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office:value-type="float" office:value="192.918406241434" calcext:value-type="float">
            <text:p>192,9</text:p>
          </table:table-cell>
          <table:table-cell office:value-type="float" office:value="53.4101361956685" calcext:value-type="float">
            <text:p>53,4</text:p>
          </table:table-cell>
          <table:table-cell office:value-type="float" office:value="14.3508080177274" calcext:value-type="float">
            <text:p>14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58]&lt;=30; &quot;18-30&quot;; IF([.C358]&lt;=45; &quot;31-45&quot;; IF([.C35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William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office:value-type="float" office:value="219" calcext:value-type="float">
            <text:p>219</text:p>
          </table:table-cell>
          <table:table-cell office:value-type="float" office:value="150.691825437099" calcext:value-type="float">
            <text:p>150,7</text:p>
          </table:table-cell>
          <table:table-cell office:value-type="float" office:value="86.7866515892299" calcext:value-type="float">
            <text:p>86,8</text:p>
          </table:table-cell>
          <table:table-cell office:value-type="float" office:value="38.2184918319814" calcext:value-type="float">
            <text:p>38,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59]&lt;=30; &quot;18-30&quot;; IF([.C359]&lt;=45; &quot;31-45&quot;; IF([.C3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Vaugh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208" calcext:value-type="float">
            <text:p>208</text:p>
          </table:table-cell>
          <table:table-cell office:value-type="float" office:value="156.943997156169" calcext:value-type="float">
            <text:p>156,9</text:p>
          </table:table-cell>
          <table:table-cell office:value-type="float" office:value="85.7994562147132" calcext:value-type="float">
            <text:p>85,8</text:p>
          </table:table-cell>
          <table:table-cell office:value-type="float" office:value="34.8333398292474" calcext:value-type="float">
            <text:p>34,8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60]&lt;=30; &quot;18-30&quot;; IF([.C360]&lt;=45; &quot;31-45&quot;; IF([.C36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n Rhodes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204" calcext:value-type="float">
            <text:p>204</text:p>
          </table:table-cell>
          <table:table-cell office:value-type="float" office:value="194.668839074116" calcext:value-type="float">
            <text:p>194,7</text:p>
          </table:table-cell>
          <table:table-cell office:value-type="float" office:value="84.4749150993635" calcext:value-type="float">
            <text:p>84,5</text:p>
          </table:table-cell>
          <table:table-cell office:value-type="float" office:value="22.29127379152" calcext:value-type="float">
            <text:p>22,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1]&lt;=30; &quot;18-30&quot;; IF([.C361]&lt;=45; &quot;31-45&quot;; IF([.C36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eorge Moore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164.87075961078" calcext:value-type="float">
            <text:p>164,9</text:p>
          </table:table-cell>
          <table:table-cell office:value-type="float" office:value="53.7677663878145" calcext:value-type="float">
            <text:p>53,8</text:p>
          </table:table-cell>
          <table:table-cell office:value-type="float" office:value="19.7803839697885" calcext:value-type="float">
            <text:p>19,7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2]&lt;=30; &quot;18-30&quot;; IF([.C362]&lt;=45; &quot;31-45&quot;; IF([.C36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 Le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155.470594407082" calcext:value-type="float">
            <text:p>155,5</text:p>
          </table:table-cell>
          <table:table-cell office:value-type="float" office:value="52.1123957876191" calcext:value-type="float">
            <text:p>52,1</text:p>
          </table:table-cell>
          <table:table-cell office:value-type="float" office:value="21.5597897671233" calcext:value-type="float">
            <text:p>21,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63]&lt;=30; &quot;18-30&quot;; IF([.C363]&lt;=45; &quot;31-45&quot;; IF([.C3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iane Shelto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182.499749196201" calcext:value-type="float">
            <text:p>182,5</text:p>
          </table:table-cell>
          <table:table-cell office:value-type="float" office:value="94.5072789251404" calcext:value-type="float">
            <text:p>94,5</text:p>
          </table:table-cell>
          <table:table-cell office:value-type="float" office:value="28.3753165493623" calcext:value-type="float">
            <text:p>28,3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4]&lt;=30; &quot;18-30&quot;; IF([.C364]&lt;=45; &quot;31-45&quot;; IF([.C36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nda Mor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3.683788515976" calcext:value-type="float">
            <text:p>173,7</text:p>
          </table:table-cell>
          <table:table-cell office:value-type="float" office:value="63.1597498715787" calcext:value-type="float">
            <text:p>63,2</text:p>
          </table:table-cell>
          <table:table-cell office:value-type="float" office:value="20.9373558348895" calcext:value-type="float">
            <text:p>20,9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65]&lt;=30; &quot;18-30&quot;; IF([.C365]&lt;=45; &quot;31-45&quot;; IF([.C36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onio Cook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float" office:value="193.881419547811" calcext:value-type="float">
            <text:p>193,9</text:p>
          </table:table-cell>
          <table:table-cell office:value-type="float" office:value="98.9247382541704" calcext:value-type="float">
            <text:p>98,9</text:p>
          </table:table-cell>
          <table:table-cell office:value-type="float" office:value="26.3167665606269" calcext:value-type="float">
            <text:p>26,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66]&lt;=30; &quot;18-30&quot;; IF([.C366]&lt;=45; &quot;31-45&quot;; IF([.C36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Ian Erickson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165.497034027708" calcext:value-type="float">
            <text:p>165,5</text:p>
          </table:table-cell>
          <table:table-cell office:value-type="float" office:value="67.1036147189057" calcext:value-type="float">
            <text:p>67,1</text:p>
          </table:table-cell>
          <table:table-cell office:value-type="float" office:value="24.4999662103361" calcext:value-type="float">
            <text:p>24,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67]&lt;=30; &quot;18-30&quot;; IF([.C367]&lt;=45; &quot;31-45&quot;; IF([.C36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Gill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office:value-type="float" office:value="193.180732609689" calcext:value-type="float">
            <text:p>193,2</text:p>
          </table:table-cell>
          <table:table-cell office:value-type="float" office:value="93.0347324839249" calcext:value-type="float">
            <text:p>93,0</text:p>
          </table:table-cell>
          <table:table-cell office:value-type="float" office:value="24.9297254528337" calcext:value-type="float">
            <text:p>24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8]&lt;=30; &quot;18-30&quot;; IF([.C368]&lt;=45; &quot;31-45&quot;; IF([.C36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Ke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157.782348152411" calcext:value-type="float">
            <text:p>157,8</text:p>
          </table:table-cell>
          <table:table-cell office:value-type="float" office:value="97.6975306514104" calcext:value-type="float">
            <text:p>97,7</text:p>
          </table:table-cell>
          <table:table-cell office:value-type="float" office:value="39.2434117208567" calcext:value-type="float">
            <text:p>39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9]&lt;=30; &quot;18-30&quot;; IF([.C369]&lt;=45; &quot;31-45&quot;; IF([.C3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nuel Montgomery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157" calcext:value-type="float">
            <text:p>157</text:p>
          </table:table-cell>
          <table:table-cell office:value-type="float" office:value="155.386062003384" calcext:value-type="float">
            <text:p>155,4</text:p>
          </table:table-cell>
          <table:table-cell office:value-type="float" office:value="65.2503034359391" calcext:value-type="float">
            <text:p>65,3</text:p>
          </table:table-cell>
          <table:table-cell office:value-type="float" office:value="27.0245465074368" calcext:value-type="float">
            <text:p>27,0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0]&lt;=30; &quot;18-30&quot;; IF([.C370]&lt;=45; &quot;31-45&quot;; IF([.C37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gan Baker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float" office:value="173.565662959022" calcext:value-type="float">
            <text:p>173,6</text:p>
          </table:table-cell>
          <table:table-cell office:value-type="float" office:value="52.3945337733288" calcext:value-type="float">
            <text:p>52,4</text:p>
          </table:table-cell>
          <table:table-cell office:value-type="float" office:value="17.3923536331283" calcext:value-type="float">
            <text:p>17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71]&lt;=30; &quot;18-30&quot;; IF([.C371]&lt;=45; &quot;31-45&quot;; IF([.C37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rone Lov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198.366389682348" calcext:value-type="float">
            <text:p>198,4</text:p>
          </table:table-cell>
          <table:table-cell office:value-type="float" office:value="78.4380185831135" calcext:value-type="float">
            <text:p>78,4</text:p>
          </table:table-cell>
          <table:table-cell office:value-type="float" office:value="19.9338155882241" calcext:value-type="float">
            <text:p>19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72]&lt;=30; &quot;18-30&quot;; IF([.C372]&lt;=45; &quot;31-45&quot;; IF([.C37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Wood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26" calcext:value-type="float">
            <text:p>226</text:p>
          </table:table-cell>
          <table:table-cell office:value-type="float" office:value="187.620878557079" calcext:value-type="float">
            <text:p>187,6</text:p>
          </table:table-cell>
          <table:table-cell office:value-type="float" office:value="64.8396275615686" calcext:value-type="float">
            <text:p>64,8</text:p>
          </table:table-cell>
          <table:table-cell office:value-type="float" office:value="18.4195145912015" calcext:value-type="float">
            <text:p>18,4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3]&lt;=30; &quot;18-30&quot;; IF([.C373]&lt;=45; &quot;31-45&quot;; IF([.C37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Williams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192.610256999036" calcext:value-type="float">
            <text:p>192,6</text:p>
          </table:table-cell>
          <table:table-cell office:value-type="float" office:value="91.7802341141895" calcext:value-type="float">
            <text:p>91,8</text:p>
          </table:table-cell>
          <table:table-cell office:value-type="float" office:value="24.7394670568852" calcext:value-type="float">
            <text:p>24,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4]&lt;=30; &quot;18-30&quot;; IF([.C374]&lt;=45; &quot;31-45&quot;; IF([.C37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Smit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182.808372659127" calcext:value-type="float">
            <text:p>182,8</text:p>
          </table:table-cell>
          <table:table-cell office:value-type="float" office:value="98.1024774223692" calcext:value-type="float">
            <text:p>98,1</text:p>
          </table:table-cell>
          <table:table-cell office:value-type="float" office:value="29.3553869670641" calcext:value-type="float">
            <text:p>29,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5]&lt;=30; &quot;18-30&quot;; IF([.C375]&lt;=45; &quot;31-45&quot;; IF([.C37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Daniels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183.409237451958" calcext:value-type="float">
            <text:p>183,4</text:p>
          </table:table-cell>
          <table:table-cell office:value-type="float" office:value="96.9419494692853" calcext:value-type="float">
            <text:p>96,9</text:p>
          </table:table-cell>
          <table:table-cell office:value-type="float" office:value="28.8183650589733" calcext:value-type="float">
            <text:p>28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76]&lt;=30; &quot;18-30&quot;; IF([.C376]&lt;=45; &quot;31-45&quot;; IF([.C3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ie Gra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187" calcext:value-type="float">
            <text:p>187</text:p>
          </table:table-cell>
          <table:table-cell office:value-type="float" office:value="177.339455863245" calcext:value-type="float">
            <text:p>177,3</text:p>
          </table:table-cell>
          <table:table-cell office:value-type="float" office:value="54.919559668068" calcext:value-type="float">
            <text:p>54,9</text:p>
          </table:table-cell>
          <table:table-cell office:value-type="float" office:value="17.462897439134" calcext:value-type="float">
            <text:p>17,4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7]&lt;=30; &quot;18-30&quot;; IF([.C377]&lt;=45; &quot;31-45&quot;; IF([.C37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Be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67" calcext:value-type="float">
            <text:p>167</text:p>
          </table:table-cell>
          <table:table-cell office:value-type="float" office:value="199.875635476209" calcext:value-type="float">
            <text:p>199,9</text:p>
          </table:table-cell>
          <table:table-cell office:value-type="float" office:value="53.3669773638511" calcext:value-type="float">
            <text:p>53,4</text:p>
          </table:table-cell>
          <table:table-cell office:value-type="float" office:value="13.3583522269106" calcext:value-type="float">
            <text:p>13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78]&lt;=30; &quot;18-30&quot;; IF([.C378]&lt;=45; &quot;31-45&quot;; IF([.C37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Perez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54.639046448723" calcext:value-type="float">
            <text:p>154,6</text:p>
          </table:table-cell>
          <table:table-cell office:value-type="float" office:value="86.7241589589818" calcext:value-type="float">
            <text:p>86,7</text:p>
          </table:table-cell>
          <table:table-cell office:value-type="float" office:value="36.2661764899947" calcext:value-type="float">
            <text:p>36,2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9]&lt;=30; &quot;18-30&quot;; IF([.C379]&lt;=45; &quot;31-45&quot;; IF([.C37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wn Rivera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office:value-type="float" office:value="151.676392072047" calcext:value-type="float">
            <text:p>151,7</text:p>
          </table:table-cell>
          <table:table-cell office:value-type="float" office:value="85.6882262117268" calcext:value-type="float">
            <text:p>85,7</text:p>
          </table:table-cell>
          <table:table-cell office:value-type="float" office:value="37.2464746777502" calcext:value-type="float">
            <text:p>37,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0]&lt;=30; &quot;18-30&quot;; IF([.C380]&lt;=45; &quot;31-45&quot;; IF([.C38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ndall Davi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  <table:table-cell office:value-type="float" office:value="187" calcext:value-type="float">
            <text:p>187</text:p>
          </table:table-cell>
          <table:table-cell office:value-type="float" office:value="188.898795879668" calcext:value-type="float">
            <text:p>188,9</text:p>
          </table:table-cell>
          <table:table-cell office:value-type="float" office:value="83.2955094440872" calcext:value-type="float">
            <text:p>83,3</text:p>
          </table:table-cell>
          <table:table-cell office:value-type="float" office:value="23.343351500231" calcext:value-type="float">
            <text:p>23,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1]&lt;=30; &quot;18-30&quot;; IF([.C381]&lt;=45; &quot;31-45&quot;; IF([.C38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Smith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office:value-type="float" office:value="186.76199548062" calcext:value-type="float">
            <text:p>186,8</text:p>
          </table:table-cell>
          <table:table-cell office:value-type="float" office:value="93.0578429901165" calcext:value-type="float">
            <text:p>93,1</text:p>
          </table:table-cell>
          <table:table-cell office:value-type="float" office:value="26.6793946061833" calcext:value-type="float">
            <text:p>26,6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82]&lt;=30; &quot;18-30&quot;; IF([.C382]&lt;=45; &quot;31-45&quot;; IF([.C3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Ramirez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float" office:value="175.62690373944" calcext:value-type="float">
            <text:p>175,6</text:p>
          </table:table-cell>
          <table:table-cell office:value-type="float" office:value="73.4922465455567" calcext:value-type="float">
            <text:p>73,5</text:p>
          </table:table-cell>
          <table:table-cell office:value-type="float" office:value="23.8264551386957" calcext:value-type="float">
            <text:p>23,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383]&lt;=30; &quot;18-30&quot;; IF([.C383]&lt;=45; &quot;31-45&quot;; IF([.C38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ara Mueller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64.033581232731" calcext:value-type="float">
            <text:p>164,0</text:p>
          </table:table-cell>
          <table:table-cell office:value-type="float" office:value="68.0840279089113" calcext:value-type="float">
            <text:p>68,1</text:p>
          </table:table-cell>
          <table:table-cell office:value-type="float" office:value="25.3034481734211" calcext:value-type="float">
            <text:p>25,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84]&lt;=30; &quot;18-30&quot;; IF([.C384]&lt;=45; &quot;31-45&quot;; IF([.C3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yssa Johnso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194.717964392339" calcext:value-type="float">
            <text:p>194,7</text:p>
          </table:table-cell>
          <table:table-cell office:value-type="float" office:value="52.6439487817443" calcext:value-type="float">
            <text:p>52,6</text:p>
          </table:table-cell>
          <table:table-cell office:value-type="float" office:value="13.8846973096292" calcext:value-type="float">
            <text:p>13,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85]&lt;=30; &quot;18-30&quot;; IF([.C385]&lt;=45; &quot;31-45&quot;; IF([.C38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e Rot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217" calcext:value-type="float">
            <text:p>217</text:p>
          </table:table-cell>
          <table:table-cell office:value-type="float" office:value="166.890173867499" calcext:value-type="float">
            <text:p>166,9</text:p>
          </table:table-cell>
          <table:table-cell office:value-type="float" office:value="53.1405490939683" calcext:value-type="float">
            <text:p>53,1</text:p>
          </table:table-cell>
          <table:table-cell office:value-type="float" office:value="19.0793907867717" calcext:value-type="float">
            <text:p>19,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6]&lt;=30; &quot;18-30&quot;; IF([.C386]&lt;=45; &quot;31-45&quot;; IF([.C38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uel Bak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194.337059556119" calcext:value-type="float">
            <text:p>194,3</text:p>
          </table:table-cell>
          <table:table-cell office:value-type="float" office:value="56.9342047949183" calcext:value-type="float">
            <text:p>56,9</text:p>
          </table:table-cell>
          <table:table-cell office:value-type="float" office:value="15.0751625826536" calcext:value-type="float">
            <text:p>15,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7]&lt;=30; &quot;18-30&quot;; IF([.C387]&lt;=45; &quot;31-45&quot;; IF([.C38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Adam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204" calcext:value-type="float">
            <text:p>204</text:p>
          </table:table-cell>
          <table:table-cell office:value-type="float" office:value="196.719266558777" calcext:value-type="float">
            <text:p>196,7</text:p>
          </table:table-cell>
          <table:table-cell office:value-type="float" office:value="93.7406369073684" calcext:value-type="float">
            <text:p>93,7</text:p>
          </table:table-cell>
          <table:table-cell office:value-type="float" office:value="24.2233445678934" calcext:value-type="float">
            <text:p>24,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8]&lt;=30; &quot;18-30&quot;; IF([.C388]&lt;=45; &quot;31-45&quot;; IF([.C38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Clark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192.628904260551" calcext:value-type="float">
            <text:p>192,6</text:p>
          </table:table-cell>
          <table:table-cell office:value-type="float" office:value="76.3740640556398" calcext:value-type="float">
            <text:p>76,4</text:p>
          </table:table-cell>
          <table:table-cell office:value-type="float" office:value="20.5827307376851" calcext:value-type="float">
            <text:p>20,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9]&lt;=30; &quot;18-30&quot;; IF([.C389]&lt;=45; &quot;31-45&quot;; IF([.C38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ron Hog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96.924113507329" calcext:value-type="float">
            <text:p>196,9</text:p>
          </table:table-cell>
          <table:table-cell office:value-type="float" office:value="95.2679876148332" calcext:value-type="float">
            <text:p>95,3</text:p>
          </table:table-cell>
          <table:table-cell office:value-type="float" office:value="24.5668341178455" calcext:value-type="float">
            <text:p>24,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90]&lt;=30; &quot;18-30&quot;; IF([.C390]&lt;=45; &quot;31-45&quot;; IF([.C39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ssa Wood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192.952994270944" calcext:value-type="float">
            <text:p>193,0</text:p>
          </table:table-cell>
          <table:table-cell office:value-type="float" office:value="61.8191465257606" calcext:value-type="float">
            <text:p>61,8</text:p>
          </table:table-cell>
          <table:table-cell office:value-type="float" office:value="16.6042766268984" calcext:value-type="float">
            <text:p>16,6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1]&lt;=30; &quot;18-30&quot;; IF([.C391]&lt;=45; &quot;31-45&quot;; IF([.C39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ita Carroll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84.923469982407" calcext:value-type="float">
            <text:p>184,9</text:p>
          </table:table-cell>
          <table:table-cell office:value-type="float" office:value="95.4651526240214" calcext:value-type="float">
            <text:p>95,5</text:p>
          </table:table-cell>
          <table:table-cell office:value-type="float" office:value="27.9164893798205" calcext:value-type="float">
            <text:p>27,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2]&lt;=30; &quot;18-30&quot;; IF([.C392]&lt;=45; &quot;31-45&quot;; IF([.C39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Guerrer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90.376098364365" calcext:value-type="float">
            <text:p>190,4</text:p>
          </table:table-cell>
          <table:table-cell office:value-type="float" office:value="90.1446232925479" calcext:value-type="float">
            <text:p>90,1</text:p>
          </table:table-cell>
          <table:table-cell office:value-type="float" office:value="24.8722448398354" calcext:value-type="float">
            <text:p>24,8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93]&lt;=30; &quot;18-30&quot;; IF([.C393]&lt;=45; &quot;31-45&quot;; IF([.C3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Ros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office:value-type="float" office:value="206" calcext:value-type="float">
            <text:p>206</text:p>
          </table:table-cell>
          <table:table-cell office:value-type="float" office:value="179.860385396784" calcext:value-type="float">
            <text:p>179,9</text:p>
          </table:table-cell>
          <table:table-cell office:value-type="float" office:value="94.6248309441687" calcext:value-type="float">
            <text:p>94,6</text:p>
          </table:table-cell>
          <table:table-cell office:value-type="float" office:value="29.250552741862" calcext:value-type="float">
            <text:p>29,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4]&lt;=30; &quot;18-30&quot;; IF([.C394]&lt;=45; &quot;31-45&quot;; IF([.C39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mine Michael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98.196518240023" calcext:value-type="float">
            <text:p>198,2</text:p>
          </table:table-cell>
          <table:table-cell office:value-type="float" office:value="53.8617094160133" calcext:value-type="float">
            <text:p>53,9</text:p>
          </table:table-cell>
          <table:table-cell office:value-type="float" office:value="13.7115985933495" calcext:value-type="float">
            <text:p>13,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5]&lt;=30; &quot;18-30&quot;; IF([.C395]&lt;=45; &quot;31-45&quot;; IF([.C3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 Lopez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office:value-type="float" office:value="189.885611022331" calcext:value-type="float">
            <text:p>189,9</text:p>
          </table:table-cell>
          <table:table-cell office:value-type="float" office:value="61.9939523736921" calcext:value-type="float">
            <text:p>62,0</text:p>
          </table:table-cell>
          <table:table-cell office:value-type="float" office:value="17.1935364033774" calcext:value-type="float">
            <text:p>17,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96]&lt;=30; &quot;18-30&quot;; IF([.C396]&lt;=45; &quot;31-45&quot;; IF([.C39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yan Leonard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172.995399636126" calcext:value-type="float">
            <text:p>173,0</text:p>
          </table:table-cell>
          <table:table-cell office:value-type="float" office:value="96.6831657811163" calcext:value-type="float">
            <text:p>96,7</text:p>
          </table:table-cell>
          <table:table-cell office:value-type="float" office:value="32.3058932558554" calcext:value-type="float">
            <text:p>32,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7]&lt;=30; &quot;18-30&quot;; IF([.C397]&lt;=45; &quot;31-45&quot;; IF([.C39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Woo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float" office:value="182.163452215779" calcext:value-type="float">
            <text:p>182,2</text:p>
          </table:table-cell>
          <table:table-cell office:value-type="float" office:value="50.2505434619618" calcext:value-type="float">
            <text:p>50,3</text:p>
          </table:table-cell>
          <table:table-cell office:value-type="float" office:value="15.1432212223451" calcext:value-type="float">
            <text:p>15,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98]&lt;=30; &quot;18-30&quot;; IF([.C398]&lt;=45; &quot;31-45&quot;; IF([.C39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Wright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197" calcext:value-type="float">
            <text:p>197</text:p>
          </table:table-cell>
          <table:table-cell office:value-type="float" office:value="177.577339629084" calcext:value-type="float">
            <text:p>177,6</text:p>
          </table:table-cell>
          <table:table-cell office:value-type="float" office:value="61.9842226283909" calcext:value-type="float">
            <text:p>62,0</text:p>
          </table:table-cell>
          <table:table-cell office:value-type="float" office:value="19.6564944569285" calcext:value-type="float">
            <text:p>19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99]&lt;=30; &quot;18-30&quot;; IF([.C399]&lt;=45; &quot;31-45&quot;; IF([.C39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Webb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213" calcext:value-type="float">
            <text:p>213</text:p>
          </table:table-cell>
          <table:table-cell office:value-type="float" office:value="167.18007270192" calcext:value-type="float">
            <text:p>167,2</text:p>
          </table:table-cell>
          <table:table-cell office:value-type="float" office:value="70.0130354122491" calcext:value-type="float">
            <text:p>70,0</text:p>
          </table:table-cell>
          <table:table-cell office:value-type="float" office:value="25.0501244248306" calcext:value-type="float">
            <text:p>25,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0]&lt;=30; &quot;18-30&quot;; IF([.C400]&lt;=45; &quot;31-45&quot;; IF([.C40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Mitchell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office:value-type="float" office:value="168.918992346657" calcext:value-type="float">
            <text:p>168,9</text:p>
          </table:table-cell>
          <table:table-cell office:value-type="float" office:value="56.4541271175384" calcext:value-type="float">
            <text:p>56,5</text:p>
          </table:table-cell>
          <table:table-cell office:value-type="float" office:value="19.7851220052405" calcext:value-type="float">
            <text:p>19,7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01]&lt;=30; &quot;18-30&quot;; IF([.C401]&lt;=45; &quot;31-45&quot;; IF([.C40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Salas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float" office:value="189.725718884917" calcext:value-type="float">
            <text:p>189,7</text:p>
          </table:table-cell>
          <table:table-cell office:value-type="float" office:value="59.5454276973738" calcext:value-type="float">
            <text:p>59,5</text:p>
          </table:table-cell>
          <table:table-cell office:value-type="float" office:value="16.5423042749533" calcext:value-type="float">
            <text:p>16,5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02]&lt;=30; &quot;18-30&quot;; IF([.C402]&lt;=45; &quot;31-45&quot;; IF([.C40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Todd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  <table:table-cell office:value-type="float" office:value="199" calcext:value-type="float">
            <text:p>199</text:p>
          </table:table-cell>
          <table:table-cell office:value-type="float" office:value="158.146673255553" calcext:value-type="float">
            <text:p>158,1</text:p>
          </table:table-cell>
          <table:table-cell office:value-type="float" office:value="80.4248716869618" calcext:value-type="float">
            <text:p>80,4</text:p>
          </table:table-cell>
          <table:table-cell office:value-type="float" office:value="32.1566097763074" calcext:value-type="float">
            <text:p>32,1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3]&lt;=30; &quot;18-30&quot;; IF([.C403]&lt;=45; &quot;31-45&quot;; IF([.C40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Garci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171.824666527021" calcext:value-type="float">
            <text:p>171,8</text:p>
          </table:table-cell>
          <table:table-cell office:value-type="float" office:value="87.2466107273056" calcext:value-type="float">
            <text:p>87,2</text:p>
          </table:table-cell>
          <table:table-cell office:value-type="float" office:value="29.5513649593286" calcext:value-type="float">
            <text:p>29,5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4]&lt;=30; &quot;18-30&quot;; IF([.C404]&lt;=45; &quot;31-45&quot;; IF([.C40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ita Che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160.182300496013" calcext:value-type="float">
            <text:p>160,2</text:p>
          </table:table-cell>
          <table:table-cell office:value-type="float" office:value="99.3555422790141" calcext:value-type="float">
            <text:p>99,4</text:p>
          </table:table-cell>
          <table:table-cell office:value-type="float" office:value="38.7224693667545" calcext:value-type="float">
            <text:p>38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05]&lt;=30; &quot;18-30&quot;; IF([.C405]&lt;=45; &quot;31-45&quot;; IF([.C40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Young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158.427986043803" calcext:value-type="float">
            <text:p>158,4</text:p>
          </table:table-cell>
          <table:table-cell office:value-type="float" office:value="84.4225793125746" calcext:value-type="float">
            <text:p>84,4</text:p>
          </table:table-cell>
          <table:table-cell office:value-type="float" office:value="33.6352619179099" calcext:value-type="float">
            <text:p>33,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06]&lt;=30; &quot;18-30&quot;; IF([.C406]&lt;=45; &quot;31-45&quot;; IF([.C40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zanne Park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179.043110141653" calcext:value-type="float">
            <text:p>179,0</text:p>
          </table:table-cell>
          <table:table-cell office:value-type="float" office:value="55.7763829077033" calcext:value-type="float">
            <text:p>55,8</text:p>
          </table:table-cell>
          <table:table-cell office:value-type="float" office:value="17.3994339684119" calcext:value-type="float">
            <text:p>17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07]&lt;=30; &quot;18-30&quot;; IF([.C407]&lt;=45; &quot;31-45&quot;; IF([.C40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ank Bowen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office:value-type="float" office:value="150.087851151483" calcext:value-type="float">
            <text:p>150,1</text:p>
          </table:table-cell>
          <table:table-cell office:value-type="float" office:value="76.7281256756468" calcext:value-type="float">
            <text:p>76,7</text:p>
          </table:table-cell>
          <table:table-cell office:value-type="float" office:value="34.061479636167" calcext:value-type="float">
            <text:p>34,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08]&lt;=30; &quot;18-30&quot;; IF([.C408]&lt;=45; &quot;31-45&quot;; IF([.C40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James Mcintos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office:value-type="float" office:value="187.832987016314" calcext:value-type="float">
            <text:p>187,8</text:p>
          </table:table-cell>
          <table:table-cell office:value-type="float" office:value="88.1966541321008" calcext:value-type="float">
            <text:p>88,2</text:p>
          </table:table-cell>
          <table:table-cell office:value-type="float" office:value="24.998179372887" calcext:value-type="float">
            <text:p>25,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9]&lt;=30; &quot;18-30&quot;; IF([.C409]&lt;=45; &quot;31-45&quot;; IF([.C40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Lloyd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office:value-type="float" office:value="158.819510931073" calcext:value-type="float">
            <text:p>158,8</text:p>
          </table:table-cell>
          <table:table-cell office:value-type="float" office:value="54.7124082469148" calcext:value-type="float">
            <text:p>54,7</text:p>
          </table:table-cell>
          <table:table-cell office:value-type="float" office:value="21.6909274952247" calcext:value-type="float">
            <text:p>21,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0]&lt;=30; &quot;18-30&quot;; IF([.C410]&lt;=45; &quot;31-45&quot;; IF([.C41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urt Riva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56.777787968585" calcext:value-type="float">
            <text:p>156,8</text:p>
          </table:table-cell>
          <table:table-cell office:value-type="float" office:value="68.1420765188219" calcext:value-type="float">
            <text:p>68,1</text:p>
          </table:table-cell>
          <table:table-cell office:value-type="float" office:value="27.7233877209135" calcext:value-type="float">
            <text:p>27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11]&lt;=30; &quot;18-30&quot;; IF([.C411]&lt;=45; &quot;31-45&quot;; IF([.C41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pril William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187" calcext:value-type="float">
            <text:p>187</text:p>
          </table:table-cell>
          <table:table-cell office:value-type="float" office:value="173.687528396047" calcext:value-type="float">
            <text:p>173,7</text:p>
          </table:table-cell>
          <table:table-cell office:value-type="float" office:value="62.4407107459314" calcext:value-type="float">
            <text:p>62,4</text:p>
          </table:table-cell>
          <table:table-cell office:value-type="float" office:value="20.6981041358552" calcext:value-type="float">
            <text:p>20,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12]&lt;=30; &quot;18-30&quot;; IF([.C412]&lt;=45; &quot;31-45&quot;; IF([.C41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ip Reynold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180.698616670531" calcext:value-type="float">
            <text:p>180,7</text:p>
          </table:table-cell>
          <table:table-cell office:value-type="float" office:value="81.7631750883186" calcext:value-type="float">
            <text:p>81,8</text:p>
          </table:table-cell>
          <table:table-cell office:value-type="float" office:value="25.0407938142324" calcext:value-type="float">
            <text:p>25,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13]&lt;=30; &quot;18-30&quot;; IF([.C413]&lt;=45; &quot;31-45&quot;; IF([.C4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lton Arnold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155.868769674118" calcext:value-type="float">
            <text:p>155,9</text:p>
          </table:table-cell>
          <table:table-cell office:value-type="float" office:value="50.860585247212" calcext:value-type="float">
            <text:p>50,9</text:p>
          </table:table-cell>
          <table:table-cell office:value-type="float" office:value="20.9345263108074" calcext:value-type="float">
            <text:p>20,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4]&lt;=30; &quot;18-30&quot;; IF([.C414]&lt;=45; &quot;31-45&quot;; IF([.C41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Moor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64.99004188684" calcext:value-type="float">
            <text:p>165,0</text:p>
          </table:table-cell>
          <table:table-cell office:value-type="float" office:value="72.7519427202123" calcext:value-type="float">
            <text:p>72,8</text:p>
          </table:table-cell>
          <table:table-cell office:value-type="float" office:value="26.7257024774967" calcext:value-type="float">
            <text:p>26,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5]&lt;=30; &quot;18-30&quot;; IF([.C415]&lt;=45; &quot;31-45&quot;; IF([.C41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Daniels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 office:value-type="float" office:value="150.510975834211" calcext:value-type="float">
            <text:p>150,5</text:p>
          </table:table-cell>
          <table:table-cell office:value-type="float" office:value="85.7532452505853" calcext:value-type="float">
            <text:p>85,8</text:p>
          </table:table-cell>
          <table:table-cell office:value-type="float" office:value="37.8542129996011" calcext:value-type="float">
            <text:p>37,8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6]&lt;=30; &quot;18-30&quot;; IF([.C416]&lt;=45; &quot;31-45&quot;; IF([.C4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Barnes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193" calcext:value-type="float">
            <text:p>193</text:p>
          </table:table-cell>
          <table:table-cell office:value-type="float" office:value="155.315695438233" calcext:value-type="float">
            <text:p>155,3</text:p>
          </table:table-cell>
          <table:table-cell office:value-type="float" office:value="90.618107982386" calcext:value-type="float">
            <text:p>90,6</text:p>
          </table:table-cell>
          <table:table-cell office:value-type="float" office:value="37.5650783580212" calcext:value-type="float">
            <text:p>37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7]&lt;=30; &quot;18-30&quot;; IF([.C417]&lt;=45; &quot;31-45&quot;; IF([.C41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oy Johnson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194.721638257255" calcext:value-type="float">
            <text:p>194,7</text:p>
          </table:table-cell>
          <table:table-cell office:value-type="float" office:value="64.2995043709598" calcext:value-type="float">
            <text:p>64,3</text:p>
          </table:table-cell>
          <table:table-cell office:value-type="float" office:value="16.9581782469556" calcext:value-type="float">
            <text:p>16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8]&lt;=30; &quot;18-30&quot;; IF([.C418]&lt;=45; &quot;31-45&quot;; IF([.C4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mine Oneal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192.67836307779" calcext:value-type="float">
            <text:p>192,7</text:p>
          </table:table-cell>
          <table:table-cell office:value-type="float" office:value="53.2612516613961" calcext:value-type="float">
            <text:p>53,3</text:p>
          </table:table-cell>
          <table:table-cell office:value-type="float" office:value="14.3464837981855" calcext:value-type="float">
            <text:p>14,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9]&lt;=30; &quot;18-30&quot;; IF([.C419]&lt;=45; &quot;31-45&quot;; IF([.C41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nnie Graham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223" calcext:value-type="float">
            <text:p>223</text:p>
          </table:table-cell>
          <table:table-cell office:value-type="float" office:value="163.774186740248" calcext:value-type="float">
            <text:p>163,8</text:p>
          </table:table-cell>
          <table:table-cell office:value-type="float" office:value="76.8585933325289" calcext:value-type="float">
            <text:p>76,9</text:p>
          </table:table-cell>
          <table:table-cell office:value-type="float" office:value="28.6550736283508" calcext:value-type="float">
            <text:p>28,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20]&lt;=30; &quot;18-30&quot;; IF([.C420]&lt;=45; &quot;31-45&quot;; IF([.C4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antha Merce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174.568823569934" calcext:value-type="float">
            <text:p>174,6</text:p>
          </table:table-cell>
          <table:table-cell office:value-type="float" office:value="55.4391314091897" calcext:value-type="float">
            <text:p>55,4</text:p>
          </table:table-cell>
          <table:table-cell office:value-type="float" office:value="18.1921088959832" calcext:value-type="float">
            <text:p>18,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21]&lt;=30; &quot;18-30&quot;; IF([.C421]&lt;=45; &quot;31-45&quot;; IF([.C42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ynthia Freema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 office:value-type="float" office:value="166.524034802189" calcext:value-type="float">
            <text:p>166,5</text:p>
          </table:table-cell>
          <table:table-cell office:value-type="float" office:value="93.4138503008075" calcext:value-type="float">
            <text:p>93,4</text:p>
          </table:table-cell>
          <table:table-cell office:value-type="float" office:value="33.6866188600048" calcext:value-type="float">
            <text:p>33,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2]&lt;=30; &quot;18-30&quot;; IF([.C422]&lt;=45; &quot;31-45&quot;; IF([.C42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e Vaughn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office:value-type="float" office:value="199.966307420945" calcext:value-type="float">
            <text:p>200,0</text:p>
          </table:table-cell>
          <table:table-cell office:value-type="float" office:value="73.8927643497513" calcext:value-type="float">
            <text:p>73,9</text:p>
          </table:table-cell>
          <table:table-cell office:value-type="float" office:value="18.4794167550958" calcext:value-type="float">
            <text:p>18,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3]&lt;=30; &quot;18-30&quot;; IF([.C423]&lt;=45; &quot;31-45&quot;; IF([.C42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Mccarty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179.349296786212" calcext:value-type="float">
            <text:p>179,3</text:p>
          </table:table-cell>
          <table:table-cell office:value-type="float" office:value="86.6534801959507" calcext:value-type="float">
            <text:p>86,7</text:p>
          </table:table-cell>
          <table:table-cell office:value-type="float" office:value="26.9393214988608" calcext:value-type="float">
            <text:p>26,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4]&lt;=30; &quot;18-30&quot;; IF([.C424]&lt;=45; &quot;31-45&quot;; IF([.C4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Burn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194" calcext:value-type="float">
            <text:p>194</text:p>
          </table:table-cell>
          <table:table-cell office:value-type="float" office:value="177.777070878941" calcext:value-type="float">
            <text:p>177,8</text:p>
          </table:table-cell>
          <table:table-cell office:value-type="float" office:value="61.5858129272116" calcext:value-type="float">
            <text:p>61,6</text:p>
          </table:table-cell>
          <table:table-cell office:value-type="float" office:value="19.4862910881031" calcext:value-type="float">
            <text:p>19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5]&lt;=30; &quot;18-30&quot;; IF([.C425]&lt;=45; &quot;31-45&quot;; IF([.C42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slie Smith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office:value-type="float" office:value="178.839825595588" calcext:value-type="float">
            <text:p>178,8</text:p>
          </table:table-cell>
          <table:table-cell office:value-type="float" office:value="70.6018916371162" calcext:value-type="float">
            <text:p>70,6</text:p>
          </table:table-cell>
          <table:table-cell office:value-type="float" office:value="22.0743468329006" calcext:value-type="float">
            <text:p>22,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6]&lt;=30; &quot;18-30&quot;; IF([.C426]&lt;=45; &quot;31-45&quot;; IF([.C42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antha Reed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68.473659758397" calcext:value-type="float">
            <text:p>168,5</text:p>
          </table:table-cell>
          <table:table-cell office:value-type="float" office:value="60.7277089356423" calcext:value-type="float">
            <text:p>60,7</text:p>
          </table:table-cell>
          <table:table-cell office:value-type="float" office:value="21.3955215001382" calcext:value-type="float">
            <text:p>21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27]&lt;=30; &quot;18-30&quot;; IF([.C427]&lt;=45; &quot;31-45&quot;; IF([.C42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Stevens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156" calcext:value-type="float">
            <text:p>156</text:p>
          </table:table-cell>
          <table:table-cell office:value-type="float" office:value="151.529945820383" calcext:value-type="float">
            <text:p>151,5</text:p>
          </table:table-cell>
          <table:table-cell office:value-type="float" office:value="57.1716361482599" calcext:value-type="float">
            <text:p>57,2</text:p>
          </table:table-cell>
          <table:table-cell office:value-type="float" office:value="24.8991020519051" calcext:value-type="float">
            <text:p>24,9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8]&lt;=30; &quot;18-30&quot;; IF([.C428]&lt;=45; &quot;31-45&quot;; IF([.C42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Murph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210" calcext:value-type="float">
            <text:p>210</text:p>
          </table:table-cell>
          <table:table-cell office:value-type="float" office:value="187.807291418286" calcext:value-type="float">
            <text:p>187,8</text:p>
          </table:table-cell>
          <table:table-cell office:value-type="float" office:value="90.6936384789265" calcext:value-type="float">
            <text:p>90,7</text:p>
          </table:table-cell>
          <table:table-cell office:value-type="float" office:value="25.7129512758499" calcext:value-type="float">
            <text:p>25,7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29]&lt;=30; &quot;18-30&quot;; IF([.C429]&lt;=45; &quot;31-45&quot;; IF([.C42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Morga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  <table:table-cell office:value-type="float" office:value="164.910409230666" calcext:value-type="float">
            <text:p>164,9</text:p>
          </table:table-cell>
          <table:table-cell office:value-type="float" office:value="53.0228579587999" calcext:value-type="float">
            <text:p>53,0</text:p>
          </table:table-cell>
          <table:table-cell office:value-type="float" office:value="19.4969641852135" calcext:value-type="float">
            <text:p>19,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30]&lt;=30; &quot;18-30&quot;; IF([.C430]&lt;=45; &quot;31-45&quot;; IF([.C43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ndra Sander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195.871575700072" calcext:value-type="float">
            <text:p>195,9</text:p>
          </table:table-cell>
          <table:table-cell office:value-type="float" office:value="84.3431670114504" calcext:value-type="float">
            <text:p>84,3</text:p>
          </table:table-cell>
          <table:table-cell office:value-type="float" office:value="21.9840179645518" calcext:value-type="float">
            <text:p>21,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31]&lt;=30; &quot;18-30&quot;; IF([.C431]&lt;=45; &quot;31-45&quot;; IF([.C43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an Thoma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  <table:table-cell office:value-type="float" office:value="199.31613020379" calcext:value-type="float">
            <text:p>199,3</text:p>
          </table:table-cell>
          <table:table-cell office:value-type="float" office:value="88.6737762174651" calcext:value-type="float">
            <text:p>88,7</text:p>
          </table:table-cell>
          <table:table-cell office:value-type="float" office:value="22.320828484683" calcext:value-type="float">
            <text:p>22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32]&lt;=30; &quot;18-30&quot;; IF([.C432]&lt;=45; &quot;31-45&quot;; IF([.C43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Schmidt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98.031941006509" calcext:value-type="float">
            <text:p>198,0</text:p>
          </table:table-cell>
          <table:table-cell office:value-type="float" office:value="63.0088717420651" calcext:value-type="float">
            <text:p>63,0</text:p>
          </table:table-cell>
          <table:table-cell office:value-type="float" office:value="16.0668675907447" calcext:value-type="float">
            <text:p>16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33]&lt;=30; &quot;18-30&quot;; IF([.C433]&lt;=45; &quot;31-45&quot;; IF([.C4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oward Carlso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83" calcext:value-type="float">
            <text:p>183</text:p>
          </table:table-cell>
          <table:table-cell office:value-type="float" office:value="153.347745091994" calcext:value-type="float">
            <text:p>153,3</text:p>
          </table:table-cell>
          <table:table-cell office:value-type="float" office:value="83.497902449143" calcext:value-type="float">
            <text:p>83,5</text:p>
          </table:table-cell>
          <table:table-cell office:value-type="float" office:value="35.5075557154814" calcext:value-type="float">
            <text:p>35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34]&lt;=30; &quot;18-30&quot;; IF([.C434]&lt;=45; &quot;31-45&quot;; IF([.C43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Guerr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office:value-type="float" office:value="166.402792627987" calcext:value-type="float">
            <text:p>166,4</text:p>
          </table:table-cell>
          <table:table-cell office:value-type="float" office:value="90.3687638161276" calcext:value-type="float">
            <text:p>90,4</text:p>
          </table:table-cell>
          <table:table-cell office:value-type="float" office:value="32.6360147304985" calcext:value-type="float">
            <text:p>32,6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35]&lt;=30; &quot;18-30&quot;; IF([.C435]&lt;=45; &quot;31-45&quot;; IF([.C43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yan Fisher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180.086453635684" calcext:value-type="float">
            <text:p>180,1</text:p>
          </table:table-cell>
          <table:table-cell office:value-type="float" office:value="87.9091234887865" calcext:value-type="float">
            <text:p>87,9</text:p>
          </table:table-cell>
          <table:table-cell office:value-type="float" office:value="27.1064009691137" calcext:value-type="float">
            <text:p>27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36]&lt;=30; &quot;18-30&quot;; IF([.C436]&lt;=45; &quot;31-45&quot;; IF([.C43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laudia William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61" calcext:value-type="float">
            <text:p>161</text:p>
          </table:table-cell>
          <table:table-cell office:value-type="float" office:value="164.606878806588" calcext:value-type="float">
            <text:p>164,6</text:p>
          </table:table-cell>
          <table:table-cell office:value-type="float" office:value="79.7035152364887" calcext:value-type="float">
            <text:p>79,7</text:p>
          </table:table-cell>
          <table:table-cell office:value-type="float" office:value="29.4158576803606" calcext:value-type="float">
            <text:p>29,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37]&lt;=30; &quot;18-30&quot;; IF([.C437]&lt;=45; &quot;31-45&quot;; IF([.C43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nry Wagner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179" calcext:value-type="float">
            <text:p>179</text:p>
          </table:table-cell>
          <table:table-cell office:value-type="float" office:value="189.530143138942" calcext:value-type="float">
            <text:p>189,5</text:p>
          </table:table-cell>
          <table:table-cell office:value-type="float" office:value="64.5458491201458" calcext:value-type="float">
            <text:p>64,5</text:p>
          </table:table-cell>
          <table:table-cell office:value-type="float" office:value="17.9684964121974" calcext:value-type="float">
            <text:p>17,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38]&lt;=30; &quot;18-30&quot;; IF([.C438]&lt;=45; &quot;31-45&quot;; IF([.C43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Kim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169.228585989411" calcext:value-type="float">
            <text:p>169,2</text:p>
          </table:table-cell>
          <table:table-cell office:value-type="float" office:value="70.253254396584" calcext:value-type="float">
            <text:p>70,3</text:p>
          </table:table-cell>
          <table:table-cell office:value-type="float" office:value="24.5312114468254" calcext:value-type="float">
            <text:p>24,5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39]&lt;=30; &quot;18-30&quot;; IF([.C439]&lt;=45; &quot;31-45&quot;; IF([.C43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nice Smith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80.66326265504" calcext:value-type="float">
            <text:p>180,7</text:p>
          </table:table-cell>
          <table:table-cell office:value-type="float" office:value="78.883098966241" calcext:value-type="float">
            <text:p>78,9</text:p>
          </table:table-cell>
          <table:table-cell office:value-type="float" office:value="24.1681977460268" calcext:value-type="float">
            <text:p>24,1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40]&lt;=30; &quot;18-30&quot;; IF([.C440]&lt;=45; &quot;31-45&quot;; IF([.C4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 Perez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170.424346975647" calcext:value-type="float">
            <text:p>170,4</text:p>
          </table:table-cell>
          <table:table-cell office:value-type="float" office:value="55.3387851013612" calcext:value-type="float">
            <text:p>55,3</text:p>
          </table:table-cell>
          <table:table-cell office:value-type="float" office:value="19.0531305563333" calcext:value-type="float">
            <text:p>19,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1]&lt;=30; &quot;18-30&quot;; IF([.C441]&lt;=45; &quot;31-45&quot;; IF([.C4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nneth Harrison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156.824732641755" calcext:value-type="float">
            <text:p>156,8</text:p>
          </table:table-cell>
          <table:table-cell office:value-type="float" office:value="87.5583128272967" calcext:value-type="float">
            <text:p>87,6</text:p>
          </table:table-cell>
          <table:table-cell office:value-type="float" office:value="35.6014980617785" calcext:value-type="float">
            <text:p>35,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42]&lt;=30; &quot;18-30&quot;; IF([.C442]&lt;=45; &quot;31-45&quot;; IF([.C4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rek Howard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159.813803740776" calcext:value-type="float">
            <text:p>159,8</text:p>
          </table:table-cell>
          <table:table-cell office:value-type="float" office:value="72.0849179979858" calcext:value-type="float">
            <text:p>72,1</text:p>
          </table:table-cell>
          <table:table-cell office:value-type="float" office:value="28.2238224977052" calcext:value-type="float">
            <text:p>28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3]&lt;=30; &quot;18-30&quot;; IF([.C443]&lt;=45; &quot;31-45&quot;; IF([.C44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Edward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173.714672522281" calcext:value-type="float">
            <text:p>173,7</text:p>
          </table:table-cell>
          <table:table-cell office:value-type="float" office:value="63.3946638293406" calcext:value-type="float">
            <text:p>63,4</text:p>
          </table:table-cell>
          <table:table-cell office:value-type="float" office:value="21.0077576797665" calcext:value-type="float">
            <text:p>21,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4]&lt;=30; &quot;18-30&quot;; IF([.C444]&lt;=45; &quot;31-45&quot;; IF([.C44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Stua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167.54804019743" calcext:value-type="float">
            <text:p>167,5</text:p>
          </table:table-cell>
          <table:table-cell office:value-type="float" office:value="65.1833601905454" calcext:value-type="float">
            <text:p>65,2</text:p>
          </table:table-cell>
          <table:table-cell office:value-type="float" office:value="23.219776756568" calcext:value-type="float">
            <text:p>23,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45]&lt;=30; &quot;18-30&quot;; IF([.C445]&lt;=45; &quot;31-45&quot;; IF([.C44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an Brown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178" calcext:value-type="float">
            <text:p>178</text:p>
          </table:table-cell>
          <table:table-cell office:value-type="float" office:value="197.244359920456" calcext:value-type="float">
            <text:p>197,2</text:p>
          </table:table-cell>
          <table:table-cell office:value-type="float" office:value="83.5706635552371" calcext:value-type="float">
            <text:p>83,6</text:p>
          </table:table-cell>
          <table:table-cell office:value-type="float" office:value="21.4805136985" calcext:value-type="float">
            <text:p>21,4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46]&lt;=30; &quot;18-30&quot;; IF([.C446]&lt;=45; &quot;31-45&quot;; IF([.C44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Evans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float" office:value="163.310916204869" calcext:value-type="float">
            <text:p>163,3</text:p>
          </table:table-cell>
          <table:table-cell office:value-type="float" office:value="59.031449022726" calcext:value-type="float">
            <text:p>59,0</text:p>
          </table:table-cell>
          <table:table-cell office:value-type="float" office:value="22.1336487301561" calcext:value-type="float">
            <text:p>22,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7]&lt;=30; &quot;18-30&quot;; IF([.C447]&lt;=45; &quot;31-45&quot;; IF([.C44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e Chan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3.882479516534" calcext:value-type="float">
            <text:p>163,9</text:p>
          </table:table-cell>
          <table:table-cell office:value-type="float" office:value="86.6171635225878" calcext:value-type="float">
            <text:p>86,6</text:p>
          </table:table-cell>
          <table:table-cell office:value-type="float" office:value="32.2506821750207" calcext:value-type="float">
            <text:p>32,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48]&lt;=30; &quot;18-30&quot;; IF([.C448]&lt;=45; &quot;31-45&quot;; IF([.C4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nica Clark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163.163447691716" calcext:value-type="float">
            <text:p>163,2</text:p>
          </table:table-cell>
          <table:table-cell office:value-type="float" office:value="80.9860656234264" calcext:value-type="float">
            <text:p>81,0</text:p>
          </table:table-cell>
          <table:table-cell office:value-type="float" office:value="30.4203743430334" calcext:value-type="float">
            <text:p>30,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49]&lt;=30; &quot;18-30&quot;; IF([.C449]&lt;=45; &quot;31-45&quot;; IF([.C44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Macdonal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192.696291682101" calcext:value-type="float">
            <text:p>192,7</text:p>
          </table:table-cell>
          <table:table-cell office:value-type="float" office:value="68.2526453480947" calcext:value-type="float">
            <text:p>68,3</text:p>
          </table:table-cell>
          <table:table-cell office:value-type="float" office:value="18.3811540348568" calcext:value-type="float">
            <text:p>18,3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50]&lt;=30; &quot;18-30&quot;; IF([.C450]&lt;=45; &quot;31-45&quot;; IF([.C45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Tate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209" calcext:value-type="float">
            <text:p>209</text:p>
          </table:table-cell>
          <table:table-cell office:value-type="float" office:value="164.136676586405" calcext:value-type="float">
            <text:p>164,1</text:p>
          </table:table-cell>
          <table:table-cell office:value-type="float" office:value="69.8886795955957" calcext:value-type="float">
            <text:p>69,9</text:p>
          </table:table-cell>
          <table:table-cell office:value-type="float" office:value="25.9415286545363" calcext:value-type="float">
            <text:p>25,9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51]&lt;=30; &quot;18-30&quot;; IF([.C451]&lt;=45; &quot;31-45&quot;; IF([.C45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ffany Skinner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195" calcext:value-type="float">
            <text:p>195</text:p>
          </table:table-cell>
          <table:table-cell office:value-type="float" office:value="151.362327037995" calcext:value-type="float">
            <text:p>151,4</text:p>
          </table:table-cell>
          <table:table-cell office:value-type="float" office:value="95.4179529631733" calcext:value-type="float">
            <text:p>95,4</text:p>
          </table:table-cell>
          <table:table-cell office:value-type="float" office:value="41.6480338145054" calcext:value-type="float">
            <text:p>41,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52]&lt;=30; &quot;18-30&quot;; IF([.C452]&lt;=45; &quot;31-45&quot;; IF([.C45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Johnso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192.679034016488" calcext:value-type="float">
            <text:p>192,7</text:p>
          </table:table-cell>
          <table:table-cell office:value-type="float" office:value="53.786603420803" calcext:value-type="float">
            <text:p>53,8</text:p>
          </table:table-cell>
          <table:table-cell office:value-type="float" office:value="14.487891975337" calcext:value-type="float">
            <text:p>14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53]&lt;=30; &quot;18-30&quot;; IF([.C453]&lt;=45; &quot;31-45&quot;; IF([.C45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rginia Mcgee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office:value-type="float" office:value="191.80804505325" calcext:value-type="float">
            <text:p>191,8</text:p>
          </table:table-cell>
          <table:table-cell office:value-type="float" office:value="96.8113886720794" calcext:value-type="float">
            <text:p>96,8</text:p>
          </table:table-cell>
          <table:table-cell office:value-type="float" office:value="26.3143599991109" calcext:value-type="float">
            <text:p>26,3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54]&lt;=30; &quot;18-30&quot;; IF([.C454]&lt;=45; &quot;31-45&quot;; IF([.C45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Galvan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float" office:value="174.414359886775" calcext:value-type="float">
            <text:p>174,4</text:p>
          </table:table-cell>
          <table:table-cell office:value-type="float" office:value="73.4628199935339" calcext:value-type="float">
            <text:p>73,5</text:p>
          </table:table-cell>
          <table:table-cell office:value-type="float" office:value="24.1492205933451" calcext:value-type="float">
            <text:p>24,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55]&lt;=30; &quot;18-30&quot;; IF([.C455]&lt;=45; &quot;31-45&quot;; IF([.C45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ryl Gree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70.572517015276" calcext:value-type="float">
            <text:p>170,6</text:p>
          </table:table-cell>
          <table:table-cell office:value-type="float" office:value="83.3419019444688" calcext:value-type="float">
            <text:p>83,3</text:p>
          </table:table-cell>
          <table:table-cell office:value-type="float" office:value="28.6447668100398" calcext:value-type="float">
            <text:p>28,6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56]&lt;=30; &quot;18-30&quot;; IF([.C456]&lt;=45; &quot;31-45&quot;; IF([.C4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Woo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179.615599215526" calcext:value-type="float">
            <text:p>179,6</text:p>
          </table:table-cell>
          <table:table-cell office:value-type="float" office:value="62.6015725395139" calcext:value-type="float">
            <text:p>62,6</text:p>
          </table:table-cell>
          <table:table-cell office:value-type="float" office:value="19.4042624406784" calcext:value-type="float">
            <text:p>19,4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57]&lt;=30; &quot;18-30&quot;; IF([.C457]&lt;=45; &quot;31-45&quot;; IF([.C4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Smith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166.669803831305" calcext:value-type="float">
            <text:p>166,7</text:p>
          </table:table-cell>
          <table:table-cell office:value-type="float" office:value="83.3790897175507" calcext:value-type="float">
            <text:p>83,4</text:p>
          </table:table-cell>
          <table:table-cell office:value-type="float" office:value="30.0153423308368" calcext:value-type="float">
            <text:p>30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58]&lt;=30; &quot;18-30&quot;; IF([.C458]&lt;=45; &quot;31-45&quot;; IF([.C45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wn Blair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float" office:value="174.097616115853" calcext:value-type="float">
            <text:p>174,1</text:p>
          </table:table-cell>
          <table:table-cell office:value-type="float" office:value="97.4567864219991" calcext:value-type="float">
            <text:p>97,5</text:p>
          </table:table-cell>
          <table:table-cell office:value-type="float" office:value="32.1533655330186" calcext:value-type="float">
            <text:p>32,1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59]&lt;=30; &quot;18-30&quot;; IF([.C459]&lt;=45; &quot;31-45&quot;; IF([.C45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Log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190.60363660275" calcext:value-type="float">
            <text:p>190,6</text:p>
          </table:table-cell>
          <table:table-cell office:value-type="float" office:value="63.4653960279359" calcext:value-type="float">
            <text:p>63,5</text:p>
          </table:table-cell>
          <table:table-cell office:value-type="float" office:value="17.4692648630072" calcext:value-type="float">
            <text:p>17,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0]&lt;=30; &quot;18-30&quot;; IF([.C460]&lt;=45; &quot;31-45&quot;; IF([.C46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w Conle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179.789651710565" calcext:value-type="float">
            <text:p>179,8</text:p>
          </table:table-cell>
          <table:table-cell office:value-type="float" office:value="75.1305401673053" calcext:value-type="float">
            <text:p>75,1</text:p>
          </table:table-cell>
          <table:table-cell office:value-type="float" office:value="23.2427295645659" calcext:value-type="float">
            <text:p>23,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61]&lt;=30; &quot;18-30&quot;; IF([.C461]&lt;=45; &quot;31-45&quot;; IF([.C46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aig Douglas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81.994752812258" calcext:value-type="float">
            <text:p>182,0</text:p>
          </table:table-cell>
          <table:table-cell office:value-type="float" office:value="58.8995156150399" calcext:value-type="float">
            <text:p>58,9</text:p>
          </table:table-cell>
          <table:table-cell office:value-type="float" office:value="17.7825479986324" calcext:value-type="float">
            <text:p>17,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2]&lt;=30; &quot;18-30&quot;; IF([.C462]&lt;=45; &quot;31-45&quot;; IF([.C46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esa Martinez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193.434676129152" calcext:value-type="float">
            <text:p>193,4</text:p>
          </table:table-cell>
          <table:table-cell office:value-type="float" office:value="50.1241178711483" calcext:value-type="float">
            <text:p>50,1</text:p>
          </table:table-cell>
          <table:table-cell office:value-type="float" office:value="13.3960907597728" calcext:value-type="float">
            <text:p>13,4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3]&lt;=30; &quot;18-30&quot;; IF([.C463]&lt;=45; &quot;31-45&quot;; IF([.C4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ey Fernandez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94" calcext:value-type="float">
            <text:p>94</text:p>
          </table:table-cell>
          <table:table-cell office:value-type="float" office:value="229" calcext:value-type="float">
            <text:p>229</text:p>
          </table:table-cell>
          <table:table-cell office:value-type="float" office:value="154.084521586729" calcext:value-type="float">
            <text:p>154,1</text:p>
          </table:table-cell>
          <table:table-cell office:value-type="float" office:value="72.8438395782454" calcext:value-type="float">
            <text:p>72,8</text:p>
          </table:table-cell>
          <table:table-cell office:value-type="float" office:value="30.6813737212735" calcext:value-type="float">
            <text:p>30,6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4]&lt;=30; &quot;18-30&quot;; IF([.C464]&lt;=45; &quot;31-45&quot;; IF([.C46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rey Veg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217" calcext:value-type="float">
            <text:p>217</text:p>
          </table:table-cell>
          <table:table-cell office:value-type="float" office:value="191.979847978137" calcext:value-type="float">
            <text:p>192,0</text:p>
          </table:table-cell>
          <table:table-cell office:value-type="float" office:value="60.3114550880574" calcext:value-type="float">
            <text:p>60,3</text:p>
          </table:table-cell>
          <table:table-cell office:value-type="float" office:value="16.3639641587751" calcext:value-type="float">
            <text:p>16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65]&lt;=30; &quot;18-30&quot;; IF([.C465]&lt;=45; &quot;31-45&quot;; IF([.C46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san Ayer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209" calcext:value-type="float">
            <text:p>209</text:p>
          </table:table-cell>
          <table:table-cell office:value-type="float" office:value="187.900586934094" calcext:value-type="float">
            <text:p>187,9</text:p>
          </table:table-cell>
          <table:table-cell office:value-type="float" office:value="92.5560395719172" calcext:value-type="float">
            <text:p>92,6</text:p>
          </table:table-cell>
          <table:table-cell office:value-type="float" office:value="26.214917163491" calcext:value-type="float">
            <text:p>26,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66]&lt;=30; &quot;18-30&quot;; IF([.C466]&lt;=45; &quot;31-45&quot;; IF([.C46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Whitake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72.520989905261" calcext:value-type="float">
            <text:p>172,5</text:p>
          </table:table-cell>
          <table:table-cell office:value-type="float" office:value="86.5720181743138" calcext:value-type="float">
            <text:p>86,6</text:p>
          </table:table-cell>
          <table:table-cell office:value-type="float" office:value="29.0866469219385" calcext:value-type="float">
            <text:p>29,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67]&lt;=30; &quot;18-30&quot;; IF([.C467]&lt;=45; &quot;31-45&quot;; IF([.C46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Rodriguez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81.882481253344" calcext:value-type="float">
            <text:p>181,9</text:p>
          </table:table-cell>
          <table:table-cell office:value-type="float" office:value="97.1487917192272" calcext:value-type="float">
            <text:p>97,1</text:p>
          </table:table-cell>
          <table:table-cell office:value-type="float" office:value="29.3667349131403" calcext:value-type="float">
            <text:p>29,3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8]&lt;=30; &quot;18-30&quot;; IF([.C468]&lt;=45; &quot;31-45&quot;; IF([.C46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phanie Alvarado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184" calcext:value-type="float">
            <text:p>184</text:p>
          </table:table-cell>
          <table:table-cell office:value-type="float" office:value="152.071888170285" calcext:value-type="float">
            <text:p>152,1</text:p>
          </table:table-cell>
          <table:table-cell office:value-type="float" office:value="50.9709501207804" calcext:value-type="float">
            <text:p>51,0</text:p>
          </table:table-cell>
          <table:table-cell office:value-type="float" office:value="22.0406730588453" calcext:value-type="float">
            <text:p>22,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69]&lt;=30; &quot;18-30&quot;; IF([.C469]&lt;=45; &quot;31-45&quot;; IF([.C4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White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17" calcext:value-type="float">
            <text:p>217</text:p>
          </table:table-cell>
          <table:table-cell office:value-type="float" office:value="170.401301440344" calcext:value-type="float">
            <text:p>170,4</text:p>
          </table:table-cell>
          <table:table-cell office:value-type="float" office:value="72.552679765535" calcext:value-type="float">
            <text:p>72,6</text:p>
          </table:table-cell>
          <table:table-cell office:value-type="float" office:value="24.9866275455294" calcext:value-type="float">
            <text:p>24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70]&lt;=30; &quot;18-30&quot;; IF([.C470]&lt;=45; &quot;31-45&quot;; IF([.C4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net Walk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62" calcext:value-type="float">
            <text:p>162</text:p>
          </table:table-cell>
          <table:table-cell office:value-type="float" office:value="175.554724878022" calcext:value-type="float">
            <text:p>175,6</text:p>
          </table:table-cell>
          <table:table-cell office:value-type="float" office:value="52.5183697943681" calcext:value-type="float">
            <text:p>52,5</text:p>
          </table:table-cell>
          <table:table-cell office:value-type="float" office:value="17.0406513815201" calcext:value-type="float">
            <text:p>17,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71]&lt;=30; &quot;18-30&quot;; IF([.C471]&lt;=45; &quot;31-45&quot;; IF([.C47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ah Ritt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176" calcext:value-type="float">
            <text:p>176</text:p>
          </table:table-cell>
          <table:table-cell office:value-type="float" office:value="176.913221863615" calcext:value-type="float">
            <text:p>176,9</text:p>
          </table:table-cell>
          <table:table-cell office:value-type="float" office:value="59.7227538782571" calcext:value-type="float">
            <text:p>59,7</text:p>
          </table:table-cell>
          <table:table-cell office:value-type="float" office:value="19.0817957021708" calcext:value-type="float">
            <text:p>19,0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72]&lt;=30; &quot;18-30&quot;; IF([.C472]&lt;=45; &quot;31-45&quot;; IF([.C47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Crosb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99.238038232585" calcext:value-type="float">
            <text:p>199,2</text:p>
          </table:table-cell>
          <table:table-cell office:value-type="float" office:value="79.0058233140022" calcext:value-type="float">
            <text:p>79,0</text:p>
          </table:table-cell>
          <table:table-cell office:value-type="float" office:value="19.9028188162005" calcext:value-type="float">
            <text:p>19,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73]&lt;=30; &quot;18-30&quot;; IF([.C473]&lt;=45; &quot;31-45&quot;; IF([.C4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ria Rile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  <table:table-cell office:value-type="float" office:value="197.122625113181" calcext:value-type="float">
            <text:p>197,1</text:p>
          </table:table-cell>
          <table:table-cell office:value-type="float" office:value="84.3219233060315" calcext:value-type="float">
            <text:p>84,3</text:p>
          </table:table-cell>
          <table:table-cell office:value-type="float" office:value="21.7003908288803" calcext:value-type="float">
            <text:p>21,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74]&lt;=30; &quot;18-30&quot;; IF([.C474]&lt;=45; &quot;31-45&quot;; IF([.C47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Yates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184" calcext:value-type="float">
            <text:p>184</text:p>
          </table:table-cell>
          <table:table-cell office:value-type="float" office:value="166.169448305686" calcext:value-type="float">
            <text:p>166,2</text:p>
          </table:table-cell>
          <table:table-cell office:value-type="float" office:value="76.4856227266396" calcext:value-type="float">
            <text:p>76,5</text:p>
          </table:table-cell>
          <table:table-cell office:value-type="float" office:value="27.6998521500663" calcext:value-type="float">
            <text:p>27,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75]&lt;=30; &quot;18-30&quot;; IF([.C475]&lt;=45; &quot;31-45&quot;; IF([.C47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Lyons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179.6607995893" calcext:value-type="float">
            <text:p>179,7</text:p>
          </table:table-cell>
          <table:table-cell office:value-type="float" office:value="62.9593585660365" calcext:value-type="float">
            <text:p>63,0</text:p>
          </table:table-cell>
          <table:table-cell office:value-type="float" office:value="19.505345093191" calcext:value-type="float">
            <text:p>19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76]&lt;=30; &quot;18-30&quot;; IF([.C476]&lt;=45; &quot;31-45&quot;; IF([.C47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Olivia Lopez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227" calcext:value-type="float">
            <text:p>227</text:p>
          </table:table-cell>
          <table:table-cell office:value-type="float" office:value="198.348744124565" calcext:value-type="float">
            <text:p>198,3</text:p>
          </table:table-cell>
          <table:table-cell office:value-type="float" office:value="73.5444177464544" calcext:value-type="float">
            <text:p>73,5</text:p>
          </table:table-cell>
          <table:table-cell office:value-type="float" office:value="18.6935078183468" calcext:value-type="float">
            <text:p>18,6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77]&lt;=30; &quot;18-30&quot;; IF([.C477]&lt;=45; &quot;31-45&quot;; IF([.C47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rginia Rivera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192.589817359435" calcext:value-type="float">
            <text:p>192,6</text:p>
          </table:table-cell>
          <table:table-cell office:value-type="float" office:value="69.8795520723547" calcext:value-type="float">
            <text:p>69,9</text:p>
          </table:table-cell>
          <table:table-cell office:value-type="float" office:value="18.8401115505504" calcext:value-type="float">
            <text:p>18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78]&lt;=30; &quot;18-30&quot;; IF([.C478]&lt;=45; &quot;31-45&quot;; IF([.C47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Jone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158" calcext:value-type="float">
            <text:p>158</text:p>
          </table:table-cell>
          <table:table-cell office:value-type="float" office:value="171.592297337361" calcext:value-type="float">
            <text:p>171,6</text:p>
          </table:table-cell>
          <table:table-cell office:value-type="float" office:value="93.6350858461899" calcext:value-type="float">
            <text:p>93,6</text:p>
          </table:table-cell>
          <table:table-cell office:value-type="float" office:value="31.8011653879865" calcext:value-type="float">
            <text:p>31,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79]&lt;=30; &quot;18-30&quot;; IF([.C479]&lt;=45; &quot;31-45&quot;; IF([.C47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Rich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178.262666210756" calcext:value-type="float">
            <text:p>178,3</text:p>
          </table:table-cell>
          <table:table-cell office:value-type="float" office:value="52.3517197574337" calcext:value-type="float">
            <text:p>52,4</text:p>
          </table:table-cell>
          <table:table-cell office:value-type="float" office:value="16.4744208908301" calcext:value-type="float">
            <text:p>16,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80]&lt;=30; &quot;18-30&quot;; IF([.C480]&lt;=45; &quot;31-45&quot;; IF([.C4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Cha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30" calcext:value-type="float">
            <text:p>230</text:p>
          </table:table-cell>
          <table:table-cell office:value-type="float" office:value="181.662314818461" calcext:value-type="float">
            <text:p>181,7</text:p>
          </table:table-cell>
          <table:table-cell office:value-type="float" office:value="91.5231121421067" calcext:value-type="float">
            <text:p>91,5</text:p>
          </table:table-cell>
          <table:table-cell office:value-type="float" office:value="27.7332707603136" calcext:value-type="float">
            <text:p>27,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81]&lt;=30; &quot;18-30&quot;; IF([.C481]&lt;=45; &quot;31-45&quot;; IF([.C48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Mooney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84" calcext:value-type="float">
            <text:p>184</text:p>
          </table:table-cell>
          <table:table-cell office:value-type="float" office:value="198.710878762828" calcext:value-type="float">
            <text:p>198,7</text:p>
          </table:table-cell>
          <table:table-cell office:value-type="float" office:value="76.4368899373947" calcext:value-type="float">
            <text:p>76,4</text:p>
          </table:table-cell>
          <table:table-cell office:value-type="float" office:value="19.3579658907951" calcext:value-type="float">
            <text:p>19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82]&lt;=30; &quot;18-30&quot;; IF([.C482]&lt;=45; &quot;31-45&quot;; IF([.C4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rry Martinez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192.046342569471" calcext:value-type="float">
            <text:p>192,0</text:p>
          </table:table-cell>
          <table:table-cell office:value-type="float" office:value="64.1244436075864" calcext:value-type="float">
            <text:p>64,1</text:p>
          </table:table-cell>
          <table:table-cell office:value-type="float" office:value="17.3864745257465" calcext:value-type="float">
            <text:p>17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83]&lt;=30; &quot;18-30&quot;; IF([.C483]&lt;=45; &quot;31-45&quot;; IF([.C48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Gill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87.455356696008" calcext:value-type="float">
            <text:p>187,5</text:p>
          </table:table-cell>
          <table:table-cell office:value-type="float" office:value="76.7369251657402" calcext:value-type="float">
            <text:p>76,7</text:p>
          </table:table-cell>
          <table:table-cell office:value-type="float" office:value="21.8377898607893" calcext:value-type="float">
            <text:p>21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484]&lt;=30; &quot;18-30&quot;; IF([.C484]&lt;=45; &quot;31-45&quot;; IF([.C48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Hanso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172.60374144942" calcext:value-type="float">
            <text:p>172,6</text:p>
          </table:table-cell>
          <table:table-cell office:value-type="float" office:value="84.1582693731925" calcext:value-type="float">
            <text:p>84,2</text:p>
          </table:table-cell>
          <table:table-cell office:value-type="float" office:value="28.248564620364" calcext:value-type="float">
            <text:p>28,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85]&lt;=30; &quot;18-30&quot;; IF([.C485]&lt;=45; &quot;31-45&quot;; IF([.C48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Maldonado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203" calcext:value-type="float">
            <text:p>203</text:p>
          </table:table-cell>
          <table:table-cell office:value-type="float" office:value="156.425030368521" calcext:value-type="float">
            <text:p>156,4</text:p>
          </table:table-cell>
          <table:table-cell office:value-type="float" office:value="89.9300393305043" calcext:value-type="float">
            <text:p>89,9</text:p>
          </table:table-cell>
          <table:table-cell office:value-type="float" office:value="36.7529570805009" calcext:value-type="float">
            <text:p>36,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86]&lt;=30; &quot;18-30&quot;; IF([.C486]&lt;=45; &quot;31-45&quot;; IF([.C48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Kelly Mitchell III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3.804325797257" calcext:value-type="float">
            <text:p>153,8</text:p>
          </table:table-cell>
          <table:table-cell office:value-type="float" office:value="68.1810502482493" calcext:value-type="float">
            <text:p>68,2</text:p>
          </table:table-cell>
          <table:table-cell office:value-type="float" office:value="28.8221640728971" calcext:value-type="float">
            <text:p>28,8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87]&lt;=30; &quot;18-30&quot;; IF([.C487]&lt;=45; &quot;31-45&quot;; IF([.C48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Roth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 office:value-type="float" office:value="187.799583643607" calcext:value-type="float">
            <text:p>187,8</text:p>
          </table:table-cell>
          <table:table-cell office:value-type="float" office:value="76.9452928712871" calcext:value-type="float">
            <text:p>76,9</text:p>
          </table:table-cell>
          <table:table-cell office:value-type="float" office:value="21.8168882364598" calcext:value-type="float">
            <text:p>21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88]&lt;=30; &quot;18-30&quot;; IF([.C488]&lt;=45; &quot;31-45&quot;; IF([.C48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mela Johnson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52.111316848859" calcext:value-type="float">
            <text:p>152,1</text:p>
          </table:table-cell>
          <table:table-cell office:value-type="float" office:value="55.7862541259949" calcext:value-type="float">
            <text:p>55,8</text:p>
          </table:table-cell>
          <table:table-cell office:value-type="float" office:value="24.1103851843004" calcext:value-type="float">
            <text:p>24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89]&lt;=30; &quot;18-30&quot;; IF([.C489]&lt;=45; &quot;31-45&quot;; IF([.C48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a Moore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office:value-type="float" office:value="191.750055269771" calcext:value-type="float">
            <text:p>191,8</text:p>
          </table:table-cell>
          <table:table-cell office:value-type="float" office:value="87.8300254331026" calcext:value-type="float">
            <text:p>87,8</text:p>
          </table:table-cell>
          <table:table-cell office:value-type="float" office:value="23.8875722105562" calcext:value-type="float">
            <text:p>23,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0]&lt;=30; &quot;18-30&quot;; IF([.C490]&lt;=45; &quot;31-45&quot;; IF([.C49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yla Fowl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87.123093372988" calcext:value-type="float">
            <text:p>187,1</text:p>
          </table:table-cell>
          <table:table-cell office:value-type="float" office:value="65.2168930241281" calcext:value-type="float">
            <text:p>65,2</text:p>
          </table:table-cell>
          <table:table-cell office:value-type="float" office:value="18.6253879866512" calcext:value-type="float">
            <text:p>18,6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91]&lt;=30; &quot;18-30&quot;; IF([.C491]&lt;=45; &quot;31-45&quot;; IF([.C49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Kenneth Smith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219" calcext:value-type="float">
            <text:p>219</text:p>
          </table:table-cell>
          <table:table-cell office:value-type="float" office:value="175.471941769166" calcext:value-type="float">
            <text:p>175,5</text:p>
          </table:table-cell>
          <table:table-cell office:value-type="float" office:value="85.3234348971996" calcext:value-type="float">
            <text:p>85,3</text:p>
          </table:table-cell>
          <table:table-cell office:value-type="float" office:value="27.7110490250131" calcext:value-type="float">
            <text:p>27,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92]&lt;=30; &quot;18-30&quot;; IF([.C492]&lt;=45; &quot;31-45&quot;; IF([.C4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Cole MD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89" calcext:value-type="float">
            <text:p>189</text:p>
          </table:table-cell>
          <table:table-cell office:value-type="float" office:value="163.607294860666" calcext:value-type="float">
            <text:p>163,6</text:p>
          </table:table-cell>
          <table:table-cell office:value-type="float" office:value="75.5792136453646" calcext:value-type="float">
            <text:p>75,6</text:p>
          </table:table-cell>
          <table:table-cell office:value-type="float" office:value="28.235601323667" calcext:value-type="float">
            <text:p>28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3]&lt;=30; &quot;18-30&quot;; IF([.C493]&lt;=45; &quot;31-45&quot;; IF([.C49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Skinne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office:value-type="float" office:value="161.595681035961" calcext:value-type="float">
            <text:p>161,6</text:p>
          </table:table-cell>
          <table:table-cell office:value-type="float" office:value="74.0163361873184" calcext:value-type="float">
            <text:p>74,0</text:p>
          </table:table-cell>
          <table:table-cell office:value-type="float" office:value="28.344453326424" calcext:value-type="float">
            <text:p>28,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94]&lt;=30; &quot;18-30&quot;; IF([.C494]&lt;=45; &quot;31-45&quot;; IF([.C49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Mendoz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172.572962062771" calcext:value-type="float">
            <text:p>172,6</text:p>
          </table:table-cell>
          <table:table-cell office:value-type="float" office:value="94.1521501694425" calcext:value-type="float">
            <text:p>94,2</text:p>
          </table:table-cell>
          <table:table-cell office:value-type="float" office:value="31.6143848399642" calcext:value-type="float">
            <text:p>31,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5]&lt;=30; &quot;18-30&quot;; IF([.C495]&lt;=45; &quot;31-45&quot;; IF([.C49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un Stewart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171.872517502622" calcext:value-type="float">
            <text:p>171,9</text:p>
          </table:table-cell>
          <table:table-cell office:value-type="float" office:value="63.9849194126298" calcext:value-type="float">
            <text:p>64,0</text:p>
          </table:table-cell>
          <table:table-cell office:value-type="float" office:value="21.6603141248773" calcext:value-type="float">
            <text:p>21,6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96]&lt;=30; &quot;18-30&quot;; IF([.C496]&lt;=45; &quot;31-45&quot;; IF([.C49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Garcia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206" calcext:value-type="float">
            <text:p>206</text:p>
          </table:table-cell>
          <table:table-cell office:value-type="float" office:value="181.720511890491" calcext:value-type="float">
            <text:p>181,7</text:p>
          </table:table-cell>
          <table:table-cell office:value-type="float" office:value="87.8060117256262" calcext:value-type="float">
            <text:p>87,8</text:p>
          </table:table-cell>
          <table:table-cell office:value-type="float" office:value="26.5898782203467" calcext:value-type="float">
            <text:p>26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7]&lt;=30; &quot;18-30&quot;; IF([.C497]&lt;=45; &quot;31-45&quot;; IF([.C49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Mann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  <table:table-cell office:value-type="float" office:value="153.167229990012" calcext:value-type="float">
            <text:p>153,2</text:p>
          </table:table-cell>
          <table:table-cell office:value-type="float" office:value="70.9093862332809" calcext:value-type="float">
            <text:p>70,9</text:p>
          </table:table-cell>
          <table:table-cell office:value-type="float" office:value="30.2253967132053" calcext:value-type="float">
            <text:p>30,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8]&lt;=30; &quot;18-30&quot;; IF([.C498]&lt;=45; &quot;31-45&quot;; IF([.C4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 Miller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73.784071829254" calcext:value-type="float">
            <text:p>173,8</text:p>
          </table:table-cell>
          <table:table-cell office:value-type="float" office:value="62.9064695805617" calcext:value-type="float">
            <text:p>62,9</text:p>
          </table:table-cell>
          <table:table-cell office:value-type="float" office:value="20.8293335751926" calcext:value-type="float">
            <text:p>20,8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99]&lt;=30; &quot;18-30&quot;; IF([.C499]&lt;=45; &quot;31-45&quot;; IF([.C49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Koc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183.702070712929" calcext:value-type="float">
            <text:p>183,7</text:p>
          </table:table-cell>
          <table:table-cell office:value-type="float" office:value="73.3993247710239" calcext:value-type="float">
            <text:p>73,4</text:p>
          </table:table-cell>
          <table:table-cell office:value-type="float" office:value="21.750235377449" calcext:value-type="float">
            <text:p>21,7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00]&lt;=30; &quot;18-30&quot;; IF([.C500]&lt;=45; &quot;31-45&quot;; IF([.C50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Ferguso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162.292241462753" calcext:value-type="float">
            <text:p>162,3</text:p>
          </table:table-cell>
          <table:table-cell office:value-type="float" office:value="64.3464285235585" calcext:value-type="float">
            <text:p>64,3</text:p>
          </table:table-cell>
          <table:table-cell office:value-type="float" office:value="24.4303073072205" calcext:value-type="float">
            <text:p>24,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01]&lt;=30; &quot;18-30&quot;; IF([.C501]&lt;=45; &quot;31-45&quot;; IF([.C50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Power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177.760749537419" calcext:value-type="float">
            <text:p>177,8</text:p>
          </table:table-cell>
          <table:table-cell office:value-type="float" office:value="82.7097217963061" calcext:value-type="float">
            <text:p>82,7</text:p>
          </table:table-cell>
          <table:table-cell office:value-type="float" office:value="26.1748869349634" calcext:value-type="float">
            <text:p>26,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02]&lt;=30; &quot;18-30&quot;; IF([.C502]&lt;=45; &quot;31-45&quot;; IF([.C5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Yvette Pacheco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float" office:value="197.796680120582" calcext:value-type="float">
            <text:p>197,8</text:p>
          </table:table-cell>
          <table:table-cell office:value-type="float" office:value="81.9077239044243" calcext:value-type="float">
            <text:p>81,9</text:p>
          </table:table-cell>
          <table:table-cell office:value-type="float" office:value="20.9356698853252" calcext:value-type="float">
            <text:p>20,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3]&lt;=30; &quot;18-30&quot;; IF([.C503]&lt;=45; &quot;31-45&quot;; IF([.C50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aley Harris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15" calcext:value-type="float">
            <text:p>215</text:p>
          </table:table-cell>
          <table:table-cell office:value-type="float" office:value="166.810345928654" calcext:value-type="float">
            <text:p>166,8</text:p>
          </table:table-cell>
          <table:table-cell office:value-type="float" office:value="54.9905343317504" calcext:value-type="float">
            <text:p>55,0</text:p>
          </table:table-cell>
          <table:table-cell office:value-type="float" office:value="19.762504128347" calcext:value-type="float">
            <text:p>19,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4]&lt;=30; &quot;18-30&quot;; IF([.C504]&lt;=45; &quot;31-45&quot;; IF([.C50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Jackson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209" calcext:value-type="float">
            <text:p>209</text:p>
          </table:table-cell>
          <table:table-cell office:value-type="float" office:value="192.269470229585" calcext:value-type="float">
            <text:p>192,3</text:p>
          </table:table-cell>
          <table:table-cell office:value-type="float" office:value="75.9913917827072" calcext:value-type="float">
            <text:p>76,0</text:p>
          </table:table-cell>
          <table:table-cell office:value-type="float" office:value="20.5562428301192" calcext:value-type="float">
            <text:p>20,5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5]&lt;=30; &quot;18-30&quot;; IF([.C505]&lt;=45; &quot;31-45&quot;; IF([.C50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Howard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95.098297065157" calcext:value-type="float">
            <text:p>195,1</text:p>
          </table:table-cell>
          <table:table-cell office:value-type="float" office:value="96.2210140979969" calcext:value-type="float">
            <text:p>96,2</text:p>
          </table:table-cell>
          <table:table-cell office:value-type="float" office:value="25.2791794281959" calcext:value-type="float">
            <text:p>25,2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06]&lt;=30; &quot;18-30&quot;; IF([.C506]&lt;=45; &quot;31-45&quot;; IF([.C50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Miller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float" office:value="182.636939137527" calcext:value-type="float">
            <text:p>182,6</text:p>
          </table:table-cell>
          <table:table-cell office:value-type="float" office:value="56.6472879680299" calcext:value-type="float">
            <text:p>56,6</text:p>
          </table:table-cell>
          <table:table-cell office:value-type="float" office:value="16.9825101313628" calcext:value-type="float">
            <text:p>16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7]&lt;=30; &quot;18-30&quot;; IF([.C507]&lt;=45; &quot;31-45&quot;; IF([.C50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er Campbel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173.233715422349" calcext:value-type="float">
            <text:p>173,2</text:p>
          </table:table-cell>
          <table:table-cell office:value-type="float" office:value="75.4050104645731" calcext:value-type="float">
            <text:p>75,4</text:p>
          </table:table-cell>
          <table:table-cell office:value-type="float" office:value="25.126694794581" calcext:value-type="float">
            <text:p>25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8]&lt;=30; &quot;18-30&quot;; IF([.C508]&lt;=45; &quot;31-45&quot;; IF([.C50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illian Lloyd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180.68741722397" calcext:value-type="float">
            <text:p>180,7</text:p>
          </table:table-cell>
          <table:table-cell office:value-type="float" office:value="92.4541484604119" calcext:value-type="float">
            <text:p>92,5</text:p>
          </table:table-cell>
          <table:table-cell office:value-type="float" office:value="28.3185219932548" calcext:value-type="float">
            <text:p>28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9]&lt;=30; &quot;18-30&quot;; IF([.C509]&lt;=45; &quot;31-45&quot;; IF([.C50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ie Rowe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199" calcext:value-type="float">
            <text:p>199</text:p>
          </table:table-cell>
          <table:table-cell office:value-type="float" office:value="198.067872576244" calcext:value-type="float">
            <text:p>198,1</text:p>
          </table:table-cell>
          <table:table-cell office:value-type="float" office:value="54.5050059768062" calcext:value-type="float">
            <text:p>54,5</text:p>
          </table:table-cell>
          <table:table-cell office:value-type="float" office:value="13.893392907338" calcext:value-type="float">
            <text:p>13,8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10]&lt;=30; &quot;18-30&quot;; IF([.C510]&lt;=45; &quot;31-45&quot;; IF([.C51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anna Summer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174" calcext:value-type="float">
            <text:p>174</text:p>
          </table:table-cell>
          <table:table-cell office:value-type="float" office:value="170.54767228316" calcext:value-type="float">
            <text:p>170,5</text:p>
          </table:table-cell>
          <table:table-cell office:value-type="float" office:value="98.7823635915825" calcext:value-type="float">
            <text:p>98,8</text:p>
          </table:table-cell>
          <table:table-cell office:value-type="float" office:value="33.9615748378908" calcext:value-type="float">
            <text:p>33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1]&lt;=30; &quot;18-30&quot;; IF([.C511]&lt;=45; &quot;31-45&quot;; IF([.C51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Davi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191.004335903688" calcext:value-type="float">
            <text:p>191,0</text:p>
          </table:table-cell>
          <table:table-cell office:value-type="float" office:value="84.4630072681005" calcext:value-type="float">
            <text:p>84,5</text:p>
          </table:table-cell>
          <table:table-cell office:value-type="float" office:value="23.1515508341328" calcext:value-type="float">
            <text:p>23,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12]&lt;=30; &quot;18-30&quot;; IF([.C512]&lt;=45; &quot;31-45&quot;; IF([.C51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Green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171.519725582468" calcext:value-type="float">
            <text:p>171,5</text:p>
          </table:table-cell>
          <table:table-cell office:value-type="float" office:value="59.2187275174057" calcext:value-type="float">
            <text:p>59,2</text:p>
          </table:table-cell>
          <table:table-cell office:value-type="float" office:value="20.1294043914386" calcext:value-type="float">
            <text:p>20,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3]&lt;=30; &quot;18-30&quot;; IF([.C513]&lt;=45; &quot;31-45&quot;; IF([.C51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Vicki Jone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  <table:table-cell office:value-type="float" office:value="171.713483294199" calcext:value-type="float">
            <text:p>171,7</text:p>
          </table:table-cell>
          <table:table-cell office:value-type="float" office:value="52.7504096412378" calcext:value-type="float">
            <text:p>52,8</text:p>
          </table:table-cell>
          <table:table-cell office:value-type="float" office:value="17.8902759808797" calcext:value-type="float">
            <text:p>17,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4]&lt;=30; &quot;18-30&quot;; IF([.C514]&lt;=45; &quot;31-45&quot;; IF([.C51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min Ford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170" calcext:value-type="float">
            <text:p>170</text:p>
          </table:table-cell>
          <table:table-cell office:value-type="float" office:value="190.34180951966" calcext:value-type="float">
            <text:p>190,3</text:p>
          </table:table-cell>
          <table:table-cell office:value-type="float" office:value="87.4944007317599" calcext:value-type="float">
            <text:p>87,5</text:p>
          </table:table-cell>
          <table:table-cell office:value-type="float" office:value="24.1497074198723" calcext:value-type="float">
            <text:p>24,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5]&lt;=30; &quot;18-30&quot;; IF([.C515]&lt;=45; &quot;31-45&quot;; IF([.C51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yn Grav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153.147493076765" calcext:value-type="float">
            <text:p>153,1</text:p>
          </table:table-cell>
          <table:table-cell office:value-type="float" office:value="56.420069106891" calcext:value-type="float">
            <text:p>56,4</text:p>
          </table:table-cell>
          <table:table-cell office:value-type="float" office:value="24.0554690557973" calcext:value-type="float">
            <text:p>24,0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16]&lt;=30; &quot;18-30&quot;; IF([.C516]&lt;=45; &quot;31-45&quot;; IF([.C51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Greer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199.611190191351" calcext:value-type="float">
            <text:p>199,6</text:p>
          </table:table-cell>
          <table:table-cell office:value-type="float" office:value="97.4210497859952" calcext:value-type="float">
            <text:p>97,4</text:p>
          </table:table-cell>
          <table:table-cell office:value-type="float" office:value="24.4502349528078" calcext:value-type="float">
            <text:p>24,4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7]&lt;=30; &quot;18-30&quot;; IF([.C517]&lt;=45; &quot;31-45&quot;; IF([.C51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Brow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164.887991713627" calcext:value-type="float">
            <text:p>164,9</text:p>
          </table:table-cell>
          <table:table-cell office:value-type="float" office:value="51.3366934052136" calcext:value-type="float">
            <text:p>51,3</text:p>
          </table:table-cell>
          <table:table-cell office:value-type="float" office:value="18.8820800908554" calcext:value-type="float">
            <text:p>18,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8]&lt;=30; &quot;18-30&quot;; IF([.C518]&lt;=45; &quot;31-45&quot;; IF([.C5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Todd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228" calcext:value-type="float">
            <text:p>228</text:p>
          </table:table-cell>
          <table:table-cell office:value-type="float" office:value="172.149538042114" calcext:value-type="float">
            <text:p>172,1</text:p>
          </table:table-cell>
          <table:table-cell office:value-type="float" office:value="68.5364970285437" calcext:value-type="float">
            <text:p>68,5</text:p>
          </table:table-cell>
          <table:table-cell office:value-type="float" office:value="23.1265143359542" calcext:value-type="float">
            <text:p>23,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19]&lt;=30; &quot;18-30&quot;; IF([.C519]&lt;=45; &quot;31-45&quot;; IF([.C51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Owens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208" calcext:value-type="float">
            <text:p>208</text:p>
          </table:table-cell>
          <table:table-cell office:value-type="float" office:value="183.471637235017" calcext:value-type="float">
            <text:p>183,5</text:p>
          </table:table-cell>
          <table:table-cell office:value-type="float" office:value="62.4585750876839" calcext:value-type="float">
            <text:p>62,5</text:p>
          </table:table-cell>
          <table:table-cell office:value-type="float" office:value="18.5547112069951" calcext:value-type="float">
            <text:p>18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20]&lt;=30; &quot;18-30&quot;; IF([.C520]&lt;=45; &quot;31-45&quot;; IF([.C5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Smith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76.913414353132" calcext:value-type="float">
            <text:p>176,9</text:p>
          </table:table-cell>
          <table:table-cell office:value-type="float" office:value="79.9586105513729" calcext:value-type="float">
            <text:p>80,0</text:p>
          </table:table-cell>
          <table:table-cell office:value-type="float" office:value="25.5472236613387" calcext:value-type="float">
            <text:p>25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21]&lt;=30; &quot;18-30&quot;; IF([.C521]&lt;=45; &quot;31-45&quot;; IF([.C52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ra Adams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161.458650312162" calcext:value-type="float">
            <text:p>161,5</text:p>
          </table:table-cell>
          <table:table-cell office:value-type="float" office:value="61.4019310435586" calcext:value-type="float">
            <text:p>61,4</text:p>
          </table:table-cell>
          <table:table-cell office:value-type="float" office:value="23.5537138233149" calcext:value-type="float">
            <text:p>23,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22]&lt;=30; &quot;18-30&quot;; IF([.C522]&lt;=45; &quot;31-45&quot;; IF([.C52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Bradley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19" calcext:value-type="float">
            <text:p>219</text:p>
          </table:table-cell>
          <table:table-cell office:value-type="float" office:value="175.834935439912" calcext:value-type="float">
            <text:p>175,8</text:p>
          </table:table-cell>
          <table:table-cell office:value-type="float" office:value="62.3446398741972" calcext:value-type="float">
            <text:p>62,3</text:p>
          </table:table-cell>
          <table:table-cell office:value-type="float" office:value="20.1645617678938" calcext:value-type="float">
            <text:p>20,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23]&lt;=30; &quot;18-30&quot;; IF([.C523]&lt;=45; &quot;31-45&quot;; IF([.C52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tin Warner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152.461081633439" calcext:value-type="float">
            <text:p>152,5</text:p>
          </table:table-cell>
          <table:table-cell office:value-type="float" office:value="68.200174638847" calcext:value-type="float">
            <text:p>68,2</text:p>
          </table:table-cell>
          <table:table-cell office:value-type="float" office:value="29.3404988618795" calcext:value-type="float">
            <text:p>29,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24]&lt;=30; &quot;18-30&quot;; IF([.C524]&lt;=45; &quot;31-45&quot;; IF([.C52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son Martin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175.438567516417" calcext:value-type="float">
            <text:p>175,4</text:p>
          </table:table-cell>
          <table:table-cell office:value-type="float" office:value="70.3443202261163" calcext:value-type="float">
            <text:p>70,3</text:p>
          </table:table-cell>
          <table:table-cell office:value-type="float" office:value="22.854877190724" calcext:value-type="float">
            <text:p>22,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25]&lt;=30; &quot;18-30&quot;; IF([.C525]&lt;=45; &quot;31-45&quot;; IF([.C52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Reynold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152.253568092357" calcext:value-type="float">
            <text:p>152,3</text:p>
          </table:table-cell>
          <table:table-cell office:value-type="float" office:value="69.745476578731" calcext:value-type="float">
            <text:p>69,7</text:p>
          </table:table-cell>
          <table:table-cell office:value-type="float" office:value="30.0871525342407" calcext:value-type="float">
            <text:p>30,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26]&lt;=30; &quot;18-30&quot;; IF([.C526]&lt;=45; &quot;31-45&quot;; IF([.C52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Gamble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184.304465003625" calcext:value-type="float">
            <text:p>184,3</text:p>
          </table:table-cell>
          <table:table-cell office:value-type="float" office:value="54.4094795610772" calcext:value-type="float">
            <text:p>54,4</text:p>
          </table:table-cell>
          <table:table-cell office:value-type="float" office:value="16.0177996958565" calcext:value-type="float">
            <text:p>16,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527]&lt;=30; &quot;18-30&quot;; IF([.C527]&lt;=45; &quot;31-45&quot;; IF([.C52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ie Shields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211" calcext:value-type="float">
            <text:p>211</text:p>
          </table:table-cell>
          <table:table-cell office:value-type="float" office:value="164.912306870517" calcext:value-type="float">
            <text:p>164,9</text:p>
          </table:table-cell>
          <table:table-cell office:value-type="float" office:value="69.0941785220976" calcext:value-type="float">
            <text:p>69,1</text:p>
          </table:table-cell>
          <table:table-cell office:value-type="float" office:value="25.4059432745371" calcext:value-type="float">
            <text:p>25,4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28]&lt;=30; &quot;18-30&quot;; IF([.C528]&lt;=45; &quot;31-45&quot;; IF([.C52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lly Erickson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76.445800505828" calcext:value-type="float">
            <text:p>176,4</text:p>
          </table:table-cell>
          <table:table-cell office:value-type="float" office:value="94.562096250504" calcext:value-type="float">
            <text:p>94,6</text:p>
          </table:table-cell>
          <table:table-cell office:value-type="float" office:value="30.3734719433197" calcext:value-type="float">
            <text:p>30,3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29]&lt;=30; &quot;18-30&quot;; IF([.C529]&lt;=45; &quot;31-45&quot;; IF([.C52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Sheppard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office:value-type="float" office:value="175.71479935502" calcext:value-type="float">
            <text:p>175,7</text:p>
          </table:table-cell>
          <table:table-cell office:value-type="float" office:value="79.7101485437145" calcext:value-type="float">
            <text:p>79,7</text:p>
          </table:table-cell>
          <table:table-cell office:value-type="float" office:value="25.8164746130738" calcext:value-type="float">
            <text:p>25,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0]&lt;=30; &quot;18-30&quot;; IF([.C530]&lt;=45; &quot;31-45&quot;; IF([.C53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Salinas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161.242340027548" calcext:value-type="float">
            <text:p>161,2</text:p>
          </table:table-cell>
          <table:table-cell office:value-type="float" office:value="95.9937674757849" calcext:value-type="float">
            <text:p>96,0</text:p>
          </table:table-cell>
          <table:table-cell office:value-type="float" office:value="36.9219689181885" calcext:value-type="float">
            <text:p>36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1]&lt;=30; &quot;18-30&quot;; IF([.C531]&lt;=45; &quot;31-45&quot;; IF([.C53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rgan Parks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154.017048009896" calcext:value-type="float">
            <text:p>154,0</text:p>
          </table:table-cell>
          <table:table-cell office:value-type="float" office:value="62.7254661242126" calcext:value-type="float">
            <text:p>62,7</text:p>
          </table:table-cell>
          <table:table-cell office:value-type="float" office:value="26.4427310004849" calcext:value-type="float">
            <text:p>26,4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32]&lt;=30; &quot;18-30&quot;; IF([.C532]&lt;=45; &quot;31-45&quot;; IF([.C53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Schneide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202" calcext:value-type="float">
            <text:p>202</text:p>
          </table:table-cell>
          <table:table-cell office:value-type="float" office:value="185.049535776221" calcext:value-type="float">
            <text:p>185,0</text:p>
          </table:table-cell>
          <table:table-cell office:value-type="float" office:value="85.5329049092261" calcext:value-type="float">
            <text:p>85,5</text:p>
          </table:table-cell>
          <table:table-cell office:value-type="float" office:value="24.9779747423107" calcext:value-type="float">
            <text:p>24,9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33]&lt;=30; &quot;18-30&quot;; IF([.C533]&lt;=45; &quot;31-45&quot;; IF([.C5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Todd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 office:value-type="float" office:value="229" calcext:value-type="float">
            <text:p>229</text:p>
          </table:table-cell>
          <table:table-cell office:value-type="float" office:value="176.450636399434" calcext:value-type="float">
            <text:p>176,5</text:p>
          </table:table-cell>
          <table:table-cell office:value-type="float" office:value="53.5454253281708" calcext:value-type="float">
            <text:p>53,5</text:p>
          </table:table-cell>
          <table:table-cell office:value-type="float" office:value="17.1979196096617" calcext:value-type="float">
            <text:p>17,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534]&lt;=30; &quot;18-30&quot;; IF([.C534]&lt;=45; &quot;31-45&quot;; IF([.C5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Amber Lang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office:value-type="float" office:value="158.109672821813" calcext:value-type="float">
            <text:p>158,1</text:p>
          </table:table-cell>
          <table:table-cell office:value-type="float" office:value="98.7924462048479" calcext:value-type="float">
            <text:p>98,8</text:p>
          </table:table-cell>
          <table:table-cell office:value-type="float" office:value="39.5190830472786" calcext:value-type="float">
            <text:p>39,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35]&lt;=30; &quot;18-30&quot;; IF([.C535]&lt;=45; &quot;31-45&quot;; IF([.C53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is Cantrell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office:value-type="float" office:value="194.47455518306" calcext:value-type="float">
            <text:p>194,5</text:p>
          </table:table-cell>
          <table:table-cell office:value-type="float" office:value="71.8157975450708" calcext:value-type="float">
            <text:p>71,8</text:p>
          </table:table-cell>
          <table:table-cell office:value-type="float" office:value="18.9886641932454" calcext:value-type="float">
            <text:p>18,9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36]&lt;=30; &quot;18-30&quot;; IF([.C536]&lt;=45; &quot;31-45&quot;; IF([.C53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Huffman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178" calcext:value-type="float">
            <text:p>178</text:p>
          </table:table-cell>
          <table:table-cell office:value-type="float" office:value="171.580577120574" calcext:value-type="float">
            <text:p>171,6</text:p>
          </table:table-cell>
          <table:table-cell office:value-type="float" office:value="81.2472929464138" calcext:value-type="float">
            <text:p>81,2</text:p>
          </table:table-cell>
          <table:table-cell office:value-type="float" office:value="27.5976848687826" calcext:value-type="float">
            <text:p>27,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7]&lt;=30; &quot;18-30&quot;; IF([.C537]&lt;=45; &quot;31-45&quot;; IF([.C5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May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191.235027366707" calcext:value-type="float">
            <text:p>191,2</text:p>
          </table:table-cell>
          <table:table-cell office:value-type="float" office:value="84.6153952500651" calcext:value-type="float">
            <text:p>84,6</text:p>
          </table:table-cell>
          <table:table-cell office:value-type="float" office:value="23.1373972317242" calcext:value-type="float">
            <text:p>23,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8]&lt;=30; &quot;18-30&quot;; IF([.C538]&lt;=45; &quot;31-45&quot;; IF([.C53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han Wils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172.282143068829" calcext:value-type="float">
            <text:p>172,3</text:p>
          </table:table-cell>
          <table:table-cell office:value-type="float" office:value="96.8962742150097" calcext:value-type="float">
            <text:p>96,9</text:p>
          </table:table-cell>
          <table:table-cell office:value-type="float" office:value="32.6457422440941" calcext:value-type="float">
            <text:p>32,6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39]&lt;=30; &quot;18-30&quot;; IF([.C539]&lt;=45; &quot;31-45&quot;; IF([.C53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an Randolph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234" calcext:value-type="float">
            <text:p>234</text:p>
          </table:table-cell>
          <table:table-cell office:value-type="float" office:value="166.568758681636" calcext:value-type="float">
            <text:p>166,6</text:p>
          </table:table-cell>
          <table:table-cell office:value-type="float" office:value="89.4677304732475" calcext:value-type="float">
            <text:p>89,5</text:p>
          </table:table-cell>
          <table:table-cell office:value-type="float" office:value="32.2462578358993" calcext:value-type="float">
            <text:p>32,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40]&lt;=30; &quot;18-30&quot;; IF([.C540]&lt;=45; &quot;31-45&quot;; IF([.C54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Lane</text:p>
          </table:table-cell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187.523319801688" calcext:value-type="float">
            <text:p>187,5</text:p>
          </table:table-cell>
          <table:table-cell office:value-type="float" office:value="60.5258677207005" calcext:value-type="float">
            <text:p>60,5</text:p>
          </table:table-cell>
          <table:table-cell office:value-type="float" office:value="17.2119651695363" calcext:value-type="float">
            <text:p>17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41]&lt;=30; &quot;18-30&quot;; IF([.C541]&lt;=45; &quot;31-45&quot;; IF([.C5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wayne Hardy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183.318537673494" calcext:value-type="float">
            <text:p>183,3</text:p>
          </table:table-cell>
          <table:table-cell office:value-type="float" office:value="78.9375363592879" calcext:value-type="float">
            <text:p>78,9</text:p>
          </table:table-cell>
          <table:table-cell office:value-type="float" office:value="23.4893392031638" calcext:value-type="float">
            <text:p>23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42]&lt;=30; &quot;18-30&quot;; IF([.C542]&lt;=45; &quot;31-45&quot;; IF([.C54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Acost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82.346430450986" calcext:value-type="float">
            <text:p>182,3</text:p>
          </table:table-cell>
          <table:table-cell office:value-type="float" office:value="90.4455160206709" calcext:value-type="float">
            <text:p>90,4</text:p>
          </table:table-cell>
          <table:table-cell office:value-type="float" office:value="27.2014784026751" calcext:value-type="float">
            <text:p>27,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43]&lt;=30; &quot;18-30&quot;; IF([.C543]&lt;=45; &quot;31-45&quot;; IF([.C54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Adam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177.800015978376" calcext:value-type="float">
            <text:p>177,8</text:p>
          </table:table-cell>
          <table:table-cell office:value-type="float" office:value="64.7283813686932" calcext:value-type="float">
            <text:p>64,7</text:p>
          </table:table-cell>
          <table:table-cell office:value-type="float" office:value="20.4753415810748" calcext:value-type="float">
            <text:p>20,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44]&lt;=30; &quot;18-30&quot;; IF([.C544]&lt;=45; &quot;31-45&quot;; IF([.C54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nice Henderso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office:value-type="float" office:value="185.834554980744" calcext:value-type="float">
            <text:p>185,8</text:p>
          </table:table-cell>
          <table:table-cell office:value-type="float" office:value="81.037526342911" calcext:value-type="float">
            <text:p>81,0</text:p>
          </table:table-cell>
          <table:table-cell office:value-type="float" office:value="23.4656847477301" calcext:value-type="float">
            <text:p>23,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45]&lt;=30; &quot;18-30&quot;; IF([.C545]&lt;=45; &quot;31-45&quot;; IF([.C54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Peter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199.354755492679" calcext:value-type="float">
            <text:p>199,4</text:p>
          </table:table-cell>
          <table:table-cell office:value-type="float" office:value="80.8097905888473" calcext:value-type="float">
            <text:p>80,8</text:p>
          </table:table-cell>
          <table:table-cell office:value-type="float" office:value="20.3334363878402" calcext:value-type="float">
            <text:p>20,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46]&lt;=30; &quot;18-30&quot;; IF([.C546]&lt;=45; &quot;31-45&quot;; IF([.C54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Jones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float" office:value="184.530351988079" calcext:value-type="float">
            <text:p>184,5</text:p>
          </table:table-cell>
          <table:table-cell office:value-type="float" office:value="60.0374239864838" calcext:value-type="float">
            <text:p>60,0</text:p>
          </table:table-cell>
          <table:table-cell office:value-type="float" office:value="17.6313850269025" calcext:value-type="float">
            <text:p>17,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47]&lt;=30; &quot;18-30&quot;; IF([.C547]&lt;=45; &quot;31-45&quot;; IF([.C54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san Cruz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54" calcext:value-type="float">
            <text:p>154</text:p>
          </table:table-cell>
          <table:table-cell office:value-type="float" office:value="168.29875141176" calcext:value-type="float">
            <text:p>168,3</text:p>
          </table:table-cell>
          <table:table-cell office:value-type="float" office:value="84.3835339809082" calcext:value-type="float">
            <text:p>84,4</text:p>
          </table:table-cell>
          <table:table-cell office:value-type="float" office:value="29.7917436036564" calcext:value-type="float">
            <text:p>29,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48]&lt;=30; &quot;18-30&quot;; IF([.C548]&lt;=45; &quot;31-45&quot;; IF([.C54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Gentry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190.667109880046" calcext:value-type="float">
            <text:p>190,7</text:p>
          </table:table-cell>
          <table:table-cell office:value-type="float" office:value="92.4022319083692" calcext:value-type="float">
            <text:p>92,4</text:p>
          </table:table-cell>
          <table:table-cell office:value-type="float" office:value="25.4173865748634" calcext:value-type="float">
            <text:p>25,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49]&lt;=30; &quot;18-30&quot;; IF([.C549]&lt;=45; &quot;31-45&quot;; IF([.C54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Misty Castr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193.239755767829" calcext:value-type="float">
            <text:p>193,2</text:p>
          </table:table-cell>
          <table:table-cell office:value-type="float" office:value="67.0269607755231" calcext:value-type="float">
            <text:p>67,0</text:p>
          </table:table-cell>
          <table:table-cell office:value-type="float" office:value="17.9496740940654" calcext:value-type="float">
            <text:p>17,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0]&lt;=30; &quot;18-30&quot;; IF([.C550]&lt;=45; &quot;31-45&quot;; IF([.C55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dy Johnson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161.560350461867" calcext:value-type="float">
            <text:p>161,6</text:p>
          </table:table-cell>
          <table:table-cell office:value-type="float" office:value="93.6118370616902" calcext:value-type="float">
            <text:p>93,6</text:p>
          </table:table-cell>
          <table:table-cell office:value-type="float" office:value="35.8642038905041" calcext:value-type="float">
            <text:p>35,8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1]&lt;=30; &quot;18-30&quot;; IF([.C551]&lt;=45; &quot;31-45&quot;; IF([.C55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Jones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206" calcext:value-type="float">
            <text:p>206</text:p>
          </table:table-cell>
          <table:table-cell office:value-type="float" office:value="189.189593436551" calcext:value-type="float">
            <text:p>189,2</text:p>
          </table:table-cell>
          <table:table-cell office:value-type="float" office:value="98.6287852583465" calcext:value-type="float">
            <text:p>98,6</text:p>
          </table:table-cell>
          <table:table-cell office:value-type="float" office:value="27.5555571437399" calcext:value-type="float">
            <text:p>27,5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2]&lt;=30; &quot;18-30&quot;; IF([.C552]&lt;=45; &quot;31-45&quot;; IF([.C55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ryn Davis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177" calcext:value-type="float">
            <text:p>177</text:p>
          </table:table-cell>
          <table:table-cell office:value-type="float" office:value="187.825473917574" calcext:value-type="float">
            <text:p>187,8</text:p>
          </table:table-cell>
          <table:table-cell office:value-type="float" office:value="95.6806738914222" calcext:value-type="float">
            <text:p>95,7</text:p>
          </table:table-cell>
          <table:table-cell office:value-type="float" office:value="27.1215957710208" calcext:value-type="float">
            <text:p>27,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53]&lt;=30; &quot;18-30&quot;; IF([.C553]&lt;=45; &quot;31-45&quot;; IF([.C5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Duffy M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181.185604823047" calcext:value-type="float">
            <text:p>181,2</text:p>
          </table:table-cell>
          <table:table-cell office:value-type="float" office:value="87.3878985676069" calcext:value-type="float">
            <text:p>87,4</text:p>
          </table:table-cell>
          <table:table-cell office:value-type="float" office:value="26.6197465259933" calcext:value-type="float">
            <text:p>26,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4]&lt;=30; &quot;18-30&quot;; IF([.C554]&lt;=45; &quot;31-45&quot;; IF([.C55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nnon Barr DD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office:value-type="float" office:value="160.388266116188" calcext:value-type="float">
            <text:p>160,4</text:p>
          </table:table-cell>
          <table:table-cell office:value-type="float" office:value="82.7984512588889" calcext:value-type="float">
            <text:p>82,8</text:p>
          </table:table-cell>
          <table:table-cell office:value-type="float" office:value="32.1867427152766" calcext:value-type="float">
            <text:p>32,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55]&lt;=30; &quot;18-30&quot;; IF([.C555]&lt;=45; &quot;31-45&quot;; IF([.C55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ctor Rodriguez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225" calcext:value-type="float">
            <text:p>225</text:p>
          </table:table-cell>
          <table:table-cell office:value-type="float" office:value="162.730622284368" calcext:value-type="float">
            <text:p>162,7</text:p>
          </table:table-cell>
          <table:table-cell office:value-type="float" office:value="64.4272475319177" calcext:value-type="float">
            <text:p>64,4</text:p>
          </table:table-cell>
          <table:table-cell office:value-type="float" office:value="24.3293780782092" calcext:value-type="float">
            <text:p>24,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56]&lt;=30; &quot;18-30&quot;; IF([.C556]&lt;=45; &quot;31-45&quot;; IF([.C55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a Huang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213" calcext:value-type="float">
            <text:p>213</text:p>
          </table:table-cell>
          <table:table-cell office:value-type="float" office:value="169.601108543407" calcext:value-type="float">
            <text:p>169,6</text:p>
          </table:table-cell>
          <table:table-cell office:value-type="float" office:value="83.3679088679465" calcext:value-type="float">
            <text:p>83,4</text:p>
          </table:table-cell>
          <table:table-cell office:value-type="float" office:value="28.9828797559734" calcext:value-type="float">
            <text:p>28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7]&lt;=30; &quot;18-30&quot;; IF([.C557]&lt;=45; &quot;31-45&quot;; IF([.C55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Wrigh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56" calcext:value-type="float">
            <text:p>156</text:p>
          </table:table-cell>
          <table:table-cell office:value-type="float" office:value="184.217577960452" calcext:value-type="float">
            <text:p>184,2</text:p>
          </table:table-cell>
          <table:table-cell office:value-type="float" office:value="90.4673283494951" calcext:value-type="float">
            <text:p>90,5</text:p>
          </table:table-cell>
          <table:table-cell office:value-type="float" office:value="26.6581267787234" calcext:value-type="float">
            <text:p>26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8]&lt;=30; &quot;18-30&quot;; IF([.C558]&lt;=45; &quot;31-45&quot;; IF([.C55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Collin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167" calcext:value-type="float">
            <text:p>167</text:p>
          </table:table-cell>
          <table:table-cell office:value-type="float" office:value="181.041078501349" calcext:value-type="float">
            <text:p>181,0</text:p>
          </table:table-cell>
          <table:table-cell office:value-type="float" office:value="51.9479756392341" calcext:value-type="float">
            <text:p>51,9</text:p>
          </table:table-cell>
          <table:table-cell office:value-type="float" office:value="15.8494564150492" calcext:value-type="float">
            <text:p>15,8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59]&lt;=30; &quot;18-30&quot;; IF([.C559]&lt;=45; &quot;31-45&quot;; IF([.C5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Katrina Park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226" calcext:value-type="float">
            <text:p>226</text:p>
          </table:table-cell>
          <table:table-cell office:value-type="float" office:value="185.136519788838" calcext:value-type="float">
            <text:p>185,1</text:p>
          </table:table-cell>
          <table:table-cell office:value-type="float" office:value="50.1361095368691" calcext:value-type="float">
            <text:p>50,1</text:p>
          </table:table-cell>
          <table:table-cell office:value-type="float" office:value="14.6273764791789" calcext:value-type="float">
            <text:p>14,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60]&lt;=30; &quot;18-30&quot;; IF([.C560]&lt;=45; &quot;31-45&quot;; IF([.C56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rell May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71.136333928804" calcext:value-type="float">
            <text:p>171,1</text:p>
          </table:table-cell>
          <table:table-cell office:value-type="float" office:value="53.5837744033321" calcext:value-type="float">
            <text:p>53,6</text:p>
          </table:table-cell>
          <table:table-cell office:value-type="float" office:value="18.295692530574" calcext:value-type="float">
            <text:p>18,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61]&lt;=30; &quot;18-30&quot;; IF([.C561]&lt;=45; &quot;31-45&quot;; IF([.C56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Dunc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185.747361306249" calcext:value-type="float">
            <text:p>185,7</text:p>
          </table:table-cell>
          <table:table-cell office:value-type="float" office:value="76.0853118022492" calcext:value-type="float">
            <text:p>76,1</text:p>
          </table:table-cell>
          <table:table-cell office:value-type="float" office:value="22.052382604075" calcext:value-type="float">
            <text:p>22,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62]&lt;=30; &quot;18-30&quot;; IF([.C562]&lt;=45; &quot;31-45&quot;; IF([.C56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Baker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199.83431117592" calcext:value-type="float">
            <text:p>199,8</text:p>
          </table:table-cell>
          <table:table-cell office:value-type="float" office:value="75.6999209973743" calcext:value-type="float">
            <text:p>75,7</text:p>
          </table:table-cell>
          <table:table-cell office:value-type="float" office:value="18.95637583542" calcext:value-type="float">
            <text:p>18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63]&lt;=30; &quot;18-30&quot;; IF([.C563]&lt;=45; &quot;31-45&quot;; IF([.C56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kah Johnso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office:value-type="float" office:value="193.851090221933" calcext:value-type="float">
            <text:p>193,9</text:p>
          </table:table-cell>
          <table:table-cell office:value-type="float" office:value="66.8461174044489" calcext:value-type="float">
            <text:p>66,8</text:p>
          </table:table-cell>
          <table:table-cell office:value-type="float" office:value="17.7885148930832" calcext:value-type="float">
            <text:p>17,7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64]&lt;=30; &quot;18-30&quot;; IF([.C564]&lt;=45; &quot;31-45&quot;; IF([.C56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Mille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226" calcext:value-type="float">
            <text:p>226</text:p>
          </table:table-cell>
          <table:table-cell office:value-type="float" office:value="172.216434530458" calcext:value-type="float">
            <text:p>172,2</text:p>
          </table:table-cell>
          <table:table-cell office:value-type="float" office:value="51.2089414627814" calcext:value-type="float">
            <text:p>51,2</text:p>
          </table:table-cell>
          <table:table-cell office:value-type="float" office:value="17.2661938082329" calcext:value-type="float">
            <text:p>17,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565]&lt;=30; &quot;18-30&quot;; IF([.C565]&lt;=45; &quot;31-45&quot;; IF([.C56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Hicks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office:value-type="float" office:value="190.796226086982" calcext:value-type="float">
            <text:p>190,8</text:p>
          </table:table-cell>
          <table:table-cell office:value-type="float" office:value="92.4856000254995" calcext:value-type="float">
            <text:p>92,5</text:p>
          </table:table-cell>
          <table:table-cell office:value-type="float" office:value="25.4058984670076" calcext:value-type="float">
            <text:p>25,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66]&lt;=30; &quot;18-30&quot;; IF([.C566]&lt;=45; &quot;31-45&quot;; IF([.C56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nald William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61.29366555567" calcext:value-type="float">
            <text:p>161,3</text:p>
          </table:table-cell>
          <table:table-cell office:value-type="float" office:value="81.2756311220754" calcext:value-type="float">
            <text:p>81,3</text:p>
          </table:table-cell>
          <table:table-cell office:value-type="float" office:value="31.2410575577731" calcext:value-type="float">
            <text:p>31,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67]&lt;=30; &quot;18-30&quot;; IF([.C567]&lt;=45; &quot;31-45&quot;; IF([.C56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Gree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81.459332006115" calcext:value-type="float">
            <text:p>181,5</text:p>
          </table:table-cell>
          <table:table-cell office:value-type="float" office:value="69.191497745164" calcext:value-type="float">
            <text:p>69,2</text:p>
          </table:table-cell>
          <table:table-cell office:value-type="float" office:value="21.0132929916138" calcext:value-type="float">
            <text:p>21,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68]&lt;=30; &quot;18-30&quot;; IF([.C568]&lt;=45; &quot;31-45&quot;; IF([.C56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Dudley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178.340328697499" calcext:value-type="float">
            <text:p>178,3</text:p>
          </table:table-cell>
          <table:table-cell office:value-type="float" office:value="77.3791422054533" calcext:value-type="float">
            <text:p>77,4</text:p>
          </table:table-cell>
          <table:table-cell office:value-type="float" office:value="24.3290295275514" calcext:value-type="float">
            <text:p>24,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69]&lt;=30; &quot;18-30&quot;; IF([.C569]&lt;=45; &quot;31-45&quot;; IF([.C56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Aguirr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53" calcext:value-type="float">
            <text:p>153</text:p>
          </table:table-cell>
          <table:table-cell office:value-type="float" office:value="188.046213074276" calcext:value-type="float">
            <text:p>188,0</text:p>
          </table:table-cell>
          <table:table-cell office:value-type="float" office:value="71.4171967733431" calcext:value-type="float">
            <text:p>71,4</text:p>
          </table:table-cell>
          <table:table-cell office:value-type="float" office:value="20.196383824536" calcext:value-type="float">
            <text:p>20,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0]&lt;=30; &quot;18-30&quot;; IF([.C570]&lt;=45; &quot;31-45&quot;; IF([.C57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Evan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float" office:value="194.977314040081" calcext:value-type="float">
            <text:p>195,0</text:p>
          </table:table-cell>
          <table:table-cell office:value-type="float" office:value="78.9809434271841" calcext:value-type="float">
            <text:p>79,0</text:p>
          </table:table-cell>
          <table:table-cell office:value-type="float" office:value="20.775627520062" calcext:value-type="float">
            <text:p>20,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1]&lt;=30; &quot;18-30&quot;; IF([.C571]&lt;=45; &quot;31-45&quot;; IF([.C57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nald Jimenez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30" calcext:value-type="float">
            <text:p>230</text:p>
          </table:table-cell>
          <table:table-cell office:value-type="float" office:value="168.660166363579" calcext:value-type="float">
            <text:p>168,7</text:p>
          </table:table-cell>
          <table:table-cell office:value-type="float" office:value="91.3741274192266" calcext:value-type="float">
            <text:p>91,4</text:p>
          </table:table-cell>
          <table:table-cell office:value-type="float" office:value="32.1216757574009" calcext:value-type="float">
            <text:p>32,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72]&lt;=30; &quot;18-30&quot;; IF([.C572]&lt;=45; &quot;31-45&quot;; IF([.C57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ryn Parks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178.047540554437" calcext:value-type="float">
            <text:p>178,0</text:p>
          </table:table-cell>
          <table:table-cell office:value-type="float" office:value="52.9097774037109" calcext:value-type="float">
            <text:p>52,9</text:p>
          </table:table-cell>
          <table:table-cell office:value-type="float" office:value="16.6902936020197" calcext:value-type="float">
            <text:p>16,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3]&lt;=30; &quot;18-30&quot;; IF([.C573]&lt;=45; &quot;31-45&quot;; IF([.C5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udrey Mcdaniel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95" calcext:value-type="float">
            <text:p>195</text:p>
          </table:table-cell>
          <table:table-cell office:value-type="float" office:value="176.199628053124" calcext:value-type="float">
            <text:p>176,2</text:p>
          </table:table-cell>
          <table:table-cell office:value-type="float" office:value="92.3961539810627" calcext:value-type="float">
            <text:p>92,4</text:p>
          </table:table-cell>
          <table:table-cell office:value-type="float" office:value="29.760753267358" calcext:value-type="float">
            <text:p>29,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4]&lt;=30; &quot;18-30&quot;; IF([.C574]&lt;=45; &quot;31-45&quot;; IF([.C57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Schaefer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50.390942768798" calcext:value-type="float">
            <text:p>150,4</text:p>
          </table:table-cell>
          <table:table-cell office:value-type="float" office:value="72.467767985658" calcext:value-type="float">
            <text:p>72,5</text:p>
          </table:table-cell>
          <table:table-cell office:value-type="float" office:value="32.040665021876" calcext:value-type="float">
            <text:p>32,0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75]&lt;=30; &quot;18-30&quot;; IF([.C575]&lt;=45; &quot;31-45&quot;; IF([.C5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Morse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62.830875676295" calcext:value-type="float">
            <text:p>162,8</text:p>
          </table:table-cell>
          <table:table-cell office:value-type="float" office:value="59.6765358203336" calcext:value-type="float">
            <text:p>59,7</text:p>
          </table:table-cell>
          <table:table-cell office:value-type="float" office:value="22.507646615349" calcext:value-type="float">
            <text:p>22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6]&lt;=30; &quot;18-30&quot;; IF([.C576]&lt;=45; &quot;31-45&quot;; IF([.C5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ustin Ortega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211" calcext:value-type="float">
            <text:p>211</text:p>
          </table:table-cell>
          <table:table-cell office:value-type="float" office:value="183.860072526962" calcext:value-type="float">
            <text:p>183,9</text:p>
          </table:table-cell>
          <table:table-cell office:value-type="float" office:value="52.9790951965799" calcext:value-type="float">
            <text:p>53,0</text:p>
          </table:table-cell>
          <table:table-cell office:value-type="float" office:value="15.6721898050061" calcext:value-type="float">
            <text:p>15,6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77]&lt;=30; &quot;18-30&quot;; IF([.C577]&lt;=45; &quot;31-45&quot;; IF([.C57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Jefferso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164.833170115827" calcext:value-type="float">
            <text:p>164,8</text:p>
          </table:table-cell>
          <table:table-cell office:value-type="float" office:value="84.8583439360421" calcext:value-type="float">
            <text:p>84,9</text:p>
          </table:table-cell>
          <table:table-cell office:value-type="float" office:value="31.2323979509097" calcext:value-type="float">
            <text:p>31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78]&lt;=30; &quot;18-30&quot;; IF([.C578]&lt;=45; &quot;31-45&quot;; IF([.C57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Vega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float" office:value="172.492299854659" calcext:value-type="float">
            <text:p>172,5</text:p>
          </table:table-cell>
          <table:table-cell office:value-type="float" office:value="66.888385138924" calcext:value-type="float">
            <text:p>66,9</text:p>
          </table:table-cell>
          <table:table-cell office:value-type="float" office:value="22.4807753451209" calcext:value-type="float">
            <text:p>22,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79]&lt;=30; &quot;18-30&quot;; IF([.C579]&lt;=45; &quot;31-45&quot;; IF([.C57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mine Wagner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198.518622404006" calcext:value-type="float">
            <text:p>198,5</text:p>
          </table:table-cell>
          <table:table-cell office:value-type="float" office:value="92.2314349677391" calcext:value-type="float">
            <text:p>92,2</text:p>
          </table:table-cell>
          <table:table-cell office:value-type="float" office:value="23.4032655244362" calcext:value-type="float">
            <text:p>23,4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80]&lt;=30; &quot;18-30&quot;; IF([.C580]&lt;=45; &quot;31-45&quot;; IF([.C5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Gordon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191.854868658209" calcext:value-type="float">
            <text:p>191,9</text:p>
          </table:table-cell>
          <table:table-cell office:value-type="float" office:value="57.0618685426089" calcext:value-type="float">
            <text:p>57,1</text:p>
          </table:table-cell>
          <table:table-cell office:value-type="float" office:value="15.5024500103847" calcext:value-type="float">
            <text:p>15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81]&lt;=30; &quot;18-30&quot;; IF([.C581]&lt;=45; &quot;31-45&quot;; IF([.C58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ward Stevens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office:value-type="float" office:value="184.967003519028" calcext:value-type="float">
            <text:p>185,0</text:p>
          </table:table-cell>
          <table:table-cell office:value-type="float" office:value="60.4422630953416" calcext:value-type="float">
            <text:p>60,4</text:p>
          </table:table-cell>
          <table:table-cell office:value-type="float" office:value="17.6665682253929" calcext:value-type="float">
            <text:p>17,6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82]&lt;=30; &quot;18-30&quot;; IF([.C582]&lt;=45; &quot;31-45&quot;; IF([.C58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Hernandez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208" calcext:value-type="float">
            <text:p>208</text:p>
          </table:table-cell>
          <table:table-cell office:value-type="float" office:value="171.877816288017" calcext:value-type="float">
            <text:p>171,9</text:p>
          </table:table-cell>
          <table:table-cell office:value-type="float" office:value="73.2739059958793" calcext:value-type="float">
            <text:p>73,3</text:p>
          </table:table-cell>
          <table:table-cell office:value-type="float" office:value="24.8033126890746" calcext:value-type="float">
            <text:p>24,8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83]&lt;=30; &quot;18-30&quot;; IF([.C583]&lt;=45; &quot;31-45&quot;; IF([.C58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Fleming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office:value-type="float" office:value="156" calcext:value-type="float">
            <text:p>156</text:p>
          </table:table-cell>
          <table:table-cell office:value-type="float" office:value="164.426714847193" calcext:value-type="float">
            <text:p>164,4</text:p>
          </table:table-cell>
          <table:table-cell office:value-type="float" office:value="86.6982874428064" calcext:value-type="float">
            <text:p>86,7</text:p>
          </table:table-cell>
          <table:table-cell office:value-type="float" office:value="32.0675484128382" calcext:value-type="float">
            <text:p>32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84]&lt;=30; &quot;18-30&quot;; IF([.C584]&lt;=45; &quot;31-45&quot;; IF([.C58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Caldwell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155.448864882351" calcext:value-type="float">
            <text:p>155,4</text:p>
          </table:table-cell>
          <table:table-cell office:value-type="float" office:value="94.0475512502502" calcext:value-type="float">
            <text:p>94,0</text:p>
          </table:table-cell>
          <table:table-cell office:value-type="float" office:value="38.9199597065386" calcext:value-type="float">
            <text:p>38,9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85]&lt;=30; &quot;18-30&quot;; IF([.C585]&lt;=45; &quot;31-45&quot;; IF([.C58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Phelp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8.772939413596" calcext:value-type="float">
            <text:p>168,8</text:p>
          </table:table-cell>
          <table:table-cell office:value-type="float" office:value="81.2242385215464" calcext:value-type="float">
            <text:p>81,2</text:p>
          </table:table-cell>
          <table:table-cell office:value-type="float" office:value="28.5154362369929" calcext:value-type="float">
            <text:p>28,5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86]&lt;=30; &quot;18-30&quot;; IF([.C586]&lt;=45; &quot;31-45&quot;; IF([.C58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ary Maci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164.811197783571" calcext:value-type="float">
            <text:p>164,8</text:p>
          </table:table-cell>
          <table:table-cell office:value-type="float" office:value="50.3372155159044" calcext:value-type="float">
            <text:p>50,3</text:p>
          </table:table-cell>
          <table:table-cell office:value-type="float" office:value="18.531721156349" calcext:value-type="float">
            <text:p>18,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87]&lt;=30; &quot;18-30&quot;; IF([.C587]&lt;=45; &quot;31-45&quot;; IF([.C58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acy Mccan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86.254680205901" calcext:value-type="float">
            <text:p>186,3</text:p>
          </table:table-cell>
          <table:table-cell office:value-type="float" office:value="54.9713824458745" calcext:value-type="float">
            <text:p>55,0</text:p>
          </table:table-cell>
          <table:table-cell office:value-type="float" office:value="15.8460955350966" calcext:value-type="float">
            <text:p>15,8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88]&lt;=30; &quot;18-30&quot;; IF([.C588]&lt;=45; &quot;31-45&quot;; IF([.C58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rgan John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175.379519338786" calcext:value-type="float">
            <text:p>175,4</text:p>
          </table:table-cell>
          <table:table-cell office:value-type="float" office:value="88.7366408814943" calcext:value-type="float">
            <text:p>88,7</text:p>
          </table:table-cell>
          <table:table-cell office:value-type="float" office:value="28.8499612095365" calcext:value-type="float">
            <text:p>28,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89]&lt;=30; &quot;18-30&quot;; IF([.C589]&lt;=45; &quot;31-45&quot;; IF([.C58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 Rose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office:value-type="float" office:value="160.396983423531" calcext:value-type="float">
            <text:p>160,4</text:p>
          </table:table-cell>
          <table:table-cell office:value-type="float" office:value="64.8015338758739" calcext:value-type="float">
            <text:p>64,8</text:p>
          </table:table-cell>
          <table:table-cell office:value-type="float" office:value="25.1879541078468" calcext:value-type="float">
            <text:p>25,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90]&lt;=30; &quot;18-30&quot;; IF([.C590]&lt;=45; &quot;31-45&quot;; IF([.C59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dy Miller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161.807955132435" calcext:value-type="float">
            <text:p>161,8</text:p>
          </table:table-cell>
          <table:table-cell office:value-type="float" office:value="70.9621190475385" calcext:value-type="float">
            <text:p>71,0</text:p>
          </table:table-cell>
          <table:table-cell office:value-type="float" office:value="27.1035911090022" calcext:value-type="float">
            <text:p>27,1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91]&lt;=30; &quot;18-30&quot;; IF([.C591]&lt;=45; &quot;31-45&quot;; IF([.C59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Kim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155" calcext:value-type="float">
            <text:p>155</text:p>
          </table:table-cell>
          <table:table-cell office:value-type="float" office:value="170.351772012927" calcext:value-type="float">
            <text:p>170,4</text:p>
          </table:table-cell>
          <table:table-cell office:value-type="float" office:value="70.5295788615944" calcext:value-type="float">
            <text:p>70,5</text:p>
          </table:table-cell>
          <table:table-cell office:value-type="float" office:value="24.3040124870917" calcext:value-type="float">
            <text:p>24,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592]&lt;=30; &quot;18-30&quot;; IF([.C592]&lt;=45; &quot;31-45&quot;; IF([.C59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wn Garci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61" calcext:value-type="float">
            <text:p>161</text:p>
          </table:table-cell>
          <table:table-cell office:value-type="float" office:value="183.4945987177" calcext:value-type="float">
            <text:p>183,5</text:p>
          </table:table-cell>
          <table:table-cell office:value-type="float" office:value="58.4633627439813" calcext:value-type="float">
            <text:p>58,5</text:p>
          </table:table-cell>
          <table:table-cell office:value-type="float" office:value="17.3634980164662" calcext:value-type="float">
            <text:p>17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93]&lt;=30; &quot;18-30&quot;; IF([.C593]&lt;=45; &quot;31-45&quot;; IF([.C59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rek Stephens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3.071538766236" calcext:value-type="float">
            <text:p>163,1</text:p>
          </table:table-cell>
          <table:table-cell office:value-type="float" office:value="79.8291192051397" calcext:value-type="float">
            <text:p>79,8</text:p>
          </table:table-cell>
          <table:table-cell office:value-type="float" office:value="30.0196067605721" calcext:value-type="float">
            <text:p>30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94]&lt;=30; &quot;18-30&quot;; IF([.C594]&lt;=45; &quot;31-45&quot;; IF([.C59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is Alvarez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178.977857919766" calcext:value-type="float">
            <text:p>179,0</text:p>
          </table:table-cell>
          <table:table-cell office:value-type="float" office:value="75.688707225023" calcext:value-type="float">
            <text:p>75,7</text:p>
          </table:table-cell>
          <table:table-cell office:value-type="float" office:value="23.6282999595324" calcext:value-type="float">
            <text:p>23,6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95]&lt;=30; &quot;18-30&quot;; IF([.C595]&lt;=45; &quot;31-45&quot;; IF([.C5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Collins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float" office:value="159.143527188478" calcext:value-type="float">
            <text:p>159,1</text:p>
          </table:table-cell>
          <table:table-cell office:value-type="float" office:value="62.4157408703183" calcext:value-type="float">
            <text:p>62,4</text:p>
          </table:table-cell>
          <table:table-cell office:value-type="float" office:value="24.6442820866381" calcext:value-type="float">
            <text:p>24,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96]&lt;=30; &quot;18-30&quot;; IF([.C596]&lt;=45; &quot;31-45&quot;; IF([.C59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Mcpherson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53.37907094968" calcext:value-type="float">
            <text:p>153,4</text:p>
          </table:table-cell>
          <table:table-cell office:value-type="float" office:value="63.2966793130781" calcext:value-type="float">
            <text:p>63,3</text:p>
          </table:table-cell>
          <table:table-cell office:value-type="float" office:value="26.9059741676105" calcext:value-type="float">
            <text:p>26,9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97]&lt;=30; &quot;18-30&quot;; IF([.C597]&lt;=45; &quot;31-45&quot;; IF([.C59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lip Norris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186" calcext:value-type="float">
            <text:p>186</text:p>
          </table:table-cell>
          <table:table-cell office:value-type="float" office:value="180.13922468824" calcext:value-type="float">
            <text:p>180,1</text:p>
          </table:table-cell>
          <table:table-cell office:value-type="float" office:value="96.1845494079986" calcext:value-type="float">
            <text:p>96,2</text:p>
          </table:table-cell>
          <table:table-cell office:value-type="float" office:value="29.6407191475613" calcext:value-type="float">
            <text:p>29,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98]&lt;=30; &quot;18-30&quot;; IF([.C598]&lt;=45; &quot;31-45&quot;; IF([.C59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ward Fleming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63.728547814548" calcext:value-type="float">
            <text:p>163,7</text:p>
          </table:table-cell>
          <table:table-cell office:value-type="float" office:value="97.9518083029234" calcext:value-type="float">
            <text:p>98,0</text:p>
          </table:table-cell>
          <table:table-cell office:value-type="float" office:value="36.539587330345" calcext:value-type="float">
            <text:p>36,5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99]&lt;=30; &quot;18-30&quot;; IF([.C599]&lt;=45; &quot;31-45&quot;; IF([.C59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ncy Mor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  <table:table-cell office:value-type="float" office:value="172.094348664227" calcext:value-type="float">
            <text:p>172,1</text:p>
          </table:table-cell>
          <table:table-cell office:value-type="float" office:value="71.1719655456033" calcext:value-type="float">
            <text:p>71,2</text:p>
          </table:table-cell>
          <table:table-cell office:value-type="float" office:value="24.0312157189931" calcext:value-type="float">
            <text:p>24,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00]&lt;=30; &quot;18-30&quot;; IF([.C600]&lt;=45; &quot;31-45&quot;; IF([.C60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Parke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float" office:value="156.235394335969" calcext:value-type="float">
            <text:p>156,2</text:p>
          </table:table-cell>
          <table:table-cell office:value-type="float" office:value="78.1088278017478" calcext:value-type="float">
            <text:p>78,1</text:p>
          </table:table-cell>
          <table:table-cell office:value-type="float" office:value="31.9993579479455" calcext:value-type="float">
            <text:p>32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01]&lt;=30; &quot;18-30&quot;; IF([.C601]&lt;=45; &quot;31-45&quot;; IF([.C60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istian Butler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158.009322601421" calcext:value-type="float">
            <text:p>158,0</text:p>
          </table:table-cell>
          <table:table-cell office:value-type="float" office:value="58.9836021185277" calcext:value-type="float">
            <text:p>59,0</text:p>
          </table:table-cell>
          <table:table-cell office:value-type="float" office:value="23.6246764222228" calcext:value-type="float">
            <text:p>23,6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02]&lt;=30; &quot;18-30&quot;; IF([.C602]&lt;=45; &quot;31-45&quot;; IF([.C6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Newma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176.431071232215" calcext:value-type="float">
            <text:p>176,4</text:p>
          </table:table-cell>
          <table:table-cell office:value-type="float" office:value="94.3964038577666" calcext:value-type="float">
            <text:p>94,4</text:p>
          </table:table-cell>
          <table:table-cell office:value-type="float" office:value="30.3253140830193" calcext:value-type="float">
            <text:p>30,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03]&lt;=30; &quot;18-30&quot;; IF([.C603]&lt;=45; &quot;31-45&quot;; IF([.C60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Parke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160.571521886663" calcext:value-type="float">
            <text:p>160,6</text:p>
          </table:table-cell>
          <table:table-cell office:value-type="float" office:value="61.115124535232" calcext:value-type="float">
            <text:p>61,1</text:p>
          </table:table-cell>
          <table:table-cell office:value-type="float" office:value="23.7034550410155" calcext:value-type="float">
            <text:p>23,7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04]&lt;=30; &quot;18-30&quot;; IF([.C604]&lt;=45; &quot;31-45&quot;; IF([.C60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Watkins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 office:value-type="float" office:value="150.369558147102" calcext:value-type="float">
            <text:p>150,4</text:p>
          </table:table-cell>
          <table:table-cell office:value-type="float" office:value="87.8758932438201" calcext:value-type="float">
            <text:p>87,9</text:p>
          </table:table-cell>
          <table:table-cell office:value-type="float" office:value="38.8642154839176" calcext:value-type="float">
            <text:p>38,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05]&lt;=30; &quot;18-30&quot;; IF([.C605]&lt;=45; &quot;31-45&quot;; IF([.C60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rrie Alexander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229" calcext:value-type="float">
            <text:p>229</text:p>
          </table:table-cell>
          <table:table-cell office:value-type="float" office:value="195.889910193768" calcext:value-type="float">
            <text:p>195,9</text:p>
          </table:table-cell>
          <table:table-cell office:value-type="float" office:value="75.7837196919752" calcext:value-type="float">
            <text:p>75,8</text:p>
          </table:table-cell>
          <table:table-cell office:value-type="float" office:value="19.7493034877276" calcext:value-type="float">
            <text:p>19,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06]&lt;=30; &quot;18-30&quot;; IF([.C606]&lt;=45; &quot;31-45&quot;; IF([.C60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Mcgee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office:value-type="float" office:value="184.874935783118" calcext:value-type="float">
            <text:p>184,9</text:p>
          </table:table-cell>
          <table:table-cell office:value-type="float" office:value="74.9564292052513" calcext:value-type="float">
            <text:p>75,0</text:p>
          </table:table-cell>
          <table:table-cell office:value-type="float" office:value="21.9307163109278" calcext:value-type="float">
            <text:p>21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07]&lt;=30; &quot;18-30&quot;; IF([.C607]&lt;=45; &quot;31-45&quot;; IF([.C60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mela Walker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office:value-type="float" office:value="198.733235378447" calcext:value-type="float">
            <text:p>198,7</text:p>
          </table:table-cell>
          <table:table-cell office:value-type="float" office:value="67.1267273224201" calcext:value-type="float">
            <text:p>67,1</text:p>
          </table:table-cell>
          <table:table-cell office:value-type="float" office:value="16.996303139701" calcext:value-type="float">
            <text:p>17,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08]&lt;=30; &quot;18-30&quot;; IF([.C608]&lt;=45; &quot;31-45&quot;; IF([.C60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Hawkins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61.578122100593" calcext:value-type="float">
            <text:p>161,6</text:p>
          </table:table-cell>
          <table:table-cell office:value-type="float" office:value="61.3500698157257" calcext:value-type="float">
            <text:p>61,4</text:p>
          </table:table-cell>
          <table:table-cell office:value-type="float" office:value="23.499030696949" calcext:value-type="float">
            <text:p>23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09]&lt;=30; &quot;18-30&quot;; IF([.C609]&lt;=45; &quot;31-45&quot;; IF([.C60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Rose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70.969347348038" calcext:value-type="float">
            <text:p>171,0</text:p>
          </table:table-cell>
          <table:table-cell office:value-type="float" office:value="88.5178252631623" calcext:value-type="float">
            <text:p>88,5</text:p>
          </table:table-cell>
          <table:table-cell office:value-type="float" office:value="30.2826744544446" calcext:value-type="float">
            <text:p>30,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10]&lt;=30; &quot;18-30&quot;; IF([.C610]&lt;=45; &quot;31-45&quot;; IF([.C61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Sharp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87" calcext:value-type="float">
            <text:p>187</text:p>
          </table:table-cell>
          <table:table-cell office:value-type="float" office:value="163.162821858345" calcext:value-type="float">
            <text:p>163,2</text:p>
          </table:table-cell>
          <table:table-cell office:value-type="float" office:value="69.428447259314" calcext:value-type="float">
            <text:p>69,4</text:p>
          </table:table-cell>
          <table:table-cell office:value-type="float" office:value="26.0792463677479" calcext:value-type="float">
            <text:p>26,0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1]&lt;=30; &quot;18-30&quot;; IF([.C611]&lt;=45; &quot;31-45&quot;; IF([.C61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ie King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80.398007253612" calcext:value-type="float">
            <text:p>180,4</text:p>
          </table:table-cell>
          <table:table-cell office:value-type="float" office:value="72.2347406175343" calcext:value-type="float">
            <text:p>72,2</text:p>
          </table:table-cell>
          <table:table-cell office:value-type="float" office:value="22.196405282022" calcext:value-type="float">
            <text:p>22,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2]&lt;=30; &quot;18-30&quot;; IF([.C612]&lt;=45; &quot;31-45&quot;; IF([.C61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ia Martinez MD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173.186522612639" calcext:value-type="float">
            <text:p>173,2</text:p>
          </table:table-cell>
          <table:table-cell office:value-type="float" office:value="75.3542599929373" calcext:value-type="float">
            <text:p>75,4</text:p>
          </table:table-cell>
          <table:table-cell office:value-type="float" office:value="25.1234701092119" calcext:value-type="float">
            <text:p>25,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3]&lt;=30; &quot;18-30&quot;; IF([.C613]&lt;=45; &quot;31-45&quot;; IF([.C6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Cook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  <table:table-cell office:value-type="float" office:value="175.54931449107" calcext:value-type="float">
            <text:p>175,5</text:p>
          </table:table-cell>
          <table:table-cell office:value-type="float" office:value="61.7188079328071" calcext:value-type="float">
            <text:p>61,7</text:p>
          </table:table-cell>
          <table:table-cell office:value-type="float" office:value="20.0271547427182" calcext:value-type="float">
            <text:p>20,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14]&lt;=30; &quot;18-30&quot;; IF([.C614]&lt;=45; &quot;31-45&quot;; IF([.C61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ustin Kelly II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195.992504628488" calcext:value-type="float">
            <text:p>196,0</text:p>
          </table:table-cell>
          <table:table-cell office:value-type="float" office:value="74.1513515211198" calcext:value-type="float">
            <text:p>74,2</text:p>
          </table:table-cell>
          <table:table-cell office:value-type="float" office:value="19.3036815890934" calcext:value-type="float">
            <text:p>19,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615]&lt;=30; &quot;18-30&quot;; IF([.C615]&lt;=45; &quot;31-45&quot;; IF([.C61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Morris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183" calcext:value-type="float">
            <text:p>183</text:p>
          </table:table-cell>
          <table:table-cell office:value-type="float" office:value="169.986965716821" calcext:value-type="float">
            <text:p>170,0</text:p>
          </table:table-cell>
          <table:table-cell office:value-type="float" office:value="68.5303627083194" calcext:value-type="float">
            <text:p>68,5</text:p>
          </table:table-cell>
          <table:table-cell office:value-type="float" office:value="23.7165649383355" calcext:value-type="float">
            <text:p>23,7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16]&lt;=30; &quot;18-30&quot;; IF([.C616]&lt;=45; &quot;31-45&quot;; IF([.C6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Patterson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181.772713050905" calcext:value-type="float">
            <text:p>181,8</text:p>
          </table:table-cell>
          <table:table-cell office:value-type="float" office:value="93.8946590649753" calcext:value-type="float">
            <text:p>93,9</text:p>
          </table:table-cell>
          <table:table-cell office:value-type="float" office:value="28.4173457084245" calcext:value-type="float">
            <text:p>28,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17]&lt;=30; &quot;18-30&quot;; IF([.C617]&lt;=45; &quot;31-45&quot;; IF([.C61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Smith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office:value-type="float" office:value="153.751816327224" calcext:value-type="float">
            <text:p>153,8</text:p>
          </table:table-cell>
          <table:table-cell office:value-type="float" office:value="70.9070129157552" calcext:value-type="float">
            <text:p>70,9</text:p>
          </table:table-cell>
          <table:table-cell office:value-type="float" office:value="29.9949871632909" calcext:value-type="float">
            <text:p>29,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18]&lt;=30; &quot;18-30&quot;; IF([.C618]&lt;=45; &quot;31-45&quot;; IF([.C6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esa Stevenso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202" calcext:value-type="float">
            <text:p>202</text:p>
          </table:table-cell>
          <table:table-cell office:value-type="float" office:value="175.503823317698" calcext:value-type="float">
            <text:p>175,5</text:p>
          </table:table-cell>
          <table:table-cell office:value-type="float" office:value="79.1552683340554" calcext:value-type="float">
            <text:p>79,2</text:p>
          </table:table-cell>
          <table:table-cell office:value-type="float" office:value="25.6984341381745" calcext:value-type="float">
            <text:p>25,7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9]&lt;=30; &quot;18-30&quot;; IF([.C619]&lt;=45; &quot;31-45&quot;; IF([.C61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Proctor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float" office:value="195.171813118795" calcext:value-type="float">
            <text:p>195,2</text:p>
          </table:table-cell>
          <table:table-cell office:value-type="float" office:value="64.5205799668596" calcext:value-type="float">
            <text:p>64,5</text:p>
          </table:table-cell>
          <table:table-cell office:value-type="float" office:value="16.9380756884369" calcext:value-type="float">
            <text:p>16,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0]&lt;=30; &quot;18-30&quot;; IF([.C620]&lt;=45; &quot;31-45&quot;; IF([.C6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ige Matthew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53.698616802452" calcext:value-type="float">
            <text:p>153,7</text:p>
          </table:table-cell>
          <table:table-cell office:value-type="float" office:value="58.0363613047924" calcext:value-type="float">
            <text:p>58,0</text:p>
          </table:table-cell>
          <table:table-cell office:value-type="float" office:value="24.5674599929249" calcext:value-type="float">
            <text:p>24,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1]&lt;=30; &quot;18-30&quot;; IF([.C621]&lt;=45; &quot;31-45&quot;; IF([.C62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Winters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59.38718463882" calcext:value-type="float">
            <text:p>159,4</text:p>
          </table:table-cell>
          <table:table-cell office:value-type="float" office:value="66.2191407985487" calcext:value-type="float">
            <text:p>66,2</text:p>
          </table:table-cell>
          <table:table-cell office:value-type="float" office:value="26.0661411398607" calcext:value-type="float">
            <text:p>26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2]&lt;=30; &quot;18-30&quot;; IF([.C622]&lt;=45; &quot;31-45&quot;; IF([.C62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Smith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02" calcext:value-type="float">
            <text:p>202</text:p>
          </table:table-cell>
          <table:table-cell office:value-type="float" office:value="165.795746898111" calcext:value-type="float">
            <text:p>165,8</text:p>
          </table:table-cell>
          <table:table-cell office:value-type="float" office:value="52.8846032443622" calcext:value-type="float">
            <text:p>52,9</text:p>
          </table:table-cell>
          <table:table-cell office:value-type="float" office:value="19.2389993250669" calcext:value-type="float">
            <text:p>19,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3]&lt;=30; &quot;18-30&quot;; IF([.C623]&lt;=45; &quot;31-45&quot;; IF([.C62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ily Jackson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office:value-type="float" office:value="169.098677485292" calcext:value-type="float">
            <text:p>169,1</text:p>
          </table:table-cell>
          <table:table-cell office:value-type="float" office:value="60.1050518694094" calcext:value-type="float">
            <text:p>60,1</text:p>
          </table:table-cell>
          <table:table-cell office:value-type="float" office:value="21.0198955796549" calcext:value-type="float">
            <text:p>21,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4]&lt;=30; &quot;18-30&quot;; IF([.C624]&lt;=45; &quot;31-45&quot;; IF([.C62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arbara Vega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office:value-type="float" office:value="152.639221872276" calcext:value-type="float">
            <text:p>152,6</text:p>
          </table:table-cell>
          <table:table-cell office:value-type="float" office:value="51.8197334440493" calcext:value-type="float">
            <text:p>51,8</text:p>
          </table:table-cell>
          <table:table-cell office:value-type="float" office:value="22.241439287103" calcext:value-type="float">
            <text:p>22,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5]&lt;=30; &quot;18-30&quot;; IF([.C625]&lt;=45; &quot;31-45&quot;; IF([.C62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Sexto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176.111204204877" calcext:value-type="float">
            <text:p>176,1</text:p>
          </table:table-cell>
          <table:table-cell office:value-type="float" office:value="85.3298726990681" calcext:value-type="float">
            <text:p>85,3</text:p>
          </table:table-cell>
          <table:table-cell office:value-type="float" office:value="27.512314308821" calcext:value-type="float">
            <text:p>27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6]&lt;=30; &quot;18-30&quot;; IF([.C626]&lt;=45; &quot;31-45&quot;; IF([.C62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Grant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183.945635512955" calcext:value-type="float">
            <text:p>183,9</text:p>
          </table:table-cell>
          <table:table-cell office:value-type="float" office:value="57.1273814152152" calcext:value-type="float">
            <text:p>57,1</text:p>
          </table:table-cell>
          <table:table-cell office:value-type="float" office:value="16.8836111765584" calcext:value-type="float">
            <text:p>16,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7]&lt;=30; &quot;18-30&quot;; IF([.C627]&lt;=45; &quot;31-45&quot;; IF([.C62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san Miller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229" calcext:value-type="float">
            <text:p>229</text:p>
          </table:table-cell>
          <table:table-cell office:value-type="float" office:value="173.58894066177" calcext:value-type="float">
            <text:p>173,6</text:p>
          </table:table-cell>
          <table:table-cell office:value-type="float" office:value="81.2936654594704" calcext:value-type="float">
            <text:p>81,3</text:p>
          </table:table-cell>
          <table:table-cell office:value-type="float" office:value="26.9781770344275" calcext:value-type="float">
            <text:p>26,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628]&lt;=30; &quot;18-30&quot;; IF([.C628]&lt;=45; &quot;31-45&quot;; IF([.C62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Mitchell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164" calcext:value-type="float">
            <text:p>164</text:p>
          </table:table-cell>
          <table:table-cell office:value-type="float" office:value="196.631446157418" calcext:value-type="float">
            <text:p>196,6</text:p>
          </table:table-cell>
          <table:table-cell office:value-type="float" office:value="89.3146721562235" calcext:value-type="float">
            <text:p>89,3</text:p>
          </table:table-cell>
          <table:table-cell office:value-type="float" office:value="23.1002596680822" calcext:value-type="float">
            <text:p>23,1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9]&lt;=30; &quot;18-30&quot;; IF([.C629]&lt;=45; &quot;31-45&quot;; IF([.C62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ri Campbell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210" calcext:value-type="float">
            <text:p>210</text:p>
          </table:table-cell>
          <table:table-cell office:value-type="float" office:value="194.929515209684" calcext:value-type="float">
            <text:p>194,9</text:p>
          </table:table-cell>
          <table:table-cell office:value-type="float" office:value="81.863313900432" calcext:value-type="float">
            <text:p>81,9</text:p>
          </table:table-cell>
          <table:table-cell office:value-type="float" office:value="21.5443857214586" calcext:value-type="float">
            <text:p>21,5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30]&lt;=30; &quot;18-30&quot;; IF([.C630]&lt;=45; &quot;31-45&quot;; IF([.C63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immy Johnso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178.647432198545" calcext:value-type="float">
            <text:p>178,6</text:p>
          </table:table-cell>
          <table:table-cell office:value-type="float" office:value="93.2216430530919" calcext:value-type="float">
            <text:p>93,2</text:p>
          </table:table-cell>
          <table:table-cell office:value-type="float" office:value="29.2094377101083" calcext:value-type="float">
            <text:p>29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31]&lt;=30; &quot;18-30&quot;; IF([.C631]&lt;=45; &quot;31-45&quot;; IF([.C63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Hurs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office:value-type="float" office:value="167.078338000413" calcext:value-type="float">
            <text:p>167,1</text:p>
          </table:table-cell>
          <table:table-cell office:value-type="float" office:value="60.173401946577" calcext:value-type="float">
            <text:p>60,2</text:p>
          </table:table-cell>
          <table:table-cell office:value-type="float" office:value="21.555806297625" calcext:value-type="float">
            <text:p>21,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632]&lt;=30; &quot;18-30&quot;; IF([.C632]&lt;=45; &quot;31-45&quot;; IF([.C63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h West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161.259974643303" calcext:value-type="float">
            <text:p>161,3</text:p>
          </table:table-cell>
          <table:table-cell office:value-type="float" office:value="72.6005061699282" calcext:value-type="float">
            <text:p>72,6</text:p>
          </table:table-cell>
          <table:table-cell office:value-type="float" office:value="27.9181395819199" calcext:value-type="float">
            <text:p>27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33]&lt;=30; &quot;18-30&quot;; IF([.C633]&lt;=45; &quot;31-45&quot;; IF([.C6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Barber Jr.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161" calcext:value-type="float">
            <text:p>161</text:p>
          </table:table-cell>
          <table:table-cell office:value-type="float" office:value="163.962652672999" calcext:value-type="float">
            <text:p>164,0</text:p>
          </table:table-cell>
          <table:table-cell office:value-type="float" office:value="65.5659519983523" calcext:value-type="float">
            <text:p>65,6</text:p>
          </table:table-cell>
          <table:table-cell office:value-type="float" office:value="24.3886914620893" calcext:value-type="float">
            <text:p>24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34]&lt;=30; &quot;18-30&quot;; IF([.C634]&lt;=45; &quot;31-45&quot;; IF([.C63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van Wilcox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191" calcext:value-type="float">
            <text:p>191</text:p>
          </table:table-cell>
          <table:table-cell office:value-type="float" office:value="168.074603635357" calcext:value-type="float">
            <text:p>168,1</text:p>
          </table:table-cell>
          <table:table-cell office:value-type="float" office:value="52.0808340894669" calcext:value-type="float">
            <text:p>52,1</text:p>
          </table:table-cell>
          <table:table-cell office:value-type="float" office:value="18.4362988545768" calcext:value-type="float">
            <text:p>18,4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35]&lt;=30; &quot;18-30&quot;; IF([.C635]&lt;=45; &quot;31-45&quot;; IF([.C63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Spencer Schmidt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office:value-type="float" office:value="161.041647237484" calcext:value-type="float">
            <text:p>161,0</text:p>
          </table:table-cell>
          <table:table-cell office:value-type="float" office:value="79.9544186265539" calcext:value-type="float">
            <text:p>80,0</text:p>
          </table:table-cell>
          <table:table-cell office:value-type="float" office:value="30.829470195678" calcext:value-type="float">
            <text:p>30,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36]&lt;=30; &quot;18-30&quot;; IF([.C636]&lt;=45; &quot;31-45&quot;; IF([.C6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a Atkins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94.14297382241" calcext:value-type="float">
            <text:p>194,1</text:p>
          </table:table-cell>
          <table:table-cell office:value-type="float" office:value="92.6376750208992" calcext:value-type="float">
            <text:p>92,6</text:p>
          </table:table-cell>
          <table:table-cell office:value-type="float" office:value="24.5778727479975" calcext:value-type="float">
            <text:p>24,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37]&lt;=30; &quot;18-30&quot;; IF([.C637]&lt;=45; &quot;31-45&quot;; IF([.C6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ra Middleton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165" calcext:value-type="float">
            <text:p>165</text:p>
          </table:table-cell>
          <table:table-cell office:value-type="float" office:value="166.797256131591" calcext:value-type="float">
            <text:p>166,8</text:p>
          </table:table-cell>
          <table:table-cell office:value-type="float" office:value="64.1871087198004" calcext:value-type="float">
            <text:p>64,2</text:p>
          </table:table-cell>
          <table:table-cell office:value-type="float" office:value="23.0711907216162" calcext:value-type="float">
            <text:p>23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38]&lt;=30; &quot;18-30&quot;; IF([.C638]&lt;=45; &quot;31-45&quot;; IF([.C63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ny Whit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204" calcext:value-type="float">
            <text:p>204</text:p>
          </table:table-cell>
          <table:table-cell office:value-type="float" office:value="196.401259516377" calcext:value-type="float">
            <text:p>196,4</text:p>
          </table:table-cell>
          <table:table-cell office:value-type="float" office:value="82.4082408375995" calcext:value-type="float">
            <text:p>82,4</text:p>
          </table:table-cell>
          <table:table-cell office:value-type="float" office:value="21.363977220572" calcext:value-type="float">
            <text:p>21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39]&lt;=30; &quot;18-30&quot;; IF([.C639]&lt;=45; &quot;31-45&quot;; IF([.C63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pril Hud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office:value-type="float" office:value="183.64280989889" calcext:value-type="float">
            <text:p>183,6</text:p>
          </table:table-cell>
          <table:table-cell office:value-type="float" office:value="53.4686994655957" calcext:value-type="float">
            <text:p>53,5</text:p>
          </table:table-cell>
          <table:table-cell office:value-type="float" office:value="15.8544712315093" calcext:value-type="float">
            <text:p>15,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40]&lt;=30; &quot;18-30&quot;; IF([.C640]&lt;=45; &quot;31-45&quot;; IF([.C64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say Chen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187" calcext:value-type="float">
            <text:p>187</text:p>
          </table:table-cell>
          <table:table-cell office:value-type="float" office:value="167.237831170662" calcext:value-type="float">
            <text:p>167,2</text:p>
          </table:table-cell>
          <table:table-cell office:value-type="float" office:value="78.1190801988712" calcext:value-type="float">
            <text:p>78,1</text:p>
          </table:table-cell>
          <table:table-cell office:value-type="float" office:value="27.9311017951942" calcext:value-type="float">
            <text:p>27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1]&lt;=30; &quot;18-30&quot;; IF([.C641]&lt;=45; &quot;31-45&quot;; IF([.C6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rles Norto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  <table:table-cell office:value-type="float" office:value="160.553043874388" calcext:value-type="float">
            <text:p>160,6</text:p>
          </table:table-cell>
          <table:table-cell office:value-type="float" office:value="57.5598321477097" calcext:value-type="float">
            <text:p>57,6</text:p>
          </table:table-cell>
          <table:table-cell office:value-type="float" office:value="22.3296765124038" calcext:value-type="float">
            <text:p>22,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2]&lt;=30; &quot;18-30&quot;; IF([.C642]&lt;=45; &quot;31-45&quot;; IF([.C6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therine Pierc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152.693146500266" calcext:value-type="float">
            <text:p>152,7</text:p>
          </table:table-cell>
          <table:table-cell office:value-type="float" office:value="82.4535450748245" calcext:value-type="float">
            <text:p>82,5</text:p>
          </table:table-cell>
          <table:table-cell office:value-type="float" office:value="35.36472160914" calcext:value-type="float">
            <text:p>35,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3]&lt;=30; &quot;18-30&quot;; IF([.C643]&lt;=45; &quot;31-45&quot;; IF([.C64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William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158.370933737224" calcext:value-type="float">
            <text:p>158,4</text:p>
          </table:table-cell>
          <table:table-cell office:value-type="float" office:value="93.3340352423479" calcext:value-type="float">
            <text:p>93,3</text:p>
          </table:table-cell>
          <table:table-cell office:value-type="float" office:value="37.2125206061914" calcext:value-type="float">
            <text:p>37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44]&lt;=30; &quot;18-30&quot;; IF([.C644]&lt;=45; &quot;31-45&quot;; IF([.C64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vin Armstrong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191" calcext:value-type="float">
            <text:p>191</text:p>
          </table:table-cell>
          <table:table-cell office:value-type="float" office:value="186.644588043329" calcext:value-type="float">
            <text:p>186,6</text:p>
          </table:table-cell>
          <table:table-cell office:value-type="float" office:value="88.5117172284432" calcext:value-type="float">
            <text:p>88,5</text:p>
          </table:table-cell>
          <table:table-cell office:value-type="float" office:value="25.407969733254" calcext:value-type="float">
            <text:p>25,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5]&lt;=30; &quot;18-30&quot;; IF([.C645]&lt;=45; &quot;31-45&quot;; IF([.C64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Bailey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161.710383010259" calcext:value-type="float">
            <text:p>161,7</text:p>
          </table:table-cell>
          <table:table-cell office:value-type="float" office:value="57.152570611117" calcext:value-type="float">
            <text:p>57,2</text:p>
          </table:table-cell>
          <table:table-cell office:value-type="float" office:value="21.8554602883373" calcext:value-type="float">
            <text:p>21,8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46]&lt;=30; &quot;18-30&quot;; IF([.C646]&lt;=45; &quot;31-45&quot;; IF([.C64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Scott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168.789313834732" calcext:value-type="float">
            <text:p>168,8</text:p>
          </table:table-cell>
          <table:table-cell office:value-type="float" office:value="99.5491371137387" calcext:value-type="float">
            <text:p>99,5</text:p>
          </table:table-cell>
          <table:table-cell office:value-type="float" office:value="34.9419875447622" calcext:value-type="float">
            <text:p>34,9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7]&lt;=30; &quot;18-30&quot;; IF([.C647]&lt;=45; &quot;31-45&quot;; IF([.C64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uke Parker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58.317209485525" calcext:value-type="float">
            <text:p>158,3</text:p>
          </table:table-cell>
          <table:table-cell office:value-type="float" office:value="64.0758932176897" calcext:value-type="float">
            <text:p>64,1</text:p>
          </table:table-cell>
          <table:table-cell office:value-type="float" office:value="25.5645655286116" calcext:value-type="float">
            <text:p>25,5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48]&lt;=30; &quot;18-30&quot;; IF([.C648]&lt;=45; &quot;31-45&quot;; IF([.C6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Zimmerman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186" calcext:value-type="float">
            <text:p>186</text:p>
          </table:table-cell>
          <table:table-cell office:value-type="float" office:value="182.736615680164" calcext:value-type="float">
            <text:p>182,7</text:p>
          </table:table-cell>
          <table:table-cell office:value-type="float" office:value="80.4944173860093" calcext:value-type="float">
            <text:p>80,5</text:p>
          </table:table-cell>
          <table:table-cell office:value-type="float" office:value="24.1054146535591" calcext:value-type="float">
            <text:p>24,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49]&lt;=30; &quot;18-30&quot;; IF([.C649]&lt;=45; &quot;31-45&quot;; IF([.C64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Davi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91" calcext:value-type="float">
            <text:p>191</text:p>
          </table:table-cell>
          <table:table-cell office:value-type="float" office:value="173.559877998678" calcext:value-type="float">
            <text:p>173,6</text:p>
          </table:table-cell>
          <table:table-cell office:value-type="float" office:value="69.1742807278816" calcext:value-type="float">
            <text:p>69,2</text:p>
          </table:table-cell>
          <table:table-cell office:value-type="float" office:value="22.9639175923832" calcext:value-type="float">
            <text:p>22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50]&lt;=30; &quot;18-30&quot;; IF([.C650]&lt;=45; &quot;31-45&quot;; IF([.C65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e Vaugh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174.560546436715" calcext:value-type="float">
            <text:p>174,6</text:p>
          </table:table-cell>
          <table:table-cell office:value-type="float" office:value="95.1855451597146" calcext:value-type="float">
            <text:p>95,2</text:p>
          </table:table-cell>
          <table:table-cell office:value-type="float" office:value="31.2376831970559" calcext:value-type="float">
            <text:p>31,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51]&lt;=30; &quot;18-30&quot;; IF([.C651]&lt;=45; &quot;31-45&quot;; IF([.C65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Garci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170.315896107601" calcext:value-type="float">
            <text:p>170,3</text:p>
          </table:table-cell>
          <table:table-cell office:value-type="float" office:value="94.1634643094432" calcext:value-type="float">
            <text:p>94,2</text:p>
          </table:table-cell>
          <table:table-cell office:value-type="float" office:value="32.4617598238336" calcext:value-type="float">
            <text:p>32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52]&lt;=30; &quot;18-30&quot;; IF([.C652]&lt;=45; &quot;31-45&quot;; IF([.C65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ank Sanchez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178.266003913911" calcext:value-type="float">
            <text:p>178,3</text:p>
          </table:table-cell>
          <table:table-cell office:value-type="float" office:value="96.7722169753116" calcext:value-type="float">
            <text:p>96,8</text:p>
          </table:table-cell>
          <table:table-cell office:value-type="float" office:value="30.4518465014645" calcext:value-type="float">
            <text:p>30,4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53]&lt;=30; &quot;18-30&quot;; IF([.C653]&lt;=45; &quot;31-45&quot;; IF([.C6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tin Richards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98" calcext:value-type="float">
            <text:p>198</text:p>
          </table:table-cell>
          <table:table-cell office:value-type="float" office:value="177.514392612643" calcext:value-type="float">
            <text:p>177,5</text:p>
          </table:table-cell>
          <table:table-cell office:value-type="float" office:value="75.0623956341761" calcext:value-type="float">
            <text:p>75,1</text:p>
          </table:table-cell>
          <table:table-cell office:value-type="float" office:value="23.8207416701802" calcext:value-type="float">
            <text:p>23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54]&lt;=30; &quot;18-30&quot;; IF([.C654]&lt;=45; &quot;31-45&quot;; IF([.C65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leen Hopkins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156.785909490123" calcext:value-type="float">
            <text:p>156,8</text:p>
          </table:table-cell>
          <table:table-cell office:value-type="float" office:value="93.0050939476037" calcext:value-type="float">
            <text:p>93,0</text:p>
          </table:table-cell>
          <table:table-cell office:value-type="float" office:value="37.8349075029055" calcext:value-type="float">
            <text:p>37,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55]&lt;=30; &quot;18-30&quot;; IF([.C655]&lt;=45; &quot;31-45&quot;; IF([.C65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Villegas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204" calcext:value-type="float">
            <text:p>204</text:p>
          </table:table-cell>
          <table:table-cell office:value-type="float" office:value="190.188200850217" calcext:value-type="float">
            <text:p>190,2</text:p>
          </table:table-cell>
          <table:table-cell office:value-type="float" office:value="94.9951401932508" calcext:value-type="float">
            <text:p>95,0</text:p>
          </table:table-cell>
          <table:table-cell office:value-type="float" office:value="26.2623900874182" calcext:value-type="float">
            <text:p>26,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656]&lt;=30; &quot;18-30&quot;; IF([.C656]&lt;=45; &quot;31-45&quot;; IF([.C65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 Martinez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213" calcext:value-type="float">
            <text:p>213</text:p>
          </table:table-cell>
          <table:table-cell office:value-type="float" office:value="195.508861359815" calcext:value-type="float">
            <text:p>195,5</text:p>
          </table:table-cell>
          <table:table-cell office:value-type="float" office:value="81.1517998514406" calcext:value-type="float">
            <text:p>81,2</text:p>
          </table:table-cell>
          <table:table-cell office:value-type="float" office:value="21.2307464428801" calcext:value-type="float">
            <text:p>21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57]&lt;=30; &quot;18-30&quot;; IF([.C657]&lt;=45; &quot;31-45&quot;; IF([.C65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Brya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55.909455949766" calcext:value-type="float">
            <text:p>155,9</text:p>
          </table:table-cell>
          <table:table-cell office:value-type="float" office:value="51.8472464400938" calcext:value-type="float">
            <text:p>51,8</text:p>
          </table:table-cell>
          <table:table-cell office:value-type="float" office:value="21.3295053663758" calcext:value-type="float">
            <text:p>21,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58]&lt;=30; &quot;18-30&quot;; IF([.C658]&lt;=45; &quot;31-45&quot;; IF([.C65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Curti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183" calcext:value-type="float">
            <text:p>183</text:p>
          </table:table-cell>
          <table:table-cell office:value-type="float" office:value="188.940749894226" calcext:value-type="float">
            <text:p>188,9</text:p>
          </table:table-cell>
          <table:table-cell office:value-type="float" office:value="92.8780666998243" calcext:value-type="float">
            <text:p>92,9</text:p>
          </table:table-cell>
          <table:table-cell office:value-type="float" office:value="26.0172803875329" calcext:value-type="float">
            <text:p>26,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59]&lt;=30; &quot;18-30&quot;; IF([.C659]&lt;=45; &quot;31-45&quot;; IF([.C6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 Bass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float" office:value="165.228035110878" calcext:value-type="float">
            <text:p>165,2</text:p>
          </table:table-cell>
          <table:table-cell office:value-type="float" office:value="55.9023261604606" calcext:value-type="float">
            <text:p>55,9</text:p>
          </table:table-cell>
          <table:table-cell office:value-type="float" office:value="20.4768148394865" calcext:value-type="float">
            <text:p>20,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0]&lt;=30; &quot;18-30&quot;; IF([.C660]&lt;=45; &quot;31-45&quot;; IF([.C66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nce Garci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64.755009364656" calcext:value-type="float">
            <text:p>164,8</text:p>
          </table:table-cell>
          <table:table-cell office:value-type="float" office:value="86.8866326179747" calcext:value-type="float">
            <text:p>86,9</text:p>
          </table:table-cell>
          <table:table-cell office:value-type="float" office:value="32.0092655710735" calcext:value-type="float">
            <text:p>32,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61]&lt;=30; &quot;18-30&quot;; IF([.C661]&lt;=45; &quot;31-45&quot;; IF([.C66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lene Cooper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216" calcext:value-type="float">
            <text:p>216</text:p>
          </table:table-cell>
          <table:table-cell office:value-type="float" office:value="186.934791750014" calcext:value-type="float">
            <text:p>186,9</text:p>
          </table:table-cell>
          <table:table-cell office:value-type="float" office:value="79.151333840693" calcext:value-type="float">
            <text:p>79,2</text:p>
          </table:table-cell>
          <table:table-cell office:value-type="float" office:value="22.6505087393942" calcext:value-type="float">
            <text:p>22,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2]&lt;=30; &quot;18-30&quot;; IF([.C662]&lt;=45; &quot;31-45&quot;; IF([.C66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e Melton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198.733100704391" calcext:value-type="float">
            <text:p>198,7</text:p>
          </table:table-cell>
          <table:table-cell office:value-type="float" office:value="56.2115071471166" calcext:value-type="float">
            <text:p>56,2</text:p>
          </table:table-cell>
          <table:table-cell office:value-type="float" office:value="14.2326186361692" calcext:value-type="float">
            <text:p>14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3]&lt;=30; &quot;18-30&quot;; IF([.C663]&lt;=45; &quot;31-45&quot;; IF([.C66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oy Wong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163.381224450741" calcext:value-type="float">
            <text:p>163,4</text:p>
          </table:table-cell>
          <table:table-cell office:value-type="float" office:value="72.9383528197884" calcext:value-type="float">
            <text:p>72,9</text:p>
          </table:table-cell>
          <table:table-cell office:value-type="float" office:value="27.3244644243856" calcext:value-type="float">
            <text:p>27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4]&lt;=30; &quot;18-30&quot;; IF([.C664]&lt;=45; &quot;31-45&quot;; IF([.C66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Mercado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192.236500382439" calcext:value-type="float">
            <text:p>192,2</text:p>
          </table:table-cell>
          <table:table-cell office:value-type="float" office:value="94.5764122084208" calcext:value-type="float">
            <text:p>94,6</text:p>
          </table:table-cell>
          <table:table-cell office:value-type="float" office:value="25.5924068700617" calcext:value-type="float">
            <text:p>25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5]&lt;=30; &quot;18-30&quot;; IF([.C665]&lt;=45; &quot;31-45&quot;; IF([.C66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Vincent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160.850626230331" calcext:value-type="float">
            <text:p>160,9</text:p>
          </table:table-cell>
          <table:table-cell office:value-type="float" office:value="85.5030883210653" calcext:value-type="float">
            <text:p>85,5</text:p>
          </table:table-cell>
          <table:table-cell office:value-type="float" office:value="33.0473233166784" calcext:value-type="float">
            <text:p>33,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66]&lt;=30; &quot;18-30&quot;; IF([.C666]&lt;=45; &quot;31-45&quot;; IF([.C66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Gregory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193.090306530935" calcext:value-type="float">
            <text:p>193,1</text:p>
          </table:table-cell>
          <table:table-cell office:value-type="float" office:value="84.605556155691" calcext:value-type="float">
            <text:p>84,6</text:p>
          </table:table-cell>
          <table:table-cell office:value-type="float" office:value="22.6922699151051" calcext:value-type="float">
            <text:p>22,6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67]&lt;=30; &quot;18-30&quot;; IF([.C667]&lt;=45; &quot;31-45&quot;; IF([.C66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esa Robert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211" calcext:value-type="float">
            <text:p>211</text:p>
          </table:table-cell>
          <table:table-cell office:value-type="float" office:value="169.255771123123" calcext:value-type="float">
            <text:p>169,3</text:p>
          </table:table-cell>
          <table:table-cell office:value-type="float" office:value="66.5497716123289" calcext:value-type="float">
            <text:p>66,5</text:p>
          </table:table-cell>
          <table:table-cell office:value-type="float" office:value="23.2305556532265" calcext:value-type="float">
            <text:p>23,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68]&lt;=30; &quot;18-30&quot;; IF([.C668]&lt;=45; &quot;31-45&quot;; IF([.C66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im Watson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office:value-type="float" office:value="191.590890960041" calcext:value-type="float">
            <text:p>191,6</text:p>
          </table:table-cell>
          <table:table-cell office:value-type="float" office:value="91.8515027788368" calcext:value-type="float">
            <text:p>91,9</text:p>
          </table:table-cell>
          <table:table-cell office:value-type="float" office:value="25.0228372988707" calcext:value-type="float">
            <text:p>25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69]&lt;=30; &quot;18-30&quot;; IF([.C669]&lt;=45; &quot;31-45&quot;; IF([.C66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Howell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207" calcext:value-type="float">
            <text:p>207</text:p>
          </table:table-cell>
          <table:table-cell office:value-type="float" office:value="191.307443996819" calcext:value-type="float">
            <text:p>191,3</text:p>
          </table:table-cell>
          <table:table-cell office:value-type="float" office:value="85.1368789185636" calcext:value-type="float">
            <text:p>85,1</text:p>
          </table:table-cell>
          <table:table-cell office:value-type="float" office:value="23.2623714694338" calcext:value-type="float">
            <text:p>23,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70]&lt;=30; &quot;18-30&quot;; IF([.C670]&lt;=45; &quot;31-45&quot;; IF([.C6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Pratt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192.380559019335" calcext:value-type="float">
            <text:p>192,4</text:p>
          </table:table-cell>
          <table:table-cell office:value-type="float" office:value="52.6332478048006" calcext:value-type="float">
            <text:p>52,6</text:p>
          </table:table-cell>
          <table:table-cell office:value-type="float" office:value="14.2212511043112" calcext:value-type="float">
            <text:p>14,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71]&lt;=30; &quot;18-30&quot;; IF([.C671]&lt;=45; &quot;31-45&quot;; IF([.C67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Garci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float" office:value="183.226747489953" calcext:value-type="float">
            <text:p>183,2</text:p>
          </table:table-cell>
          <table:table-cell office:value-type="float" office:value="57.2567038642252" calcext:value-type="float">
            <text:p>57,3</text:p>
          </table:table-cell>
          <table:table-cell office:value-type="float" office:value="17.0548772627434" calcext:value-type="float">
            <text:p>17,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72]&lt;=30; &quot;18-30&quot;; IF([.C672]&lt;=45; &quot;31-45&quot;; IF([.C67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Evan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20" calcext:value-type="float">
            <text:p>220</text:p>
          </table:table-cell>
          <table:table-cell office:value-type="float" office:value="163.88309210415" calcext:value-type="float">
            <text:p>163,9</text:p>
          </table:table-cell>
          <table:table-cell office:value-type="float" office:value="99.8022885640831" calcext:value-type="float">
            <text:p>99,8</text:p>
          </table:table-cell>
          <table:table-cell office:value-type="float" office:value="37.1597001716059" calcext:value-type="float">
            <text:p>37,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73]&lt;=30; &quot;18-30&quot;; IF([.C673]&lt;=45; &quot;31-45&quot;; IF([.C6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Zachary Young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181.389939613098" calcext:value-type="float">
            <text:p>181,4</text:p>
          </table:table-cell>
          <table:table-cell office:value-type="float" office:value="67.216819004448" calcext:value-type="float">
            <text:p>67,2</text:p>
          </table:table-cell>
          <table:table-cell office:value-type="float" office:value="20.4292095632447" calcext:value-type="float">
            <text:p>20,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674]&lt;=30; &quot;18-30&quot;; IF([.C674]&lt;=45; &quot;31-45&quot;; IF([.C67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ederick Kelly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float" office:value="153.098199622696" calcext:value-type="float">
            <text:p>153,1</text:p>
          </table:table-cell>
          <table:table-cell office:value-type="float" office:value="65.8729824851973" calcext:value-type="float">
            <text:p>65,9</text:p>
          </table:table-cell>
          <table:table-cell office:value-type="float" office:value="28.103936787922" calcext:value-type="float">
            <text:p>28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75]&lt;=30; &quot;18-30&quot;; IF([.C675]&lt;=45; &quot;31-45&quot;; IF([.C6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Jenkins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1.68281317919" calcext:value-type="float">
            <text:p>161,7</text:p>
          </table:table-cell>
          <table:table-cell office:value-type="float" office:value="95.4434840076305" calcext:value-type="float">
            <text:p>95,4</text:p>
          </table:table-cell>
          <table:table-cell office:value-type="float" office:value="36.5105663799148" calcext:value-type="float">
            <text:p>36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76]&lt;=30; &quot;18-30&quot;; IF([.C676]&lt;=45; &quot;31-45&quot;; IF([.C6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Moyer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186.177271360994" calcext:value-type="float">
            <text:p>186,2</text:p>
          </table:table-cell>
          <table:table-cell office:value-type="float" office:value="91.4784075650887" calcext:value-type="float">
            <text:p>91,5</text:p>
          </table:table-cell>
          <table:table-cell office:value-type="float" office:value="26.3915728822959" calcext:value-type="float">
            <text:p>26,3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77]&lt;=30; &quot;18-30&quot;; IF([.C677]&lt;=45; &quot;31-45&quot;; IF([.C67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Barrett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56.107457700696" calcext:value-type="float">
            <text:p>156,1</text:p>
          </table:table-cell>
          <table:table-cell office:value-type="float" office:value="98.6536170871106" calcext:value-type="float">
            <text:p>98,7</text:p>
          </table:table-cell>
          <table:table-cell office:value-type="float" office:value="40.482349591995" calcext:value-type="float">
            <text:p>40,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678]&lt;=30; &quot;18-30&quot;; IF([.C678]&lt;=45; &quot;31-45&quot;; IF([.C67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eter Ingram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159.446368144707" calcext:value-type="float">
            <text:p>159,4</text:p>
          </table:table-cell>
          <table:table-cell office:value-type="float" office:value="83.7004561173184" calcext:value-type="float">
            <text:p>83,7</text:p>
          </table:table-cell>
          <table:table-cell office:value-type="float" office:value="32.9229363141586" calcext:value-type="float">
            <text:p>32,9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79]&lt;=30; &quot;18-30&quot;; IF([.C679]&lt;=45; &quot;31-45&quot;; IF([.C67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a Hall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185.134881534267" calcext:value-type="float">
            <text:p>185,1</text:p>
          </table:table-cell>
          <table:table-cell office:value-type="float" office:value="62.2914159345868" calcext:value-type="float">
            <text:p>62,3</text:p>
          </table:table-cell>
          <table:table-cell office:value-type="float" office:value="18.1740491325484" calcext:value-type="float">
            <text:p>18,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0]&lt;=30; &quot;18-30&quot;; IF([.C680]&lt;=45; &quot;31-45&quot;; IF([.C68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nnor Smith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183.673401822933" calcext:value-type="float">
            <text:p>183,7</text:p>
          </table:table-cell>
          <table:table-cell office:value-type="float" office:value="56.1895835177014" calcext:value-type="float">
            <text:p>56,2</text:p>
          </table:table-cell>
          <table:table-cell office:value-type="float" office:value="16.6557147260501" calcext:value-type="float">
            <text:p>16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1]&lt;=30; &quot;18-30&quot;; IF([.C681]&lt;=45; &quot;31-45&quot;; IF([.C68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Schmidt PhD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190.065558250899" calcext:value-type="float">
            <text:p>190,1</text:p>
          </table:table-cell>
          <table:table-cell office:value-type="float" office:value="60.0630247408328" calcext:value-type="float">
            <text:p>60,1</text:p>
          </table:table-cell>
          <table:table-cell office:value-type="float" office:value="16.6264812963248" calcext:value-type="float">
            <text:p>16,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2]&lt;=30; &quot;18-30&quot;; IF([.C682]&lt;=45; &quot;31-45&quot;; IF([.C68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Cardenas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69.472607759524" calcext:value-type="float">
            <text:p>169,5</text:p>
          </table:table-cell>
          <table:table-cell office:value-type="float" office:value="77.2922536793937" calcext:value-type="float">
            <text:p>77,3</text:p>
          </table:table-cell>
          <table:table-cell office:value-type="float" office:value="26.9114405693737" calcext:value-type="float">
            <text:p>26,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83]&lt;=30; &quot;18-30&quot;; IF([.C683]&lt;=45; &quot;31-45&quot;; IF([.C68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e Gibbs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25" calcext:value-type="float">
            <text:p>225</text:p>
          </table:table-cell>
          <table:table-cell office:value-type="float" office:value="191.950106761534" calcext:value-type="float">
            <text:p>192,0</text:p>
          </table:table-cell>
          <table:table-cell office:value-type="float" office:value="82.9460303324278" calcext:value-type="float">
            <text:p>82,9</text:p>
          </table:table-cell>
          <table:table-cell office:value-type="float" office:value="22.512249336729" calcext:value-type="float">
            <text:p>22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84]&lt;=30; &quot;18-30&quot;; IF([.C684]&lt;=45; &quot;31-45&quot;; IF([.C68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indy Medina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171" calcext:value-type="float">
            <text:p>171</text:p>
          </table:table-cell>
          <table:table-cell office:value-type="float" office:value="185.640696357861" calcext:value-type="float">
            <text:p>185,6</text:p>
          </table:table-cell>
          <table:table-cell office:value-type="float" office:value="52.076541984383" calcext:value-type="float">
            <text:p>52,1</text:p>
          </table:table-cell>
          <table:table-cell office:value-type="float" office:value="15.111088900085" calcext:value-type="float">
            <text:p>15,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85]&lt;=30; &quot;18-30&quot;; IF([.C685]&lt;=45; &quot;31-45&quot;; IF([.C68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d Alexander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72.697123733239" calcext:value-type="float">
            <text:p>172,7</text:p>
          </table:table-cell>
          <table:table-cell office:value-type="float" office:value="60.4365573404218" calcext:value-type="float">
            <text:p>60,4</text:p>
          </table:table-cell>
          <table:table-cell office:value-type="float" office:value="20.2642021238442" calcext:value-type="float">
            <text:p>20,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86]&lt;=30; &quot;18-30&quot;; IF([.C686]&lt;=45; &quot;31-45&quot;; IF([.C68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everly Davis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153.4206314836" calcext:value-type="float">
            <text:p>153,4</text:p>
          </table:table-cell>
          <table:table-cell office:value-type="float" office:value="73.851327173013" calcext:value-type="float">
            <text:p>73,9</text:p>
          </table:table-cell>
          <table:table-cell office:value-type="float" office:value="31.3755084486591" calcext:value-type="float">
            <text:p>31,3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87]&lt;=30; &quot;18-30&quot;; IF([.C687]&lt;=45; &quot;31-45&quot;; IF([.C68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ily Ferguso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55.470197270553" calcext:value-type="float">
            <text:p>155,5</text:p>
          </table:table-cell>
          <table:table-cell office:value-type="float" office:value="75.4449681651995" calcext:value-type="float">
            <text:p>75,4</text:p>
          </table:table-cell>
          <table:table-cell office:value-type="float" office:value="31.2130336360071" calcext:value-type="float">
            <text:p>31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8]&lt;=30; &quot;18-30&quot;; IF([.C688]&lt;=45; &quot;31-45&quot;; IF([.C68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Whit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59.210078734987" calcext:value-type="float">
            <text:p>159,2</text:p>
          </table:table-cell>
          <table:table-cell office:value-type="float" office:value="97.6112259437508" calcext:value-type="float">
            <text:p>97,6</text:p>
          </table:table-cell>
          <table:table-cell office:value-type="float" office:value="38.5086818554189" calcext:value-type="float">
            <text:p>38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9]&lt;=30; &quot;18-30&quot;; IF([.C689]&lt;=45; &quot;31-45&quot;; IF([.C68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thy Peter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68" calcext:value-type="float">
            <text:p>168</text:p>
          </table:table-cell>
          <table:table-cell office:value-type="float" office:value="181.832054240315" calcext:value-type="float">
            <text:p>181,8</text:p>
          </table:table-cell>
          <table:table-cell office:value-type="float" office:value="86.7428297231415" calcext:value-type="float">
            <text:p>86,7</text:p>
          </table:table-cell>
          <table:table-cell office:value-type="float" office:value="26.2357023584021" calcext:value-type="float">
            <text:p>26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0]&lt;=30; &quot;18-30&quot;; IF([.C690]&lt;=45; &quot;31-45&quot;; IF([.C69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Medin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153.868889137951" calcext:value-type="float">
            <text:p>153,9</text:p>
          </table:table-cell>
          <table:table-cell office:value-type="float" office:value="90.9915406303071" calcext:value-type="float">
            <text:p>91,0</text:p>
          </table:table-cell>
          <table:table-cell office:value-type="float" office:value="38.4325659941547" calcext:value-type="float">
            <text:p>38,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91]&lt;=30; &quot;18-30&quot;; IF([.C691]&lt;=45; &quot;31-45&quot;; IF([.C69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asha Jackson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office:value-type="float" office:value="167.92142346465" calcext:value-type="float">
            <text:p>167,9</text:p>
          </table:table-cell>
          <table:table-cell office:value-type="float" office:value="91.035945235837" calcext:value-type="float">
            <text:p>91,0</text:p>
          </table:table-cell>
          <table:table-cell office:value-type="float" office:value="32.28499263835" calcext:value-type="float">
            <text:p>32,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2]&lt;=30; &quot;18-30&quot;; IF([.C692]&lt;=45; &quot;31-45&quot;; IF([.C6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asha Reyes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159.676199817528" calcext:value-type="float">
            <text:p>159,7</text:p>
          </table:table-cell>
          <table:table-cell office:value-type="float" office:value="70.5030568948342" calcext:value-type="float">
            <text:p>70,5</text:p>
          </table:table-cell>
          <table:table-cell office:value-type="float" office:value="27.6520651453601" calcext:value-type="float">
            <text:p>27,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93]&lt;=30; &quot;18-30&quot;; IF([.C693]&lt;=45; &quot;31-45&quot;; IF([.C6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Williams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167.865775678363" calcext:value-type="float">
            <text:p>167,9</text:p>
          </table:table-cell>
          <table:table-cell office:value-type="float" office:value="78.367786199216" calcext:value-type="float">
            <text:p>78,4</text:p>
          </table:table-cell>
          <table:table-cell office:value-type="float" office:value="27.8107854985516" calcext:value-type="float">
            <text:p>27,8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4]&lt;=30; &quot;18-30&quot;; IF([.C694]&lt;=45; &quot;31-45&quot;; IF([.C69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idi Spear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95.227396658416" calcext:value-type="float">
            <text:p>195,2</text:p>
          </table:table-cell>
          <table:table-cell office:value-type="float" office:value="68.8405030620156" calcext:value-type="float">
            <text:p>68,8</text:p>
          </table:table-cell>
          <table:table-cell office:value-type="float" office:value="18.061861563155" calcext:value-type="float">
            <text:p>18,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5]&lt;=30; &quot;18-30&quot;; IF([.C695]&lt;=45; &quot;31-45&quot;; IF([.C69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Johnso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168.147894837578" calcext:value-type="float">
            <text:p>168,1</text:p>
          </table:table-cell>
          <table:table-cell office:value-type="float" office:value="80.9299272329943" calcext:value-type="float">
            <text:p>80,9</text:p>
          </table:table-cell>
          <table:table-cell office:value-type="float" office:value="28.6237335824195" calcext:value-type="float">
            <text:p>28,6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6]&lt;=30; &quot;18-30&quot;; IF([.C696]&lt;=45; &quot;31-45&quot;; IF([.C69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c Lawso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179.568174224615" calcext:value-type="float">
            <text:p>179,6</text:p>
          </table:table-cell>
          <table:table-cell office:value-type="float" office:value="53.3246074522257" calcext:value-type="float">
            <text:p>53,3</text:p>
          </table:table-cell>
          <table:table-cell office:value-type="float" office:value="16.5374648150402" calcext:value-type="float">
            <text:p>16,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97]&lt;=30; &quot;18-30&quot;; IF([.C697]&lt;=45; &quot;31-45&quot;; IF([.C6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w Ross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217" calcext:value-type="float">
            <text:p>217</text:p>
          </table:table-cell>
          <table:table-cell office:value-type="float" office:value="157.672302952046" calcext:value-type="float">
            <text:p>157,7</text:p>
          </table:table-cell>
          <table:table-cell office:value-type="float" office:value="66.4438838502276" calcext:value-type="float">
            <text:p>66,4</text:p>
          </table:table-cell>
          <table:table-cell office:value-type="float" office:value="26.7266292061115" calcext:value-type="float">
            <text:p>26,7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8]&lt;=30; &quot;18-30&quot;; IF([.C698]&lt;=45; &quot;31-45&quot;; IF([.C69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Santiago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173.193308799495" calcext:value-type="float">
            <text:p>173,2</text:p>
          </table:table-cell>
          <table:table-cell office:value-type="float" office:value="84.6072167293888" calcext:value-type="float">
            <text:p>84,6</text:p>
          </table:table-cell>
          <table:table-cell office:value-type="float" office:value="28.2062395444386" calcext:value-type="float">
            <text:p>28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9]&lt;=30; &quot;18-30&quot;; IF([.C699]&lt;=45; &quot;31-45&quot;; IF([.C69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ry Patrick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205" calcext:value-type="float">
            <text:p>205</text:p>
          </table:table-cell>
          <table:table-cell office:value-type="float" office:value="177.41902904639" calcext:value-type="float">
            <text:p>177,4</text:p>
          </table:table-cell>
          <table:table-cell office:value-type="float" office:value="61.9565556682652" calcext:value-type="float">
            <text:p>62,0</text:p>
          </table:table-cell>
          <table:table-cell office:value-type="float" office:value="19.6827995581554" calcext:value-type="float">
            <text:p>19,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00]&lt;=30; &quot;18-30&quot;; IF([.C700]&lt;=45; &quot;31-45&quot;; IF([.C70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Mille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office:value-type="float" office:value="161.532435024384" calcext:value-type="float">
            <text:p>161,5</text:p>
          </table:table-cell>
          <table:table-cell office:value-type="float" office:value="98.0791998076433" calcext:value-type="float">
            <text:p>98,1</text:p>
          </table:table-cell>
          <table:table-cell office:value-type="float" office:value="37.5887110934137" calcext:value-type="float">
            <text:p>37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1]&lt;=30; &quot;18-30&quot;; IF([.C701]&lt;=45; &quot;31-45&quot;; IF([.C70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Moren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183.757972494156" calcext:value-type="float">
            <text:p>183,8</text:p>
          </table:table-cell>
          <table:table-cell office:value-type="float" office:value="68.6022694349628" calcext:value-type="float">
            <text:p>68,6</text:p>
          </table:table-cell>
          <table:table-cell office:value-type="float" office:value="20.3163694622953" calcext:value-type="float">
            <text:p>20,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02]&lt;=30; &quot;18-30&quot;; IF([.C702]&lt;=45; &quot;31-45&quot;; IF([.C70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eter Stein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180.910227320501" calcext:value-type="float">
            <text:p>180,9</text:p>
          </table:table-cell>
          <table:table-cell office:value-type="float" office:value="91.8664935016475" calcext:value-type="float">
            <text:p>91,9</text:p>
          </table:table-cell>
          <table:table-cell office:value-type="float" office:value="28.0692559855596" calcext:value-type="float">
            <text:p>28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3]&lt;=30; &quot;18-30&quot;; IF([.C703]&lt;=45; &quot;31-45&quot;; IF([.C70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ugene Pate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float" office:value="154.780515427942" calcext:value-type="float">
            <text:p>154,8</text:p>
          </table:table-cell>
          <table:table-cell office:value-type="float" office:value="84.0933145388008" calcext:value-type="float">
            <text:p>84,1</text:p>
          </table:table-cell>
          <table:table-cell office:value-type="float" office:value="35.101760074864" calcext:value-type="float">
            <text:p>35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4]&lt;=30; &quot;18-30&quot;; IF([.C704]&lt;=45; &quot;31-45&quot;; IF([.C70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Bradley MD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78.577262449797" calcext:value-type="float">
            <text:p>178,6</text:p>
          </table:table-cell>
          <table:table-cell office:value-type="float" office:value="95.8549314551844" calcext:value-type="float">
            <text:p>95,9</text:p>
          </table:table-cell>
          <table:table-cell office:value-type="float" office:value="30.0581424901351" calcext:value-type="float">
            <text:p>30,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5]&lt;=30; &quot;18-30&quot;; IF([.C705]&lt;=45; &quot;31-45&quot;; IF([.C70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is Byrd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204" calcext:value-type="float">
            <text:p>204</text:p>
          </table:table-cell>
          <table:table-cell office:value-type="float" office:value="157.808964995435" calcext:value-type="float">
            <text:p>157,8</text:p>
          </table:table-cell>
          <table:table-cell office:value-type="float" office:value="91.5457295395782" calcext:value-type="float">
            <text:p>91,5</text:p>
          </table:table-cell>
          <table:table-cell office:value-type="float" office:value="36.7599360351797" calcext:value-type="float">
            <text:p>36,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06]&lt;=30; &quot;18-30&quot;; IF([.C706]&lt;=45; &quot;31-45&quot;; IF([.C70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Nichols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179.30806807" calcext:value-type="float">
            <text:p>179,3</text:p>
          </table:table-cell>
          <table:table-cell office:value-type="float" office:value="78.6835017008183" calcext:value-type="float">
            <text:p>78,7</text:p>
          </table:table-cell>
          <table:table-cell office:value-type="float" office:value="24.472820042555" calcext:value-type="float">
            <text:p>24,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07]&lt;=30; &quot;18-30&quot;; IF([.C707]&lt;=45; &quot;31-45&quot;; IF([.C70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a Garrett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156.598853336763" calcext:value-type="float">
            <text:p>156,6</text:p>
          </table:table-cell>
          <table:table-cell office:value-type="float" office:value="97.087041884941" calcext:value-type="float">
            <text:p>97,1</text:p>
          </table:table-cell>
          <table:table-cell office:value-type="float" office:value="39.5898734483747" calcext:value-type="float">
            <text:p>39,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08]&lt;=30; &quot;18-30&quot;; IF([.C708]&lt;=45; &quot;31-45&quot;; IF([.C70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Wheele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194.496240560166" calcext:value-type="float">
            <text:p>194,5</text:p>
          </table:table-cell>
          <table:table-cell office:value-type="float" office:value="59.7789857764919" calcext:value-type="float">
            <text:p>59,8</text:p>
          </table:table-cell>
          <table:table-cell office:value-type="float" office:value="15.8025116800396" calcext:value-type="float">
            <text:p>15,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9]&lt;=30; &quot;18-30&quot;; IF([.C709]&lt;=45; &quot;31-45&quot;; IF([.C70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ayley Mullin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51.377813568046" calcext:value-type="float">
            <text:p>151,4</text:p>
          </table:table-cell>
          <table:table-cell office:value-type="float" office:value="95.5839506899241" calcext:value-type="float">
            <text:p>95,6</text:p>
          </table:table-cell>
          <table:table-cell office:value-type="float" office:value="41.7119526173539" calcext:value-type="float">
            <text:p>41,7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10]&lt;=30; &quot;18-30&quot;; IF([.C710]&lt;=45; &quot;31-45&quot;; IF([.C71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Smith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float" office:value="184.094035221254" calcext:value-type="float">
            <text:p>184,1</text:p>
          </table:table-cell>
          <table:table-cell office:value-type="float" office:value="65.8707402293336" calcext:value-type="float">
            <text:p>65,9</text:p>
          </table:table-cell>
          <table:table-cell office:value-type="float" office:value="19.4362783188875" calcext:value-type="float">
            <text:p>19,4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11]&lt;=30; &quot;18-30&quot;; IF([.C711]&lt;=45; &quot;31-45&quot;; IF([.C71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Rice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155.556074808031" calcext:value-type="float">
            <text:p>155,6</text:p>
          </table:table-cell>
          <table:table-cell office:value-type="float" office:value="90.9462210141433" calcext:value-type="float">
            <text:p>90,9</text:p>
          </table:table-cell>
          <table:table-cell office:value-type="float" office:value="37.5846669485537" calcext:value-type="float">
            <text:p>37,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12]&lt;=30; &quot;18-30&quot;; IF([.C712]&lt;=45; &quot;31-45&quot;; IF([.C71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nnon Man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195.229909865982" calcext:value-type="float">
            <text:p>195,2</text:p>
          </table:table-cell>
          <table:table-cell office:value-type="float" office:value="90.115978594041" calcext:value-type="float">
            <text:p>90,1</text:p>
          </table:table-cell>
          <table:table-cell office:value-type="float" office:value="23.6433545929671" calcext:value-type="float">
            <text:p>23,6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13]&lt;=30; &quot;18-30&quot;; IF([.C713]&lt;=45; &quot;31-45&quot;; IF([.C7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Pham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58.38634843913" calcext:value-type="float">
            <text:p>158,4</text:p>
          </table:table-cell>
          <table:table-cell office:value-type="float" office:value="61.8850398691938" calcext:value-type="float">
            <text:p>61,9</text:p>
          </table:table-cell>
          <table:table-cell office:value-type="float" office:value="24.6689225991076" calcext:value-type="float">
            <text:p>24,6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14]&lt;=30; &quot;18-30&quot;; IF([.C714]&lt;=45; &quot;31-45&quot;; IF([.C71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Livingsto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164.258529503154" calcext:value-type="float">
            <text:p>164,3</text:p>
          </table:table-cell>
          <table:table-cell office:value-type="float" office:value="72.9165284358355" calcext:value-type="float">
            <text:p>72,9</text:p>
          </table:table-cell>
          <table:table-cell office:value-type="float" office:value="27.0252750413335" calcext:value-type="float">
            <text:p>27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15]&lt;=30; &quot;18-30&quot;; IF([.C715]&lt;=45; &quot;31-45&quot;; IF([.C71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Campbell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213" calcext:value-type="float">
            <text:p>213</text:p>
          </table:table-cell>
          <table:table-cell office:value-type="float" office:value="181.374285999841" calcext:value-type="float">
            <text:p>181,4</text:p>
          </table:table-cell>
          <table:table-cell office:value-type="float" office:value="69.6463900059837" calcext:value-type="float">
            <text:p>69,6</text:p>
          </table:table-cell>
          <table:table-cell office:value-type="float" office:value="21.1712830682362" calcext:value-type="float">
            <text:p>21,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16]&lt;=30; &quot;18-30&quot;; IF([.C716]&lt;=45; &quot;31-45&quot;; IF([.C71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h Whit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202" calcext:value-type="float">
            <text:p>202</text:p>
          </table:table-cell>
          <table:table-cell office:value-type="float" office:value="194.488531471359" calcext:value-type="float">
            <text:p>194,5</text:p>
          </table:table-cell>
          <table:table-cell office:value-type="float" office:value="86.8021473194177" calcext:value-type="float">
            <text:p>86,8</text:p>
          </table:table-cell>
          <table:table-cell office:value-type="float" office:value="22.9478749561107" calcext:value-type="float">
            <text:p>22,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17]&lt;=30; &quot;18-30&quot;; IF([.C717]&lt;=45; &quot;31-45&quot;; IF([.C71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Harrell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float" office:value="184.988638817846" calcext:value-type="float">
            <text:p>185,0</text:p>
          </table:table-cell>
          <table:table-cell office:value-type="float" office:value="52.4041801987423" calcext:value-type="float">
            <text:p>52,4</text:p>
          </table:table-cell>
          <table:table-cell office:value-type="float" office:value="15.3135477753955" calcext:value-type="float">
            <text:p>15,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18]&lt;=30; &quot;18-30&quot;; IF([.C718]&lt;=45; &quot;31-45&quot;; IF([.C7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Davis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165.380694858547" calcext:value-type="float">
            <text:p>165,4</text:p>
          </table:table-cell>
          <table:table-cell office:value-type="float" office:value="85.1397903812448" calcext:value-type="float">
            <text:p>85,1</text:p>
          </table:table-cell>
          <table:table-cell office:value-type="float" office:value="31.1288410556058" calcext:value-type="float">
            <text:p>31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19]&lt;=30; &quot;18-30&quot;; IF([.C719]&lt;=45; &quot;31-45&quot;; IF([.C71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Jon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183.475949273573" calcext:value-type="float">
            <text:p>183,5</text:p>
          </table:table-cell>
          <table:table-cell office:value-type="float" office:value="99.8949668772663" calcext:value-type="float">
            <text:p>99,9</text:p>
          </table:table-cell>
          <table:table-cell office:value-type="float" office:value="29.6746305398135" calcext:value-type="float">
            <text:p>29,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20]&lt;=30; &quot;18-30&quot;; IF([.C720]&lt;=45; &quot;31-45&quot;; IF([.C72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Myer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68" calcext:value-type="float">
            <text:p>168</text:p>
          </table:table-cell>
          <table:table-cell office:value-type="float" office:value="177.001280394682" calcext:value-type="float">
            <text:p>177,0</text:p>
          </table:table-cell>
          <table:table-cell office:value-type="float" office:value="88.0447182517404" calcext:value-type="float">
            <text:p>88,0</text:p>
          </table:table-cell>
          <table:table-cell office:value-type="float" office:value="28.1028582009565" calcext:value-type="float">
            <text:p>28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1]&lt;=30; &quot;18-30&quot;; IF([.C721]&lt;=45; &quot;31-45&quot;; IF([.C72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Parker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207" calcext:value-type="float">
            <text:p>207</text:p>
          </table:table-cell>
          <table:table-cell office:value-type="float" office:value="176.831733758554" calcext:value-type="float">
            <text:p>176,8</text:p>
          </table:table-cell>
          <table:table-cell office:value-type="float" office:value="61.1477594335638" calcext:value-type="float">
            <text:p>61,1</text:p>
          </table:table-cell>
          <table:table-cell office:value-type="float" office:value="19.5551043725349" calcext:value-type="float">
            <text:p>19,5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2]&lt;=30; &quot;18-30&quot;; IF([.C722]&lt;=45; &quot;31-45&quot;; IF([.C72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 Foster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  <table:table-cell office:value-type="float" office:value="156.802872217685" calcext:value-type="float">
            <text:p>156,8</text:p>
          </table:table-cell>
          <table:table-cell office:value-type="float" office:value="71.0040675964808" calcext:value-type="float">
            <text:p>71,0</text:p>
          </table:table-cell>
          <table:table-cell office:value-type="float" office:value="28.878537915285" calcext:value-type="float">
            <text:p>28,8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3]&lt;=30; &quot;18-30&quot;; IF([.C723]&lt;=45; &quot;31-45&quot;; IF([.C72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Weave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  <table:table-cell office:value-type="float" office:value="168.835360459991" calcext:value-type="float">
            <text:p>168,8</text:p>
          </table:table-cell>
          <table:table-cell office:value-type="float" office:value="72.2819764271327" calcext:value-type="float">
            <text:p>72,3</text:p>
          </table:table-cell>
          <table:table-cell office:value-type="float" office:value="25.3573111850502" calcext:value-type="float">
            <text:p>25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24]&lt;=30; &quot;18-30&quot;; IF([.C724]&lt;=45; &quot;31-45&quot;; IF([.C7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Jones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84" calcext:value-type="float">
            <text:p>184</text:p>
          </table:table-cell>
          <table:table-cell office:value-type="float" office:value="166.347230614229" calcext:value-type="float">
            <text:p>166,3</text:p>
          </table:table-cell>
          <table:table-cell office:value-type="float" office:value="95.8548048990839" calcext:value-type="float">
            <text:p>95,9</text:p>
          </table:table-cell>
          <table:table-cell office:value-type="float" office:value="34.6403871774638" calcext:value-type="float">
            <text:p>34,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25]&lt;=30; &quot;18-30&quot;; IF([.C725]&lt;=45; &quot;31-45&quot;; IF([.C72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Graves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223" calcext:value-type="float">
            <text:p>223</text:p>
          </table:table-cell>
          <table:table-cell office:value-type="float" office:value="151.39263017916" calcext:value-type="float">
            <text:p>151,4</text:p>
          </table:table-cell>
          <table:table-cell office:value-type="float" office:value="59.6243783911381" calcext:value-type="float">
            <text:p>59,6</text:p>
          </table:table-cell>
          <table:table-cell office:value-type="float" office:value="26.0144348841268" calcext:value-type="float">
            <text:p>26,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6]&lt;=30; &quot;18-30&quot;; IF([.C726]&lt;=45; &quot;31-45&quot;; IF([.C72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my William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163.508159959919" calcext:value-type="float">
            <text:p>163,5</text:p>
          </table:table-cell>
          <table:table-cell office:value-type="float" office:value="65.3248528638535" calcext:value-type="float">
            <text:p>65,3</text:p>
          </table:table-cell>
          <table:table-cell office:value-type="float" office:value="24.4342817701127" calcext:value-type="float">
            <text:p>24,4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27]&lt;=30; &quot;18-30&quot;; IF([.C727]&lt;=45; &quot;31-45&quot;; IF([.C72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Mercado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163.286742434476" calcext:value-type="float">
            <text:p>163,3</text:p>
          </table:table-cell>
          <table:table-cell office:value-type="float" office:value="69.1248783831585" calcext:value-type="float">
            <text:p>69,1</text:p>
          </table:table-cell>
          <table:table-cell office:value-type="float" office:value="25.9258217224474" calcext:value-type="float">
            <text:p>25,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8]&lt;=30; &quot;18-30&quot;; IF([.C728]&lt;=45; &quot;31-45&quot;; IF([.C72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rry Horto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186" calcext:value-type="float">
            <text:p>186</text:p>
          </table:table-cell>
          <table:table-cell office:value-type="float" office:value="194.011709607914" calcext:value-type="float">
            <text:p>194,0</text:p>
          </table:table-cell>
          <table:table-cell office:value-type="float" office:value="74.7516191629143" calcext:value-type="float">
            <text:p>74,8</text:p>
          </table:table-cell>
          <table:table-cell office:value-type="float" office:value="19.8593357804333" calcext:value-type="float">
            <text:p>19,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29]&lt;=30; &quot;18-30&quot;; IF([.C729]&lt;=45; &quot;31-45&quot;; IF([.C72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an Williams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96.429691607174" calcext:value-type="float">
            <text:p>196,4</text:p>
          </table:table-cell>
          <table:table-cell office:value-type="float" office:value="64.3657029522937" calcext:value-type="float">
            <text:p>64,4</text:p>
          </table:table-cell>
          <table:table-cell office:value-type="float" office:value="16.6816977088752" calcext:value-type="float">
            <text:p>16,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30]&lt;=30; &quot;18-30&quot;; IF([.C730]&lt;=45; &quot;31-45&quot;; IF([.C73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White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233" calcext:value-type="float">
            <text:p>233</text:p>
          </table:table-cell>
          <table:table-cell office:value-type="float" office:value="181.689956233938" calcext:value-type="float">
            <text:p>181,7</text:p>
          </table:table-cell>
          <table:table-cell office:value-type="float" office:value="88.2528921951494" calcext:value-type="float">
            <text:p>88,3</text:p>
          </table:table-cell>
          <table:table-cell office:value-type="float" office:value="26.7341946774441" calcext:value-type="float">
            <text:p>26,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31]&lt;=30; &quot;18-30&quot;; IF([.C731]&lt;=45; &quot;31-45&quot;; IF([.C73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Hoffm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55.348736824807" calcext:value-type="float">
            <text:p>155,3</text:p>
          </table:table-cell>
          <table:table-cell office:value-type="float" office:value="83.7214103070572" calcext:value-type="float">
            <text:p>83,7</text:p>
          </table:table-cell>
          <table:table-cell office:value-type="float" office:value="34.6913406089265" calcext:value-type="float">
            <text:p>34,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32]&lt;=30; &quot;18-30&quot;; IF([.C732]&lt;=45; &quot;31-45&quot;; IF([.C73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ri Andrews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196" calcext:value-type="float">
            <text:p>196</text:p>
          </table:table-cell>
          <table:table-cell office:value-type="float" office:value="189.193823427568" calcext:value-type="float">
            <text:p>189,2</text:p>
          </table:table-cell>
          <table:table-cell office:value-type="float" office:value="69.7511011384866" calcext:value-type="float">
            <text:p>69,8</text:p>
          </table:table-cell>
          <table:table-cell office:value-type="float" office:value="19.4866488902226" calcext:value-type="float">
            <text:p>19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33]&lt;=30; &quot;18-30&quot;; IF([.C733]&lt;=45; &quot;31-45&quot;; IF([.C73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ily Knapp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88.341911894952" calcext:value-type="float">
            <text:p>188,3</text:p>
          </table:table-cell>
          <table:table-cell office:value-type="float" office:value="61.4646380754286" calcext:value-type="float">
            <text:p>61,5</text:p>
          </table:table-cell>
          <table:table-cell office:value-type="float" office:value="17.3273193325293" calcext:value-type="float">
            <text:p>17,3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34]&lt;=30; &quot;18-30&quot;; IF([.C734]&lt;=45; &quot;31-45&quot;; IF([.C7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vannah Sull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193.187814433298" calcext:value-type="float">
            <text:p>193,2</text:p>
          </table:table-cell>
          <table:table-cell office:value-type="float" office:value="75.220539810235" calcext:value-type="float">
            <text:p>75,2</text:p>
          </table:table-cell>
          <table:table-cell office:value-type="float" office:value="20.1547301232681" calcext:value-type="float">
            <text:p>20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35]&lt;=30; &quot;18-30&quot;; IF([.C735]&lt;=45; &quot;31-45&quot;; IF([.C73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in Richard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190.424428718044" calcext:value-type="float">
            <text:p>190,4</text:p>
          </table:table-cell>
          <table:table-cell office:value-type="float" office:value="73.1306249010776" calcext:value-type="float">
            <text:p>73,1</text:p>
          </table:table-cell>
          <table:table-cell office:value-type="float" office:value="20.1675880520898" calcext:value-type="float">
            <text:p>20,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36]&lt;=30; &quot;18-30&quot;; IF([.C736]&lt;=45; &quot;31-45&quot;; IF([.C7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Webb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office:value-type="float" office:value="151.246578845734" calcext:value-type="float">
            <text:p>151,2</text:p>
          </table:table-cell>
          <table:table-cell office:value-type="float" office:value="60.2526899333044" calcext:value-type="float">
            <text:p>60,3</text:p>
          </table:table-cell>
          <table:table-cell office:value-type="float" office:value="26.339366223089" calcext:value-type="float">
            <text:p>26,3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37]&lt;=30; &quot;18-30&quot;; IF([.C737]&lt;=45; &quot;31-45&quot;; IF([.C7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Lindsey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199.158993655341" calcext:value-type="float">
            <text:p>199,2</text:p>
          </table:table-cell>
          <table:table-cell office:value-type="float" office:value="93.6166667860054" calcext:value-type="float">
            <text:p>93,6</text:p>
          </table:table-cell>
          <table:table-cell office:value-type="float" office:value="23.602245738851" calcext:value-type="float">
            <text:p>23,6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38]&lt;=30; &quot;18-30&quot;; IF([.C738]&lt;=45; &quot;31-45&quot;; IF([.C73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lip Walker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office:value-type="float" office:value="177.245582162641" calcext:value-type="float">
            <text:p>177,2</text:p>
          </table:table-cell>
          <table:table-cell office:value-type="float" office:value="54.7536741849289" calcext:value-type="float">
            <text:p>54,8</text:p>
          </table:table-cell>
          <table:table-cell office:value-type="float" office:value="17.4285970416008" calcext:value-type="float">
            <text:p>17,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39]&lt;=30; &quot;18-30&quot;; IF([.C739]&lt;=45; &quot;31-45&quot;; IF([.C73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Davis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 office:value-type="float" office:value="163.265425178504" calcext:value-type="float">
            <text:p>163,3</text:p>
          </table:table-cell>
          <table:table-cell office:value-type="float" office:value="60.0795988024048" calcext:value-type="float">
            <text:p>60,1</text:p>
          </table:table-cell>
          <table:table-cell office:value-type="float" office:value="22.5392041162007" calcext:value-type="float">
            <text:p>22,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40]&lt;=30; &quot;18-30&quot;; IF([.C740]&lt;=45; &quot;31-45&quot;; IF([.C7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ka Case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156.457687453723" calcext:value-type="float">
            <text:p>156,5</text:p>
          </table:table-cell>
          <table:table-cell office:value-type="float" office:value="57.9780387202116" calcext:value-type="float">
            <text:p>58,0</text:p>
          </table:table-cell>
          <table:table-cell office:value-type="float" office:value="23.6847991581099" calcext:value-type="float">
            <text:p>23,6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41]&lt;=30; &quot;18-30&quot;; IF([.C741]&lt;=45; &quot;31-45&quot;; IF([.C7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wn Flores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27" calcext:value-type="float">
            <text:p>227</text:p>
          </table:table-cell>
          <table:table-cell office:value-type="float" office:value="154.343562915298" calcext:value-type="float">
            <text:p>154,3</text:p>
          </table:table-cell>
          <table:table-cell office:value-type="float" office:value="87.3801042556983" calcext:value-type="float">
            <text:p>87,4</text:p>
          </table:table-cell>
          <table:table-cell office:value-type="float" office:value="36.6805226944693" calcext:value-type="float">
            <text:p>36,6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42]&lt;=30; &quot;18-30&quot;; IF([.C742]&lt;=45; &quot;31-45&quot;; IF([.C74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urice Adkins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office:value-type="float" office:value="189" calcext:value-type="float">
            <text:p>189</text:p>
          </table:table-cell>
          <table:table-cell office:value-type="float" office:value="189.545751932952" calcext:value-type="float">
            <text:p>189,5</text:p>
          </table:table-cell>
          <table:table-cell office:value-type="float" office:value="77.2916111159495" calcext:value-type="float">
            <text:p>77,3</text:p>
          </table:table-cell>
          <table:table-cell office:value-type="float" office:value="21.5131620713182" calcext:value-type="float">
            <text:p>21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43]&lt;=30; &quot;18-30&quot;; IF([.C743]&lt;=45; &quot;31-45&quot;; IF([.C7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Kim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71.487384629894" calcext:value-type="float">
            <text:p>171,5</text:p>
          </table:table-cell>
          <table:table-cell office:value-type="float" office:value="62.3455936519528" calcext:value-type="float">
            <text:p>62,3</text:p>
          </table:table-cell>
          <table:table-cell office:value-type="float" office:value="21.2002709157949" calcext:value-type="float">
            <text:p>21,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44]&lt;=30; &quot;18-30&quot;; IF([.C744]&lt;=45; &quot;31-45&quot;; IF([.C74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urtney Reyes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152.515096536685" calcext:value-type="float">
            <text:p>152,5</text:p>
          </table:table-cell>
          <table:table-cell office:value-type="float" office:value="67.2420444293779" calcext:value-type="float">
            <text:p>67,2</text:p>
          </table:table-cell>
          <table:table-cell office:value-type="float" office:value="28.9078133107003" calcext:value-type="float">
            <text:p>28,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45]&lt;=30; &quot;18-30&quot;; IF([.C745]&lt;=45; &quot;31-45&quot;; IF([.C74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Trevino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160.790757328946" calcext:value-type="float">
            <text:p>160,8</text:p>
          </table:table-cell>
          <table:table-cell office:value-type="float" office:value="87.0931861642401" calcext:value-type="float">
            <text:p>87,1</text:p>
          </table:table-cell>
          <table:table-cell office:value-type="float" office:value="33.6869752364858" calcext:value-type="float">
            <text:p>33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46]&lt;=30; &quot;18-30&quot;; IF([.C746]&lt;=45; &quot;31-45&quot;; IF([.C74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jandra Reev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193.930945194789" calcext:value-type="float">
            <text:p>193,9</text:p>
          </table:table-cell>
          <table:table-cell office:value-type="float" office:value="52.2448881570446" calcext:value-type="float">
            <text:p>52,2</text:p>
          </table:table-cell>
          <table:table-cell office:value-type="float" office:value="13.891513825353" calcext:value-type="float">
            <text:p>13,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47]&lt;=30; &quot;18-30&quot;; IF([.C747]&lt;=45; &quot;31-45&quot;; IF([.C74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ery Alle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196.711839116021" calcext:value-type="float">
            <text:p>196,7</text:p>
          </table:table-cell>
          <table:table-cell office:value-type="float" office:value="66.1540562795431" calcext:value-type="float">
            <text:p>66,2</text:p>
          </table:table-cell>
          <table:table-cell office:value-type="float" office:value="17.0960382524178" calcext:value-type="float">
            <text:p>17,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48]&lt;=30; &quot;18-30&quot;; IF([.C748]&lt;=45; &quot;31-45&quot;; IF([.C74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ndra War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163.584552607082" calcext:value-type="float">
            <text:p>163,6</text:p>
          </table:table-cell>
          <table:table-cell office:value-type="float" office:value="75.9333697657431" calcext:value-type="float">
            <text:p>75,9</text:p>
          </table:table-cell>
          <table:table-cell office:value-type="float" office:value="28.3757985497677" calcext:value-type="float">
            <text:p>28,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49]&lt;=30; &quot;18-30&quot;; IF([.C749]&lt;=45; &quot;31-45&quot;; IF([.C74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ttany Mcka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float" office:value="182.452665365265" calcext:value-type="float">
            <text:p>182,5</text:p>
          </table:table-cell>
          <table:table-cell office:value-type="float" office:value="60.4432121416334" calcext:value-type="float">
            <text:p>60,4</text:p>
          </table:table-cell>
          <table:table-cell office:value-type="float" office:value="18.1571261842933" calcext:value-type="float">
            <text:p>18,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0]&lt;=30; &quot;18-30&quot;; IF([.C750]&lt;=45; &quot;31-45&quot;; IF([.C75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ald Palmer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office:value-type="float" office:value="230" calcext:value-type="float">
            <text:p>230</text:p>
          </table:table-cell>
          <table:table-cell office:value-type="float" office:value="165.075990848366" calcext:value-type="float">
            <text:p>165,1</text:p>
          </table:table-cell>
          <table:table-cell office:value-type="float" office:value="61.8323228935872" calcext:value-type="float">
            <text:p>61,8</text:p>
          </table:table-cell>
          <table:table-cell office:value-type="float" office:value="22.6906917863277" calcext:value-type="float">
            <text:p>22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51]&lt;=30; &quot;18-30&quot;; IF([.C751]&lt;=45; &quot;31-45&quot;; IF([.C75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Weis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196.270490772827" calcext:value-type="float">
            <text:p>196,3</text:p>
          </table:table-cell>
          <table:table-cell office:value-type="float" office:value="74.7103412808348" calcext:value-type="float">
            <text:p>74,7</text:p>
          </table:table-cell>
          <table:table-cell office:value-type="float" office:value="19.3941479100467" calcext:value-type="float">
            <text:p>19,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52]&lt;=30; &quot;18-30&quot;; IF([.C752]&lt;=45; &quot;31-45&quot;; IF([.C75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dley Thomas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161.276168366844" calcext:value-type="float">
            <text:p>161,3</text:p>
          </table:table-cell>
          <table:table-cell office:value-type="float" office:value="57.7159267356426" calcext:value-type="float">
            <text:p>57,7</text:p>
          </table:table-cell>
          <table:table-cell office:value-type="float" office:value="22.1898966650096" calcext:value-type="float">
            <text:p>22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53]&lt;=30; &quot;18-30&quot;; IF([.C753]&lt;=45; &quot;31-45&quot;; IF([.C7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queline Mercad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189.207205916288" calcext:value-type="float">
            <text:p>189,2</text:p>
          </table:table-cell>
          <table:table-cell office:value-type="float" office:value="93.4280172948638" calcext:value-type="float">
            <text:p>93,4</text:p>
          </table:table-cell>
          <table:table-cell office:value-type="float" office:value="26.0976731497563" calcext:value-type="float">
            <text:p>26,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54]&lt;=30; &quot;18-30&quot;; IF([.C754]&lt;=45; &quot;31-45&quot;; IF([.C75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Perez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61.49704310984" calcext:value-type="float">
            <text:p>161,5</text:p>
          </table:table-cell>
          <table:table-cell office:value-type="float" office:value="52.8878655488582" calcext:value-type="float">
            <text:p>52,9</text:p>
          </table:table-cell>
          <table:table-cell office:value-type="float" office:value="20.2780826965348" calcext:value-type="float">
            <text:p>20,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5]&lt;=30; &quot;18-30&quot;; IF([.C755]&lt;=45; &quot;31-45&quot;; IF([.C75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erine Flyn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office:value-type="float" office:value="180.206882786938" calcext:value-type="float">
            <text:p>180,2</text:p>
          </table:table-cell>
          <table:table-cell office:value-type="float" office:value="80.18930565339" calcext:value-type="float">
            <text:p>80,2</text:p>
          </table:table-cell>
          <table:table-cell office:value-type="float" office:value="24.6929913552114" calcext:value-type="float">
            <text:p>24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6]&lt;=30; &quot;18-30&quot;; IF([.C756]&lt;=45; &quot;31-45&quot;; IF([.C7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Fox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float" office:value="197.907419852873" calcext:value-type="float">
            <text:p>197,9</text:p>
          </table:table-cell>
          <table:table-cell office:value-type="float" office:value="90.2027630986611" calcext:value-type="float">
            <text:p>90,2</text:p>
          </table:table-cell>
          <table:table-cell office:value-type="float" office:value="23.0300927667311" calcext:value-type="float">
            <text:p>23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57]&lt;=30; &quot;18-30&quot;; IF([.C757]&lt;=45; &quot;31-45&quot;; IF([.C7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Diaz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192" calcext:value-type="float">
            <text:p>192</text:p>
          </table:table-cell>
          <table:table-cell office:value-type="float" office:value="183.527506200806" calcext:value-type="float">
            <text:p>183,5</text:p>
          </table:table-cell>
          <table:table-cell office:value-type="float" office:value="65.4759654119491" calcext:value-type="float">
            <text:p>65,5</text:p>
          </table:table-cell>
          <table:table-cell office:value-type="float" office:value="19.4392535250213" calcext:value-type="float">
            <text:p>19,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8]&lt;=30; &quot;18-30&quot;; IF([.C758]&lt;=45; &quot;31-45&quot;; IF([.C75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ndon Schultz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184.277017753627" calcext:value-type="float">
            <text:p>184,3</text:p>
          </table:table-cell>
          <table:table-cell office:value-type="float" office:value="78.5762302606141" calcext:value-type="float">
            <text:p>78,6</text:p>
          </table:table-cell>
          <table:table-cell office:value-type="float" office:value="23.1392265935278" calcext:value-type="float">
            <text:p>23,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9]&lt;=30; &quot;18-30&quot;; IF([.C759]&lt;=45; &quot;31-45&quot;; IF([.C75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Combs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37" calcext:value-type="float">
            <text:p>237</text:p>
          </table:table-cell>
          <table:table-cell office:value-type="float" office:value="151.577355158823" calcext:value-type="float">
            <text:p>151,6</text:p>
          </table:table-cell>
          <table:table-cell office:value-type="float" office:value="89.3171338567203" calcext:value-type="float">
            <text:p>89,3</text:p>
          </table:table-cell>
          <table:table-cell office:value-type="float" office:value="38.8746174701505" calcext:value-type="float">
            <text:p>38,8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0]&lt;=30; &quot;18-30&quot;; IF([.C760]&lt;=45; &quot;31-45&quot;; IF([.C76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ber Leon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office:value-type="float" office:value="181.697554583305" calcext:value-type="float">
            <text:p>181,7</text:p>
          </table:table-cell>
          <table:table-cell office:value-type="float" office:value="92.6740443924462" calcext:value-type="float">
            <text:p>92,7</text:p>
          </table:table-cell>
          <table:table-cell office:value-type="float" office:value="28.0711336483173" calcext:value-type="float">
            <text:p>28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1]&lt;=30; &quot;18-30&quot;; IF([.C761]&lt;=45; &quot;31-45&quot;; IF([.C76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Anderson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159" calcext:value-type="float">
            <text:p>159</text:p>
          </table:table-cell>
          <table:table-cell office:value-type="float" office:value="161.875082912462" calcext:value-type="float">
            <text:p>161,9</text:p>
          </table:table-cell>
          <table:table-cell office:value-type="float" office:value="87.4132996549149" calcext:value-type="float">
            <text:p>87,4</text:p>
          </table:table-cell>
          <table:table-cell office:value-type="float" office:value="33.3593443565668" calcext:value-type="float">
            <text:p>33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2]&lt;=30; &quot;18-30&quot;; IF([.C762]&lt;=45; &quot;31-45&quot;; IF([.C76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ace Valentine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172" calcext:value-type="float">
            <text:p>172</text:p>
          </table:table-cell>
          <table:table-cell office:value-type="float" office:value="164.911919725758" calcext:value-type="float">
            <text:p>164,9</text:p>
          </table:table-cell>
          <table:table-cell office:value-type="float" office:value="90.9976924019817" calcext:value-type="float">
            <text:p>91,0</text:p>
          </table:table-cell>
          <table:table-cell office:value-type="float" office:value="33.4600268129992" calcext:value-type="float">
            <text:p>33,4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3]&lt;=30; &quot;18-30&quot;; IF([.C763]&lt;=45; &quot;31-45&quot;; IF([.C7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Rodgers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212" calcext:value-type="float">
            <text:p>212</text:p>
          </table:table-cell>
          <table:table-cell office:value-type="float" office:value="168.702812027611" calcext:value-type="float">
            <text:p>168,7</text:p>
          </table:table-cell>
          <table:table-cell office:value-type="float" office:value="55.5686457286728" calcext:value-type="float">
            <text:p>55,6</text:p>
          </table:table-cell>
          <table:table-cell office:value-type="float" office:value="19.5247359507482" calcext:value-type="float">
            <text:p>19,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64]&lt;=30; &quot;18-30&quot;; IF([.C764]&lt;=45; &quot;31-45&quot;; IF([.C76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Melissa Forbes DDS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float" office:value="151.873707999663" calcext:value-type="float">
            <text:p>151,9</text:p>
          </table:table-cell>
          <table:table-cell office:value-type="float" office:value="97.6911202749429" calcext:value-type="float">
            <text:p>97,7</text:p>
          </table:table-cell>
          <table:table-cell office:value-type="float" office:value="42.3535577191831" calcext:value-type="float">
            <text:p>42,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65]&lt;=30; &quot;18-30&quot;; IF([.C765]&lt;=45; &quot;31-45&quot;; IF([.C76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Kelley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12" calcext:value-type="float">
            <text:p>212</text:p>
          </table:table-cell>
          <table:table-cell office:value-type="float" office:value="191.203043246617" calcext:value-type="float">
            <text:p>191,2</text:p>
          </table:table-cell>
          <table:table-cell office:value-type="float" office:value="72.4053182409335" calcext:value-type="float">
            <text:p>72,4</text:p>
          </table:table-cell>
          <table:table-cell office:value-type="float" office:value="19.8052744963858" calcext:value-type="float">
            <text:p>19,8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6]&lt;=30; &quot;18-30&quot;; IF([.C766]&lt;=45; &quot;31-45&quot;; IF([.C76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 Diaz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  <table:table-cell office:value-type="float" office:value="168.590943883161" calcext:value-type="float">
            <text:p>168,6</text:p>
          </table:table-cell>
          <table:table-cell office:value-type="float" office:value="86.2721787498679" calcext:value-type="float">
            <text:p>86,3</text:p>
          </table:table-cell>
          <table:table-cell office:value-type="float" office:value="30.353046116725" calcext:value-type="float">
            <text:p>30,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67]&lt;=30; &quot;18-30&quot;; IF([.C767]&lt;=45; &quot;31-45&quot;; IF([.C76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Isaac Hugh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  <table:table-cell office:value-type="float" office:value="171.526914606674" calcext:value-type="float">
            <text:p>171,5</text:p>
          </table:table-cell>
          <table:table-cell office:value-type="float" office:value="50.1701703163044" calcext:value-type="float">
            <text:p>50,2</text:p>
          </table:table-cell>
          <table:table-cell office:value-type="float" office:value="17.0522238055209" calcext:value-type="float">
            <text:p>17,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68]&lt;=30; &quot;18-30&quot;; IF([.C768]&lt;=45; &quot;31-45&quot;; IF([.C76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Romero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94.365205442333" calcext:value-type="float">
            <text:p>194,4</text:p>
          </table:table-cell>
          <table:table-cell office:value-type="float" office:value="59.5992108619899" calcext:value-type="float">
            <text:p>59,6</text:p>
          </table:table-cell>
          <table:table-cell office:value-type="float" office:value="15.7762386014317" calcext:value-type="float">
            <text:p>15,7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69]&lt;=30; &quot;18-30&quot;; IF([.C769]&lt;=45; &quot;31-45&quot;; IF([.C76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Cuevas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91" calcext:value-type="float">
            <text:p>191</text:p>
          </table:table-cell>
          <table:table-cell office:value-type="float" office:value="198.638234304002" calcext:value-type="float">
            <text:p>198,6</text:p>
          </table:table-cell>
          <table:table-cell office:value-type="float" office:value="93.9048822747955" calcext:value-type="float">
            <text:p>93,9</text:p>
          </table:table-cell>
          <table:table-cell office:value-type="float" office:value="23.7992066663223" calcext:value-type="float">
            <text:p>23,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70]&lt;=30; &quot;18-30&quot;; IF([.C770]&lt;=45; &quot;31-45&quot;; IF([.C7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Ballard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170.94539110723" calcext:value-type="float">
            <text:p>170,9</text:p>
          </table:table-cell>
          <table:table-cell office:value-type="float" office:value="62.8711359488312" calcext:value-type="float">
            <text:p>62,9</text:p>
          </table:table-cell>
          <table:table-cell office:value-type="float" office:value="21.5147604454927" calcext:value-type="float">
            <text:p>21,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1]&lt;=30; &quot;18-30&quot;; IF([.C771]&lt;=45; &quot;31-45&quot;; IF([.C77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ison Hick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92" calcext:value-type="float">
            <text:p>192</text:p>
          </table:table-cell>
          <table:table-cell office:value-type="float" office:value="185.311999083715" calcext:value-type="float">
            <text:p>185,3</text:p>
          </table:table-cell>
          <table:table-cell office:value-type="float" office:value="94.2371809830738" calcext:value-type="float">
            <text:p>94,2</text:p>
          </table:table-cell>
          <table:table-cell office:value-type="float" office:value="27.4419648623993" calcext:value-type="float">
            <text:p>27,4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2]&lt;=30; &quot;18-30&quot;; IF([.C772]&lt;=45; &quot;31-45&quot;; IF([.C77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Brewer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07" calcext:value-type="float">
            <text:p>207</text:p>
          </table:table-cell>
          <table:table-cell office:value-type="float" office:value="175.618376602442" calcext:value-type="float">
            <text:p>175,6</text:p>
          </table:table-cell>
          <table:table-cell office:value-type="float" office:value="55.6282381966468" calcext:value-type="float">
            <text:p>55,6</text:p>
          </table:table-cell>
          <table:table-cell office:value-type="float" office:value="18.0366296985818" calcext:value-type="float">
            <text:p>18,0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3]&lt;=30; &quot;18-30&quot;; IF([.C773]&lt;=45; &quot;31-45&quot;; IF([.C77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oy King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86.511235125344" calcext:value-type="float">
            <text:p>186,5</text:p>
          </table:table-cell>
          <table:table-cell office:value-type="float" office:value="74.2673895015588" calcext:value-type="float">
            <text:p>74,3</text:p>
          </table:table-cell>
          <table:table-cell office:value-type="float" office:value="21.3495223236002" calcext:value-type="float">
            <text:p>21,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4]&lt;=30; &quot;18-30&quot;; IF([.C774]&lt;=45; &quot;31-45&quot;; IF([.C77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i Clarke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214" calcext:value-type="float">
            <text:p>214</text:p>
          </table:table-cell>
          <table:table-cell office:value-type="float" office:value="191.02132725947" calcext:value-type="float">
            <text:p>191,0</text:p>
          </table:table-cell>
          <table:table-cell office:value-type="float" office:value="56.249351103662" calcext:value-type="float">
            <text:p>56,2</text:p>
          </table:table-cell>
          <table:table-cell office:value-type="float" office:value="15.4153645691608" calcext:value-type="float">
            <text:p>15,4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5]&lt;=30; &quot;18-30&quot;; IF([.C775]&lt;=45; &quot;31-45&quot;; IF([.C7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ky Perkin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162.174214688545" calcext:value-type="float">
            <text:p>162,2</text:p>
          </table:table-cell>
          <table:table-cell office:value-type="float" office:value="91.0499998631176" calcext:value-type="float">
            <text:p>91,0</text:p>
          </table:table-cell>
          <table:table-cell office:value-type="float" office:value="34.6191453627008" calcext:value-type="float">
            <text:p>34,6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6]&lt;=30; &quot;18-30&quot;; IF([.C776]&lt;=45; &quot;31-45&quot;; IF([.C77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Petersen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222" calcext:value-type="float">
            <text:p>222</text:p>
          </table:table-cell>
          <table:table-cell office:value-type="float" office:value="151.610477502188" calcext:value-type="float">
            <text:p>151,6</text:p>
          </table:table-cell>
          <table:table-cell office:value-type="float" office:value="53.3984575361467" calcext:value-type="float">
            <text:p>53,4</text:p>
          </table:table-cell>
          <table:table-cell office:value-type="float" office:value="23.2311271095244" calcext:value-type="float">
            <text:p>23,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7]&lt;=30; &quot;18-30&quot;; IF([.C777]&lt;=45; &quot;31-45&quot;; IF([.C77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ystal Gray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57.937247925694" calcext:value-type="float">
            <text:p>157,9</text:p>
          </table:table-cell>
          <table:table-cell office:value-type="float" office:value="51.6877597973453" calcext:value-type="float">
            <text:p>51,7</text:p>
          </table:table-cell>
          <table:table-cell office:value-type="float" office:value="20.7213753449175" calcext:value-type="float">
            <text:p>20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78]&lt;=30; &quot;18-30&quot;; IF([.C778]&lt;=45; &quot;31-45&quot;; IF([.C77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Rio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95.542121460163" calcext:value-type="float">
            <text:p>195,5</text:p>
          </table:table-cell>
          <table:table-cell office:value-type="float" office:value="79.8225737549938" calcext:value-type="float">
            <text:p>79,8</text:p>
          </table:table-cell>
          <table:table-cell office:value-type="float" office:value="20.8758939349135" calcext:value-type="float">
            <text:p>20,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9]&lt;=30; &quot;18-30&quot;; IF([.C779]&lt;=45; &quot;31-45&quot;; IF([.C77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Doyle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195" calcext:value-type="float">
            <text:p>195</text:p>
          </table:table-cell>
          <table:table-cell office:value-type="float" office:value="162.279457651913" calcext:value-type="float">
            <text:p>162,3</text:p>
          </table:table-cell>
          <table:table-cell office:value-type="float" office:value="98.2787943451446" calcext:value-type="float">
            <text:p>98,3</text:p>
          </table:table-cell>
          <table:table-cell office:value-type="float" office:value="37.3192343306433" calcext:value-type="float">
            <text:p>37,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80]&lt;=30; &quot;18-30&quot;; IF([.C780]&lt;=45; &quot;31-45&quot;; IF([.C78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kayla Brow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191.25278188179" calcext:value-type="float">
            <text:p>191,3</text:p>
          </table:table-cell>
          <table:table-cell office:value-type="float" office:value="97.7627114906448" calcext:value-type="float">
            <text:p>97,8</text:p>
          </table:table-cell>
          <table:table-cell office:value-type="float" office:value="26.7274617404286" calcext:value-type="float">
            <text:p>26,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81]&lt;=30; &quot;18-30&quot;; IF([.C781]&lt;=45; &quot;31-45&quot;; IF([.C78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Hall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187.094563994049" calcext:value-type="float">
            <text:p>187,1</text:p>
          </table:table-cell>
          <table:table-cell office:value-type="float" office:value="74.5139438190781" calcext:value-type="float">
            <text:p>74,5</text:p>
          </table:table-cell>
          <table:table-cell office:value-type="float" office:value="21.2870368215606" calcext:value-type="float">
            <text:p>21,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82]&lt;=30; &quot;18-30&quot;; IF([.C782]&lt;=45; &quot;31-45&quot;; IF([.C7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rek Avila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183.565095538107" calcext:value-type="float">
            <text:p>183,6</text:p>
          </table:table-cell>
          <table:table-cell office:value-type="float" office:value="97.5917045168382" calcext:value-type="float">
            <text:p>97,6</text:p>
          </table:table-cell>
          <table:table-cell office:value-type="float" office:value="28.9622764100894" calcext:value-type="float">
            <text:p>28,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83]&lt;=30; &quot;18-30&quot;; IF([.C783]&lt;=45; &quot;31-45&quot;; IF([.C78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un Chavez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159.86616442969" calcext:value-type="float">
            <text:p>159,9</text:p>
          </table:table-cell>
          <table:table-cell office:value-type="float" office:value="97.2790778753171" calcext:value-type="float">
            <text:p>97,3</text:p>
          </table:table-cell>
          <table:table-cell office:value-type="float" office:value="38.0632909408333" calcext:value-type="float">
            <text:p>38,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784]&lt;=30; &quot;18-30&quot;; IF([.C784]&lt;=45; &quot;31-45&quot;; IF([.C7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siree Jone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182.179465296321" calcext:value-type="float">
            <text:p>182,2</text:p>
          </table:table-cell>
          <table:table-cell office:value-type="float" office:value="65.9097130143626" calcext:value-type="float">
            <text:p>65,9</text:p>
          </table:table-cell>
          <table:table-cell office:value-type="float" office:value="19.8586889981599" calcext:value-type="float">
            <text:p>19,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85]&lt;=30; &quot;18-30&quot;; IF([.C785]&lt;=45; &quot;31-45&quot;; IF([.C78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a Jefferso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78.00738765696" calcext:value-type="float">
            <text:p>178,0</text:p>
          </table:table-cell>
          <table:table-cell office:value-type="float" office:value="72.6482266296177" calcext:value-type="float">
            <text:p>72,6</text:p>
          </table:table-cell>
          <table:table-cell office:value-type="float" office:value="22.927091486539" calcext:value-type="float">
            <text:p>22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86]&lt;=30; &quot;18-30&quot;; IF([.C786]&lt;=45; &quot;31-45&quot;; IF([.C78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Thompso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149" calcext:value-type="float">
            <text:p>149</text:p>
          </table:table-cell>
          <table:table-cell office:value-type="float" office:value="160.351793175173" calcext:value-type="float">
            <text:p>160,4</text:p>
          </table:table-cell>
          <table:table-cell office:value-type="float" office:value="95.7727246787244" calcext:value-type="float">
            <text:p>95,8</text:p>
          </table:table-cell>
          <table:table-cell office:value-type="float" office:value="37.2472489132099" calcext:value-type="float">
            <text:p>37,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87]&lt;=30; &quot;18-30&quot;; IF([.C787]&lt;=45; &quot;31-45&quot;; IF([.C78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Littl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178.315933549398" calcext:value-type="float">
            <text:p>178,3</text:p>
          </table:table-cell>
          <table:table-cell office:value-type="float" office:value="96.4357513919788" calcext:value-type="float">
            <text:p>96,4</text:p>
          </table:table-cell>
          <table:table-cell office:value-type="float" office:value="30.3289772601946" calcext:value-type="float">
            <text:p>30,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88]&lt;=30; &quot;18-30&quot;; IF([.C788]&lt;=45; &quot;31-45&quot;; IF([.C78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rles Sanchez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93.226768538663" calcext:value-type="float">
            <text:p>193,2</text:p>
          </table:table-cell>
          <table:table-cell office:value-type="float" office:value="87.9385134868114" calcext:value-type="float">
            <text:p>87,9</text:p>
          </table:table-cell>
          <table:table-cell office:value-type="float" office:value="23.5529081339197" calcext:value-type="float">
            <text:p>23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89]&lt;=30; &quot;18-30&quot;; IF([.C789]&lt;=45; &quot;31-45&quot;; IF([.C78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Rodriguez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float" office:value="152.612136699959" calcext:value-type="float">
            <text:p>152,6</text:p>
          </table:table-cell>
          <table:table-cell office:value-type="float" office:value="92.02332521776" calcext:value-type="float">
            <text:p>92,0</text:p>
          </table:table-cell>
          <table:table-cell office:value-type="float" office:value="39.5111596567416" calcext:value-type="float">
            <text:p>39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90]&lt;=30; &quot;18-30&quot;; IF([.C790]&lt;=45; &quot;31-45&quot;; IF([.C79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rgan Williams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168.39345750788" calcext:value-type="float">
            <text:p>168,4</text:p>
          </table:table-cell>
          <table:table-cell office:value-type="float" office:value="53.268733267265" calcext:value-type="float">
            <text:p>53,3</text:p>
          </table:table-cell>
          <table:table-cell office:value-type="float" office:value="18.7854646305387" calcext:value-type="float">
            <text:p>18,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91]&lt;=30; &quot;18-30&quot;; IF([.C791]&lt;=45; &quot;31-45&quot;; IF([.C79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Garcia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209" calcext:value-type="float">
            <text:p>209</text:p>
          </table:table-cell>
          <table:table-cell office:value-type="float" office:value="184.544490131419" calcext:value-type="float">
            <text:p>184,5</text:p>
          </table:table-cell>
          <table:table-cell office:value-type="float" office:value="53.4416002421499" calcext:value-type="float">
            <text:p>53,4</text:p>
          </table:table-cell>
          <table:table-cell office:value-type="float" office:value="15.6919634438034" calcext:value-type="float">
            <text:p>15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92]&lt;=30; &quot;18-30&quot;; IF([.C792]&lt;=45; &quot;31-45&quot;; IF([.C7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e Williams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209" calcext:value-type="float">
            <text:p>209</text:p>
          </table:table-cell>
          <table:table-cell office:value-type="float" office:value="156.916296910102" calcext:value-type="float">
            <text:p>156,9</text:p>
          </table:table-cell>
          <table:table-cell office:value-type="float" office:value="89.6071907196758" calcext:value-type="float">
            <text:p>89,6</text:p>
          </table:table-cell>
          <table:table-cell office:value-type="float" office:value="36.3920701303795" calcext:value-type="float">
            <text:p>36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93]&lt;=30; &quot;18-30&quot;; IF([.C793]&lt;=45; &quot;31-45&quot;; IF([.C7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Lars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157.197599504836" calcext:value-type="float">
            <text:p>157,2</text:p>
          </table:table-cell>
          <table:table-cell office:value-type="float" office:value="73.4286488058882" calcext:value-type="float">
            <text:p>73,4</text:p>
          </table:table-cell>
          <table:table-cell office:value-type="float" office:value="29.7148619511896" calcext:value-type="float">
            <text:p>29,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94]&lt;=30; &quot;18-30&quot;; IF([.C794]&lt;=45; &quot;31-45&quot;; IF([.C79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Mills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 office:value-type="float" office:value="153.204678947619" calcext:value-type="float">
            <text:p>153,2</text:p>
          </table:table-cell>
          <table:table-cell office:value-type="float" office:value="69.2025759674783" calcext:value-type="float">
            <text:p>69,2</text:p>
          </table:table-cell>
          <table:table-cell office:value-type="float" office:value="29.4834433177387" calcext:value-type="float">
            <text:p>29,4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95]&lt;=30; &quot;18-30&quot;; IF([.C795]&lt;=45; &quot;31-45&quot;; IF([.C79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a Kram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173.082858957431" calcext:value-type="float">
            <text:p>173,1</text:p>
          </table:table-cell>
          <table:table-cell office:value-type="float" office:value="86.7398105344753" calcext:value-type="float">
            <text:p>86,7</text:p>
          </table:table-cell>
          <table:table-cell office:value-type="float" office:value="28.9541185860434" calcext:value-type="float">
            <text:p>28,9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96]&lt;=30; &quot;18-30&quot;; IF([.C796]&lt;=45; &quot;31-45&quot;; IF([.C79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Gonzalez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172.448020115946" calcext:value-type="float">
            <text:p>172,4</text:p>
          </table:table-cell>
          <table:table-cell office:value-type="float" office:value="72.8923027093359" calcext:value-type="float">
            <text:p>72,9</text:p>
          </table:table-cell>
          <table:table-cell office:value-type="float" office:value="24.5112378866927" calcext:value-type="float">
            <text:p>24,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797]&lt;=30; &quot;18-30&quot;; IF([.C797]&lt;=45; &quot;31-45&quot;; IF([.C79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Lambert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office:value-type="float" office:value="188.42772046048" calcext:value-type="float">
            <text:p>188,4</text:p>
          </table:table-cell>
          <table:table-cell office:value-type="float" office:value="92.567500836887" calcext:value-type="float">
            <text:p>92,6</text:p>
          </table:table-cell>
          <table:table-cell office:value-type="float" office:value="26.0716759939214" calcext:value-type="float">
            <text:p>26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98]&lt;=30; &quot;18-30&quot;; IF([.C798]&lt;=45; &quot;31-45&quot;; IF([.C7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eronica Griffin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 office:value-type="float" office:value="150.800494583834" calcext:value-type="float">
            <text:p>150,8</text:p>
          </table:table-cell>
          <table:table-cell office:value-type="float" office:value="51.2960198409856" calcext:value-type="float">
            <text:p>51,3</text:p>
          </table:table-cell>
          <table:table-cell office:value-type="float" office:value="22.5568336546713" calcext:value-type="float">
            <text:p>22,5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99]&lt;=30; &quot;18-30&quot;; IF([.C799]&lt;=45; &quot;31-45&quot;; IF([.C79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a Gutierrez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96" calcext:value-type="float">
            <text:p>196</text:p>
          </table:table-cell>
          <table:table-cell office:value-type="float" office:value="161.203160712652" calcext:value-type="float">
            <text:p>161,2</text:p>
          </table:table-cell>
          <table:table-cell office:value-type="float" office:value="60.9616751769332" calcext:value-type="float">
            <text:p>61,0</text:p>
          </table:table-cell>
          <table:table-cell office:value-type="float" office:value="23.4590157594077" calcext:value-type="float">
            <text:p>23,4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00]&lt;=30; &quot;18-30&quot;; IF([.C800]&lt;=45; &quot;31-45&quot;; IF([.C80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ffany Olso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office:value-type="float" office:value="164.900045483695" calcext:value-type="float">
            <text:p>164,9</text:p>
          </table:table-cell>
          <table:table-cell office:value-type="float" office:value="61.7141380405716" calcext:value-type="float">
            <text:p>61,7</text:p>
          </table:table-cell>
          <table:table-cell office:value-type="float" office:value="22.6956756767402" calcext:value-type="float">
            <text:p>22,7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01]&lt;=30; &quot;18-30&quot;; IF([.C801]&lt;=45; &quot;31-45&quot;; IF([.C80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ucas Sanchez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152.451768126096" calcext:value-type="float">
            <text:p>152,5</text:p>
          </table:table-cell>
          <table:table-cell office:value-type="float" office:value="74.6737454126933" calcext:value-type="float">
            <text:p>74,7</text:p>
          </table:table-cell>
          <table:table-cell office:value-type="float" office:value="32.1294287111135" calcext:value-type="float">
            <text:p>32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02]&lt;=30; &quot;18-30&quot;; IF([.C802]&lt;=45; &quot;31-45&quot;; IF([.C8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Haye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89.268113167504" calcext:value-type="float">
            <text:p>189,3</text:p>
          </table:table-cell>
          <table:table-cell office:value-type="float" office:value="88.3201792203854" calcext:value-type="float">
            <text:p>88,3</text:p>
          </table:table-cell>
          <table:table-cell office:value-type="float" office:value="24.6550016775127" calcext:value-type="float">
            <text:p>24,6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03]&lt;=30; &quot;18-30&quot;; IF([.C803]&lt;=45; &quot;31-45&quot;; IF([.C80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Beth Wile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209" calcext:value-type="float">
            <text:p>209</text:p>
          </table:table-cell>
          <table:table-cell office:value-type="float" office:value="195.504535196521" calcext:value-type="float">
            <text:p>195,5</text:p>
          </table:table-cell>
          <table:table-cell office:value-type="float" office:value="87.0894623695968" calcext:value-type="float">
            <text:p>87,1</text:p>
          </table:table-cell>
          <table:table-cell office:value-type="float" office:value="22.7851523521208" calcext:value-type="float">
            <text:p>22,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04]&lt;=30; &quot;18-30&quot;; IF([.C804]&lt;=45; &quot;31-45&quot;; IF([.C80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nnie Gra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178.176456423965" calcext:value-type="float">
            <text:p>178,2</text:p>
          </table:table-cell>
          <table:table-cell office:value-type="float" office:value="82.8145490433701" calcext:value-type="float">
            <text:p>82,8</text:p>
          </table:table-cell>
          <table:table-cell office:value-type="float" office:value="26.0859108934332" calcext:value-type="float">
            <text:p>26,0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05]&lt;=30; &quot;18-30&quot;; IF([.C805]&lt;=45; &quot;31-45&quot;; IF([.C80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Ho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195" calcext:value-type="float">
            <text:p>195</text:p>
          </table:table-cell>
          <table:table-cell office:value-type="float" office:value="167.274138311465" calcext:value-type="float">
            <text:p>167,3</text:p>
          </table:table-cell>
          <table:table-cell office:value-type="float" office:value="95.195073831684" calcext:value-type="float">
            <text:p>95,2</text:p>
          </table:table-cell>
          <table:table-cell office:value-type="float" office:value="34.0217674988102" calcext:value-type="float">
            <text:p>34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06]&lt;=30; &quot;18-30&quot;; IF([.C806]&lt;=45; &quot;31-45&quot;; IF([.C80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Vasquez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222" calcext:value-type="float">
            <text:p>222</text:p>
          </table:table-cell>
          <table:table-cell office:value-type="float" office:value="196.245740490699" calcext:value-type="float">
            <text:p>196,2</text:p>
          </table:table-cell>
          <table:table-cell office:value-type="float" office:value="85.805319142901" calcext:value-type="float">
            <text:p>85,8</text:p>
          </table:table-cell>
          <table:table-cell office:value-type="float" office:value="22.2799254138139" calcext:value-type="float">
            <text:p>22,2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07]&lt;=30; &quot;18-30&quot;; IF([.C807]&lt;=45; &quot;31-45&quot;; IF([.C80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cca Lee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81.406023933765" calcext:value-type="float">
            <text:p>181,4</text:p>
          </table:table-cell>
          <table:table-cell office:value-type="float" office:value="85.1298372945686" calcext:value-type="float">
            <text:p>85,1</text:p>
          </table:table-cell>
          <table:table-cell office:value-type="float" office:value="25.8689257479532" calcext:value-type="float">
            <text:p>25,8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08]&lt;=30; &quot;18-30&quot;; IF([.C808]&lt;=45; &quot;31-45&quot;; IF([.C80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Oneal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179.704995105464" calcext:value-type="float">
            <text:p>179,7</text:p>
          </table:table-cell>
          <table:table-cell office:value-type="float" office:value="61.0924468338789" calcext:value-type="float">
            <text:p>61,1</text:p>
          </table:table-cell>
          <table:table-cell office:value-type="float" office:value="18.9176515402046" calcext:value-type="float">
            <text:p>18,9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09]&lt;=30; &quot;18-30&quot;; IF([.C809]&lt;=45; &quot;31-45&quot;; IF([.C80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ime Cochran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66" calcext:value-type="float">
            <text:p>166</text:p>
          </table:table-cell>
          <table:table-cell office:value-type="float" office:value="174.555087064088" calcext:value-type="float">
            <text:p>174,6</text:p>
          </table:table-cell>
          <table:table-cell office:value-type="float" office:value="73.1603543450313" calcext:value-type="float">
            <text:p>73,2</text:p>
          </table:table-cell>
          <table:table-cell office:value-type="float" office:value="24.011029442869" calcext:value-type="float">
            <text:p>24,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10]&lt;=30; &quot;18-30&quot;; IF([.C810]&lt;=45; &quot;31-45&quot;; IF([.C81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eryl Gomez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226" calcext:value-type="float">
            <text:p>226</text:p>
          </table:table-cell>
          <table:table-cell office:value-type="float" office:value="189.104342936635" calcext:value-type="float">
            <text:p>189,1</text:p>
          </table:table-cell>
          <table:table-cell office:value-type="float" office:value="97.3176678605242" calcext:value-type="float">
            <text:p>97,3</text:p>
          </table:table-cell>
          <table:table-cell office:value-type="float" office:value="27.2137685654031" calcext:value-type="float">
            <text:p>27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1]&lt;=30; &quot;18-30&quot;; IF([.C811]&lt;=45; &quot;31-45&quot;; IF([.C81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Zamor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8.676512545035" calcext:value-type="float">
            <text:p>178,7</text:p>
          </table:table-cell>
          <table:table-cell office:value-type="float" office:value="66.007144182791" calcext:value-type="float">
            <text:p>66,0</text:p>
          </table:table-cell>
          <table:table-cell office:value-type="float" office:value="20.6754994231354" calcext:value-type="float">
            <text:p>20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2]&lt;=30; &quot;18-30&quot;; IF([.C812]&lt;=45; &quot;31-45&quot;; IF([.C81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chel Christensen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office:value-type="float" office:value="180.720992557196" calcext:value-type="float">
            <text:p>180,7</text:p>
          </table:table-cell>
          <table:table-cell office:value-type="float" office:value="90.322038063183" calcext:value-type="float">
            <text:p>90,3</text:p>
          </table:table-cell>
          <table:table-cell office:value-type="float" office:value="27.6551820885119" calcext:value-type="float">
            <text:p>27,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813]&lt;=30; &quot;18-30&quot;; IF([.C813]&lt;=45; &quot;31-45&quot;; IF([.C8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ald Moore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15" calcext:value-type="float">
            <text:p>215</text:p>
          </table:table-cell>
          <table:table-cell office:value-type="float" office:value="184.832340010899" calcext:value-type="float">
            <text:p>184,8</text:p>
          </table:table-cell>
          <table:table-cell office:value-type="float" office:value="81.7074851487352" calcext:value-type="float">
            <text:p>81,7</text:p>
          </table:table-cell>
          <table:table-cell office:value-type="float" office:value="23.9169568553181" calcext:value-type="float">
            <text:p>23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14]&lt;=30; &quot;18-30&quot;; IF([.C814]&lt;=45; &quot;31-45&quot;; IF([.C81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Arnol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191.995323918449" calcext:value-type="float">
            <text:p>192,0</text:p>
          </table:table-cell>
          <table:table-cell office:value-type="float" office:value="97.6937222100859" calcext:value-type="float">
            <text:p>97,7</text:p>
          </table:table-cell>
          <table:table-cell office:value-type="float" office:value="26.5024091160231" calcext:value-type="float">
            <text:p>26,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5]&lt;=30; &quot;18-30&quot;; IF([.C815]&lt;=45; &quot;31-45&quot;; IF([.C81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Pierc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168.366247889817" calcext:value-type="float">
            <text:p>168,4</text:p>
          </table:table-cell>
          <table:table-cell office:value-type="float" office:value="52.8590943932338" calcext:value-type="float">
            <text:p>52,9</text:p>
          </table:table-cell>
          <table:table-cell office:value-type="float" office:value="18.647029211752" calcext:value-type="float">
            <text:p>18,6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16]&lt;=30; &quot;18-30&quot;; IF([.C816]&lt;=45; &quot;31-45&quot;; IF([.C81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 Schmitt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164" calcext:value-type="float">
            <text:p>164</text:p>
          </table:table-cell>
          <table:table-cell office:value-type="float" office:value="195.465316692758" calcext:value-type="float">
            <text:p>195,5</text:p>
          </table:table-cell>
          <table:table-cell office:value-type="float" office:value="65.2302405408364" calcext:value-type="float">
            <text:p>65,2</text:p>
          </table:table-cell>
          <table:table-cell office:value-type="float" office:value="17.0729891780624" calcext:value-type="float">
            <text:p>17,0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17]&lt;=30; &quot;18-30&quot;; IF([.C817]&lt;=45; &quot;31-45&quot;; IF([.C81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Hamilt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14" calcext:value-type="float">
            <text:p>214</text:p>
          </table:table-cell>
          <table:table-cell office:value-type="float" office:value="180.210322362303" calcext:value-type="float">
            <text:p>180,2</text:p>
          </table:table-cell>
          <table:table-cell office:value-type="float" office:value="81.6615117252392" calcext:value-type="float">
            <text:p>81,7</text:p>
          </table:table-cell>
          <table:table-cell office:value-type="float" office:value="25.1453733511608" calcext:value-type="float">
            <text:p>25,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18]&lt;=30; &quot;18-30&quot;; IF([.C818]&lt;=45; &quot;31-45&quot;; IF([.C81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ssa Parker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54.348618599282" calcext:value-type="float">
            <text:p>154,3</text:p>
          </table:table-cell>
          <table:table-cell office:value-type="float" office:value="96.5278231838226" calcext:value-type="float">
            <text:p>96,5</text:p>
          </table:table-cell>
          <table:table-cell office:value-type="float" office:value="40.5179084238966" calcext:value-type="float">
            <text:p>40,5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9]&lt;=30; &quot;18-30&quot;; IF([.C819]&lt;=45; &quot;31-45&quot;; IF([.C81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King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63.667521257048" calcext:value-type="float">
            <text:p>163,7</text:p>
          </table:table-cell>
          <table:table-cell office:value-type="float" office:value="57.2507167603652" calcext:value-type="float">
            <text:p>57,3</text:p>
          </table:table-cell>
          <table:table-cell office:value-type="float" office:value="21.3725291512636" calcext:value-type="float">
            <text:p>21,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20]&lt;=30; &quot;18-30&quot;; IF([.C820]&lt;=45; &quot;31-45&quot;; IF([.C8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Johnson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80.702313162671" calcext:value-type="float">
            <text:p>180,7</text:p>
          </table:table-cell>
          <table:table-cell office:value-type="float" office:value="92.6485962498533" calcext:value-type="float">
            <text:p>92,6</text:p>
          </table:table-cell>
          <table:table-cell office:value-type="float" office:value="28.3734025440352" calcext:value-type="float">
            <text:p>28,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21]&lt;=30; &quot;18-30&quot;; IF([.C821]&lt;=45; &quot;31-45&quot;; IF([.C82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 Cardenas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78.345049808278" calcext:value-type="float">
            <text:p>178,3</text:p>
          </table:table-cell>
          <table:table-cell office:value-type="float" office:value="82.011546882905" calcext:value-type="float">
            <text:p>82,0</text:p>
          </table:table-cell>
          <table:table-cell office:value-type="float" office:value="25.7841538948513" calcext:value-type="float">
            <text:p>25,7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22]&lt;=30; &quot;18-30&quot;; IF([.C822]&lt;=45; &quot;31-45&quot;; IF([.C82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na William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62.699891463995" calcext:value-type="float">
            <text:p>162,7</text:p>
          </table:table-cell>
          <table:table-cell office:value-type="float" office:value="72.6838943919474" calcext:value-type="float">
            <text:p>72,7</text:p>
          </table:table-cell>
          <table:table-cell office:value-type="float" office:value="27.4576688049034" calcext:value-type="float">
            <text:p>27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23]&lt;=30; &quot;18-30&quot;; IF([.C823]&lt;=45; &quot;31-45&quot;; IF([.C82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rell Salinas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94.466403233986" calcext:value-type="float">
            <text:p>194,5</text:p>
          </table:table-cell>
          <table:table-cell office:value-type="float" office:value="97.8113201982442" calcext:value-type="float">
            <text:p>97,8</text:p>
          </table:table-cell>
          <table:table-cell office:value-type="float" office:value="25.8642540399971" calcext:value-type="float">
            <text:p>25,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24]&lt;=30; &quot;18-30&quot;; IF([.C824]&lt;=45; &quot;31-45&quot;; IF([.C8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ystal Jimenez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191.408151274117" calcext:value-type="float">
            <text:p>191,4</text:p>
          </table:table-cell>
          <table:table-cell office:value-type="float" office:value="96.8369836530917" calcext:value-type="float">
            <text:p>96,8</text:p>
          </table:table-cell>
          <table:table-cell office:value-type="float" office:value="26.4314139293015" calcext:value-type="float">
            <text:p>26,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25]&lt;=30; &quot;18-30&quot;; IF([.C825]&lt;=45; &quot;31-45&quot;; IF([.C82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Elli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150.087643644422" calcext:value-type="float">
            <text:p>150,1</text:p>
          </table:table-cell>
          <table:table-cell office:value-type="float" office:value="95.8520629399289" calcext:value-type="float">
            <text:p>95,9</text:p>
          </table:table-cell>
          <table:table-cell office:value-type="float" office:value="42.5511777981027" calcext:value-type="float">
            <text:p>42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26]&lt;=30; &quot;18-30&quot;; IF([.C826]&lt;=45; &quot;31-45&quot;; IF([.C82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Hor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190.708019045892" calcext:value-type="float">
            <text:p>190,7</text:p>
          </table:table-cell>
          <table:table-cell office:value-type="float" office:value="87.4323613815706" calcext:value-type="float">
            <text:p>87,4</text:p>
          </table:table-cell>
          <table:table-cell office:value-type="float" office:value="24.0399908492889" calcext:value-type="float">
            <text:p>24,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27]&lt;=30; &quot;18-30&quot;; IF([.C827]&lt;=45; &quot;31-45&quot;; IF([.C82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w Garris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150.308466233194" calcext:value-type="float">
            <text:p>150,3</text:p>
          </table:table-cell>
          <table:table-cell office:value-type="float" office:value="84.4155631373243" calcext:value-type="float">
            <text:p>84,4</text:p>
          </table:table-cell>
          <table:table-cell office:value-type="float" office:value="37.3641954811633" calcext:value-type="float">
            <text:p>37,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28]&lt;=30; &quot;18-30&quot;; IF([.C828]&lt;=45; &quot;31-45&quot;; IF([.C82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Brown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95.481111686748" calcext:value-type="float">
            <text:p>195,5</text:p>
          </table:table-cell>
          <table:table-cell office:value-type="float" office:value="87.7347665060315" calcext:value-type="float">
            <text:p>87,7</text:p>
          </table:table-cell>
          <table:table-cell office:value-type="float" office:value="22.9594840495938" calcext:value-type="float">
            <text:p>22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29]&lt;=30; &quot;18-30&quot;; IF([.C829]&lt;=45; &quot;31-45&quot;; IF([.C82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ystal Mills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  <table:table-cell office:value-type="float" office:value="172.729194040394" calcext:value-type="float">
            <text:p>172,7</text:p>
          </table:table-cell>
          <table:table-cell office:value-type="float" office:value="59.3992895475252" calcext:value-type="float">
            <text:p>59,4</text:p>
          </table:table-cell>
          <table:table-cell office:value-type="float" office:value="19.9090142473658" calcext:value-type="float">
            <text:p>19,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30]&lt;=30; &quot;18-30&quot;; IF([.C830]&lt;=45; &quot;31-45&quot;; IF([.C83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erine Vasquez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59.212468949885" calcext:value-type="float">
            <text:p>159,2</text:p>
          </table:table-cell>
          <table:table-cell office:value-type="float" office:value="84.3292781620114" calcext:value-type="float">
            <text:p>84,3</text:p>
          </table:table-cell>
          <table:table-cell office:value-type="float" office:value="33.2678112396359" calcext:value-type="float">
            <text:p>33,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31]&lt;=30; &quot;18-30&quot;; IF([.C831]&lt;=45; &quot;31-45&quot;; IF([.C83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Robinso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office:value-type="float" office:value="203" calcext:value-type="float">
            <text:p>203</text:p>
          </table:table-cell>
          <table:table-cell office:value-type="float" office:value="188.511592064541" calcext:value-type="float">
            <text:p>188,5</text:p>
          </table:table-cell>
          <table:table-cell office:value-type="float" office:value="57.0499558166151" calcext:value-type="float">
            <text:p>57,0</text:p>
          </table:table-cell>
          <table:table-cell office:value-type="float" office:value="16.0538495969614" calcext:value-type="float">
            <text:p>16,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32]&lt;=30; &quot;18-30&quot;; IF([.C832]&lt;=45; &quot;31-45&quot;; IF([.C83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a Strong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74" calcext:value-type="float">
            <text:p>174</text:p>
          </table:table-cell>
          <table:table-cell office:value-type="float" office:value="154.152981992367" calcext:value-type="float">
            <text:p>154,2</text:p>
          </table:table-cell>
          <table:table-cell office:value-type="float" office:value="77.6667343239098" calcext:value-type="float">
            <text:p>77,7</text:p>
          </table:table-cell>
          <table:table-cell office:value-type="float" office:value="32.6836976317492" calcext:value-type="float">
            <text:p>32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33]&lt;=30; &quot;18-30&quot;; IF([.C833]&lt;=45; &quot;31-45&quot;; IF([.C83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ayley Pat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76.961664487334" calcext:value-type="float">
            <text:p>177,0</text:p>
          </table:table-cell>
          <table:table-cell office:value-type="float" office:value="71.8382808463971" calcext:value-type="float">
            <text:p>71,8</text:p>
          </table:table-cell>
          <table:table-cell office:value-type="float" office:value="22.9402180474216" calcext:value-type="float">
            <text:p>22,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34]&lt;=30; &quot;18-30&quot;; IF([.C834]&lt;=45; &quot;31-45&quot;; IF([.C83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Pruit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64.500152673672" calcext:value-type="float">
            <text:p>164,5</text:p>
          </table:table-cell>
          <table:table-cell office:value-type="float" office:value="74.8229004599686" calcext:value-type="float">
            <text:p>74,8</text:p>
          </table:table-cell>
          <table:table-cell office:value-type="float" office:value="27.6504324877939" calcext:value-type="float">
            <text:p>27,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835]&lt;=30; &quot;18-30&quot;; IF([.C835]&lt;=45; &quot;31-45&quot;; IF([.C83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Gonzales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office:value-type="float" office:value="172.400122195771" calcext:value-type="float">
            <text:p>172,4</text:p>
          </table:table-cell>
          <table:table-cell office:value-type="float" office:value="55.7301171193993" calcext:value-type="float">
            <text:p>55,7</text:p>
          </table:table-cell>
          <table:table-cell office:value-type="float" office:value="18.7505847962374" calcext:value-type="float">
            <text:p>18,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36]&lt;=30; &quot;18-30&quot;; IF([.C836]&lt;=45; &quot;31-45&quot;; IF([.C83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Pierce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float" office:value="173.547215988388" calcext:value-type="float">
            <text:p>173,5</text:p>
          </table:table-cell>
          <table:table-cell office:value-type="float" office:value="97.905904707323" calcext:value-type="float">
            <text:p>97,9</text:p>
          </table:table-cell>
          <table:table-cell office:value-type="float" office:value="32.5067523412788" calcext:value-type="float">
            <text:p>32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37]&lt;=30; &quot;18-30&quot;; IF([.C837]&lt;=45; &quot;31-45&quot;; IF([.C8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Wilso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184.786499149034" calcext:value-type="float">
            <text:p>184,8</text:p>
          </table:table-cell>
          <table:table-cell office:value-type="float" office:value="56.7845884021045" calcext:value-type="float">
            <text:p>56,8</text:p>
          </table:table-cell>
          <table:table-cell office:value-type="float" office:value="16.6299141355525" calcext:value-type="float">
            <text:p>16,6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38]&lt;=30; &quot;18-30&quot;; IF([.C838]&lt;=45; &quot;31-45&quot;; IF([.C83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indy Barrer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195" calcext:value-type="float">
            <text:p>195</text:p>
          </table:table-cell>
          <table:table-cell office:value-type="float" office:value="192.463310963247" calcext:value-type="float">
            <text:p>192,5</text:p>
          </table:table-cell>
          <table:table-cell office:value-type="float" office:value="54.1930688779779" calcext:value-type="float">
            <text:p>54,2</text:p>
          </table:table-cell>
          <table:table-cell office:value-type="float" office:value="14.6301183630902" calcext:value-type="float">
            <text:p>14,6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39]&lt;=30; &quot;18-30&quot;; IF([.C839]&lt;=45; &quot;31-45&quot;; IF([.C83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ry Gra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float" office:value="169.393651854012" calcext:value-type="float">
            <text:p>169,4</text:p>
          </table:table-cell>
          <table:table-cell office:value-type="float" office:value="85.2735511481988" calcext:value-type="float">
            <text:p>85,3</text:p>
          </table:table-cell>
          <table:table-cell office:value-type="float" office:value="29.7180348449464" calcext:value-type="float">
            <text:p>29,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0]&lt;=30; &quot;18-30&quot;; IF([.C840]&lt;=45; &quot;31-45&quot;; IF([.C84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Estrad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175.173805000441" calcext:value-type="float">
            <text:p>175,2</text:p>
          </table:table-cell>
          <table:table-cell office:value-type="float" office:value="65.110546753785" calcext:value-type="float">
            <text:p>65,1</text:p>
          </table:table-cell>
          <table:table-cell office:value-type="float" office:value="21.218418710935" calcext:value-type="float">
            <text:p>21,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41]&lt;=30; &quot;18-30&quot;; IF([.C841]&lt;=45; &quot;31-45&quot;; IF([.C84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Acost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office:value-type="float" office:value="183.337705283672" calcext:value-type="float">
            <text:p>183,3</text:p>
          </table:table-cell>
          <table:table-cell office:value-type="float" office:value="82.7220184103813" calcext:value-type="float">
            <text:p>82,7</text:p>
          </table:table-cell>
          <table:table-cell office:value-type="float" office:value="24.6103358302568" calcext:value-type="float">
            <text:p>24,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2]&lt;=30; &quot;18-30&quot;; IF([.C842]&lt;=45; &quot;31-45&quot;; IF([.C84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gan Fleming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office:value-type="float" office:value="159.692353889831" calcext:value-type="float">
            <text:p>159,7</text:p>
          </table:table-cell>
          <table:table-cell office:value-type="float" office:value="51.2673372379613" calcext:value-type="float">
            <text:p>51,3</text:p>
          </table:table-cell>
          <table:table-cell office:value-type="float" office:value="20.1035389780853" calcext:value-type="float">
            <text:p>20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3]&lt;=30; &quot;18-30&quot;; IF([.C843]&lt;=45; &quot;31-45&quot;; IF([.C8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Adams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165" calcext:value-type="float">
            <text:p>165</text:p>
          </table:table-cell>
          <table:table-cell office:value-type="float" office:value="165.979794788378" calcext:value-type="float">
            <text:p>166,0</text:p>
          </table:table-cell>
          <table:table-cell office:value-type="float" office:value="57.6523745410677" calcext:value-type="float">
            <text:p>57,7</text:p>
          </table:table-cell>
          <table:table-cell office:value-type="float" office:value="20.9269893249213" calcext:value-type="float">
            <text:p>20,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4]&lt;=30; &quot;18-30&quot;; IF([.C844]&lt;=45; &quot;31-45&quot;; IF([.C84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Pug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163.85503379903" calcext:value-type="float">
            <text:p>163,9</text:p>
          </table:table-cell>
          <table:table-cell office:value-type="float" office:value="73.2064650170884" calcext:value-type="float">
            <text:p>73,2</text:p>
          </table:table-cell>
          <table:table-cell office:value-type="float" office:value="27.2665292613038" calcext:value-type="float">
            <text:p>27,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5]&lt;=30; &quot;18-30&quot;; IF([.C845]&lt;=45; &quot;31-45&quot;; IF([.C84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rry Mckee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204" calcext:value-type="float">
            <text:p>204</text:p>
          </table:table-cell>
          <table:table-cell office:value-type="float" office:value="177.685515532524" calcext:value-type="float">
            <text:p>177,7</text:p>
          </table:table-cell>
          <table:table-cell office:value-type="float" office:value="65.5988545297319" calcext:value-type="float">
            <text:p>65,6</text:p>
          </table:table-cell>
          <table:table-cell office:value-type="float" office:value="20.7774479274101" calcext:value-type="float">
            <text:p>20,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6]&lt;=30; &quot;18-30&quot;; IF([.C846]&lt;=45; &quot;31-45&quot;; IF([.C84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Vasquez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88.096824695358" calcext:value-type="float">
            <text:p>188,1</text:p>
          </table:table-cell>
          <table:table-cell office:value-type="float" office:value="79.9825036477562" calcext:value-type="float">
            <text:p>80,0</text:p>
          </table:table-cell>
          <table:table-cell office:value-type="float" office:value="22.6064342678806" calcext:value-type="float">
            <text:p>22,6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7]&lt;=30; &quot;18-30&quot;; IF([.C847]&lt;=45; &quot;31-45&quot;; IF([.C84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Ramsey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183.083493672845" calcext:value-type="float">
            <text:p>183,1</text:p>
          </table:table-cell>
          <table:table-cell office:value-type="float" office:value="86.8253158477727" calcext:value-type="float">
            <text:p>86,8</text:p>
          </table:table-cell>
          <table:table-cell office:value-type="float" office:value="25.9028761709636" calcext:value-type="float">
            <text:p>25,9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8]&lt;=30; &quot;18-30&quot;; IF([.C848]&lt;=45; &quot;31-45&quot;; IF([.C84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Hogan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97" calcext:value-type="float">
            <text:p>197</text:p>
          </table:table-cell>
          <table:table-cell office:value-type="float" office:value="175.479919231505" calcext:value-type="float">
            <text:p>175,5</text:p>
          </table:table-cell>
          <table:table-cell office:value-type="float" office:value="81.5777276611765" calcext:value-type="float">
            <text:p>81,6</text:p>
          </table:table-cell>
          <table:table-cell office:value-type="float" office:value="26.4921223585177" calcext:value-type="float">
            <text:p>26,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9]&lt;=30; &quot;18-30&quot;; IF([.C849]&lt;=45; &quot;31-45&quot;; IF([.C84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Baile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 office:value-type="float" office:value="161.04596289143" calcext:value-type="float">
            <text:p>161,0</text:p>
          </table:table-cell>
          <table:table-cell office:value-type="float" office:value="96.8319622875416" calcext:value-type="float">
            <text:p>96,8</text:p>
          </table:table-cell>
          <table:table-cell office:value-type="float" office:value="37.335248656137" calcext:value-type="float">
            <text:p>37,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0]&lt;=30; &quot;18-30&quot;; IF([.C850]&lt;=45; &quot;31-45&quot;; IF([.C85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a Thoma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164.078535111359" calcext:value-type="float">
            <text:p>164,1</text:p>
          </table:table-cell>
          <table:table-cell office:value-type="float" office:value="80.1737137678107" calcext:value-type="float">
            <text:p>80,2</text:p>
          </table:table-cell>
          <table:table-cell office:value-type="float" office:value="29.7802583634391" calcext:value-type="float">
            <text:p>29,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51]&lt;=30; &quot;18-30&quot;; IF([.C851]&lt;=45; &quot;31-45&quot;; IF([.C85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na Johnso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159.070581877979" calcext:value-type="float">
            <text:p>159,1</text:p>
          </table:table-cell>
          <table:table-cell office:value-type="float" office:value="90.2734488809615" calcext:value-type="float">
            <text:p>90,3</text:p>
          </table:table-cell>
          <table:table-cell office:value-type="float" office:value="35.676340109029" calcext:value-type="float">
            <text:p>35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2]&lt;=30; &quot;18-30&quot;; IF([.C852]&lt;=45; &quot;31-45&quot;; IF([.C85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Miller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office:value-type="float" office:value="175.139183066218" calcext:value-type="float">
            <text:p>175,1</text:p>
          </table:table-cell>
          <table:table-cell office:value-type="float" office:value="54.7117189182486" calcext:value-type="float">
            <text:p>54,7</text:p>
          </table:table-cell>
          <table:table-cell office:value-type="float" office:value="17.8366676544829" calcext:value-type="float">
            <text:p>17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53]&lt;=30; &quot;18-30&quot;; IF([.C853]&lt;=45; &quot;31-45&quot;; IF([.C85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Beard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office:value-type="float" office:value="191.270250522526" calcext:value-type="float">
            <text:p>191,3</text:p>
          </table:table-cell>
          <table:table-cell office:value-type="float" office:value="53.8817798025743" calcext:value-type="float">
            <text:p>53,9</text:p>
          </table:table-cell>
          <table:table-cell office:value-type="float" office:value="14.728112041953" calcext:value-type="float">
            <text:p>14,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54]&lt;=30; &quot;18-30&quot;; IF([.C854]&lt;=45; &quot;31-45&quot;; IF([.C85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Walters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office:value-type="float" office:value="170.362281754963" calcext:value-type="float">
            <text:p>170,4</text:p>
          </table:table-cell>
          <table:table-cell office:value-type="float" office:value="57.069724288767" calcext:value-type="float">
            <text:p>57,1</text:p>
          </table:table-cell>
          <table:table-cell office:value-type="float" office:value="19.6634119608627" calcext:value-type="float">
            <text:p>19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5]&lt;=30; &quot;18-30&quot;; IF([.C855]&lt;=45; &quot;31-45&quot;; IF([.C85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dy Parker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office:value-type="float" office:value="183.751294101076" calcext:value-type="float">
            <text:p>183,8</text:p>
          </table:table-cell>
          <table:table-cell office:value-type="float" office:value="59.8806325431222" calcext:value-type="float">
            <text:p>59,9</text:p>
          </table:table-cell>
          <table:table-cell office:value-type="float" office:value="17.7347702475505" calcext:value-type="float">
            <text:p>17,7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6]&lt;=30; &quot;18-30&quot;; IF([.C856]&lt;=45; &quot;31-45&quot;; IF([.C85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Spencer Ph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190.315437129569" calcext:value-type="float">
            <text:p>190,3</text:p>
          </table:table-cell>
          <table:table-cell office:value-type="float" office:value="93.6050113933078" calcext:value-type="float">
            <text:p>93,6</text:p>
          </table:table-cell>
          <table:table-cell office:value-type="float" office:value="25.8434843372497" calcext:value-type="float">
            <text:p>25,8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57]&lt;=30; &quot;18-30&quot;; IF([.C857]&lt;=45; &quot;31-45&quot;; IF([.C8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Rivera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74.711695208091" calcext:value-type="float">
            <text:p>174,7</text:p>
          </table:table-cell>
          <table:table-cell office:value-type="float" office:value="59.3845303782996" calcext:value-type="float">
            <text:p>59,4</text:p>
          </table:table-cell>
          <table:table-cell office:value-type="float" office:value="19.4549164955178" calcext:value-type="float">
            <text:p>19,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8]&lt;=30; &quot;18-30&quot;; IF([.C858]&lt;=45; &quot;31-45&quot;; IF([.C85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Frederick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165.649703829054" calcext:value-type="float">
            <text:p>165,6</text:p>
          </table:table-cell>
          <table:table-cell office:value-type="float" office:value="54.781724149014" calcext:value-type="float">
            <text:p>54,8</text:p>
          </table:table-cell>
          <table:table-cell office:value-type="float" office:value="19.9643129609938" calcext:value-type="float">
            <text:p>19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59]&lt;=30; &quot;18-30&quot;; IF([.C859]&lt;=45; &quot;31-45&quot;; IF([.C8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wn Mile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173" calcext:value-type="float">
            <text:p>173</text:p>
          </table:table-cell>
          <table:table-cell office:value-type="float" office:value="165.545596732412" calcext:value-type="float">
            <text:p>165,5</text:p>
          </table:table-cell>
          <table:table-cell office:value-type="float" office:value="70.3459911231047" calcext:value-type="float">
            <text:p>70,3</text:p>
          </table:table-cell>
          <table:table-cell office:value-type="float" office:value="25.6687124925065" calcext:value-type="float">
            <text:p>25,6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60]&lt;=30; &quot;18-30&quot;; IF([.C860]&lt;=45; &quot;31-45&quot;; IF([.C86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leb Hendricks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154.741724126217" calcext:value-type="float">
            <text:p>154,7</text:p>
          </table:table-cell>
          <table:table-cell office:value-type="float" office:value="61.9025772930616" calcext:value-type="float">
            <text:p>61,9</text:p>
          </table:table-cell>
          <table:table-cell office:value-type="float" office:value="25.85198339034" calcext:value-type="float">
            <text:p>25,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61]&lt;=30; &quot;18-30&quot;; IF([.C861]&lt;=45; &quot;31-45&quot;; IF([.C86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Taylor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184.251871315419" calcext:value-type="float">
            <text:p>184,3</text:p>
          </table:table-cell>
          <table:table-cell office:value-type="float" office:value="69.2619706924183" calcext:value-type="float">
            <text:p>69,3</text:p>
          </table:table-cell>
          <table:table-cell office:value-type="float" office:value="20.4019194940083" calcext:value-type="float">
            <text:p>20,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862]&lt;=30; &quot;18-30&quot;; IF([.C862]&lt;=45; &quot;31-45&quot;; IF([.C86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Holland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189.366205519595" calcext:value-type="float">
            <text:p>189,4</text:p>
          </table:table-cell>
          <table:table-cell office:value-type="float" office:value="75.2426570268586" calcext:value-type="float">
            <text:p>75,2</text:p>
          </table:table-cell>
          <table:table-cell office:value-type="float" office:value="20.9825936128135" calcext:value-type="float">
            <text:p>20,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63]&lt;=30; &quot;18-30&quot;; IF([.C863]&lt;=45; &quot;31-45&quot;; IF([.C86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Peters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224" calcext:value-type="float">
            <text:p>224</text:p>
          </table:table-cell>
          <table:table-cell office:value-type="float" office:value="151.469788448465" calcext:value-type="float">
            <text:p>151,5</text:p>
          </table:table-cell>
          <table:table-cell office:value-type="float" office:value="78.0465024108892" calcext:value-type="float">
            <text:p>78,0</text:p>
          </table:table-cell>
          <table:table-cell office:value-type="float" office:value="34.0174227778834" calcext:value-type="float">
            <text:p>34,0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64]&lt;=30; &quot;18-30&quot;; IF([.C864]&lt;=45; &quot;31-45&quot;; IF([.C86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ica Ayer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165" calcext:value-type="float">
            <text:p>165</text:p>
          </table:table-cell>
          <table:table-cell office:value-type="float" office:value="169.257785785961" calcext:value-type="float">
            <text:p>169,3</text:p>
          </table:table-cell>
          <table:table-cell office:value-type="float" office:value="86.1997465890714" calcext:value-type="float">
            <text:p>86,2</text:p>
          </table:table-cell>
          <table:table-cell office:value-type="float" office:value="30.0890640455412" calcext:value-type="float">
            <text:p>30,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65]&lt;=30; &quot;18-30&quot;; IF([.C865]&lt;=45; &quot;31-45&quot;; IF([.C86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Arroyo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215" calcext:value-type="float">
            <text:p>215</text:p>
          </table:table-cell>
          <table:table-cell office:value-type="float" office:value="174.684542258076" calcext:value-type="float">
            <text:p>174,7</text:p>
          </table:table-cell>
          <table:table-cell office:value-type="float" office:value="97.5162101217255" calcext:value-type="float">
            <text:p>97,5</text:p>
          </table:table-cell>
          <table:table-cell office:value-type="float" office:value="31.9571368236801" calcext:value-type="float">
            <text:p>31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66]&lt;=30; &quot;18-30&quot;; IF([.C866]&lt;=45; &quot;31-45&quot;; IF([.C86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e Moyer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float" office:value="175.174169087006" calcext:value-type="float">
            <text:p>175,2</text:p>
          </table:table-cell>
          <table:table-cell office:value-type="float" office:value="98.978753918596" calcext:value-type="float">
            <text:p>99,0</text:p>
          </table:table-cell>
          <table:table-cell office:value-type="float" office:value="32.2553567546423" calcext:value-type="float">
            <text:p>32,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67]&lt;=30; &quot;18-30&quot;; IF([.C867]&lt;=45; &quot;31-45&quot;; IF([.C86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enjamin Silva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224" calcext:value-type="float">
            <text:p>224</text:p>
          </table:table-cell>
          <table:table-cell office:value-type="float" office:value="157.355127133516" calcext:value-type="float">
            <text:p>157,4</text:p>
          </table:table-cell>
          <table:table-cell office:value-type="float" office:value="95.2150889880471" calcext:value-type="float">
            <text:p>95,2</text:p>
          </table:table-cell>
          <table:table-cell office:value-type="float" office:value="38.4542177562277" calcext:value-type="float">
            <text:p>38,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68]&lt;=30; &quot;18-30&quot;; IF([.C868]&lt;=45; &quot;31-45&quot;; IF([.C86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arrett Aguilar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99.563319265811" calcext:value-type="float">
            <text:p>199,6</text:p>
          </table:table-cell>
          <table:table-cell office:value-type="float" office:value="73.8132429676408" calcext:value-type="float">
            <text:p>73,8</text:p>
          </table:table-cell>
          <table:table-cell office:value-type="float" office:value="18.5341574798773" calcext:value-type="float">
            <text:p>18,5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69]&lt;=30; &quot;18-30&quot;; IF([.C869]&lt;=45; &quot;31-45&quot;; IF([.C8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Lopez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197.490893754152" calcext:value-type="float">
            <text:p>197,5</text:p>
          </table:table-cell>
          <table:table-cell office:value-type="float" office:value="89.161525366347" calcext:value-type="float">
            <text:p>89,2</text:p>
          </table:table-cell>
          <table:table-cell office:value-type="float" office:value="22.8603744216047" calcext:value-type="float">
            <text:p>22,8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70]&lt;=30; &quot;18-30&quot;; IF([.C870]&lt;=45; &quot;31-45&quot;; IF([.C87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uis Anderso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63.895659713778" calcext:value-type="float">
            <text:p>163,9</text:p>
          </table:table-cell>
          <table:table-cell office:value-type="float" office:value="63.9735591746731" calcext:value-type="float">
            <text:p>64,0</text:p>
          </table:table-cell>
          <table:table-cell office:value-type="float" office:value="23.8158237664779" calcext:value-type="float">
            <text:p>23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71]&lt;=30; &quot;18-30&quot;; IF([.C871]&lt;=45; &quot;31-45&quot;; IF([.C87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Best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192.480358243011" calcext:value-type="float">
            <text:p>192,5</text:p>
          </table:table-cell>
          <table:table-cell office:value-type="float" office:value="95.269134687296" calcext:value-type="float">
            <text:p>95,3</text:p>
          </table:table-cell>
          <table:table-cell office:value-type="float" office:value="25.7145769620222" calcext:value-type="float">
            <text:p>25,7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72]&lt;=30; &quot;18-30&quot;; IF([.C872]&lt;=45; &quot;31-45&quot;; IF([.C87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Brow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204" calcext:value-type="float">
            <text:p>204</text:p>
          </table:table-cell>
          <table:table-cell office:value-type="float" office:value="195.592884435018" calcext:value-type="float">
            <text:p>195,6</text:p>
          </table:table-cell>
          <table:table-cell office:value-type="float" office:value="73.44649616781" calcext:value-type="float">
            <text:p>73,4</text:p>
          </table:table-cell>
          <table:table-cell office:value-type="float" office:value="19.1983975042589" calcext:value-type="float">
            <text:p>19,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73]&lt;=30; &quot;18-30&quot;; IF([.C873]&lt;=45; &quot;31-45&quot;; IF([.C8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chel Browning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174.727727054033" calcext:value-type="float">
            <text:p>174,7</text:p>
          </table:table-cell>
          <table:table-cell office:value-type="float" office:value="74.3168975376395" calcext:value-type="float">
            <text:p>74,3</text:p>
          </table:table-cell>
          <table:table-cell office:value-type="float" office:value="24.342429241876" calcext:value-type="float">
            <text:p>24,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74]&lt;=30; &quot;18-30&quot;; IF([.C874]&lt;=45; &quot;31-45&quot;; IF([.C87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ny Bray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189.281870865032" calcext:value-type="float">
            <text:p>189,3</text:p>
          </table:table-cell>
          <table:table-cell office:value-type="float" office:value="65.0681570619605" calcext:value-type="float">
            <text:p>65,1</text:p>
          </table:table-cell>
          <table:table-cell office:value-type="float" office:value="18.1614477897467" calcext:value-type="float">
            <text:p>18,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75]&lt;=30; &quot;18-30&quot;; IF([.C875]&lt;=45; &quot;31-45&quot;; IF([.C87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Harrell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office:value-type="float" office:value="160.212136739536" calcext:value-type="float">
            <text:p>160,2</text:p>
          </table:table-cell>
          <table:table-cell office:value-type="float" office:value="86.6827872933931" calcext:value-type="float">
            <text:p>86,7</text:p>
          </table:table-cell>
          <table:table-cell office:value-type="float" office:value="33.7708539354539" calcext:value-type="float">
            <text:p>33,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876]&lt;=30; &quot;18-30&quot;; IF([.C876]&lt;=45; &quot;31-45&quot;; IF([.C8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Singleto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157.189731735065" calcext:value-type="float">
            <text:p>157,2</text:p>
          </table:table-cell>
          <table:table-cell office:value-type="float" office:value="50.6408809971355" calcext:value-type="float">
            <text:p>50,6</text:p>
          </table:table-cell>
          <table:table-cell office:value-type="float" office:value="20.4952352171754" calcext:value-type="float">
            <text:p>20,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77]&lt;=30; &quot;18-30&quot;; IF([.C877]&lt;=45; &quot;31-45&quot;; IF([.C87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Williams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float" office:value="198.960104844965" calcext:value-type="float">
            <text:p>199,0</text:p>
          </table:table-cell>
          <table:table-cell office:value-type="float" office:value="72.9726409429023" calcext:value-type="float">
            <text:p>73,0</text:p>
          </table:table-cell>
          <table:table-cell office:value-type="float" office:value="18.4343598864531" calcext:value-type="float">
            <text:p>18,4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78]&lt;=30; &quot;18-30&quot;; IF([.C878]&lt;=45; &quot;31-45&quot;; IF([.C87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Nelson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52.20054077505" calcext:value-type="float">
            <text:p>152,2</text:p>
          </table:table-cell>
          <table:table-cell office:value-type="float" office:value="53.7938936576117" calcext:value-type="float">
            <text:p>53,8</text:p>
          </table:table-cell>
          <table:table-cell office:value-type="float" office:value="23.22205177945" calcext:value-type="float">
            <text:p>23,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79]&lt;=30; &quot;18-30&quot;; IF([.C879]&lt;=45; &quot;31-45&quot;; IF([.C87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Brook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158.044040608473" calcext:value-type="float">
            <text:p>158,0</text:p>
          </table:table-cell>
          <table:table-cell office:value-type="float" office:value="81.4320911246581" calcext:value-type="float">
            <text:p>81,4</text:p>
          </table:table-cell>
          <table:table-cell office:value-type="float" office:value="32.6016318126645" calcext:value-type="float">
            <text:p>32,6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80]&lt;=30; &quot;18-30&quot;; IF([.C880]&lt;=45; &quot;31-45&quot;; IF([.C88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Smith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22" calcext:value-type="float">
            <text:p>222</text:p>
          </table:table-cell>
          <table:table-cell office:value-type="float" office:value="194.688836374149" calcext:value-type="float">
            <text:p>194,7</text:p>
          </table:table-cell>
          <table:table-cell office:value-type="float" office:value="61.8665983567686" calcext:value-type="float">
            <text:p>61,9</text:p>
          </table:table-cell>
          <table:table-cell office:value-type="float" office:value="16.3220287617862" calcext:value-type="float">
            <text:p>16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1]&lt;=30; &quot;18-30&quot;; IF([.C881]&lt;=45; &quot;31-45&quot;; IF([.C88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Lewis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float" office:value="157.490060229679" calcext:value-type="float">
            <text:p>157,5</text:p>
          </table:table-cell>
          <table:table-cell office:value-type="float" office:value="65.2163891032715" calcext:value-type="float">
            <text:p>65,2</text:p>
          </table:table-cell>
          <table:table-cell office:value-type="float" office:value="26.2936241672663" calcext:value-type="float">
            <text:p>26,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2]&lt;=30; &quot;18-30&quot;; IF([.C882]&lt;=45; &quot;31-45&quot;; IF([.C8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Baldw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199" calcext:value-type="float">
            <text:p>199</text:p>
          </table:table-cell>
          <table:table-cell office:value-type="float" office:value="161.721559610176" calcext:value-type="float">
            <text:p>161,7</text:p>
          </table:table-cell>
          <table:table-cell office:value-type="float" office:value="88.0332416528827" calcext:value-type="float">
            <text:p>88,0</text:p>
          </table:table-cell>
          <table:table-cell office:value-type="float" office:value="33.6597473888237" calcext:value-type="float">
            <text:p>33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83]&lt;=30; &quot;18-30&quot;; IF([.C883]&lt;=45; &quot;31-45&quot;; IF([.C88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ustin Johnson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179.710935420029" calcext:value-type="float">
            <text:p>179,7</text:p>
          </table:table-cell>
          <table:table-cell office:value-type="float" office:value="85.9169107828325" calcext:value-type="float">
            <text:p>85,9</text:p>
          </table:table-cell>
          <table:table-cell office:value-type="float" office:value="26.6029405355089" calcext:value-type="float">
            <text:p>26,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84]&lt;=30; &quot;18-30&quot;; IF([.C884]&lt;=45; &quot;31-45&quot;; IF([.C8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die Peterson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float" office:value="195.250898197475" calcext:value-type="float">
            <text:p>195,3</text:p>
          </table:table-cell>
          <table:table-cell office:value-type="float" office:value="74.7242480461414" calcext:value-type="float">
            <text:p>74,7</text:p>
          </table:table-cell>
          <table:table-cell office:value-type="float" office:value="19.6008756104643" calcext:value-type="float">
            <text:p>19,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5]&lt;=30; &quot;18-30&quot;; IF([.C885]&lt;=45; &quot;31-45&quot;; IF([.C88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Barne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office:value-type="float" office:value="195.877125257747" calcext:value-type="float">
            <text:p>195,9</text:p>
          </table:table-cell>
          <table:table-cell office:value-type="float" office:value="94.4785143251913" calcext:value-type="float">
            <text:p>94,5</text:p>
          </table:table-cell>
          <table:table-cell office:value-type="float" office:value="24.6243974472003" calcext:value-type="float">
            <text:p>24,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86]&lt;=30; &quot;18-30&quot;; IF([.C886]&lt;=45; &quot;31-45&quot;; IF([.C88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ie Combs</text:p>
          </table:table-cell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176" calcext:value-type="float">
            <text:p>176</text:p>
          </table:table-cell>
          <table:table-cell office:value-type="float" office:value="171.713214928273" calcext:value-type="float">
            <text:p>171,7</text:p>
          </table:table-cell>
          <table:table-cell office:value-type="float" office:value="70.5723743613105" calcext:value-type="float">
            <text:p>70,6</text:p>
          </table:table-cell>
          <table:table-cell office:value-type="float" office:value="23.9346615311418" calcext:value-type="float">
            <text:p>23,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87]&lt;=30; &quot;18-30&quot;; IF([.C887]&lt;=45; &quot;31-45&quot;; IF([.C88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my Santiago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154.603701636138" calcext:value-type="float">
            <text:p>154,6</text:p>
          </table:table-cell>
          <table:table-cell office:value-type="float" office:value="83.3542557756552" calcext:value-type="float">
            <text:p>83,4</text:p>
          </table:table-cell>
          <table:table-cell office:value-type="float" office:value="34.8728950247566" calcext:value-type="float">
            <text:p>34,8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8]&lt;=30; &quot;18-30&quot;; IF([.C888]&lt;=45; &quot;31-45&quot;; IF([.C88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k Walter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office:value-type="float" office:value="188.466245560772" calcext:value-type="float">
            <text:p>188,5</text:p>
          </table:table-cell>
          <table:table-cell office:value-type="float" office:value="83.5744351171741" calcext:value-type="float">
            <text:p>83,6</text:p>
          </table:table-cell>
          <table:table-cell office:value-type="float" office:value="23.5291528907046" calcext:value-type="float">
            <text:p>23,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89]&lt;=30; &quot;18-30&quot;; IF([.C889]&lt;=45; &quot;31-45&quot;; IF([.C88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Row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51.122192473876" calcext:value-type="float">
            <text:p>151,1</text:p>
          </table:table-cell>
          <table:table-cell office:value-type="float" office:value="59.9695106655111" calcext:value-type="float">
            <text:p>60,0</text:p>
          </table:table-cell>
          <table:table-cell office:value-type="float" office:value="26.2587479028487" calcext:value-type="float">
            <text:p>26,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90]&lt;=30; &quot;18-30&quot;; IF([.C890]&lt;=45; &quot;31-45&quot;; IF([.C89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rles Smith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189.415468335041" calcext:value-type="float">
            <text:p>189,4</text:p>
          </table:table-cell>
          <table:table-cell office:value-type="float" office:value="97.6982552350169" calcext:value-type="float">
            <text:p>97,7</text:p>
          </table:table-cell>
          <table:table-cell office:value-type="float" office:value="27.2305192963407" calcext:value-type="float">
            <text:p>27,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91]&lt;=30; &quot;18-30&quot;; IF([.C891]&lt;=45; &quot;31-45&quot;; IF([.C89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Berry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82.763150782244" calcext:value-type="float">
            <text:p>182,8</text:p>
          </table:table-cell>
          <table:table-cell office:value-type="float" office:value="85.9898092228705" calcext:value-type="float">
            <text:p>86,0</text:p>
          </table:table-cell>
          <table:table-cell office:value-type="float" office:value="25.7436256967671" calcext:value-type="float">
            <text:p>25,7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92]&lt;=30; &quot;18-30&quot;; IF([.C892]&lt;=45; &quot;31-45&quot;; IF([.C89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na Walsh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float" office:value="196.644859688226" calcext:value-type="float">
            <text:p>196,6</text:p>
          </table:table-cell>
          <table:table-cell office:value-type="float" office:value="95.4086033131325" calcext:value-type="float">
            <text:p>95,4</text:p>
          </table:table-cell>
          <table:table-cell office:value-type="float" office:value="24.6730217424081" calcext:value-type="float">
            <text:p>24,6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93]&lt;=30; &quot;18-30&quot;; IF([.C893]&lt;=45; &quot;31-45&quot;; IF([.C8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ooke Mccormick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85" calcext:value-type="float">
            <text:p>185</text:p>
          </table:table-cell>
          <table:table-cell office:value-type="float" office:value="194.371681966199" calcext:value-type="float">
            <text:p>194,4</text:p>
          </table:table-cell>
          <table:table-cell office:value-type="float" office:value="57.6934745389094" calcext:value-type="float">
            <text:p>57,7</text:p>
          </table:table-cell>
          <table:table-cell office:value-type="float" office:value="15.2707620212725" calcext:value-type="float">
            <text:p>15,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94]&lt;=30; &quot;18-30&quot;; IF([.C894]&lt;=45; &quot;31-45&quot;; IF([.C89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Reeves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86" calcext:value-type="float">
            <text:p>186</text:p>
          </table:table-cell>
          <table:table-cell office:value-type="float" office:value="196.111900903801" calcext:value-type="float">
            <text:p>196,1</text:p>
          </table:table-cell>
          <table:table-cell office:value-type="float" office:value="74.8653274347115" calcext:value-type="float">
            <text:p>74,9</text:p>
          </table:table-cell>
          <table:table-cell office:value-type="float" office:value="19.4658256755795" calcext:value-type="float">
            <text:p>19,4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95]&lt;=30; &quot;18-30&quot;; IF([.C895]&lt;=45; &quot;31-45&quot;; IF([.C89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 Woo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  <table:table-cell office:value-type="float" office:value="179.640799417848" calcext:value-type="float">
            <text:p>179,6</text:p>
          </table:table-cell>
          <table:table-cell office:value-type="float" office:value="98.5036328169458" calcext:value-type="float">
            <text:p>98,5</text:p>
          </table:table-cell>
          <table:table-cell office:value-type="float" office:value="30.5240593630353" calcext:value-type="float">
            <text:p>30,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96]&lt;=30; &quot;18-30&quot;; IF([.C896]&lt;=45; &quot;31-45&quot;; IF([.C89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ald Collin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156" calcext:value-type="float">
            <text:p>156</text:p>
          </table:table-cell>
          <table:table-cell office:value-type="float" office:value="165.005745382546" calcext:value-type="float">
            <text:p>165,0</text:p>
          </table:table-cell>
          <table:table-cell office:value-type="float" office:value="89.5339731212531" calcext:value-type="float">
            <text:p>89,5</text:p>
          </table:table-cell>
          <table:table-cell office:value-type="float" office:value="32.8843850179748" calcext:value-type="float">
            <text:p>32,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97]&lt;=30; &quot;18-30&quot;; IF([.C897]&lt;=45; &quot;31-45&quot;; IF([.C8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 Schwartz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163.432492084215" calcext:value-type="float">
            <text:p>163,4</text:p>
          </table:table-cell>
          <table:table-cell office:value-type="float" office:value="57.6810187950006" calcext:value-type="float">
            <text:p>57,7</text:p>
          </table:table-cell>
          <table:table-cell office:value-type="float" office:value="21.5951446010515" calcext:value-type="float">
            <text:p>21,6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98]&lt;=30; &quot;18-30&quot;; IF([.C898]&lt;=45; &quot;31-45&quot;; IF([.C89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Miller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34" calcext:value-type="float">
            <text:p>234</text:p>
          </table:table-cell>
          <table:table-cell office:value-type="float" office:value="194.752561581115" calcext:value-type="float">
            <text:p>194,8</text:p>
          </table:table-cell>
          <table:table-cell office:value-type="float" office:value="70.8794467251711" calcext:value-type="float">
            <text:p>70,9</text:p>
          </table:table-cell>
          <table:table-cell office:value-type="float" office:value="18.687618584036" calcext:value-type="float">
            <text:p>18,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99]&lt;=30; &quot;18-30&quot;; IF([.C899]&lt;=45; &quot;31-45&quot;; IF([.C89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h Reyes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226" calcext:value-type="float">
            <text:p>226</text:p>
          </table:table-cell>
          <table:table-cell office:value-type="float" office:value="151.657797981878" calcext:value-type="float">
            <text:p>151,7</text:p>
          </table:table-cell>
          <table:table-cell office:value-type="float" office:value="65.2484206671026" calcext:value-type="float">
            <text:p>65,2</text:p>
          </table:table-cell>
          <table:table-cell office:value-type="float" office:value="28.3687703934821" calcext:value-type="float">
            <text:p>28,3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00]&lt;=30; &quot;18-30&quot;; IF([.C900]&lt;=45; &quot;31-45&quot;; IF([.C90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uis William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175.451765183006" calcext:value-type="float">
            <text:p>175,5</text:p>
          </table:table-cell>
          <table:table-cell office:value-type="float" office:value="61.7539550455848" calcext:value-type="float">
            <text:p>61,8</text:p>
          </table:table-cell>
          <table:table-cell office:value-type="float" office:value="20.0608482848254" calcext:value-type="float">
            <text:p>20,0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01]&lt;=30; &quot;18-30&quot;; IF([.C901]&lt;=45; &quot;31-45&quot;; IF([.C90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Mccan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08" calcext:value-type="float">
            <text:p>208</text:p>
          </table:table-cell>
          <table:table-cell office:value-type="float" office:value="186.831382685007" calcext:value-type="float">
            <text:p>186,8</text:p>
          </table:table-cell>
          <table:table-cell office:value-type="float" office:value="77.2855455172846" calcext:value-type="float">
            <text:p>77,3</text:p>
          </table:table-cell>
          <table:table-cell office:value-type="float" office:value="22.141070813043" calcext:value-type="float">
            <text:p>22,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02]&lt;=30; &quot;18-30&quot;; IF([.C902]&lt;=45; &quot;31-45&quot;; IF([.C9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Crawford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191" calcext:value-type="float">
            <text:p>191</text:p>
          </table:table-cell>
          <table:table-cell office:value-type="float" office:value="170.162258857965" calcext:value-type="float">
            <text:p>170,2</text:p>
          </table:table-cell>
          <table:table-cell office:value-type="float" office:value="86.0925835902205" calcext:value-type="float">
            <text:p>86,1</text:p>
          </table:table-cell>
          <table:table-cell office:value-type="float" office:value="29.7330360074095" calcext:value-type="float">
            <text:p>29,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03]&lt;=30; &quot;18-30&quot;; IF([.C903]&lt;=45; &quot;31-45&quot;; IF([.C90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ma Meyer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196.153078630189" calcext:value-type="float">
            <text:p>196,2</text:p>
          </table:table-cell>
          <table:table-cell office:value-type="float" office:value="50.3832966159686" calcext:value-type="float">
            <text:p>50,4</text:p>
          </table:table-cell>
          <table:table-cell office:value-type="float" office:value="13.0947232031505" calcext:value-type="float">
            <text:p>13,0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04]&lt;=30; &quot;18-30&quot;; IF([.C904]&lt;=45; &quot;31-45&quot;; IF([.C90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a Dixo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195" calcext:value-type="float">
            <text:p>195</text:p>
          </table:table-cell>
          <table:table-cell office:value-type="float" office:value="199.148202854315" calcext:value-type="float">
            <text:p>199,1</text:p>
          </table:table-cell>
          <table:table-cell office:value-type="float" office:value="56.9074916765103" calcext:value-type="float">
            <text:p>56,9</text:p>
          </table:table-cell>
          <table:table-cell office:value-type="float" office:value="14.3488356184171" calcext:value-type="float">
            <text:p>14,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05]&lt;=30; &quot;18-30&quot;; IF([.C905]&lt;=45; &quot;31-45&quot;; IF([.C90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Richards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160.486034988211" calcext:value-type="float">
            <text:p>160,5</text:p>
          </table:table-cell>
          <table:table-cell office:value-type="float" office:value="80.0880943806664" calcext:value-type="float">
            <text:p>80,1</text:p>
          </table:table-cell>
          <table:table-cell office:value-type="float" office:value="31.0952079413021" calcext:value-type="float">
            <text:p>31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06]&lt;=30; &quot;18-30&quot;; IF([.C906]&lt;=45; &quot;31-45&quot;; IF([.C90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Burges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180.644052979117" calcext:value-type="float">
            <text:p>180,6</text:p>
          </table:table-cell>
          <table:table-cell office:value-type="float" office:value="64.04267009359" calcext:value-type="float">
            <text:p>64,0</text:p>
          </table:table-cell>
          <table:table-cell office:value-type="float" office:value="19.6255615944908" calcext:value-type="float">
            <text:p>19,6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07]&lt;=30; &quot;18-30&quot;; IF([.C907]&lt;=45; &quot;31-45&quot;; IF([.C90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James DD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office:value-type="float" office:value="198.812323969132" calcext:value-type="float">
            <text:p>198,8</text:p>
          </table:table-cell>
          <table:table-cell office:value-type="float" office:value="98.7310793740205" calcext:value-type="float">
            <text:p>98,7</text:p>
          </table:table-cell>
          <table:table-cell office:value-type="float" office:value="24.9785532810148" calcext:value-type="float">
            <text:p>24,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08]&lt;=30; &quot;18-30&quot;; IF([.C908]&lt;=45; &quot;31-45&quot;; IF([.C90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ardo Miranda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199.613659543369" calcext:value-type="float">
            <text:p>199,6</text:p>
          </table:table-cell>
          <table:table-cell office:value-type="float" office:value="89.6541908752206" calcext:value-type="float">
            <text:p>89,7</text:p>
          </table:table-cell>
          <table:table-cell office:value-type="float" office:value="22.5003918759015" calcext:value-type="float">
            <text:p>22,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09]&lt;=30; &quot;18-30&quot;; IF([.C909]&lt;=45; &quot;31-45&quot;; IF([.C90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Gonzalez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float" office:value="176.555896974688" calcext:value-type="float">
            <text:p>176,6</text:p>
          </table:table-cell>
          <table:table-cell office:value-type="float" office:value="95.5857787301246" calcext:value-type="float">
            <text:p>95,6</text:p>
          </table:table-cell>
          <table:table-cell office:value-type="float" office:value="30.6640014989999" calcext:value-type="float">
            <text:p>30,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10]&lt;=30; &quot;18-30&quot;; IF([.C910]&lt;=45; &quot;31-45&quot;; IF([.C91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e Bell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194.487775964426" calcext:value-type="float">
            <text:p>194,5</text:p>
          </table:table-cell>
          <table:table-cell office:value-type="float" office:value="61.8455750033613" calcext:value-type="float">
            <text:p>61,8</text:p>
          </table:table-cell>
          <table:table-cell office:value-type="float" office:value="16.350235470556" calcext:value-type="float">
            <text:p>16,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11]&lt;=30; &quot;18-30&quot;; IF([.C911]&lt;=45; &quot;31-45&quot;; IF([.C91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ra Lam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55.281297127202" calcext:value-type="float">
            <text:p>155,3</text:p>
          </table:table-cell>
          <table:table-cell office:value-type="float" office:value="95.502566070239" calcext:value-type="float">
            <text:p>95,5</text:p>
          </table:table-cell>
          <table:table-cell office:value-type="float" office:value="39.6074370274372" calcext:value-type="float">
            <text:p>39,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12]&lt;=30; &quot;18-30&quot;; IF([.C912]&lt;=45; &quot;31-45&quot;; IF([.C91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Collin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172.665969143844" calcext:value-type="float">
            <text:p>172,7</text:p>
          </table:table-cell>
          <table:table-cell office:value-type="float" office:value="67.0941137971261" calcext:value-type="float">
            <text:p>67,1</text:p>
          </table:table-cell>
          <table:table-cell office:value-type="float" office:value="22.5045803928968" calcext:value-type="float">
            <text:p>22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13]&lt;=30; &quot;18-30&quot;; IF([.C913]&lt;=45; &quot;31-45&quot;; IF([.C91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Tat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float" office:value="156.775537221988" calcext:value-type="float">
            <text:p>156,8</text:p>
          </table:table-cell>
          <table:table-cell office:value-type="float" office:value="71.8072256592467" calcext:value-type="float">
            <text:p>71,8</text:p>
          </table:table-cell>
          <table:table-cell office:value-type="float" office:value="29.2153808674166" calcext:value-type="float">
            <text:p>29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14]&lt;=30; &quot;18-30&quot;; IF([.C914]&lt;=45; &quot;31-45&quot;; IF([.C91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cca Golden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219" calcext:value-type="float">
            <text:p>219</text:p>
          </table:table-cell>
          <table:table-cell office:value-type="float" office:value="172.233378014528" calcext:value-type="float">
            <text:p>172,2</text:p>
          </table:table-cell>
          <table:table-cell office:value-type="float" office:value="63.8575341310751" calcext:value-type="float">
            <text:p>63,9</text:p>
          </table:table-cell>
          <table:table-cell office:value-type="float" office:value="21.5267023168154" calcext:value-type="float">
            <text:p>21,5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15]&lt;=30; &quot;18-30&quot;; IF([.C915]&lt;=45; &quot;31-45&quot;; IF([.C91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Le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156" calcext:value-type="float">
            <text:p>156</text:p>
          </table:table-cell>
          <table:table-cell office:value-type="float" office:value="151.309889741209" calcext:value-type="float">
            <text:p>151,3</text:p>
          </table:table-cell>
          <table:table-cell office:value-type="float" office:value="68.3613667069398" calcext:value-type="float">
            <text:p>68,4</text:p>
          </table:table-cell>
          <table:table-cell office:value-type="float" office:value="29.8590583248928" calcext:value-type="float">
            <text:p>29,8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16]&lt;=30; &quot;18-30&quot;; IF([.C916]&lt;=45; &quot;31-45&quot;; IF([.C91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Pineda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199.606831972453" calcext:value-type="float">
            <text:p>199,6</text:p>
          </table:table-cell>
          <table:table-cell office:value-type="float" office:value="61.7235536689465" calcext:value-type="float">
            <text:p>61,7</text:p>
          </table:table-cell>
          <table:table-cell office:value-type="float" office:value="15.4917371062066" calcext:value-type="float">
            <text:p>15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17]&lt;=30; &quot;18-30&quot;; IF([.C917]&lt;=45; &quot;31-45&quot;; IF([.C91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ynthia Marks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91" calcext:value-type="float">
            <text:p>191</text:p>
          </table:table-cell>
          <table:table-cell office:value-type="float" office:value="159.149291005878" calcext:value-type="float">
            <text:p>159,1</text:p>
          </table:table-cell>
          <table:table-cell office:value-type="float" office:value="73.6208169705714" calcext:value-type="float">
            <text:p>73,6</text:p>
          </table:table-cell>
          <table:table-cell office:value-type="float" office:value="29.0663980067438" calcext:value-type="float">
            <text:p>29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18]&lt;=30; &quot;18-30&quot;; IF([.C918]&lt;=45; &quot;31-45&quot;; IF([.C9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anette Banks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171.667339048092" calcext:value-type="float">
            <text:p>171,7</text:p>
          </table:table-cell>
          <table:table-cell office:value-type="float" office:value="92.85211434349" calcext:value-type="float">
            <text:p>92,9</text:p>
          </table:table-cell>
          <table:table-cell office:value-type="float" office:value="31.5076815103415" calcext:value-type="float">
            <text:p>31,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19]&lt;=30; &quot;18-30&quot;; IF([.C919]&lt;=45; &quot;31-45&quot;; IF([.C91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Garriso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181.948428449948" calcext:value-type="float">
            <text:p>181,9</text:p>
          </table:table-cell>
          <table:table-cell office:value-type="float" office:value="84.0932427569315" calcext:value-type="float">
            <text:p>84,1</text:p>
          </table:table-cell>
          <table:table-cell office:value-type="float" office:value="25.4017994116608" calcext:value-type="float">
            <text:p>25,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20]&lt;=30; &quot;18-30&quot;; IF([.C920]&lt;=45; &quot;31-45&quot;; IF([.C9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Lev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195.471475859761" calcext:value-type="float">
            <text:p>195,5</text:p>
          </table:table-cell>
          <table:table-cell office:value-type="float" office:value="76.1051550697856" calcext:value-type="float">
            <text:p>76,1</text:p>
          </table:table-cell>
          <table:table-cell office:value-type="float" office:value="19.918071690458" calcext:value-type="float">
            <text:p>19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21]&lt;=30; &quot;18-30&quot;; IF([.C921]&lt;=45; &quot;31-45&quot;; IF([.C92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Williamson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  <table:table-cell office:value-type="float" office:value="153.678506696968" calcext:value-type="float">
            <text:p>153,7</text:p>
          </table:table-cell>
          <table:table-cell office:value-type="float" office:value="66.0369010838266" calcext:value-type="float">
            <text:p>66,0</text:p>
          </table:table-cell>
          <table:table-cell office:value-type="float" office:value="27.9614971534537" calcext:value-type="float">
            <text:p>27,9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22]&lt;=30; &quot;18-30&quot;; IF([.C922]&lt;=45; &quot;31-45&quot;; IF([.C92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Bradley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office:value-type="float" office:value="170.472985508248" calcext:value-type="float">
            <text:p>170,5</text:p>
          </table:table-cell>
          <table:table-cell office:value-type="float" office:value="82.7006895454932" calcext:value-type="float">
            <text:p>82,7</text:p>
          </table:table-cell>
          <table:table-cell office:value-type="float" office:value="28.4575820391427" calcext:value-type="float">
            <text:p>28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23]&lt;=30; &quot;18-30&quot;; IF([.C923]&lt;=45; &quot;31-45&quot;; IF([.C92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garet Evan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office:value-type="float" office:value="166.101222324544" calcext:value-type="float">
            <text:p>166,1</text:p>
          </table:table-cell>
          <table:table-cell office:value-type="float" office:value="65.0736107415209" calcext:value-type="float">
            <text:p>65,1</text:p>
          </table:table-cell>
          <table:table-cell office:value-type="float" office:value="23.5862690533317" calcext:value-type="float">
            <text:p>23,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24]&lt;=30; &quot;18-30&quot;; IF([.C924]&lt;=45; &quot;31-45&quot;; IF([.C92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mela Cox M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216" calcext:value-type="float">
            <text:p>216</text:p>
          </table:table-cell>
          <table:table-cell office:value-type="float" office:value="164.500762175159" calcext:value-type="float">
            <text:p>164,5</text:p>
          </table:table-cell>
          <table:table-cell office:value-type="float" office:value="73.8393347194068" calcext:value-type="float">
            <text:p>73,8</text:p>
          </table:table-cell>
          <table:table-cell office:value-type="float" office:value="27.2867584323866" calcext:value-type="float">
            <text:p>27,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25]&lt;=30; &quot;18-30&quot;; IF([.C925]&lt;=45; &quot;31-45&quot;; IF([.C92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rraine Fox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198.650801159673" calcext:value-type="float">
            <text:p>198,7</text:p>
          </table:table-cell>
          <table:table-cell office:value-type="float" office:value="98.8258086153515" calcext:value-type="float">
            <text:p>98,8</text:p>
          </table:table-cell>
          <table:table-cell office:value-type="float" office:value="25.0431949733187" calcext:value-type="float">
            <text:p>25,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26]&lt;=30; &quot;18-30&quot;; IF([.C926]&lt;=45; &quot;31-45&quot;; IF([.C92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Pitt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164.537361690149" calcext:value-type="float">
            <text:p>164,5</text:p>
          </table:table-cell>
          <table:table-cell office:value-type="float" office:value="68.4668607156715" calcext:value-type="float">
            <text:p>68,5</text:p>
          </table:table-cell>
          <table:table-cell office:value-type="float" office:value="25.2901471887633" calcext:value-type="float">
            <text:p>25,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27]&lt;=30; &quot;18-30&quot;; IF([.C927]&lt;=45; &quot;31-45&quot;; IF([.C92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ary Ruiz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180.955910306118" calcext:value-type="float">
            <text:p>181,0</text:p>
          </table:table-cell>
          <table:table-cell office:value-type="float" office:value="53.4417469559277" calcext:value-type="float">
            <text:p>53,4</text:p>
          </table:table-cell>
          <table:table-cell office:value-type="float" office:value="16.3205616939569" calcext:value-type="float">
            <text:p>16,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28]&lt;=30; &quot;18-30&quot;; IF([.C928]&lt;=45; &quot;31-45&quot;; IF([.C92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omas Underwood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office:value-type="float" office:value="186.586328878191" calcext:value-type="float">
            <text:p>186,6</text:p>
          </table:table-cell>
          <table:table-cell office:value-type="float" office:value="94.3526791814525" calcext:value-type="float">
            <text:p>94,4</text:p>
          </table:table-cell>
          <table:table-cell office:value-type="float" office:value="27.1015791326525" calcext:value-type="float">
            <text:p>27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29]&lt;=30; &quot;18-30&quot;; IF([.C929]&lt;=45; &quot;31-45&quot;; IF([.C92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Ander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82.491226280866" calcext:value-type="float">
            <text:p>182,5</text:p>
          </table:table-cell>
          <table:table-cell office:value-type="float" office:value="51.7818248846001" calcext:value-type="float">
            <text:p>51,8</text:p>
          </table:table-cell>
          <table:table-cell office:value-type="float" office:value="15.5486745232727" calcext:value-type="float">
            <text:p>15,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0]&lt;=30; &quot;18-30&quot;; IF([.C930]&lt;=45; &quot;31-45&quot;; IF([.C93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lison Lindsey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office:value-type="float" office:value="189.382125824316" calcext:value-type="float">
            <text:p>189,4</text:p>
          </table:table-cell>
          <table:table-cell office:value-type="float" office:value="93.6910650908027" calcext:value-type="float">
            <text:p>93,7</text:p>
          </table:table-cell>
          <table:table-cell office:value-type="float" office:value="26.1228286453462" calcext:value-type="float">
            <text:p>26,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31]&lt;=30; &quot;18-30&quot;; IF([.C931]&lt;=45; &quot;31-45&quot;; IF([.C93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Morr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163.856184840306" calcext:value-type="float">
            <text:p>163,9</text:p>
          </table:table-cell>
          <table:table-cell office:value-type="float" office:value="62.9603864222537" calcext:value-type="float">
            <text:p>63,0</text:p>
          </table:table-cell>
          <table:table-cell office:value-type="float" office:value="23.4499384663826" calcext:value-type="float">
            <text:p>23,4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2]&lt;=30; &quot;18-30&quot;; IF([.C932]&lt;=45; &quot;31-45&quot;; IF([.C93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anie Bent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float" office:value="186.803442399402" calcext:value-type="float">
            <text:p>186,8</text:p>
          </table:table-cell>
          <table:table-cell office:value-type="float" office:value="89.249889677939" calcext:value-type="float">
            <text:p>89,2</text:p>
          </table:table-cell>
          <table:table-cell office:value-type="float" office:value="25.576312975467" calcext:value-type="float">
            <text:p>25,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3]&lt;=30; &quot;18-30&quot;; IF([.C933]&lt;=45; &quot;31-45&quot;; IF([.C93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urtis Love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62.580674965376" calcext:value-type="float">
            <text:p>162,6</text:p>
          </table:table-cell>
          <table:table-cell office:value-type="float" office:value="84.7624184717587" calcext:value-type="float">
            <text:p>84,8</text:p>
          </table:table-cell>
          <table:table-cell office:value-type="float" office:value="32.0675289297871" calcext:value-type="float">
            <text:p>32,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34]&lt;=30; &quot;18-30&quot;; IF([.C934]&lt;=45; &quot;31-45&quot;; IF([.C9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nuel Ruiz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77" calcext:value-type="float">
            <text:p>177</text:p>
          </table:table-cell>
          <table:table-cell office:value-type="float" office:value="182.220891594891" calcext:value-type="float">
            <text:p>182,2</text:p>
          </table:table-cell>
          <table:table-cell office:value-type="float" office:value="50.1818680240117" calcext:value-type="float">
            <text:p>50,2</text:p>
          </table:table-cell>
          <table:table-cell office:value-type="float" office:value="15.1129932843003" calcext:value-type="float">
            <text:p>15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5]&lt;=30; &quot;18-30&quot;; IF([.C935]&lt;=45; &quot;31-45&quot;; IF([.C93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annah Stevens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office:value-type="float" office:value="195.975851049483" calcext:value-type="float">
            <text:p>196,0</text:p>
          </table:table-cell>
          <table:table-cell office:value-type="float" office:value="68.7499201818628" calcext:value-type="float">
            <text:p>68,7</text:p>
          </table:table-cell>
          <table:table-cell office:value-type="float" office:value="17.9005790612537" calcext:value-type="float">
            <text:p>17,9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36]&lt;=30; &quot;18-30&quot;; IF([.C936]&lt;=45; &quot;31-45&quot;; IF([.C9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Ros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184" calcext:value-type="float">
            <text:p>184</text:p>
          </table:table-cell>
          <table:table-cell office:value-type="float" office:value="164.256202187923" calcext:value-type="float">
            <text:p>164,3</text:p>
          </table:table-cell>
          <table:table-cell office:value-type="float" office:value="51.713651889149" calcext:value-type="float">
            <text:p>51,7</text:p>
          </table:table-cell>
          <table:table-cell office:value-type="float" office:value="19.1673314669646" calcext:value-type="float">
            <text:p>19,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37]&lt;=30; &quot;18-30&quot;; IF([.C937]&lt;=45; &quot;31-45&quot;; IF([.C93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Jacks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209" calcext:value-type="float">
            <text:p>209</text:p>
          </table:table-cell>
          <table:table-cell office:value-type="float" office:value="150.526006619891" calcext:value-type="float">
            <text:p>150,5</text:p>
          </table:table-cell>
          <table:table-cell office:value-type="float" office:value="57.1446438879124" calcext:value-type="float">
            <text:p>57,1</text:p>
          </table:table-cell>
          <table:table-cell office:value-type="float" office:value="25.2204278760267" calcext:value-type="float">
            <text:p>25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38]&lt;=30; &quot;18-30&quot;; IF([.C938]&lt;=45; &quot;31-45&quot;; IF([.C93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hitney Carter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188.730669509022" calcext:value-type="float">
            <text:p>188,7</text:p>
          </table:table-cell>
          <table:table-cell office:value-type="float" office:value="89.5285822145311" calcext:value-type="float">
            <text:p>89,5</text:p>
          </table:table-cell>
          <table:table-cell office:value-type="float" office:value="25.1348759366455" calcext:value-type="float">
            <text:p>25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9]&lt;=30; &quot;18-30&quot;; IF([.C939]&lt;=45; &quot;31-45&quot;; IF([.C93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Daniels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float" office:value="185.253287251072" calcext:value-type="float">
            <text:p>185,3</text:p>
          </table:table-cell>
          <table:table-cell office:value-type="float" office:value="94.0913874723647" calcext:value-type="float">
            <text:p>94,1</text:p>
          </table:table-cell>
          <table:table-cell office:value-type="float" office:value="27.4168797006615" calcext:value-type="float">
            <text:p>27,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40]&lt;=30; &quot;18-30&quot;; IF([.C940]&lt;=45; &quot;31-45&quot;; IF([.C9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Harris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65.760674190203" calcext:value-type="float">
            <text:p>165,8</text:p>
          </table:table-cell>
          <table:table-cell office:value-type="float" office:value="64.2604420676173" calcext:value-type="float">
            <text:p>64,3</text:p>
          </table:table-cell>
          <table:table-cell office:value-type="float" office:value="23.3873330311328" calcext:value-type="float">
            <text:p>23,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41]&lt;=30; &quot;18-30&quot;; IF([.C941]&lt;=45; &quot;31-45&quot;; IF([.C94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rri Anderso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07" calcext:value-type="float">
            <text:p>207</text:p>
          </table:table-cell>
          <table:table-cell office:value-type="float" office:value="192.525685650308" calcext:value-type="float">
            <text:p>192,5</text:p>
          </table:table-cell>
          <table:table-cell office:value-type="float" office:value="95.327921450124" calcext:value-type="float">
            <text:p>95,3</text:p>
          </table:table-cell>
          <table:table-cell office:value-type="float" office:value="25.7183300954809" calcext:value-type="float">
            <text:p>25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42]&lt;=30; &quot;18-30&quot;; IF([.C942]&lt;=45; &quot;31-45&quot;; IF([.C94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Rogers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198.380231122502" calcext:value-type="float">
            <text:p>198,4</text:p>
          </table:table-cell>
          <table:table-cell office:value-type="float" office:value="67.3047886436785" calcext:value-type="float">
            <text:p>67,3</text:p>
          </table:table-cell>
          <table:table-cell office:value-type="float" office:value="17.1020897399656" calcext:value-type="float">
            <text:p>17,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43]&lt;=30; &quot;18-30&quot;; IF([.C943]&lt;=45; &quot;31-45&quot;; IF([.C9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ndy Park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188.467319207192" calcext:value-type="float">
            <text:p>188,5</text:p>
          </table:table-cell>
          <table:table-cell office:value-type="float" office:value="72.1936683089741" calcext:value-type="float">
            <text:p>72,2</text:p>
          </table:table-cell>
          <table:table-cell office:value-type="float" office:value="20.3248338263595" calcext:value-type="float">
            <text:p>20,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44]&lt;=30; &quot;18-30&quot;; IF([.C944]&lt;=45; &quot;31-45&quot;; IF([.C94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bigail Torr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199" calcext:value-type="float">
            <text:p>199</text:p>
          </table:table-cell>
          <table:table-cell office:value-type="float" office:value="179.127813912713" calcext:value-type="float">
            <text:p>179,1</text:p>
          </table:table-cell>
          <table:table-cell office:value-type="float" office:value="70.0834014331968" calcext:value-type="float">
            <text:p>70,1</text:p>
          </table:table-cell>
          <table:table-cell office:value-type="float" office:value="21.8418349102338" calcext:value-type="float">
            <text:p>21,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45]&lt;=30; &quot;18-30&quot;; IF([.C945]&lt;=45; &quot;31-45&quot;; IF([.C94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King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84.119938827557" calcext:value-type="float">
            <text:p>184,1</text:p>
          </table:table-cell>
          <table:table-cell office:value-type="float" office:value="97.6777388511569" calcext:value-type="float">
            <text:p>97,7</text:p>
          </table:table-cell>
          <table:table-cell office:value-type="float" office:value="28.8133632010262" calcext:value-type="float">
            <text:p>28,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46]&lt;=30; &quot;18-30&quot;; IF([.C946]&lt;=45; &quot;31-45&quot;; IF([.C94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Smith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 office:value-type="float" office:value="156.359983760618" calcext:value-type="float">
            <text:p>156,4</text:p>
          </table:table-cell>
          <table:table-cell office:value-type="float" office:value="90.8413431492056" calcext:value-type="float">
            <text:p>90,8</text:p>
          </table:table-cell>
          <table:table-cell office:value-type="float" office:value="37.1562874148789" calcext:value-type="float">
            <text:p>37,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47]&lt;=30; &quot;18-30&quot;; IF([.C947]&lt;=45; &quot;31-45&quot;; IF([.C94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cca Thomas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office:value-type="float" office:value="199.304987437717" calcext:value-type="float">
            <text:p>199,3</text:p>
          </table:table-cell>
          <table:table-cell office:value-type="float" office:value="65.3620843810803" calcext:value-type="float">
            <text:p>65,4</text:p>
          </table:table-cell>
          <table:table-cell office:value-type="float" office:value="16.4546845119292" calcext:value-type="float">
            <text:p>16,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48]&lt;=30; &quot;18-30&quot;; IF([.C948]&lt;=45; &quot;31-45&quot;; IF([.C9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e Merritt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office:value-type="float" office:value="161.18429065757" calcext:value-type="float">
            <text:p>161,2</text:p>
          </table:table-cell>
          <table:table-cell office:value-type="float" office:value="83.5409957036391" calcext:value-type="float">
            <text:p>83,5</text:p>
          </table:table-cell>
          <table:table-cell office:value-type="float" office:value="32.1554226679593" calcext:value-type="float">
            <text:p>32,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49]&lt;=30; &quot;18-30&quot;; IF([.C949]&lt;=45; &quot;31-45&quot;; IF([.C94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Stone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office:value-type="float" office:value="182.517901912532" calcext:value-type="float">
            <text:p>182,5</text:p>
          </table:table-cell>
          <table:table-cell office:value-type="float" office:value="84.8293328480371" calcext:value-type="float">
            <text:p>84,8</text:p>
          </table:table-cell>
          <table:table-cell office:value-type="float" office:value="25.4644978118816" calcext:value-type="float">
            <text:p>25,4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0]&lt;=30; &quot;18-30&quot;; IF([.C950]&lt;=45; &quot;31-45&quot;; IF([.C95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alerie Garcia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207" calcext:value-type="float">
            <text:p>207</text:p>
          </table:table-cell>
          <table:table-cell office:value-type="float" office:value="160.981407410829" calcext:value-type="float">
            <text:p>161,0</text:p>
          </table:table-cell>
          <table:table-cell office:value-type="float" office:value="58.2525869809257" calcext:value-type="float">
            <text:p>58,3</text:p>
          </table:table-cell>
          <table:table-cell office:value-type="float" office:value="22.4783162505625" calcext:value-type="float">
            <text:p>22,4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51]&lt;=30; &quot;18-30&quot;; IF([.C951]&lt;=45; &quot;31-45&quot;; IF([.C95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itlyn Evan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193" calcext:value-type="float">
            <text:p>193</text:p>
          </table:table-cell>
          <table:table-cell office:value-type="float" office:value="174.07837840497" calcext:value-type="float">
            <text:p>174,1</text:p>
          </table:table-cell>
          <table:table-cell office:value-type="float" office:value="71.5434630762004" calcext:value-type="float">
            <text:p>71,5</text:p>
          </table:table-cell>
          <table:table-cell office:value-type="float" office:value="23.609146851497" calcext:value-type="float">
            <text:p>23,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2]&lt;=30; &quot;18-30&quot;; IF([.C952]&lt;=45; &quot;31-45&quot;; IF([.C95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g Carpenter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94.799842522241" calcext:value-type="float">
            <text:p>194,8</text:p>
          </table:table-cell>
          <table:table-cell office:value-type="float" office:value="91.7849537748604" calcext:value-type="float">
            <text:p>91,8</text:p>
          </table:table-cell>
          <table:table-cell office:value-type="float" office:value="24.1876842500257" calcext:value-type="float">
            <text:p>24,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53]&lt;=30; &quot;18-30&quot;; IF([.C953]&lt;=45; &quot;31-45&quot;; IF([.C95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leen Rowland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206" calcext:value-type="float">
            <text:p>206</text:p>
          </table:table-cell>
          <table:table-cell office:value-type="float" office:value="188.642046524714" calcext:value-type="float">
            <text:p>188,6</text:p>
          </table:table-cell>
          <table:table-cell office:value-type="float" office:value="78.8167854549386" calcext:value-type="float">
            <text:p>78,8</text:p>
          </table:table-cell>
          <table:table-cell office:value-type="float" office:value="22.1483674261242" calcext:value-type="float">
            <text:p>22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4]&lt;=30; &quot;18-30&quot;; IF([.C954]&lt;=45; &quot;31-45&quot;; IF([.C95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ank Burt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176.054301733329" calcext:value-type="float">
            <text:p>176,1</text:p>
          </table:table-cell>
          <table:table-cell office:value-type="float" office:value="74.7539838743541" calcext:value-type="float">
            <text:p>74,8</text:p>
          </table:table-cell>
          <table:table-cell office:value-type="float" office:value="24.1179871949946" calcext:value-type="float">
            <text:p>24,1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5]&lt;=30; &quot;18-30&quot;; IF([.C955]&lt;=45; &quot;31-45&quot;; IF([.C95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chel Jenkins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213" calcext:value-type="float">
            <text:p>213</text:p>
          </table:table-cell>
          <table:table-cell office:value-type="float" office:value="173.802612588052" calcext:value-type="float">
            <text:p>173,8</text:p>
          </table:table-cell>
          <table:table-cell office:value-type="float" office:value="73.9108952719245" calcext:value-type="float">
            <text:p>73,9</text:p>
          </table:table-cell>
          <table:table-cell office:value-type="float" office:value="24.4678529619426" calcext:value-type="float">
            <text:p>24,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6]&lt;=30; &quot;18-30&quot;; IF([.C956]&lt;=45; &quot;31-45&quot;; IF([.C95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minique Morg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198" calcext:value-type="float">
            <text:p>198</text:p>
          </table:table-cell>
          <table:table-cell office:value-type="float" office:value="165.336737694676" calcext:value-type="float">
            <text:p>165,3</text:p>
          </table:table-cell>
          <table:table-cell office:value-type="float" office:value="52.9475328614712" calcext:value-type="float">
            <text:p>52,9</text:p>
          </table:table-cell>
          <table:table-cell office:value-type="float" office:value="19.3689911262489" calcext:value-type="float">
            <text:p>19,3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57]&lt;=30; &quot;18-30&quot;; IF([.C957]&lt;=45; &quot;31-45&quot;; IF([.C95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anessa Johnson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209" calcext:value-type="float">
            <text:p>209</text:p>
          </table:table-cell>
          <table:table-cell office:value-type="float" office:value="155.030752345189" calcext:value-type="float">
            <text:p>155,0</text:p>
          </table:table-cell>
          <table:table-cell office:value-type="float" office:value="97.6520980947451" calcext:value-type="float">
            <text:p>97,7</text:p>
          </table:table-cell>
          <table:table-cell office:value-type="float" office:value="40.6299108578531" calcext:value-type="float">
            <text:p>40,6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8]&lt;=30; &quot;18-30&quot;; IF([.C958]&lt;=45; &quot;31-45&quot;; IF([.C95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Valdez MD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67.321309033971" calcext:value-type="float">
            <text:p>167,3</text:p>
          </table:table-cell>
          <table:table-cell office:value-type="float" office:value="54.0143727382157" calcext:value-type="float">
            <text:p>54,0</text:p>
          </table:table-cell>
          <table:table-cell office:value-type="float" office:value="19.2933138797093" calcext:value-type="float">
            <text:p>19,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59]&lt;=30; &quot;18-30&quot;; IF([.C959]&lt;=45; &quot;31-45&quot;; IF([.C9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ette Shaw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207" calcext:value-type="float">
            <text:p>207</text:p>
          </table:table-cell>
          <table:table-cell office:value-type="float" office:value="180.219199294609" calcext:value-type="float">
            <text:p>180,2</text:p>
          </table:table-cell>
          <table:table-cell office:value-type="float" office:value="51.9466954379863" calcext:value-type="float">
            <text:p>51,9</text:p>
          </table:table-cell>
          <table:table-cell office:value-type="float" office:value="15.993952936559" calcext:value-type="float">
            <text:p>15,9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0]&lt;=30; &quot;18-30&quot;; IF([.C960]&lt;=45; &quot;31-45&quot;; IF([.C96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a Hickma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222" calcext:value-type="float">
            <text:p>222</text:p>
          </table:table-cell>
          <table:table-cell office:value-type="float" office:value="199.560502636347" calcext:value-type="float">
            <text:p>199,6</text:p>
          </table:table-cell>
          <table:table-cell office:value-type="float" office:value="94.9674707153183" calcext:value-type="float">
            <text:p>95,0</text:p>
          </table:table-cell>
          <table:table-cell office:value-type="float" office:value="23.8465575166434" calcext:value-type="float">
            <text:p>23,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1]&lt;=30; &quot;18-30&quot;; IF([.C961]&lt;=45; &quot;31-45&quot;; IF([.C96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Bender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97.297706311618" calcext:value-type="float">
            <text:p>197,3</text:p>
          </table:table-cell>
          <table:table-cell office:value-type="float" office:value="88.3749664609912" calcext:value-type="float">
            <text:p>88,4</text:p>
          </table:table-cell>
          <table:table-cell office:value-type="float" office:value="22.7031014187661" calcext:value-type="float">
            <text:p>22,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2]&lt;=30; &quot;18-30&quot;; IF([.C962]&lt;=45; &quot;31-45&quot;; IF([.C96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icia Wall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154.424630877631" calcext:value-type="float">
            <text:p>154,4</text:p>
          </table:table-cell>
          <table:table-cell office:value-type="float" office:value="52.5816270739308" calcext:value-type="float">
            <text:p>52,6</text:p>
          </table:table-cell>
          <table:table-cell office:value-type="float" office:value="22.0496081988472" calcext:value-type="float">
            <text:p>22,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63]&lt;=30; &quot;18-30&quot;; IF([.C963]&lt;=45; &quot;31-45&quot;; IF([.C96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Cervantes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86" calcext:value-type="float">
            <text:p>186</text:p>
          </table:table-cell>
          <table:table-cell office:value-type="float" office:value="152.731701008804" calcext:value-type="float">
            <text:p>152,7</text:p>
          </table:table-cell>
          <table:table-cell office:value-type="float" office:value="88.8353997659952" calcext:value-type="float">
            <text:p>88,8</text:p>
          </table:table-cell>
          <table:table-cell office:value-type="float" office:value="38.0826958116791" calcext:value-type="float">
            <text:p>38,0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64]&lt;=30; &quot;18-30&quot;; IF([.C964]&lt;=45; &quot;31-45&quot;; IF([.C96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rlos Mccarty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160.776545245016" calcext:value-type="float">
            <text:p>160,8</text:p>
          </table:table-cell>
          <table:table-cell office:value-type="float" office:value="87.486091102159" calcext:value-type="float">
            <text:p>87,5</text:p>
          </table:table-cell>
          <table:table-cell office:value-type="float" office:value="33.8449306011695" calcext:value-type="float">
            <text:p>33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65]&lt;=30; &quot;18-30&quot;; IF([.C965]&lt;=45; &quot;31-45&quot;; IF([.C96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Spencer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30" calcext:value-type="float">
            <text:p>230</text:p>
          </table:table-cell>
          <table:table-cell office:value-type="float" office:value="196.246654683779" calcext:value-type="float">
            <text:p>196,2</text:p>
          </table:table-cell>
          <table:table-cell office:value-type="float" office:value="55.3991257731227" calcext:value-type="float">
            <text:p>55,4</text:p>
          </table:table-cell>
          <table:table-cell office:value-type="float" office:value="14.3846197762889" calcext:value-type="float">
            <text:p>14,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66]&lt;=30; &quot;18-30&quot;; IF([.C966]&lt;=45; &quot;31-45&quot;; IF([.C96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 Te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186.597354726711" calcext:value-type="float">
            <text:p>186,6</text:p>
          </table:table-cell>
          <table:table-cell office:value-type="float" office:value="82.4576023470461" calcext:value-type="float">
            <text:p>82,5</text:p>
          </table:table-cell>
          <table:table-cell office:value-type="float" office:value="23.6820741740298" calcext:value-type="float">
            <text:p>23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7]&lt;=30; &quot;18-30&quot;; IF([.C967]&lt;=45; &quot;31-45&quot;; IF([.C96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Young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office:value-type="float" office:value="183.345810000145" calcext:value-type="float">
            <text:p>183,3</text:p>
          </table:table-cell>
          <table:table-cell office:value-type="float" office:value="78.1028207390196" calcext:value-type="float">
            <text:p>78,1</text:p>
          </table:table-cell>
          <table:table-cell office:value-type="float" office:value="23.2340403927423" calcext:value-type="float">
            <text:p>23,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68]&lt;=30; &quot;18-30&quot;; IF([.C968]&lt;=45; &quot;31-45&quot;; IF([.C96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Smit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156.65315362325" calcext:value-type="float">
            <text:p>156,7</text:p>
          </table:table-cell>
          <table:table-cell office:value-type="float" office:value="55.7211669242232" calcext:value-type="float">
            <text:p>55,7</text:p>
          </table:table-cell>
          <table:table-cell office:value-type="float" office:value="22.7060671843667" calcext:value-type="float">
            <text:p>22,7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69]&lt;=30; &quot;18-30&quot;; IF([.C969]&lt;=45; &quot;31-45&quot;; IF([.C9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House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office:value-type="float" office:value="159.128802684621" calcext:value-type="float">
            <text:p>159,1</text:p>
          </table:table-cell>
          <table:table-cell office:value-type="float" office:value="69.090674461088" calcext:value-type="float">
            <text:p>69,1</text:p>
          </table:table-cell>
          <table:table-cell office:value-type="float" office:value="27.2848670605983" calcext:value-type="float">
            <text:p>27,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70]&lt;=30; &quot;18-30&quot;; IF([.C970]&lt;=45; &quot;31-45&quot;; IF([.C9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slie Lee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152.798945828807" calcext:value-type="float">
            <text:p>152,8</text:p>
          </table:table-cell>
          <table:table-cell office:value-type="float" office:value="52.8168813335497" calcext:value-type="float">
            <text:p>52,8</text:p>
          </table:table-cell>
          <table:table-cell office:value-type="float" office:value="22.622054164831" calcext:value-type="float">
            <text:p>22,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71]&lt;=30; &quot;18-30&quot;; IF([.C971]&lt;=45; &quot;31-45&quot;; IF([.C97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er Kemp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185.226909131526" calcext:value-type="float">
            <text:p>185,2</text:p>
          </table:table-cell>
          <table:table-cell office:value-type="float" office:value="65.9735095881699" calcext:value-type="float">
            <text:p>66,0</text:p>
          </table:table-cell>
          <table:table-cell office:value-type="float" office:value="19.2292093799496" calcext:value-type="float">
            <text:p>19,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72]&lt;=30; &quot;18-30&quot;; IF([.C972]&lt;=45; &quot;31-45&quot;; IF([.C97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ky Barro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179.759437440773" calcext:value-type="float">
            <text:p>179,8</text:p>
          </table:table-cell>
          <table:table-cell office:value-type="float" office:value="69.0433840976194" calcext:value-type="float">
            <text:p>69,0</text:p>
          </table:table-cell>
          <table:table-cell office:value-type="float" office:value="21.366759868875" calcext:value-type="float">
            <text:p>21,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73]&lt;=30; &quot;18-30&quot;; IF([.C973]&lt;=45; &quot;31-45&quot;; IF([.C9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ren Blai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172" calcext:value-type="float">
            <text:p>172</text:p>
          </table:table-cell>
          <table:table-cell office:value-type="float" office:value="176.994040008054" calcext:value-type="float">
            <text:p>177,0</text:p>
          </table:table-cell>
          <table:table-cell office:value-type="float" office:value="88.8413400453379" calcext:value-type="float">
            <text:p>88,8</text:p>
          </table:table-cell>
          <table:table-cell office:value-type="float" office:value="28.3594507730463" calcext:value-type="float">
            <text:p>28,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74]&lt;=30; &quot;18-30&quot;; IF([.C974]&lt;=45; &quot;31-45&quot;; IF([.C97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Cros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179" calcext:value-type="float">
            <text:p>179</text:p>
          </table:table-cell>
          <table:table-cell office:value-type="float" office:value="192.322148832808" calcext:value-type="float">
            <text:p>192,3</text:p>
          </table:table-cell>
          <table:table-cell office:value-type="float" office:value="56.2511433614864" calcext:value-type="float">
            <text:p>56,3</text:p>
          </table:table-cell>
          <table:table-cell office:value-type="float" office:value="15.2080225853347" calcext:value-type="float">
            <text:p>15,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75]&lt;=30; &quot;18-30&quot;; IF([.C975]&lt;=45; &quot;31-45&quot;; IF([.C97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Payne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99" calcext:value-type="float">
            <text:p>199</text:p>
          </table:table-cell>
          <table:table-cell office:value-type="float" office:value="194.632828904856" calcext:value-type="float">
            <text:p>194,6</text:p>
          </table:table-cell>
          <table:table-cell office:value-type="float" office:value="95.8023732487304" calcext:value-type="float">
            <text:p>95,8</text:p>
          </table:table-cell>
          <table:table-cell office:value-type="float" office:value="25.2897233049237" calcext:value-type="float">
            <text:p>25,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76]&lt;=30; &quot;18-30&quot;; IF([.C976]&lt;=45; &quot;31-45&quot;; IF([.C97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eggy Charles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182.748486939799" calcext:value-type="float">
            <text:p>182,7</text:p>
          </table:table-cell>
          <table:table-cell office:value-type="float" office:value="78.7629093217491" calcext:value-type="float">
            <text:p>78,8</text:p>
          </table:table-cell>
          <table:table-cell office:value-type="float" office:value="23.5838209920503" calcext:value-type="float">
            <text:p>23,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77]&lt;=30; &quot;18-30&quot;; IF([.C977]&lt;=45; &quot;31-45&quot;; IF([.C97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uglas Gilm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165.67357111014" calcext:value-type="float">
            <text:p>165,7</text:p>
          </table:table-cell>
          <table:table-cell office:value-type="float" office:value="71.6287949103128" calcext:value-type="float">
            <text:p>71,6</text:p>
          </table:table-cell>
          <table:table-cell office:value-type="float" office:value="26.0964346640089" calcext:value-type="float">
            <text:p>26,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78]&lt;=30; &quot;18-30&quot;; IF([.C978]&lt;=45; &quot;31-45&quot;; IF([.C97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alerie Hamilton PhD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office:value-type="float" office:value="160.790535977015" calcext:value-type="float">
            <text:p>160,8</text:p>
          </table:table-cell>
          <table:table-cell office:value-type="float" office:value="66.9760603776216" calcext:value-type="float">
            <text:p>67,0</text:p>
          </table:table-cell>
          <table:table-cell office:value-type="float" office:value="25.9058968766014" calcext:value-type="float">
            <text:p>25,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79]&lt;=30; &quot;18-30&quot;; IF([.C979]&lt;=45; &quot;31-45&quot;; IF([.C97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eryl Lyn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207" calcext:value-type="float">
            <text:p>207</text:p>
          </table:table-cell>
          <table:table-cell office:value-type="float" office:value="188.805786981522" calcext:value-type="float">
            <text:p>188,8</text:p>
          </table:table-cell>
          <table:table-cell office:value-type="float" office:value="91.543410973302" calcext:value-type="float">
            <text:p>91,5</text:p>
          </table:table-cell>
          <table:table-cell office:value-type="float" office:value="25.6800868123967" calcext:value-type="float">
            <text:p>25,6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80]&lt;=30; &quot;18-30&quot;; IF([.C980]&lt;=45; &quot;31-45&quot;; IF([.C9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Crawford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94" calcext:value-type="float">
            <text:p>194</text:p>
          </table:table-cell>
          <table:table-cell office:value-type="float" office:value="191.486579352632" calcext:value-type="float">
            <text:p>191,5</text:p>
          </table:table-cell>
          <table:table-cell office:value-type="float" office:value="84.1988695025916" calcext:value-type="float">
            <text:p>84,2</text:p>
          </table:table-cell>
          <table:table-cell office:value-type="float" office:value="22.9630503568085" calcext:value-type="float">
            <text:p>22,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81]&lt;=30; &quot;18-30&quot;; IF([.C981]&lt;=45; &quot;31-45&quot;; IF([.C98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Wood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184.320463360985" calcext:value-type="float">
            <text:p>184,3</text:p>
          </table:table-cell>
          <table:table-cell office:value-type="float" office:value="97.7067546450421" calcext:value-type="float">
            <text:p>97,7</text:p>
          </table:table-cell>
          <table:table-cell office:value-type="float" office:value="28.7592450477462" calcext:value-type="float">
            <text:p>28,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82]&lt;=30; &quot;18-30&quot;; IF([.C982]&lt;=45; &quot;31-45&quot;; IF([.C9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lison Gray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199.088190715289" calcext:value-type="float">
            <text:p>199,1</text:p>
          </table:table-cell>
          <table:table-cell office:value-type="float" office:value="98.9764486105336" calcext:value-type="float">
            <text:p>99,0</text:p>
          </table:table-cell>
          <table:table-cell office:value-type="float" office:value="24.9712836093552" calcext:value-type="float">
            <text:p>24,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83]&lt;=30; &quot;18-30&quot;; IF([.C983]&lt;=45; &quot;31-45&quot;; IF([.C98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wn Yoder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89.197475220145" calcext:value-type="float">
            <text:p>189,2</text:p>
          </table:table-cell>
          <table:table-cell office:value-type="float" office:value="68.1189523589393" calcext:value-type="float">
            <text:p>68,1</text:p>
          </table:table-cell>
          <table:table-cell office:value-type="float" office:value="19.029934212367" calcext:value-type="float">
            <text:p>19,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84]&lt;=30; &quot;18-30&quot;; IF([.C984]&lt;=45; &quot;31-45&quot;; IF([.C98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Davis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164" calcext:value-type="float">
            <text:p>164</text:p>
          </table:table-cell>
          <table:table-cell office:value-type="float" office:value="169.841132109685" calcext:value-type="float">
            <text:p>169,8</text:p>
          </table:table-cell>
          <table:table-cell office:value-type="float" office:value="58.909380728091" calcext:value-type="float">
            <text:p>58,9</text:p>
          </table:table-cell>
          <table:table-cell office:value-type="float" office:value="20.422020379559" calcext:value-type="float">
            <text:p>20,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985]&lt;=30; &quot;18-30&quot;; IF([.C985]&lt;=45; &quot;31-45&quot;; IF([.C98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Nicole Blanchard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179" calcext:value-type="float">
            <text:p>179</text:p>
          </table:table-cell>
          <table:table-cell office:value-type="float" office:value="194.0475625041" calcext:value-type="float">
            <text:p>194,0</text:p>
          </table:table-cell>
          <table:table-cell office:value-type="float" office:value="52.434075378287" calcext:value-type="float">
            <text:p>52,4</text:p>
          </table:table-cell>
          <table:table-cell office:value-type="float" office:value="13.9250649811118" calcext:value-type="float">
            <text:p>13,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86]&lt;=30; &quot;18-30&quot;; IF([.C986]&lt;=45; &quot;31-45&quot;; IF([.C98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ydney Adams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195.294103866086" calcext:value-type="float">
            <text:p>195,3</text:p>
          </table:table-cell>
          <table:table-cell office:value-type="float" office:value="89.3680496828385" calcext:value-type="float">
            <text:p>89,4</text:p>
          </table:table-cell>
          <table:table-cell office:value-type="float" office:value="23.4317117899626" calcext:value-type="float">
            <text:p>23,4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87]&lt;=30; &quot;18-30&quot;; IF([.C987]&lt;=45; &quot;31-45&quot;; IF([.C98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Lee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59.106673339218" calcext:value-type="float">
            <text:p>159,1</text:p>
          </table:table-cell>
          <table:table-cell office:value-type="float" office:value="82.7237912395376" calcext:value-type="float">
            <text:p>82,7</text:p>
          </table:table-cell>
          <table:table-cell office:value-type="float" office:value="32.677862351893" calcext:value-type="float">
            <text:p>32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88]&lt;=30; &quot;18-30&quot;; IF([.C988]&lt;=45; &quot;31-45&quot;; IF([.C98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Peterson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189.564180434277" calcext:value-type="float">
            <text:p>189,6</text:p>
          </table:table-cell>
          <table:table-cell office:value-type="float" office:value="70.1019631213462" calcext:value-type="float">
            <text:p>70,1</text:p>
          </table:table-cell>
          <table:table-cell office:value-type="float" office:value="19.508219113824" calcext:value-type="float">
            <text:p>19,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89]&lt;=30; &quot;18-30&quot;; IF([.C989]&lt;=45; &quot;31-45&quot;; IF([.C98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ber Randall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178.827252890605" calcext:value-type="float">
            <text:p>178,8</text:p>
          </table:table-cell>
          <table:table-cell office:value-type="float" office:value="77.2631670477455" calcext:value-type="float">
            <text:p>77,3</text:p>
          </table:table-cell>
          <table:table-cell office:value-type="float" office:value="24.160454283716" calcext:value-type="float">
            <text:p>24,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90]&lt;=30; &quot;18-30&quot;; IF([.C990]&lt;=45; &quot;31-45&quot;; IF([.C99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Le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190" calcext:value-type="float">
            <text:p>190</text:p>
          </table:table-cell>
          <table:table-cell office:value-type="float" office:value="179.072250228538" calcext:value-type="float">
            <text:p>179,1</text:p>
          </table:table-cell>
          <table:table-cell office:value-type="float" office:value="94.819899587514" calcext:value-type="float">
            <text:p>94,8</text:p>
          </table:table-cell>
          <table:table-cell office:value-type="float" office:value="29.5694270180736" calcext:value-type="float">
            <text:p>29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91]&lt;=30; &quot;18-30&quot;; IF([.C991]&lt;=45; &quot;31-45&quot;; IF([.C99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Mitchel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office:value-type="float" office:value="167.156579752995" calcext:value-type="float">
            <text:p>167,2</text:p>
          </table:table-cell>
          <table:table-cell office:value-type="float" office:value="86.7856624702581" calcext:value-type="float">
            <text:p>86,8</text:p>
          </table:table-cell>
          <table:table-cell office:value-type="float" office:value="31.0599698860706" calcext:value-type="float">
            <text:p>31,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92]&lt;=30; &quot;18-30&quot;; IF([.C992]&lt;=45; &quot;31-45&quot;; IF([.C9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Dixon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210" calcext:value-type="float">
            <text:p>210</text:p>
          </table:table-cell>
          <table:table-cell office:value-type="float" office:value="196.079740913117" calcext:value-type="float">
            <text:p>196,1</text:p>
          </table:table-cell>
          <table:table-cell office:value-type="float" office:value="66.5947542825826" calcext:value-type="float">
            <text:p>66,6</text:p>
          </table:table-cell>
          <table:table-cell office:value-type="float" office:value="17.3210642252371" calcext:value-type="float">
            <text:p>17,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93]&lt;=30; &quot;18-30&quot;; IF([.C993]&lt;=45; &quot;31-45&quot;; IF([.C99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nneth Carrillo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171.719304132677" calcext:value-type="float">
            <text:p>171,7</text:p>
          </table:table-cell>
          <table:table-cell office:value-type="float" office:value="52.7593486387968" calcext:value-type="float">
            <text:p>52,8</text:p>
          </table:table-cell>
          <table:table-cell office:value-type="float" office:value="17.8920945848245" calcext:value-type="float">
            <text:p>17,8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94]&lt;=30; &quot;18-30&quot;; IF([.C994]&lt;=45; &quot;31-45&quot;; IF([.C99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ber Pittman MD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85" calcext:value-type="float">
            <text:p>185</text:p>
          </table:table-cell>
          <table:table-cell office:value-type="float" office:value="197.47346584861" calcext:value-type="float">
            <text:p>197,5</text:p>
          </table:table-cell>
          <table:table-cell office:value-type="float" office:value="76.8995532966354" calcext:value-type="float">
            <text:p>76,9</text:p>
          </table:table-cell>
          <table:table-cell office:value-type="float" office:value="19.7199731817347" calcext:value-type="float">
            <text:p>19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95]&lt;=30; &quot;18-30&quot;; IF([.C995]&lt;=45; &quot;31-45&quot;; IF([.C99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urt Clark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187" calcext:value-type="float">
            <text:p>187</text:p>
          </table:table-cell>
          <table:table-cell office:value-type="float" office:value="150.962286669966" calcext:value-type="float">
            <text:p>151,0</text:p>
          </table:table-cell>
          <table:table-cell office:value-type="float" office:value="87.4043388572256" calcext:value-type="float">
            <text:p>87,4</text:p>
          </table:table-cell>
          <table:table-cell office:value-type="float" office:value="38.3527103796982" calcext:value-type="float">
            <text:p>38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96]&lt;=30; &quot;18-30&quot;; IF([.C996]&lt;=45; &quot;31-45&quot;; IF([.C99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Berger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189.907683902486" calcext:value-type="float">
            <text:p>189,9</text:p>
          </table:table-cell>
          <table:table-cell office:value-type="float" office:value="55.1996007625507" calcext:value-type="float">
            <text:p>55,2</text:p>
          </table:table-cell>
          <table:table-cell office:value-type="float" office:value="15.3056177298779" calcext:value-type="float">
            <text:p>15,3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97]&lt;=30; &quot;18-30&quot;; IF([.C997]&lt;=45; &quot;31-45&quot;; IF([.C9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ace Avila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208" calcext:value-type="float">
            <text:p>208</text:p>
          </table:table-cell>
          <table:table-cell office:value-type="float" office:value="183.041460989206" calcext:value-type="float">
            <text:p>183,0</text:p>
          </table:table-cell>
          <table:table-cell office:value-type="float" office:value="52.7752575826145" calcext:value-type="float">
            <text:p>52,8</text:p>
          </table:table-cell>
          <table:table-cell office:value-type="float" office:value="15.7518444530195" calcext:value-type="float">
            <text:p>15,7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98]&lt;=30; &quot;18-30&quot;; IF([.C998]&lt;=45; &quot;31-45&quot;; IF([.C9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itlyn Brown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85.273871569424" calcext:value-type="float">
            <text:p>185,3</text:p>
          </table:table-cell>
          <table:table-cell office:value-type="float" office:value="65.6736390977056" calcext:value-type="float">
            <text:p>65,7</text:p>
          </table:table-cell>
          <table:table-cell office:value-type="float" office:value="19.1321037961434" calcext:value-type="float">
            <text:p>19,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99]&lt;=30; &quot;18-30&quot;; IF([.C999]&lt;=45; &quot;31-45&quot;; IF([.C99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a Smith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181" calcext:value-type="float">
            <text:p>181</text:p>
          </table:table-cell>
          <table:table-cell office:value-type="float" office:value="152.36040144535" calcext:value-type="float">
            <text:p>152,4</text:p>
          </table:table-cell>
          <table:table-cell office:value-type="float" office:value="83.6149724725511" calcext:value-type="float">
            <text:p>83,6</text:p>
          </table:table-cell>
          <table:table-cell office:value-type="float" office:value="36.0196787007316" calcext:value-type="float">
            <text:p>36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00]&lt;=30; &quot;18-30&quot;; IF([.C1000]&lt;=45; &quot;31-45&quot;; IF([.C100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leen Harris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63.101829806328" calcext:value-type="float">
            <text:p>163,1</text:p>
          </table:table-cell>
          <table:table-cell office:value-type="float" office:value="74.9995940250277" calcext:value-type="float">
            <text:p>75,0</text:p>
          </table:table-cell>
          <table:table-cell office:value-type="float" office:value="28.1929970494335" calcext:value-type="float">
            <text:p>28,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01]&lt;=30; &quot;18-30&quot;; IF([.C1001]&lt;=45; &quot;31-45&quot;; IF([.C100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2" table:number-rows-repeated="10475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álise-Saúde" table:style-name="ta3">
        <office:forms form:automatic-focus="false" form:apply-design-mode="false"/>
        <table:shapes>
          <draw:frame draw:z-index="0" draw:style-name="gr1" draw:text-style-name="P1" svg:width="16.001cm" svg:height="9.005cm" svg:x="6.755cm" svg:y="0.106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3" table:default-cell-style-name="ce27"/>
        <table:table-column table:style-name="co14" table:default-cell-style-name="ce32"/>
        <table:table-row table:style-name="ro3">
          <table:table-cell table:style-name="Pivot_20_Table_20_Field" office:value-type="string" calcext:value-type="string">
            <text:p>Health</text:p>
          </table:table-cell>
          <table:table-cell table:style-name="ce29" office:value-type="string" calcext:value-type="string">
            <text:p>Bad</text:p>
          </table:table-cell>
        </table:table-row>
        <table:table-row table:style-name="ro1" table:visibility="collapse">
          <table:table-cell table:style-name="Default" table:number-columns-repeated="2"/>
        </table:table-row>
        <table:table-row table:style-name="ro3">
          <table:table-cell table:style-name="ce25" office:value-type="string" calcext:value-type="string">
            <text:p>Faixa_Etaria</text:p>
          </table:table-cell>
          <table:table-cell table:style-name="ce30" office:value-type="string" calcext:value-type="string">
            <text:p>Cont.Núm - Health</text:p>
          </table:table-cell>
        </table:table-row>
        <table:table-row table:style-name="ro3">
          <table:table-cell table:style-name="ce26" office:value-type="string" calcext:value-type="string">
            <text:p>18-30</text:p>
          </table:table-cell>
          <table:table-cell table:style-name="ce31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31-45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46-60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60+1</text:p>
          </table:table-cell>
          <table:table-cell table:style-name="ce33" office:value-type="float" office:value="98" calcext:value-type="float">
            <text:p>98</text:p>
          </table:table-cell>
        </table:table-row>
        <table:table-row table:style-name="ro3">
          <table:table-cell table:style-name="ce28" office:value-type="string" calcext:value-type="string">
            <text:p>Total Resultado</text:p>
          </table:table-cell>
          <table:table-cell table:style-name="ce34" office:value-type="float" office:value="228" calcext:value-type="float">
            <text:p>228</text:p>
          </table:table-cell>
        </table:table-row>
      </table:table>
      <table:table table:name="Análise - Diabetes" table:style-name="ta3">
        <office:forms form:automatic-focus="false" form:apply-design-mode="false"/>
        <table:shapes>
          <draw:frame draw:z-index="0" draw:style-name="gr1" draw:text-style-name="P1" svg:width="16.01cm" svg:height="9.005cm" svg:x="4.9cm" svg:y="0.159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5" table:default-cell-style-name="ce25"/>
        <table:table-column table:style-name="co15" table:default-cell-style-name="ce30"/>
        <table:table-row table:style-name="ro3">
          <table:table-cell office:value-type="string" calcext:value-type="string">
            <text:p>Diabetes</text:p>
          </table:table-cell>
          <table:table-cell office:value-type="string" calcext:value-type="string">
            <text:p>Média - BMI</text:p>
          </table:table-cell>
        </table:table-row>
        <table:table-row table:style-name="ro3">
          <table:table-cell table:style-name="ce26" office:value-type="string" calcext:value-type="string">
            <text:p>False</text:p>
          </table:table-cell>
          <table:table-cell table:style-name="ce35" office:value-type="float" office:value="25.0861005564917" calcext:value-type="float">
            <text:p>25,09</text:p>
          </table:table-cell>
        </table:table-row>
        <table:table-row table:style-name="ro3">
          <table:table-cell table:style-name="ce27" office:value-type="string" calcext:value-type="string">
            <text:p>True</text:p>
          </table:table-cell>
          <table:table-cell table:style-name="ce36" office:value-type="float" office:value="24.7383241620546" calcext:value-type="float">
            <text:p>24,74</text:p>
          </table:table-cell>
        </table:table-row>
        <table:table-row table:style-name="ro3">
          <table:table-cell table:style-name="ce28" office:value-type="string" calcext:value-type="string">
            <text:p>Total Resultado</text:p>
          </table:table-cell>
          <table:table-cell table:style-name="ce37" office:value-type="float" office:value="24.9191678871619" calcext:value-type="float">
            <text:p>24,92</text:p>
          </table:table-cell>
        </table:table-row>
      </table:table>
      <table:table table:name="Análise - Colesterol" table:style-name="ta3">
        <office:forms form:automatic-focus="false" form:apply-design-mode="false"/>
        <table:shapes>
          <draw:frame draw:z-index="0" draw:style-name="gr1" draw:text-style-name="P1" svg:width="15.993cm" svg:height="9.004cm" svg:x="6.399cm" svg:y="0.053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ce42"/>
        <table:table-row table:style-name="ro1">
          <table:table-cell table:style-name="ce25" office:value-type="string" calcext:value-type="string">
            <text:p>Smoker</text:p>
          </table:table-cell>
          <table:table-cell table:style-name="ce38" office:value-type="string" calcext:value-type="string">
            <text:p>Média - Cholesterol</text:p>
          </table:table-cell>
        </table:table-row>
        <table:table-row table:style-name="ro1">
          <table:table-cell table:style-name="ce26" office:value-type="string" calcext:value-type="string">
            <text:p>False</text:p>
          </table:table-cell>
          <table:table-cell table:style-name="ce39" office:value-type="float" office:value="188.81970260223" calcext:value-type="float">
            <text:p>189</text:p>
          </table:table-cell>
        </table:table-row>
        <table:table-row table:style-name="ro1">
          <table:table-cell table:style-name="ce27" office:value-type="string" calcext:value-type="string">
            <text:p>True</text:p>
          </table:table-cell>
          <table:table-cell table:style-name="ce40" office:value-type="float" office:value="186.428571428571" calcext:value-type="float">
            <text:p>186</text:p>
          </table:table-cell>
        </table:table-row>
        <table:table-row table:style-name="ro1">
          <table:table-cell table:style-name="ce28" office:value-type="string" calcext:value-type="string">
            <text:p>Total Resultado</text:p>
          </table:table-cell>
          <table:table-cell table:style-name="ce41" office:value-type="float" office:value="187.715" calcext:value-type="float">
            <text:p>188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nálise - BMI" table:style-name="ta4">
        <office:forms form:automatic-focus="false" form:apply-design-mode="false"/>
        <table:shapes>
          <draw:frame draw:z-index="0" draw:style-name="gr1" draw:text-style-name="P1" svg:width="16.016cm" svg:height="8.996cm" svg:x="5.466cm" svg:y="0.23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ce14"/>
        <table:table-column table:style-name="co9" table:default-cell-style-name="Default"/>
        <table:table-column table:style-name="co19" table:default-cell-style-name="Default"/>
        <table:table-column table:style-name="co2" table:number-columns-repeated="16372" table:default-cell-style-name="Default"/>
        <table:table-row table:style-name="ro1" table:number-rows-repeated="2">
          <table:table-cell table:number-columns-repeated="16376"/>
        </table:table-row>
        <table:table-row table:style-name="ro1">
          <table:table-cell table:style-name="ce25" office:value-type="string" calcext:value-type="string">
            <text:p>Gender</text:p>
          </table:table-cell>
          <table:table-cell table:style-name="ce30" office:value-type="string" calcext:value-type="string">
            <text:p>Average of BMI</text:p>
          </table:table-cell>
          <table:table-cell table:number-columns-repeated="16374"/>
        </table:table-row>
        <table:table-row table:style-name="ro1">
          <table:table-cell table:style-name="ce26" office:value-type="string" calcext:value-type="string">
            <text:p>Female</text:p>
          </table:table-cell>
          <table:table-cell table:style-name="ce35" office:value-type="float" office:value="25.1178063139946" calcext:value-type="float">
            <text:p>25,12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Male</text:p>
          </table:table-cell>
          <table:table-cell table:style-name="ce36" office:value-type="float" office:value="24.7252402530603" calcext:value-type="float">
            <text:p>24,73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Total Resultado</text:p>
          </table:table-cell>
          <table:table-cell table:style-name="ce37" office:value-type="float" office:value="24.9191678871619" calcext:value-type="float">
            <text:p>24,92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19"/>
          <table:table-cell table:number-columns-repeated="16367"/>
        </table:table-row>
        <table:table-row table:style-name="ro1" table:number-rows-repeated="3">
          <table:table-cell table:number-columns-repeated="16376"/>
        </table:table-row>
        <table:table-row table:style-name="ro1">
          <table:table-cell table:number-columns-repeated="3"/>
          <table:table-cell table:style-name="ce19"/>
          <table:table-cell table:number-columns-repeated="16372"/>
        </table:table-row>
        <table:table-row table:style-name="ro1">
          <table:table-cell table:number-columns-repeated="4"/>
          <table:table-cell table:style-name="ce19"/>
          <table:table-cell table:number-columns-repeated="16371"/>
        </table:table-row>
        <table:table-row table:style-name="ro1">
          <table:table-cell table:number-columns-repeated="6"/>
          <table:table-cell table:style-name="ce19"/>
          <table:table-cell table:number-columns-repeated="16369"/>
        </table:table-row>
        <table:table-row table:style-name="ro1" table:number-rows-repeated="2">
          <table:table-cell table:number-columns-repeated="16376"/>
        </table:table-row>
        <table:table-row table:style-name="ro1">
          <table:table-cell table:number-columns-repeated="5"/>
          <table:table-cell table:style-name="ce19"/>
          <table:table-cell table:number-columns-repeated="16370"/>
        </table:table-row>
        <table:table-row table:style-name="ro2" table:number-rows-repeated="1048559">
          <table:table-cell table:number-columns-repeated="16376"/>
        </table:table-row>
        <table:table-row table:style-name="ro2">
          <table:table-cell table:number-columns-repeated="16376"/>
        </table:table-row>
      </table:table>
      <table:table table:name="Análise - Pressão Sistólica" table:style-name="ta3">
        <office:forms form:automatic-focus="false" form:apply-design-mode="false"/>
        <table:shapes>
          <draw:frame draw:z-index="0" draw:style-name="gr1" draw:text-style-name="P1" svg:width="15.993cm" svg:height="9.004cm" svg:x="6.452cm" svg:y="0.027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20" table:default-cell-style-name="ce42"/>
        <table:table-row table:style-name="ro1">
          <table:table-cell table:style-name="ce25" office:value-type="string" calcext:value-type="string">
            <text:p>Faixa_Etaria</text:p>
          </table:table-cell>
          <table:table-cell table:style-name="ce38" office:value-type="string" calcext:value-type="string">
            <text:p>Média - Systolic BP</text:p>
          </table:table-cell>
        </table:table-row>
        <table:table-row table:style-name="ro1">
          <table:table-cell table:style-name="ce26" office:value-type="string" calcext:value-type="string">
            <text:p>18-30</text:p>
          </table:table-cell>
          <table:table-cell table:style-name="ce39" office:value-type="float" office:value="119.038095238095" calcext:value-type="float">
            <text:p>119</text:p>
          </table:table-cell>
        </table:table-row>
        <table:table-row table:style-name="ro1">
          <table:table-cell table:style-name="ce27" office:value-type="string" calcext:value-type="string">
            <text:p>31-45</text:p>
          </table:table-cell>
          <table:table-cell table:style-name="ce45" office:value-type="float" office:value="128.206896551724" calcext:value-type="float">
            <text:p>128</text:p>
          </table:table-cell>
        </table:table-row>
        <table:table-row table:style-name="ro1">
          <table:table-cell table:style-name="ce27" office:value-type="string" calcext:value-type="string">
            <text:p>46-60</text:p>
          </table:table-cell>
          <table:table-cell table:style-name="ce45" office:value-type="float" office:value="130.204724409449" calcext:value-type="float">
            <text:p>130</text:p>
          </table:table-cell>
        </table:table-row>
        <table:table-row table:style-name="ro1">
          <table:table-cell table:style-name="ce27" office:value-type="string" calcext:value-type="string">
            <text:p>60+1</text:p>
          </table:table-cell>
          <table:table-cell table:style-name="ce40" office:value-type="float" office:value="137.210526315789" calcext:value-type="float">
            <text:p>137</text:p>
          </table:table-cell>
        </table:table-row>
        <table:table-row table:style-name="ro1">
          <table:table-cell table:style-name="ce28" office:value-type="string" calcext:value-type="string">
            <text:p>Total Resultado</text:p>
          </table:table-cell>
          <table:table-cell table:style-name="ce41" office:value-type="float" office:value="129.526" calcext:value-type="float">
            <text:p>13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-pilot-tables>
        <table:data-pilot-table table:name="Tabela dinâmica2" table:application-data="" table:target-range-address="'Análise - BMI'.A3:'Análise - BMI'.B6" table:buttons="'Análise - BMI'.A3" table:show-filter-button="false" loext:show-drill-down-buttons="true">
          <table:source-cell-range table:cell-range-address="Dados_tratados.A1:Dados_tratados.L1048576"/>
          <table:data-pilot-field table:source-field-name="Gender" table:orientation="row" table:used-hierarchy="-1" table:function="auto">
            <table:data-pilot-level table:show-empty="true" calcext:repeat-item-labels="false">
              <table:data-pilot-members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ystolic B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astolic B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olestero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eight (cm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Weight (kg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mok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abete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ealt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MI" tableooo:display-name="Average of BMI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Análise - Pressão Sistólica'.A1:'Análise - Pressão Sistólica'.B6" table:buttons="'Análise - Pressão Sistólica'.A1" table:show-filter-button="false" table:drill-down-on-double-click="false">
          <table:source-cell-range table:cell-range-address="Dados_tratados.A1:Dados_tratados.M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aixa_Etaria" table:orientation="row" table:used-hierarchy="0" table:function="auto">
            <table:data-pilot-level table:show-empty="false" calcext:repeat-item-labels="false">
              <table:data-pilot-members>
                <table:data-pilot-member table:name="18-30" table:display="true" table:show-details="true"/>
                <table:data-pilot-member table:name="31-45" table:display="true" table:show-details="true"/>
                <table:data-pilot-member table:name="46-60" table:display="true" table:show-details="true"/>
                <table:data-pilot-member table:name="60+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ystolic BP" table:orientation="data" table:used-hierarchy="0" table:function="average">
            <table:data-pilot-level table:show-empty="false" calcext:repeat-item-labels="false">
              <table:data-pilot-members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Análise - Colesterol'.A1:'Análise - Colesterol'.B4" table:buttons="'Análise - Colesterol'.A1" table:show-filter-button="false" table:drill-down-on-double-click="false">
          <table:source-cell-range table:cell-range-address="Dados_tratados.A1:Dados_tratados.M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moker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olesterol" table:orientation="data" table:used-hierarchy="0" table:function="average">
            <table:data-pilot-level table:show-empty="false" calcext:repeat-item-labels="false">
              <table:data-pilot-members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Análise - Diabetes'.A1:'Análise - Diabetes'.B4" table:buttons="'Análise - Diabetes'.A1" table:show-filter-button="false" table:drill-down-on-double-click="false">
          <table:source-cell-range table:cell-range-address="Dados_tratados.A1:Dados_tratados.M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abetes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MI" table:orientation="data" table:used-hierarchy="0" table:function="average">
            <table:data-pilot-level table:show-empty="false" calcext:repeat-item-labels="false">
              <table:data-pilot-members>
                <table:data-pilot-member table:name="13,09" table:display="true" table:show-details="true"/>
                <table:data-pilot-member table:name="13,36" table:display="true" table:show-details="true"/>
                <table:data-pilot-member table:name="13,40" table:display="true" table:show-details="true"/>
                <table:data-pilot-member table:name="13,71" table:display="true" table:show-details="true"/>
                <table:data-pilot-member table:name="13,84" table:display="true" table:show-details="true"/>
                <table:data-pilot-member table:name="13,88" table:display="true" table:show-details="true"/>
                <table:data-pilot-member table:name="13,89" table:display="true" table:show-details="true"/>
                <table:data-pilot-member table:name="13,93" table:display="true" table:show-details="true"/>
                <table:data-pilot-member table:name="13,98" table:display="true" table:show-details="true"/>
                <table:data-pilot-member table:name="14,16" table:display="true" table:show-details="true"/>
                <table:data-pilot-member table:name="14,22" table:display="true" table:show-details="true"/>
                <table:data-pilot-member table:name="14,23" table:display="true" table:show-details="true"/>
                <table:data-pilot-member table:name="14,24" table:display="true" table:show-details="true"/>
                <table:data-pilot-member table:name="14,31" table:display="true" table:show-details="true"/>
                <table:data-pilot-member table:name="14,35" table:display="true" table:show-details="true"/>
                <table:data-pilot-member table:name="14,37" table:display="true" table:show-details="true"/>
                <table:data-pilot-member table:name="14,38" table:display="true" table:show-details="true"/>
                <table:data-pilot-member table:name="14,49" table:display="true" table:show-details="true"/>
                <table:data-pilot-member table:name="14,63" table:display="true" table:show-details="true"/>
                <table:data-pilot-member table:name="14,73" table:display="true" table:show-details="true"/>
                <table:data-pilot-member table:name="14,78" table:display="true" table:show-details="true"/>
                <table:data-pilot-member table:name="14,79" table:display="true" table:show-details="true"/>
                <table:data-pilot-member table:name="14,90" table:display="true" table:show-details="true"/>
                <table:data-pilot-member table:name="14,91" table:display="true" table:show-details="true"/>
                <table:data-pilot-member table:name="14,92" table:display="true" table:show-details="true"/>
                <table:data-pilot-member table:name="15,00" table:display="true" table:show-details="true"/>
                <table:data-pilot-member table:name="15,08" table:display="true" table:show-details="true"/>
                <table:data-pilot-member table:name="15,11" table:display="true" table:show-details="true"/>
                <table:data-pilot-member table:name="15,14" table:display="true" table:show-details="true"/>
                <table:data-pilot-member table:name="15,21" table:display="true" table:show-details="true"/>
                <table:data-pilot-member table:name="15,23" table:display="true" table:show-details="true"/>
                <table:data-pilot-member table:name="15,27" table:display="true" table:show-details="true"/>
                <table:data-pilot-member table:name="15,31" table:display="true" table:show-details="true"/>
                <table:data-pilot-member table:name="15,32" table:display="true" table:show-details="true"/>
                <table:data-pilot-member table:name="15,42" table:display="true" table:show-details="true"/>
                <table:data-pilot-member table:name="15,49" table:display="true" table:show-details="true"/>
                <table:data-pilot-member table:name="15,50" table:display="true" table:show-details="true"/>
                <table:data-pilot-member table:name="15,55" table:display="true" table:show-details="true"/>
                <table:data-pilot-member table:name="15,57" table:display="true" table:show-details="true"/>
                <table:data-pilot-member table:name="15,62" table:display="true" table:show-details="true"/>
                <table:data-pilot-member table:name="15,67" table:display="true" table:show-details="true"/>
                <table:data-pilot-member table:name="15,69" table:display="true" table:show-details="true"/>
                <table:data-pilot-member table:name="15,75" table:display="true" table:show-details="true"/>
                <table:data-pilot-member table:name="15,78" table:display="true" table:show-details="true"/>
                <table:data-pilot-member table:name="15,80" table:display="true" table:show-details="true"/>
                <table:data-pilot-member table:name="15,85" table:display="true" table:show-details="true"/>
                <table:data-pilot-member table:name="15,97" table:display="true" table:show-details="true"/>
                <table:data-pilot-member table:name="15,99" table:display="true" table:show-details="true"/>
                <table:data-pilot-member table:name="16,00" table:display="true" table:show-details="true"/>
                <table:data-pilot-member table:name="16,02" table:display="true" table:show-details="true"/>
                <table:data-pilot-member table:name="16,05" table:display="true" table:show-details="true"/>
                <table:data-pilot-member table:name="16,07" table:display="true" table:show-details="true"/>
                <table:data-pilot-member table:name="16,11" table:display="true" table:show-details="true"/>
                <table:data-pilot-member table:name="16,24" table:display="true" table:show-details="true"/>
                <table:data-pilot-member table:name="16,27" table:display="true" table:show-details="true"/>
                <table:data-pilot-member table:name="16,30" table:display="true" table:show-details="true"/>
                <table:data-pilot-member table:name="16,32" table:display="true" table:show-details="true"/>
                <table:data-pilot-member table:name="16,33" table:display="true" table:show-details="true"/>
                <table:data-pilot-member table:name="16,35" table:display="true" table:show-details="true"/>
                <table:data-pilot-member table:name="16,36" table:display="true" table:show-details="true"/>
                <table:data-pilot-member table:name="16,40" table:display="true" table:show-details="true"/>
                <table:data-pilot-member table:name="16,42" table:display="true" table:show-details="true"/>
                <table:data-pilot-member table:name="16,44" table:display="true" table:show-details="true"/>
                <table:data-pilot-member table:name="16,45" table:display="true" table:show-details="true"/>
                <table:data-pilot-member table:name="16,46" table:display="true" table:show-details="true"/>
                <table:data-pilot-member table:name="16,47" table:display="true" table:show-details="true"/>
                <table:data-pilot-member table:name="16,54" table:display="true" table:show-details="true"/>
                <table:data-pilot-member table:name="16,60" table:display="true" table:show-details="true"/>
                <table:data-pilot-member table:name="16,63" table:display="true" table:show-details="true"/>
                <table:data-pilot-member table:name="16,65" table:display="true" table:show-details="true"/>
                <table:data-pilot-member table:name="16,66" table:display="true" table:show-details="true"/>
                <table:data-pilot-member table:name="16,68" table:display="true" table:show-details="true"/>
                <table:data-pilot-member table:name="16,69" table:display="true" table:show-details="true"/>
                <table:data-pilot-member table:name="16,72" table:display="true" table:show-details="true"/>
                <table:data-pilot-member table:name="16,82" table:display="true" table:show-details="true"/>
                <table:data-pilot-member table:name="16,88" table:display="true" table:show-details="true"/>
                <table:data-pilot-member table:name="16,94" table:display="true" table:show-details="true"/>
                <table:data-pilot-member table:name="16,96" table:display="true" table:show-details="true"/>
                <table:data-pilot-member table:name="16,98" table:display="true" table:show-details="true"/>
                <table:data-pilot-member table:name="17,00" table:display="true" table:show-details="true"/>
                <table:data-pilot-member table:name="17,04" table:display="true" table:show-details="true"/>
                <table:data-pilot-member table:name="17,05" table:display="true" table:show-details="true"/>
                <table:data-pilot-member table:name="17,07" table:display="true" table:show-details="true"/>
                <table:data-pilot-member table:name="17,10" table:display="true" table:show-details="true"/>
                <table:data-pilot-member table:name="17,11" table:display="true" table:show-details="true"/>
                <table:data-pilot-member table:name="17,19" table:display="true" table:show-details="true"/>
                <table:data-pilot-member table:name="17,20" table:display="true" table:show-details="true"/>
                <table:data-pilot-member table:name="17,21" table:display="true" table:show-details="true"/>
                <table:data-pilot-member table:name="17,23" table:display="true" table:show-details="true"/>
                <table:data-pilot-member table:name="17,24" table:display="true" table:show-details="true"/>
                <table:data-pilot-member table:name="17,27" table:display="true" table:show-details="true"/>
                <table:data-pilot-member table:name="17,32" table:display="true" table:show-details="true"/>
                <table:data-pilot-member table:name="17,33" table:display="true" table:show-details="true"/>
                <table:data-pilot-member table:name="17,36" table:display="true" table:show-details="true"/>
                <table:data-pilot-member table:name="17,39" table:display="true" table:show-details="true"/>
                <table:data-pilot-member table:name="17,40" table:display="true" table:show-details="true"/>
                <table:data-pilot-member table:name="17,43" table:display="true" table:show-details="true"/>
                <table:data-pilot-member table:name="17,46" table:display="true" table:show-details="true"/>
                <table:data-pilot-member table:name="17,47" table:display="true" table:show-details="true"/>
                <table:data-pilot-member table:name="17,50" table:display="true" table:show-details="true"/>
                <table:data-pilot-member table:name="17,55" table:display="true" table:show-details="true"/>
                <table:data-pilot-member table:name="17,57" table:display="true" table:show-details="true"/>
                <table:data-pilot-member table:name="17,62" table:display="true" table:show-details="true"/>
                <table:data-pilot-member table:name="17,63" table:display="true" table:show-details="true"/>
                <table:data-pilot-member table:name="17,67" table:display="true" table:show-details="true"/>
                <table:data-pilot-member table:name="17,73" table:display="true" table:show-details="true"/>
                <table:data-pilot-member table:name="17,74" table:display="true" table:show-details="true"/>
                <table:data-pilot-member table:name="17,76" table:display="true" table:show-details="true"/>
                <table:data-pilot-member table:name="17,78" table:display="true" table:show-details="true"/>
                <table:data-pilot-member table:name="17,79" table:display="true" table:show-details="true"/>
                <table:data-pilot-member table:name="17,82" table:display="true" table:show-details="true"/>
                <table:data-pilot-member table:name="17,84" table:display="true" table:show-details="true"/>
                <table:data-pilot-member table:name="17,89" table:display="true" table:show-details="true"/>
                <table:data-pilot-member table:name="17,90" table:display="true" table:show-details="true"/>
                <table:data-pilot-member table:name="17,95" table:display="true" table:show-details="true"/>
                <table:data-pilot-member table:name="17,97" table:display="true" table:show-details="true"/>
                <table:data-pilot-member table:name="18,01" table:display="true" table:show-details="true"/>
                <table:data-pilot-member table:name="18,02" table:display="true" table:show-details="true"/>
                <table:data-pilot-member table:name="18,04" table:display="true" table:show-details="true"/>
                <table:data-pilot-member table:name="18,06" table:display="true" table:show-details="true"/>
                <table:data-pilot-member table:name="18,07" table:display="true" table:show-details="true"/>
                <table:data-pilot-member table:name="18,12" table:display="true" table:show-details="true"/>
                <table:data-pilot-member table:name="18,13" table:display="true" table:show-details="true"/>
                <table:data-pilot-member table:name="18,15" table:display="true" table:show-details="true"/>
                <table:data-pilot-member table:name="18,16" table:display="true" table:show-details="true"/>
                <table:data-pilot-member table:name="18,17" table:display="true" table:show-details="true"/>
                <table:data-pilot-member table:name="18,19" table:display="true" table:show-details="true"/>
                <table:data-pilot-member table:name="18,30" table:display="true" table:show-details="true"/>
                <table:data-pilot-member table:name="18,35" table:display="true" table:show-details="true"/>
                <table:data-pilot-member table:name="18,38" table:display="true" table:show-details="true"/>
                <table:data-pilot-member table:name="18,42" table:display="true" table:show-details="true"/>
                <table:data-pilot-member table:name="18,43" table:display="true" table:show-details="true"/>
                <table:data-pilot-member table:name="18,44" table:display="true" table:show-details="true"/>
                <table:data-pilot-member table:name="18,47" table:display="true" table:show-details="true"/>
                <table:data-pilot-member table:name="18,48" table:display="true" table:show-details="true"/>
                <table:data-pilot-member table:name="18,53" table:display="true" table:show-details="true"/>
                <table:data-pilot-member table:name="18,54" table:display="true" table:show-details="true"/>
                <table:data-pilot-member table:name="18,55" table:display="true" table:show-details="true"/>
                <table:data-pilot-member table:name="18,63" table:display="true" table:show-details="true"/>
                <table:data-pilot-member table:name="18,65" table:display="true" table:show-details="true"/>
                <table:data-pilot-member table:name="18,69" table:display="true" table:show-details="true"/>
                <table:data-pilot-member table:name="18,72" table:display="true" table:show-details="true"/>
                <table:data-pilot-member table:name="18,75" table:display="true" table:show-details="true"/>
                <table:data-pilot-member table:name="18,78" table:display="true" table:show-details="true"/>
                <table:data-pilot-member table:name="18,79" table:display="true" table:show-details="true"/>
                <table:data-pilot-member table:name="18,83" table:display="true" table:show-details="true"/>
                <table:data-pilot-member table:name="18,84" table:display="true" table:show-details="true"/>
                <table:data-pilot-member table:name="18,88" table:display="true" table:show-details="true"/>
                <table:data-pilot-member table:name="18,92" table:display="true" table:show-details="true"/>
                <table:data-pilot-member table:name="18,96" table:display="true" table:show-details="true"/>
                <table:data-pilot-member table:name="18,99" table:display="true" table:show-details="true"/>
                <table:data-pilot-member table:name="19,03" table:display="true" table:show-details="true"/>
                <table:data-pilot-member table:name="19,04" table:display="true" table:show-details="true"/>
                <table:data-pilot-member table:name="19,05" table:display="true" table:show-details="true"/>
                <table:data-pilot-member table:name="19,08" table:display="true" table:show-details="true"/>
                <table:data-pilot-member table:name="19,09" table:display="true" table:show-details="true"/>
                <table:data-pilot-member table:name="19,12" table:display="true" table:show-details="true"/>
                <table:data-pilot-member table:name="19,13" table:display="true" table:show-details="true"/>
                <table:data-pilot-member table:name="19,17" table:display="true" table:show-details="true"/>
                <table:data-pilot-member table:name="19,20" table:display="true" table:show-details="true"/>
                <table:data-pilot-member table:name="19,23" table:display="true" table:show-details="true"/>
                <table:data-pilot-member table:name="19,24" table:display="true" table:show-details="true"/>
                <table:data-pilot-member table:name="19,28" table:display="true" table:show-details="true"/>
                <table:data-pilot-member table:name="19,29" table:display="true" table:show-details="true"/>
                <table:data-pilot-member table:name="19,30" table:display="true" table:show-details="true"/>
                <table:data-pilot-member table:name="19,36" table:display="true" table:show-details="true"/>
                <table:data-pilot-member table:name="19,37" table:display="true" table:show-details="true"/>
                <table:data-pilot-member table:name="19,39" table:display="true" table:show-details="true"/>
                <table:data-pilot-member table:name="19,40" table:display="true" table:show-details="true"/>
                <table:data-pilot-member table:name="19,44" table:display="true" table:show-details="true"/>
                <table:data-pilot-member table:name="19,45" table:display="true" table:show-details="true"/>
                <table:data-pilot-member table:name="19,47" table:display="true" table:show-details="true"/>
                <table:data-pilot-member table:name="19,49" table:display="true" table:show-details="true"/>
                <table:data-pilot-member table:name="19,50" table:display="true" table:show-details="true"/>
                <table:data-pilot-member table:name="19,51" table:display="true" table:show-details="true"/>
                <table:data-pilot-member table:name="19,52" table:display="true" table:show-details="true"/>
                <table:data-pilot-member table:name="19,56" table:display="true" table:show-details="true"/>
                <table:data-pilot-member table:name="19,59" table:display="true" table:show-details="true"/>
                <table:data-pilot-member table:name="19,60" table:display="true" table:show-details="true"/>
                <table:data-pilot-member table:name="19,63" table:display="true" table:show-details="true"/>
                <table:data-pilot-member table:name="19,66" table:display="true" table:show-details="true"/>
                <table:data-pilot-member table:name="19,68" table:display="true" table:show-details="true"/>
                <table:data-pilot-member table:name="19,71" table:display="true" table:show-details="true"/>
                <table:data-pilot-member table:name="19,72" table:display="true" table:show-details="true"/>
                <table:data-pilot-member table:name="19,75" table:display="true" table:show-details="true"/>
                <table:data-pilot-member table:name="19,76" table:display="true" table:show-details="true"/>
                <table:data-pilot-member table:name="19,77" table:display="true" table:show-details="true"/>
                <table:data-pilot-member table:name="19,78" table:display="true" table:show-details="true"/>
                <table:data-pilot-member table:name="19,79" table:display="true" table:show-details="true"/>
                <table:data-pilot-member table:name="19,81" table:display="true" table:show-details="true"/>
                <table:data-pilot-member table:name="19,82" table:display="true" table:show-details="true"/>
                <table:data-pilot-member table:name="19,86" table:display="true" table:show-details="true"/>
                <table:data-pilot-member table:name="19,87" table:display="true" table:show-details="true"/>
                <table:data-pilot-member table:name="19,88" table:display="true" table:show-details="true"/>
                <table:data-pilot-member table:name="19,89" table:display="true" table:show-details="true"/>
                <table:data-pilot-member table:name="19,90" table:display="true" table:show-details="true"/>
                <table:data-pilot-member table:name="19,91" table:display="true" table:show-details="true"/>
                <table:data-pilot-member table:name="19,92" table:display="true" table:show-details="true"/>
                <table:data-pilot-member table:name="19,93" table:display="true" table:show-details="true"/>
                <table:data-pilot-member table:name="19,94" table:display="true" table:show-details="true"/>
                <table:data-pilot-member table:name="19,96" table:display="true" table:show-details="true"/>
                <table:data-pilot-member table:name="20,01" table:display="true" table:show-details="true"/>
                <table:data-pilot-member table:name="20,03" table:display="true" table:show-details="true"/>
                <table:data-pilot-member table:name="20,06" table:display="true" table:show-details="true"/>
                <table:data-pilot-member table:name="20,10" table:display="true" table:show-details="true"/>
                <table:data-pilot-member table:name="20,13" table:display="true" table:show-details="true"/>
                <table:data-pilot-member table:name="20,15" table:display="true" table:show-details="true"/>
                <table:data-pilot-member table:name="20,16" table:display="true" table:show-details="true"/>
                <table:data-pilot-member table:name="20,17" table:display="true" table:show-details="true"/>
                <table:data-pilot-member table:name="20,20" table:display="true" table:show-details="true"/>
                <table:data-pilot-member table:name="20,26" table:display="true" table:show-details="true"/>
                <table:data-pilot-member table:name="20,28" table:display="true" table:show-details="true"/>
                <table:data-pilot-member table:name="20,31" table:display="true" table:show-details="true"/>
                <table:data-pilot-member table:name="20,32" table:display="true" table:show-details="true"/>
                <table:data-pilot-member table:name="20,33" table:display="true" table:show-details="true"/>
                <table:data-pilot-member table:name="20,34" table:display="true" table:show-details="true"/>
                <table:data-pilot-member table:name="20,35" table:display="true" table:show-details="true"/>
                <table:data-pilot-member table:name="20,40" table:display="true" table:show-details="true"/>
                <table:data-pilot-member table:name="20,42" table:display="true" table:show-details="true"/>
                <table:data-pilot-member table:name="20,43" table:display="true" table:show-details="true"/>
                <table:data-pilot-member table:name="20,48" table:display="true" table:show-details="true"/>
                <table:data-pilot-member table:name="20,49" table:display="true" table:show-details="true"/>
                <table:data-pilot-member table:name="20,50" table:display="true" table:show-details="true"/>
                <table:data-pilot-member table:name="20,52" table:display="true" table:show-details="true"/>
                <table:data-pilot-member table:name="20,56" table:display="true" table:show-details="true"/>
                <table:data-pilot-member table:name="20,58" table:display="true" table:show-details="true"/>
                <table:data-pilot-member table:name="20,66" table:display="true" table:show-details="true"/>
                <table:data-pilot-member table:name="20,67" table:display="true" table:show-details="true"/>
                <table:data-pilot-member table:name="20,68" table:display="true" table:show-details="true"/>
                <table:data-pilot-member table:name="20,70" table:display="true" table:show-details="true"/>
                <table:data-pilot-member table:name="20,72" table:display="true" table:show-details="true"/>
                <table:data-pilot-member table:name="20,73" table:display="true" table:show-details="true"/>
                <table:data-pilot-member table:name="20,78" table:display="true" table:show-details="true"/>
                <table:data-pilot-member table:name="20,83" table:display="true" table:show-details="true"/>
                <table:data-pilot-member table:name="20,88" table:display="true" table:show-details="true"/>
                <table:data-pilot-member table:name="20,93" table:display="true" table:show-details="true"/>
                <table:data-pilot-member table:name="20,94" table:display="true" table:show-details="true"/>
                <table:data-pilot-member table:name="20,98" table:display="true" table:show-details="true"/>
                <table:data-pilot-member table:name="21,01" table:display="true" table:show-details="true"/>
                <table:data-pilot-member table:name="21,02" table:display="true" table:show-details="true"/>
                <table:data-pilot-member table:name="21,07" table:display="true" table:show-details="true"/>
                <table:data-pilot-member table:name="21,17" table:display="true" table:show-details="true"/>
                <table:data-pilot-member table:name="21,20" table:display="true" table:show-details="true"/>
                <table:data-pilot-member table:name="21,22" table:display="true" table:show-details="true"/>
                <table:data-pilot-member table:name="21,23" table:display="true" table:show-details="true"/>
                <table:data-pilot-member table:name="21,27" table:display="true" table:show-details="true"/>
                <table:data-pilot-member table:name="21,28" table:display="true" table:show-details="true"/>
                <table:data-pilot-member table:name="21,29" table:display="true" table:show-details="true"/>
                <table:data-pilot-member table:name="21,33" table:display="true" table:show-details="true"/>
                <table:data-pilot-member table:name="21,35" table:display="true" table:show-details="true"/>
                <table:data-pilot-member table:name="21,36" table:display="true" table:show-details="true"/>
                <table:data-pilot-member table:name="21,37" table:display="true" table:show-details="true"/>
                <table:data-pilot-member table:name="21,40" table:display="true" table:show-details="true"/>
                <table:data-pilot-member table:name="21,48" table:display="true" table:show-details="true"/>
                <table:data-pilot-member table:name="21,51" table:display="true" table:show-details="true"/>
                <table:data-pilot-member table:name="21,52" table:display="true" table:show-details="true"/>
                <table:data-pilot-member table:name="21,53" table:display="true" table:show-details="true"/>
                <table:data-pilot-member table:name="21,54" table:display="true" table:show-details="true"/>
                <table:data-pilot-member table:name="21,56" table:display="true" table:show-details="true"/>
                <table:data-pilot-member table:name="21,58" table:display="true" table:show-details="true"/>
                <table:data-pilot-member table:name="21,60" table:display="true" table:show-details="true"/>
                <table:data-pilot-member table:name="21,61" table:display="true" table:show-details="true"/>
                <table:data-pilot-member table:name="21,66" table:display="true" table:show-details="true"/>
                <table:data-pilot-member table:name="21,67" table:display="true" table:show-details="true"/>
                <table:data-pilot-member table:name="21,69" table:display="true" table:show-details="true"/>
                <table:data-pilot-member table:name="21,70" table:display="true" table:show-details="true"/>
                <table:data-pilot-member table:name="21,73" table:display="true" table:show-details="true"/>
                <table:data-pilot-member table:name="21,75" table:display="true" table:show-details="true"/>
                <table:data-pilot-member table:name="21,76" table:display="true" table:show-details="true"/>
                <table:data-pilot-member table:name="21,77" table:display="true" table:show-details="true"/>
                <table:data-pilot-member table:name="21,82" table:display="true" table:show-details="true"/>
                <table:data-pilot-member table:name="21,84" table:display="true" table:show-details="true"/>
                <table:data-pilot-member table:name="21,85" table:display="true" table:show-details="true"/>
                <table:data-pilot-member table:name="21,86" table:display="true" table:show-details="true"/>
                <table:data-pilot-member table:name="21,93" table:display="true" table:show-details="true"/>
                <table:data-pilot-member table:name="21,96" table:display="true" table:show-details="true"/>
                <table:data-pilot-member table:name="21,98" table:display="true" table:show-details="true"/>
                <table:data-pilot-member table:name="21,99" table:display="true" table:show-details="true"/>
                <table:data-pilot-member table:name="22,00" table:display="true" table:show-details="true"/>
                <table:data-pilot-member table:name="22,01" table:display="true" table:show-details="true"/>
                <table:data-pilot-member table:name="22,03" table:display="true" table:show-details="true"/>
                <table:data-pilot-member table:name="22,04" table:display="true" table:show-details="true"/>
                <table:data-pilot-member table:name="22,05" table:display="true" table:show-details="true"/>
                <table:data-pilot-member table:name="22,06" table:display="true" table:show-details="true"/>
                <table:data-pilot-member table:name="22,07" table:display="true" table:show-details="true"/>
                <table:data-pilot-member table:name="22,11" table:display="true" table:show-details="true"/>
                <table:data-pilot-member table:name="22,13" table:display="true" table:show-details="true"/>
                <table:data-pilot-member table:name="22,14" table:display="true" table:show-details="true"/>
                <table:data-pilot-member table:name="22,15" table:display="true" table:show-details="true"/>
                <table:data-pilot-member table:name="22,18" table:display="true" table:show-details="true"/>
                <table:data-pilot-member table:name="22,19" table:display="true" table:show-details="true"/>
                <table:data-pilot-member table:name="22,20" table:display="true" table:show-details="true"/>
                <table:data-pilot-member table:name="22,21" table:display="true" table:show-details="true"/>
                <table:data-pilot-member table:name="22,22" table:display="true" table:show-details="true"/>
                <table:data-pilot-member table:name="22,24" table:display="true" table:show-details="true"/>
                <table:data-pilot-member table:name="22,28" table:display="true" table:show-details="true"/>
                <table:data-pilot-member table:name="22,29" table:display="true" table:show-details="true"/>
                <table:data-pilot-member table:name="22,30" table:display="true" table:show-details="true"/>
                <table:data-pilot-member table:name="22,32" table:display="true" table:show-details="true"/>
                <table:data-pilot-member table:name="22,33" table:display="true" table:show-details="true"/>
                <table:data-pilot-member table:name="22,36" table:display="true" table:show-details="true"/>
                <table:data-pilot-member table:name="22,37" table:display="true" table:show-details="true"/>
                <table:data-pilot-member table:name="22,40" table:display="true" table:show-details="true"/>
                <table:data-pilot-member table:name="22,47" table:display="true" table:show-details="true"/>
                <table:data-pilot-member table:name="22,48" table:display="true" table:show-details="true"/>
                <table:data-pilot-member table:name="22,50" table:display="true" table:show-details="true"/>
                <table:data-pilot-member table:name="22,51" table:display="true" table:show-details="true"/>
                <table:data-pilot-member table:name="22,54" table:display="true" table:show-details="true"/>
                <table:data-pilot-member table:name="22,56" table:display="true" table:show-details="true"/>
                <table:data-pilot-member table:name="22,60" table:display="true" table:show-details="true"/>
                <table:data-pilot-member table:name="22,61" table:display="true" table:show-details="true"/>
                <table:data-pilot-member table:name="22,62" table:display="true" table:show-details="true"/>
                <table:data-pilot-member table:name="22,65" table:display="true" table:show-details="true"/>
                <table:data-pilot-member table:name="22,69" table:display="true" table:show-details="true"/>
                <table:data-pilot-member table:name="22,70" table:display="true" table:show-details="true"/>
                <table:data-pilot-member table:name="22,71" table:display="true" table:show-details="true"/>
                <table:data-pilot-member table:name="22,72" table:display="true" table:show-details="true"/>
                <table:data-pilot-member table:name="22,76" table:display="true" table:show-details="true"/>
                <table:data-pilot-member table:name="22,78" table:display="true" table:show-details="true"/>
                <table:data-pilot-member table:name="22,79" table:display="true" table:show-details="true"/>
                <table:data-pilot-member table:name="22,83" table:display="true" table:show-details="true"/>
                <table:data-pilot-member table:name="22,85" table:display="true" table:show-details="true"/>
                <table:data-pilot-member table:name="22,86" table:display="true" table:show-details="true"/>
                <table:data-pilot-member table:name="22,88" table:display="true" table:show-details="true"/>
                <table:data-pilot-member table:name="22,89" table:display="true" table:show-details="true"/>
                <table:data-pilot-member table:name="22,90" table:display="true" table:show-details="true"/>
                <table:data-pilot-member table:name="22,93" table:display="true" table:show-details="true"/>
                <table:data-pilot-member table:name="22,94" table:display="true" table:show-details="true"/>
                <table:data-pilot-member table:name="22,95" table:display="true" table:show-details="true"/>
                <table:data-pilot-member table:name="22,96" table:display="true" table:show-details="true"/>
                <table:data-pilot-member table:name="23,03" table:display="true" table:show-details="true"/>
                <table:data-pilot-member table:name="23,07" table:display="true" table:show-details="true"/>
                <table:data-pilot-member table:name="23,09" table:display="true" table:show-details="true"/>
                <table:data-pilot-member table:name="23,10" table:display="true" table:show-details="true"/>
                <table:data-pilot-member table:name="23,13" table:display="true" table:show-details="true"/>
                <table:data-pilot-member table:name="23,14" table:display="true" table:show-details="true"/>
                <table:data-pilot-member table:name="23,15" table:display="true" table:show-details="true"/>
                <table:data-pilot-member table:name="23,16" table:display="true" table:show-details="true"/>
                <table:data-pilot-member table:name="23,17" table:display="true" table:show-details="true"/>
                <table:data-pilot-member table:name="23,22" table:display="true" table:show-details="true"/>
                <table:data-pilot-member table:name="23,23" table:display="true" table:show-details="true"/>
                <table:data-pilot-member table:name="23,24" table:display="true" table:show-details="true"/>
                <table:data-pilot-member table:name="23,26" table:display="true" table:show-details="true"/>
                <table:data-pilot-member table:name="23,32" table:display="true" table:show-details="true"/>
                <table:data-pilot-member table:name="23,34" table:display="true" table:show-details="true"/>
                <table:data-pilot-member table:name="23,39" table:display="true" table:show-details="true"/>
                <table:data-pilot-member table:name="23,40" table:display="true" table:show-details="true"/>
                <table:data-pilot-member table:name="23,41" table:display="true" table:show-details="true"/>
                <table:data-pilot-member table:name="23,42" table:display="true" table:show-details="true"/>
                <table:data-pilot-member table:name="23,43" table:display="true" table:show-details="true"/>
                <table:data-pilot-member table:name="23,45" table:display="true" table:show-details="true"/>
                <table:data-pilot-member table:name="23,46" table:display="true" table:show-details="true"/>
                <table:data-pilot-member table:name="23,47" table:display="true" table:show-details="true"/>
                <table:data-pilot-member table:name="23,49" table:display="true" table:show-details="true"/>
                <table:data-pilot-member table:name="23,50" table:display="true" table:show-details="true"/>
                <table:data-pilot-member table:name="23,53" table:display="true" table:show-details="true"/>
                <table:data-pilot-member table:name="23,55" table:display="true" table:show-details="true"/>
                <table:data-pilot-member table:name="23,58" table:display="true" table:show-details="true"/>
                <table:data-pilot-member table:name="23,59" table:display="true" table:show-details="true"/>
                <table:data-pilot-member table:name="23,60" table:display="true" table:show-details="true"/>
                <table:data-pilot-member table:name="23,61" table:display="true" table:show-details="true"/>
                <table:data-pilot-member table:name="23,62" table:display="true" table:show-details="true"/>
                <table:data-pilot-member table:name="23,63" table:display="true" table:show-details="true"/>
                <table:data-pilot-member table:name="23,64" table:display="true" table:show-details="true"/>
                <table:data-pilot-member table:name="23,68" table:display="true" table:show-details="true"/>
                <table:data-pilot-member table:name="23,69" table:display="true" table:show-details="true"/>
                <table:data-pilot-member table:name="23,70" table:display="true" table:show-details="true"/>
                <table:data-pilot-member table:name="23,72" table:display="true" table:show-details="true"/>
                <table:data-pilot-member table:name="23,77" table:display="true" table:show-details="true"/>
                <table:data-pilot-member table:name="23,80" table:display="true" table:show-details="true"/>
                <table:data-pilot-member table:name="23,82" table:display="true" table:show-details="true"/>
                <table:data-pilot-member table:name="23,83" table:display="true" table:show-details="true"/>
                <table:data-pilot-member table:name="23,85" table:display="true" table:show-details="true"/>
                <table:data-pilot-member table:name="23,89" table:display="true" table:show-details="true"/>
                <table:data-pilot-member table:name="23,92" table:display="true" table:show-details="true"/>
                <table:data-pilot-member table:name="23,93" table:display="true" table:show-details="true"/>
                <table:data-pilot-member table:name="23,95" table:display="true" table:show-details="true"/>
                <table:data-pilot-member table:name="23,97" table:display="true" table:show-details="true"/>
                <table:data-pilot-member table:name="23,99" table:display="true" table:show-details="true"/>
                <table:data-pilot-member table:name="24,00" table:display="true" table:show-details="true"/>
                <table:data-pilot-member table:name="24,01" table:display="true" table:show-details="true"/>
                <table:data-pilot-member table:name="24,03" table:display="true" table:show-details="true"/>
                <table:data-pilot-member table:name="24,04" table:display="true" table:show-details="true"/>
                <table:data-pilot-member table:name="24,06" table:display="true" table:show-details="true"/>
                <table:data-pilot-member table:name="24,11" table:display="true" table:show-details="true"/>
                <table:data-pilot-member table:name="24,12" table:display="true" table:show-details="true"/>
                <table:data-pilot-member table:name="24,13" table:display="true" table:show-details="true"/>
                <table:data-pilot-member table:name="24,14" table:display="true" table:show-details="true"/>
                <table:data-pilot-member table:name="24,15" table:display="true" table:show-details="true"/>
                <table:data-pilot-member table:name="24,16" table:display="true" table:show-details="true"/>
                <table:data-pilot-member table:name="24,17" table:display="true" table:show-details="true"/>
                <table:data-pilot-member table:name="24,19" table:display="true" table:show-details="true"/>
                <table:data-pilot-member table:name="24,21" table:display="true" table:show-details="true"/>
                <table:data-pilot-member table:name="24,22" table:display="true" table:show-details="true"/>
                <table:data-pilot-member table:name="24,30" table:display="true" table:show-details="true"/>
                <table:data-pilot-member table:name="24,33" table:display="true" table:show-details="true"/>
                <table:data-pilot-member table:name="24,34" table:display="true" table:show-details="true"/>
                <table:data-pilot-member table:name="24,39" table:display="true" table:show-details="true"/>
                <table:data-pilot-member table:name="24,43" table:display="true" table:show-details="true"/>
                <table:data-pilot-member table:name="24,45" table:display="true" table:show-details="true"/>
                <table:data-pilot-member table:name="24,47" table:display="true" table:show-details="true"/>
                <table:data-pilot-member table:name="24,48" table:display="true" table:show-details="true"/>
                <table:data-pilot-member table:name="24,49" table:display="true" table:show-details="true"/>
                <table:data-pilot-member table:name="24,50" table:display="true" table:show-details="true"/>
                <table:data-pilot-member table:name="24,51" table:display="true" table:show-details="true"/>
                <table:data-pilot-member table:name="24,53" table:display="true" table:show-details="true"/>
                <table:data-pilot-member table:name="24,57" table:display="true" table:show-details="true"/>
                <table:data-pilot-member table:name="24,58" table:display="true" table:show-details="true"/>
                <table:data-pilot-member table:name="24,61" table:display="true" table:show-details="true"/>
                <table:data-pilot-member table:name="24,62" table:display="true" table:show-details="true"/>
                <table:data-pilot-member table:name="24,63" table:display="true" table:show-details="true"/>
                <table:data-pilot-member table:name="24,64" table:display="true" table:show-details="true"/>
                <table:data-pilot-member table:name="24,66" table:display="true" table:show-details="true"/>
                <table:data-pilot-member table:name="24,67" table:display="true" table:show-details="true"/>
                <table:data-pilot-member table:name="24,69" table:display="true" table:show-details="true"/>
                <table:data-pilot-member table:name="24,70" table:display="true" table:show-details="true"/>
                <table:data-pilot-member table:name="24,73" table:display="true" table:show-details="true"/>
                <table:data-pilot-member table:name="24,74" table:display="true" table:show-details="true"/>
                <table:data-pilot-member table:name="24,78" table:display="true" table:show-details="true"/>
                <table:data-pilot-member table:name="24,80" table:display="true" table:show-details="true"/>
                <table:data-pilot-member table:name="24,83" table:display="true" table:show-details="true"/>
                <table:data-pilot-member table:name="24,85" table:display="true" table:show-details="true"/>
                <table:data-pilot-member table:name="24,87" table:display="true" table:show-details="true"/>
                <table:data-pilot-member table:name="24,90" table:display="true" table:show-details="true"/>
                <table:data-pilot-member table:name="24,92" table:display="true" table:show-details="true"/>
                <table:data-pilot-member table:name="24,93" table:display="true" table:show-details="true"/>
                <table:data-pilot-member table:name="24,97" table:display="true" table:show-details="true"/>
                <table:data-pilot-member table:name="24,98" table:display="true" table:show-details="true"/>
                <table:data-pilot-member table:name="24,99" table:display="true" table:show-details="true"/>
                <table:data-pilot-member table:name="25,00" table:display="true" table:show-details="true"/>
                <table:data-pilot-member table:name="25,02" table:display="true" table:show-details="true"/>
                <table:data-pilot-member table:name="25,04" table:display="true" table:show-details="true"/>
                <table:data-pilot-member table:name="25,05" table:display="true" table:show-details="true"/>
                <table:data-pilot-member table:name="25,06" table:display="true" table:show-details="true"/>
                <table:data-pilot-member table:name="25,07" table:display="true" table:show-details="true"/>
                <table:data-pilot-member table:name="25,12" table:display="true" table:show-details="true"/>
                <table:data-pilot-member table:name="25,13" table:display="true" table:show-details="true"/>
                <table:data-pilot-member table:name="25,15" table:display="true" table:show-details="true"/>
                <table:data-pilot-member table:name="25,16" table:display="true" table:show-details="true"/>
                <table:data-pilot-member table:name="25,19" table:display="true" table:show-details="true"/>
                <table:data-pilot-member table:name="25,22" table:display="true" table:show-details="true"/>
                <table:data-pilot-member table:name="25,23" table:display="true" table:show-details="true"/>
                <table:data-pilot-member table:name="25,28" table:display="true" table:show-details="true"/>
                <table:data-pilot-member table:name="25,29" table:display="true" table:show-details="true"/>
                <table:data-pilot-member table:name="25,30" table:display="true" table:show-details="true"/>
                <table:data-pilot-member table:name="25,33" table:display="true" table:show-details="true"/>
                <table:data-pilot-member table:name="25,34" table:display="true" table:show-details="true"/>
                <table:data-pilot-member table:name="25,36" table:display="true" table:show-details="true"/>
                <table:data-pilot-member table:name="25,40" table:display="true" table:show-details="true"/>
                <table:data-pilot-member table:name="25,41" table:display="true" table:show-details="true"/>
                <table:data-pilot-member table:name="25,42" table:display="true" table:show-details="true"/>
                <table:data-pilot-member table:name="25,45" table:display="true" table:show-details="true"/>
                <table:data-pilot-member table:name="25,46" table:display="true" table:show-details="true"/>
                <table:data-pilot-member table:name="25,55" table:display="true" table:show-details="true"/>
                <table:data-pilot-member table:name="25,56" table:display="true" table:show-details="true"/>
                <table:data-pilot-member table:name="25,58" table:display="true" table:show-details="true"/>
                <table:data-pilot-member table:name="25,59" table:display="true" table:show-details="true"/>
                <table:data-pilot-member table:name="25,61" table:display="true" table:show-details="true"/>
                <table:data-pilot-member table:name="25,62" table:display="true" table:show-details="true"/>
                <table:data-pilot-member table:name="25,67" table:display="true" table:show-details="true"/>
                <table:data-pilot-member table:name="25,68" table:display="true" table:show-details="true"/>
                <table:data-pilot-member table:name="25,70" table:display="true" table:show-details="true"/>
                <table:data-pilot-member table:name="25,71" table:display="true" table:show-details="true"/>
                <table:data-pilot-member table:name="25,72" table:display="true" table:show-details="true"/>
                <table:data-pilot-member table:name="25,74" table:display="true" table:show-details="true"/>
                <table:data-pilot-member table:name="25,78" table:display="true" table:show-details="true"/>
                <table:data-pilot-member table:name="25,79" table:display="true" table:show-details="true"/>
                <table:data-pilot-member table:name="25,82" table:display="true" table:show-details="true"/>
                <table:data-pilot-member table:name="25,84" table:display="true" table:show-details="true"/>
                <table:data-pilot-member table:name="25,85" table:display="true" table:show-details="true"/>
                <table:data-pilot-member table:name="25,86" table:display="true" table:show-details="true"/>
                <table:data-pilot-member table:name="25,87" table:display="true" table:show-details="true"/>
                <table:data-pilot-member table:name="25,90" table:display="true" table:show-details="true"/>
                <table:data-pilot-member table:name="25,91" table:display="true" table:show-details="true"/>
                <table:data-pilot-member table:name="25,93" table:display="true" table:show-details="true"/>
                <table:data-pilot-member table:name="25,94" table:display="true" table:show-details="true"/>
                <table:data-pilot-member table:name="25,96" table:display="true" table:show-details="true"/>
                <table:data-pilot-member table:name="26,01" table:display="true" table:show-details="true"/>
                <table:data-pilot-member table:name="26,02" table:display="true" table:show-details="true"/>
                <table:data-pilot-member table:name="26,05" table:display="true" table:show-details="true"/>
                <table:data-pilot-member table:name="26,07" table:display="true" table:show-details="true"/>
                <table:data-pilot-member table:name="26,08" table:display="true" table:show-details="true"/>
                <table:data-pilot-member table:name="26,09" table:display="true" table:show-details="true"/>
                <table:data-pilot-member table:name="26,10" table:display="true" table:show-details="true"/>
                <table:data-pilot-member table:name="26,12" table:display="true" table:show-details="true"/>
                <table:data-pilot-member table:name="26,15" table:display="true" table:show-details="true"/>
                <table:data-pilot-member table:name="26,17" table:display="true" table:show-details="true"/>
                <table:data-pilot-member table:name="26,21" table:display="true" table:show-details="true"/>
                <table:data-pilot-member table:name="26,24" table:display="true" table:show-details="true"/>
                <table:data-pilot-member table:name="26,25" table:display="true" table:show-details="true"/>
                <table:data-pilot-member table:name="26,26" table:display="true" table:show-details="true"/>
                <table:data-pilot-member table:name="26,29" table:display="true" table:show-details="true"/>
                <table:data-pilot-member table:name="26,31" table:display="true" table:show-details="true"/>
                <table:data-pilot-member table:name="26,32" table:display="true" table:show-details="true"/>
                <table:data-pilot-member table:name="26,34" table:display="true" table:show-details="true"/>
                <table:data-pilot-member table:name="26,39" table:display="true" table:show-details="true"/>
                <table:data-pilot-member table:name="26,43" table:display="true" table:show-details="true"/>
                <table:data-pilot-member table:name="26,44" table:display="true" table:show-details="true"/>
                <table:data-pilot-member table:name="26,49" table:display="true" table:show-details="true"/>
                <table:data-pilot-member table:name="26,50" table:display="true" table:show-details="true"/>
                <table:data-pilot-member table:name="26,52" table:display="true" table:show-details="true"/>
                <table:data-pilot-member table:name="26,53" table:display="true" table:show-details="true"/>
                <table:data-pilot-member table:name="26,59" table:display="true" table:show-details="true"/>
                <table:data-pilot-member table:name="26,60" table:display="true" table:show-details="true"/>
                <table:data-pilot-member table:name="26,62" table:display="true" table:show-details="true"/>
                <table:data-pilot-member table:name="26,66" table:display="true" table:show-details="true"/>
                <table:data-pilot-member table:name="26,68" table:display="true" table:show-details="true"/>
                <table:data-pilot-member table:name="26,73" table:display="true" table:show-details="true"/>
                <table:data-pilot-member table:name="26,80" table:display="true" table:show-details="true"/>
                <table:data-pilot-member table:name="26,91" table:display="true" table:show-details="true"/>
                <table:data-pilot-member table:name="26,92" table:display="true" table:show-details="true"/>
                <table:data-pilot-member table:name="26,94" table:display="true" table:show-details="true"/>
                <table:data-pilot-member table:name="26,96" table:display="true" table:show-details="true"/>
                <table:data-pilot-member table:name="26,97" table:display="true" table:show-details="true"/>
                <table:data-pilot-member table:name="26,98" table:display="true" table:show-details="true"/>
                <table:data-pilot-member table:name="26,99" table:display="true" table:show-details="true"/>
                <table:data-pilot-member table:name="27,02" table:display="true" table:show-details="true"/>
                <table:data-pilot-member table:name="27,03" table:display="true" table:show-details="true"/>
                <table:data-pilot-member table:name="27,10" table:display="true" table:show-details="true"/>
                <table:data-pilot-member table:name="27,11" table:display="true" table:show-details="true"/>
                <table:data-pilot-member table:name="27,12" table:display="true" table:show-details="true"/>
                <table:data-pilot-member table:name="27,15" table:display="true" table:show-details="true"/>
                <table:data-pilot-member table:name="27,16" table:display="true" table:show-details="true"/>
                <table:data-pilot-member table:name="27,18" table:display="true" table:show-details="true"/>
                <table:data-pilot-member table:name="27,20" table:display="true" table:show-details="true"/>
                <table:data-pilot-member table:name="27,21" table:display="true" table:show-details="true"/>
                <table:data-pilot-member table:name="27,23" table:display="true" table:show-details="true"/>
                <table:data-pilot-member table:name="27,27" table:display="true" table:show-details="true"/>
                <table:data-pilot-member table:name="27,28" table:display="true" table:show-details="true"/>
                <table:data-pilot-member table:name="27,29" table:display="true" table:show-details="true"/>
                <table:data-pilot-member table:name="27,32" table:display="true" table:show-details="true"/>
                <table:data-pilot-member table:name="27,34" table:display="true" table:show-details="true"/>
                <table:data-pilot-member table:name="27,35" table:display="true" table:show-details="true"/>
                <table:data-pilot-member table:name="27,37" table:display="true" table:show-details="true"/>
                <table:data-pilot-member table:name="27,42" table:display="true" table:show-details="true"/>
                <table:data-pilot-member table:name="27,44" table:display="true" table:show-details="true"/>
                <table:data-pilot-member table:name="27,46" table:display="true" table:show-details="true"/>
                <table:data-pilot-member table:name="27,51" table:display="true" table:show-details="true"/>
                <table:data-pilot-member table:name="27,53" table:display="true" table:show-details="true"/>
                <table:data-pilot-member table:name="27,56" table:display="true" table:show-details="true"/>
                <table:data-pilot-member table:name="27,57" table:display="true" table:show-details="true"/>
                <table:data-pilot-member table:name="27,58" table:display="true" table:show-details="true"/>
                <table:data-pilot-member table:name="27,60" table:display="true" table:show-details="true"/>
                <table:data-pilot-member table:name="27,65" table:display="true" table:show-details="true"/>
                <table:data-pilot-member table:name="27,66" table:display="true" table:show-details="true"/>
                <table:data-pilot-member table:name="27,68" table:display="true" table:show-details="true"/>
                <table:data-pilot-member table:name="27,70" table:display="true" table:show-details="true"/>
                <table:data-pilot-member table:name="27,71" table:display="true" table:show-details="true"/>
                <table:data-pilot-member table:name="27,72" table:display="true" table:show-details="true"/>
                <table:data-pilot-member table:name="27,73" table:display="true" table:show-details="true"/>
                <table:data-pilot-member table:name="27,77" table:display="true" table:show-details="true"/>
                <table:data-pilot-member table:name="27,81" table:display="true" table:show-details="true"/>
                <table:data-pilot-member table:name="27,89" table:display="true" table:show-details="true"/>
                <table:data-pilot-member table:name="27,90" table:display="true" table:show-details="true"/>
                <table:data-pilot-member table:name="27,92" table:display="true" table:show-details="true"/>
                <table:data-pilot-member table:name="27,93" table:display="true" table:show-details="true"/>
                <table:data-pilot-member table:name="27,96" table:display="true" table:show-details="true"/>
                <table:data-pilot-member table:name="27,98" table:display="true" table:show-details="true"/>
                <table:data-pilot-member table:name="28,03" table:display="true" table:show-details="true"/>
                <table:data-pilot-member table:name="28,07" table:display="true" table:show-details="true"/>
                <table:data-pilot-member table:name="28,10" table:display="true" table:show-details="true"/>
                <table:data-pilot-member table:name="28,13" table:display="true" table:show-details="true"/>
                <table:data-pilot-member table:name="28,16" table:display="true" table:show-details="true"/>
                <table:data-pilot-member table:name="28,19" table:display="true" table:show-details="true"/>
                <table:data-pilot-member table:name="28,21" table:display="true" table:show-details="true"/>
                <table:data-pilot-member table:name="28,22" table:display="true" table:show-details="true"/>
                <table:data-pilot-member table:name="28,24" table:display="true" table:show-details="true"/>
                <table:data-pilot-member table:name="28,25" table:display="true" table:show-details="true"/>
                <table:data-pilot-member table:name="28,32" table:display="true" table:show-details="true"/>
                <table:data-pilot-member table:name="28,33" table:display="true" table:show-details="true"/>
                <table:data-pilot-member table:name="28,34" table:display="true" table:show-details="true"/>
                <table:data-pilot-member table:name="28,35" table:display="true" table:show-details="true"/>
                <table:data-pilot-member table:name="28,36" table:display="true" table:show-details="true"/>
                <table:data-pilot-member table:name="28,37" table:display="true" table:show-details="true"/>
                <table:data-pilot-member table:name="28,38" table:display="true" table:show-details="true"/>
                <table:data-pilot-member table:name="28,41" table:display="true" table:show-details="true"/>
                <table:data-pilot-member table:name="28,42" table:display="true" table:show-details="true"/>
                <table:data-pilot-member table:name="28,46" table:display="true" table:show-details="true"/>
                <table:data-pilot-member table:name="28,50" table:display="true" table:show-details="true"/>
                <table:data-pilot-member table:name="28,52" table:display="true" table:show-details="true"/>
                <table:data-pilot-member table:name="28,57" table:display="true" table:show-details="true"/>
                <table:data-pilot-member table:name="28,62" table:display="true" table:show-details="true"/>
                <table:data-pilot-member table:name="28,64" table:display="true" table:show-details="true"/>
                <table:data-pilot-member table:name="28,66" table:display="true" table:show-details="true"/>
                <table:data-pilot-member table:name="28,67" table:display="true" table:show-details="true"/>
                <table:data-pilot-member table:name="28,69" table:display="true" table:show-details="true"/>
                <table:data-pilot-member table:name="28,70" table:display="true" table:show-details="true"/>
                <table:data-pilot-member table:name="28,76" table:display="true" table:show-details="true"/>
                <table:data-pilot-member table:name="28,81" table:display="true" table:show-details="true"/>
                <table:data-pilot-member table:name="28,82" table:display="true" table:show-details="true"/>
                <table:data-pilot-member table:name="28,85" table:display="true" table:show-details="true"/>
                <table:data-pilot-member table:name="28,88" table:display="true" table:show-details="true"/>
                <table:data-pilot-member table:name="28,91" table:display="true" table:show-details="true"/>
                <table:data-pilot-member table:name="28,95" table:display="true" table:show-details="true"/>
                <table:data-pilot-member table:name="28,96" table:display="true" table:show-details="true"/>
                <table:data-pilot-member table:name="28,97" table:display="true" table:show-details="true"/>
                <table:data-pilot-member table:name="28,98" table:display="true" table:show-details="true"/>
                <table:data-pilot-member table:name="29,07" table:display="true" table:show-details="true"/>
                <table:data-pilot-member table:name="29,09" table:display="true" table:show-details="true"/>
                <table:data-pilot-member table:name="29,12" table:display="true" table:show-details="true"/>
                <table:data-pilot-member table:name="29,13" table:display="true" table:show-details="true"/>
                <table:data-pilot-member table:name="29,21" table:display="true" table:show-details="true"/>
                <table:data-pilot-member table:name="29,22" table:display="true" table:show-details="true"/>
                <table:data-pilot-member table:name="29,25" table:display="true" table:show-details="true"/>
                <table:data-pilot-member table:name="29,27" table:display="true" table:show-details="true"/>
                <table:data-pilot-member table:name="29,34" table:display="true" table:show-details="true"/>
                <table:data-pilot-member table:name="29,36" table:display="true" table:show-details="true"/>
                <table:data-pilot-member table:name="29,37" table:display="true" table:show-details="true"/>
                <table:data-pilot-member table:name="29,42" table:display="true" table:show-details="true"/>
                <table:data-pilot-member table:name="29,45" table:display="true" table:show-details="true"/>
                <table:data-pilot-member table:name="29,48" table:display="true" table:show-details="true"/>
                <table:data-pilot-member table:name="29,49" table:display="true" table:show-details="true"/>
                <table:data-pilot-member table:name="29,50" table:display="true" table:show-details="true"/>
                <table:data-pilot-member table:name="29,55" table:display="true" table:show-details="true"/>
                <table:data-pilot-member table:name="29,56" table:display="true" table:show-details="true"/>
                <table:data-pilot-member table:name="29,57" table:display="true" table:show-details="true"/>
                <table:data-pilot-member table:name="29,64" table:display="true" table:show-details="true"/>
                <table:data-pilot-member table:name="29,67" table:display="true" table:show-details="true"/>
                <table:data-pilot-member table:name="29,71" table:display="true" table:show-details="true"/>
                <table:data-pilot-member table:name="29,72" table:display="true" table:show-details="true"/>
                <table:data-pilot-member table:name="29,73" table:display="true" table:show-details="true"/>
                <table:data-pilot-member table:name="29,74" table:display="true" table:show-details="true"/>
                <table:data-pilot-member table:name="29,76" table:display="true" table:show-details="true"/>
                <table:data-pilot-member table:name="29,78" table:display="true" table:show-details="true"/>
                <table:data-pilot-member table:name="29,79" table:display="true" table:show-details="true"/>
                <table:data-pilot-member table:name="29,86" table:display="true" table:show-details="true"/>
                <table:data-pilot-member table:name="29,91" table:display="true" table:show-details="true"/>
                <table:data-pilot-member table:name="29,95" table:display="true" table:show-details="true"/>
                <table:data-pilot-member table:name="29,99" table:display="true" table:show-details="true"/>
                <table:data-pilot-member table:name="30,02" table:display="true" table:show-details="true"/>
                <table:data-pilot-member table:name="30,06" table:display="true" table:show-details="true"/>
                <table:data-pilot-member table:name="30,08" table:display="true" table:show-details="true"/>
                <table:data-pilot-member table:name="30,09" table:display="true" table:show-details="true"/>
                <table:data-pilot-member table:name="30,10" table:display="true" table:show-details="true"/>
                <table:data-pilot-member table:name="30,12" table:display="true" table:show-details="true"/>
                <table:data-pilot-member table:name="30,19" table:display="true" table:show-details="true"/>
                <table:data-pilot-member table:name="30,23" table:display="true" table:show-details="true"/>
                <table:data-pilot-member table:name="30,28" table:display="true" table:show-details="true"/>
                <table:data-pilot-member table:name="30,33" table:display="true" table:show-details="true"/>
                <table:data-pilot-member table:name="30,35" table:display="true" table:show-details="true"/>
                <table:data-pilot-member table:name="30,37" table:display="true" table:show-details="true"/>
                <table:data-pilot-member table:name="30,39" table:display="true" table:show-details="true"/>
                <table:data-pilot-member table:name="30,42" table:display="true" table:show-details="true"/>
                <table:data-pilot-member table:name="30,45" table:display="true" table:show-details="true"/>
                <table:data-pilot-member table:name="30,52" table:display="true" table:show-details="true"/>
                <table:data-pilot-member table:name="30,54" table:display="true" table:show-details="true"/>
                <table:data-pilot-member table:name="30,62" table:display="true" table:show-details="true"/>
                <table:data-pilot-member table:name="30,63" table:display="true" table:show-details="true"/>
                <table:data-pilot-member table:name="30,66" table:display="true" table:show-details="true"/>
                <table:data-pilot-member table:name="30,68" table:display="true" table:show-details="true"/>
                <table:data-pilot-member table:name="30,71" table:display="true" table:show-details="true"/>
                <table:data-pilot-member table:name="30,75" table:display="true" table:show-details="true"/>
                <table:data-pilot-member table:name="30,83" table:display="true" table:show-details="true"/>
                <table:data-pilot-member table:name="30,86" table:display="true" table:show-details="true"/>
                <table:data-pilot-member table:name="30,87" table:display="true" table:show-details="true"/>
                <table:data-pilot-member table:name="31,00" table:display="true" table:show-details="true"/>
                <table:data-pilot-member table:name="31,06" table:display="true" table:show-details="true"/>
                <table:data-pilot-member table:name="31,10" table:display="true" table:show-details="true"/>
                <table:data-pilot-member table:name="31,13" table:display="true" table:show-details="true"/>
                <table:data-pilot-member table:name="31,20" table:display="true" table:show-details="true"/>
                <table:data-pilot-member table:name="31,21" table:display="true" table:show-details="true"/>
                <table:data-pilot-member table:name="31,23" table:display="true" table:show-details="true"/>
                <table:data-pilot-member table:name="31,24" table:display="true" table:show-details="true"/>
                <table:data-pilot-member table:name="31,38" table:display="true" table:show-details="true"/>
                <table:data-pilot-member table:name="31,45" table:display="true" table:show-details="true"/>
                <table:data-pilot-member table:name="31,46" table:display="true" table:show-details="true"/>
                <table:data-pilot-member table:name="31,51" table:display="true" table:show-details="true"/>
                <table:data-pilot-member table:name="31,61" table:display="true" table:show-details="true"/>
                <table:data-pilot-member table:name="31,65" table:display="true" table:show-details="true"/>
                <table:data-pilot-member table:name="31,70" table:display="true" table:show-details="true"/>
                <table:data-pilot-member table:name="31,80" table:display="true" table:show-details="true"/>
                <table:data-pilot-member table:name="31,86" table:display="true" table:show-details="true"/>
                <table:data-pilot-member table:name="31,96" table:display="true" table:show-details="true"/>
                <table:data-pilot-member table:name="32,00" table:display="true" table:show-details="true"/>
                <table:data-pilot-member table:name="32,01" table:display="true" table:show-details="true"/>
                <table:data-pilot-member table:name="32,04" table:display="true" table:show-details="true"/>
                <table:data-pilot-member table:name="32,07" table:display="true" table:show-details="true"/>
                <table:data-pilot-member table:name="32,11" table:display="true" table:show-details="true"/>
                <table:data-pilot-member table:name="32,12" table:display="true" table:show-details="true"/>
                <table:data-pilot-member table:name="32,13" table:display="true" table:show-details="true"/>
                <table:data-pilot-member table:name="32,15" table:display="true" table:show-details="true"/>
                <table:data-pilot-member table:name="32,16" table:display="true" table:show-details="true"/>
                <table:data-pilot-member table:name="32,19" table:display="true" table:show-details="true"/>
                <table:data-pilot-member table:name="32,25" table:display="true" table:show-details="true"/>
                <table:data-pilot-member table:name="32,26" table:display="true" table:show-details="true"/>
                <table:data-pilot-member table:name="32,28" table:display="true" table:show-details="true"/>
                <table:data-pilot-member table:name="32,31" table:display="true" table:show-details="true"/>
                <table:data-pilot-member table:name="32,36" table:display="true" table:show-details="true"/>
                <table:data-pilot-member table:name="32,43" table:display="true" table:show-details="true"/>
                <table:data-pilot-member table:name="32,46" table:display="true" table:show-details="true"/>
                <table:data-pilot-member table:name="32,51" table:display="true" table:show-details="true"/>
                <table:data-pilot-member table:name="32,58" table:display="true" table:show-details="true"/>
                <table:data-pilot-member table:name="32,60" table:display="true" table:show-details="true"/>
                <table:data-pilot-member table:name="32,64" table:display="true" table:show-details="true"/>
                <table:data-pilot-member table:name="32,65" table:display="true" table:show-details="true"/>
                <table:data-pilot-member table:name="32,68" table:display="true" table:show-details="true"/>
                <table:data-pilot-member table:name="32,73" table:display="true" table:show-details="true"/>
                <table:data-pilot-member table:name="32,88" table:display="true" table:show-details="true"/>
                <table:data-pilot-member table:name="32,92" table:display="true" table:show-details="true"/>
                <table:data-pilot-member table:name="32,93" table:display="true" table:show-details="true"/>
                <table:data-pilot-member table:name="33,05" table:display="true" table:show-details="true"/>
                <table:data-pilot-member table:name="33,07" table:display="true" table:show-details="true"/>
                <table:data-pilot-member table:name="33,20" table:display="true" table:show-details="true"/>
                <table:data-pilot-member table:name="33,25" table:display="true" table:show-details="true"/>
                <table:data-pilot-member table:name="33,27" table:display="true" table:show-details="true"/>
                <table:data-pilot-member table:name="33,30" table:display="true" table:show-details="true"/>
                <table:data-pilot-member table:name="33,36" table:display="true" table:show-details="true"/>
                <table:data-pilot-member table:name="33,46" table:display="true" table:show-details="true"/>
                <table:data-pilot-member table:name="33,64" table:display="true" table:show-details="true"/>
                <table:data-pilot-member table:name="33,66" table:display="true" table:show-details="true"/>
                <table:data-pilot-member table:name="33,69" table:display="true" table:show-details="true"/>
                <table:data-pilot-member table:name="33,77" table:display="true" table:show-details="true"/>
                <table:data-pilot-member table:name="33,84" table:display="true" table:show-details="true"/>
                <table:data-pilot-member table:name="33,92" table:display="true" table:show-details="true"/>
                <table:data-pilot-member table:name="33,96" table:display="true" table:show-details="true"/>
                <table:data-pilot-member table:name="34,02" table:display="true" table:show-details="true"/>
                <table:data-pilot-member table:name="34,06" table:display="true" table:show-details="true"/>
                <table:data-pilot-member table:name="34,07" table:display="true" table:show-details="true"/>
                <table:data-pilot-member table:name="34,19" table:display="true" table:show-details="true"/>
                <table:data-pilot-member table:name="34,30" table:display="true" table:show-details="true"/>
                <table:data-pilot-member table:name="34,60" table:display="true" table:show-details="true"/>
                <table:data-pilot-member table:name="34,62" table:display="true" table:show-details="true"/>
                <table:data-pilot-member table:name="34,64" table:display="true" table:show-details="true"/>
                <table:data-pilot-member table:name="34,68" table:display="true" table:show-details="true"/>
                <table:data-pilot-member table:name="34,69" table:display="true" table:show-details="true"/>
                <table:data-pilot-member table:name="34,83" table:display="true" table:show-details="true"/>
                <table:data-pilot-member table:name="34,87" table:display="true" table:show-details="true"/>
                <table:data-pilot-member table:name="34,94" table:display="true" table:show-details="true"/>
                <table:data-pilot-member table:name="34,98" table:display="true" table:show-details="true"/>
                <table:data-pilot-member table:name="35,10" table:display="true" table:show-details="true"/>
                <table:data-pilot-member table:name="35,18" table:display="true" table:show-details="true"/>
                <table:data-pilot-member table:name="35,19" table:display="true" table:show-details="true"/>
                <table:data-pilot-member table:name="35,25" table:display="true" table:show-details="true"/>
                <table:data-pilot-member table:name="35,26" table:display="true" table:show-details="true"/>
                <table:data-pilot-member table:name="35,36" table:display="true" table:show-details="true"/>
                <table:data-pilot-member table:name="35,41" table:display="true" table:show-details="true"/>
                <table:data-pilot-member table:name="35,51" table:display="true" table:show-details="true"/>
                <table:data-pilot-member table:name="35,60" table:display="true" table:show-details="true"/>
                <table:data-pilot-member table:name="35,68" table:display="true" table:show-details="true"/>
                <table:data-pilot-member table:name="35,86" table:display="true" table:show-details="true"/>
                <table:data-pilot-member table:name="35,90" table:display="true" table:show-details="true"/>
                <table:data-pilot-member table:name="35,93" table:display="true" table:show-details="true"/>
                <table:data-pilot-member table:name="36,02" table:display="true" table:show-details="true"/>
                <table:data-pilot-member table:name="36,19" table:display="true" table:show-details="true"/>
                <table:data-pilot-member table:name="36,27" table:display="true" table:show-details="true"/>
                <table:data-pilot-member table:name="36,39" table:display="true" table:show-details="true"/>
                <table:data-pilot-member table:name="36,51" table:display="true" table:show-details="true"/>
                <table:data-pilot-member table:name="36,54" table:display="true" table:show-details="true"/>
                <table:data-pilot-member table:name="36,68" table:display="true" table:show-details="true"/>
                <table:data-pilot-member table:name="36,71" table:display="true" table:show-details="true"/>
                <table:data-pilot-member table:name="36,75" table:display="true" table:show-details="true"/>
                <table:data-pilot-member table:name="36,76" table:display="true" table:show-details="true"/>
                <table:data-pilot-member table:name="36,84" table:display="true" table:show-details="true"/>
                <table:data-pilot-member table:name="36,92" table:display="true" table:show-details="true"/>
                <table:data-pilot-member table:name="37,00" table:display="true" table:show-details="true"/>
                <table:data-pilot-member table:name="37,01" table:display="true" table:show-details="true"/>
                <table:data-pilot-member table:name="37,16" table:display="true" table:show-details="true"/>
                <table:data-pilot-member table:name="37,21" table:display="true" table:show-details="true"/>
                <table:data-pilot-member table:name="37,25" table:display="true" table:show-details="true"/>
                <table:data-pilot-member table:name="37,32" table:display="true" table:show-details="true"/>
                <table:data-pilot-member table:name="37,34" table:display="true" table:show-details="true"/>
                <table:data-pilot-member table:name="37,36" table:display="true" table:show-details="true"/>
                <table:data-pilot-member table:name="37,44" table:display="true" table:show-details="true"/>
                <table:data-pilot-member table:name="37,57" table:display="true" table:show-details="true"/>
                <table:data-pilot-member table:name="37,58" table:display="true" table:show-details="true"/>
                <table:data-pilot-member table:name="37,59" table:display="true" table:show-details="true"/>
                <table:data-pilot-member table:name="37,76" table:display="true" table:show-details="true"/>
                <table:data-pilot-member table:name="37,83" table:display="true" table:show-details="true"/>
                <table:data-pilot-member table:name="37,85" table:display="true" table:show-details="true"/>
                <table:data-pilot-member table:name="38,06" table:display="true" table:show-details="true"/>
                <table:data-pilot-member table:name="38,08" table:display="true" table:show-details="true"/>
                <table:data-pilot-member table:name="38,10" table:display="true" table:show-details="true"/>
                <table:data-pilot-member table:name="38,22" table:display="true" table:show-details="true"/>
                <table:data-pilot-member table:name="38,27" table:display="true" table:show-details="true"/>
                <table:data-pilot-member table:name="38,29" table:display="true" table:show-details="true"/>
                <table:data-pilot-member table:name="38,35" table:display="true" table:show-details="true"/>
                <table:data-pilot-member table:name="38,43" table:display="true" table:show-details="true"/>
                <table:data-pilot-member table:name="38,45" table:display="true" table:show-details="true"/>
                <table:data-pilot-member table:name="38,48" table:display="true" table:show-details="true"/>
                <table:data-pilot-member table:name="38,51" table:display="true" table:show-details="true"/>
                <table:data-pilot-member table:name="38,62" table:display="true" table:show-details="true"/>
                <table:data-pilot-member table:name="38,72" table:display="true" table:show-details="true"/>
                <table:data-pilot-member table:name="38,86" table:display="true" table:show-details="true"/>
                <table:data-pilot-member table:name="38,87" table:display="true" table:show-details="true"/>
                <table:data-pilot-member table:name="38,92" table:display="true" table:show-details="true"/>
                <table:data-pilot-member table:name="39,24" table:display="true" table:show-details="true"/>
                <table:data-pilot-member table:name="39,29" table:display="true" table:show-details="true"/>
                <table:data-pilot-member table:name="39,36" table:display="true" table:show-details="true"/>
                <table:data-pilot-member table:name="39,37" table:display="true" table:show-details="true"/>
                <table:data-pilot-member table:name="39,51" table:display="true" table:show-details="true"/>
                <table:data-pilot-member table:name="39,52" table:display="true" table:show-details="true"/>
                <table:data-pilot-member table:name="39,59" table:display="true" table:show-details="true"/>
                <table:data-pilot-member table:name="39,61" table:display="true" table:show-details="true"/>
                <table:data-pilot-member table:name="39,64" table:display="true" table:show-details="true"/>
                <table:data-pilot-member table:name="39,95" table:display="true" table:show-details="true"/>
                <table:data-pilot-member table:name="40,48" table:display="true" table:show-details="true"/>
                <table:data-pilot-member table:name="40,52" table:display="true" table:show-details="true"/>
                <table:data-pilot-member table:name="40,56" table:display="true" table:show-details="true"/>
                <table:data-pilot-member table:name="40,63" table:display="true" table:show-details="true"/>
                <table:data-pilot-member table:name="41,15" table:display="true" table:show-details="true"/>
                <table:data-pilot-member table:name="41,48" table:display="true" table:show-details="true"/>
                <table:data-pilot-member table:name="41,65" table:display="true" table:show-details="true"/>
                <table:data-pilot-member table:name="41,71" table:display="true" table:show-details="true"/>
                <table:data-pilot-member table:name="41,83" table:display="true" table:show-details="true"/>
                <table:data-pilot-member table:name="42,35" table:display="true" table:show-details="true"/>
                <table:data-pilot-member table:name="42,55" table:display="true" table:show-details="true"/>
                <table:data-pilot-member table:name="43,61" table:display="true" table:show-details="true"/>
                <table:data-pilot-member table:name="43,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Análise-Saúde'.A1:'Análise-Saúde'.B8" table:buttons="'Análise-Saúde'.A1 'Análise-Saúde'.A3" table:show-filter-button="false" table:drill-down-on-double-click="false">
          <table:source-cell-range table:cell-range-address="Dados_tratados.A1:Dados_tratados.M1001"/>
          <table:data-pilot-field table:source-field-name="Health" table:orientation="page" table:used-hierarchy="0" table:function="auto" loext:ignore-selected-page="true" table:selected-page="Bad">
            <table:data-pilot-level table:show-empty="false" calcext:repeat-item-labels="false">
              <table:data-pilot-members>
                <table:data-pilot-member table:name="Bad" table:display="true" table:show-details="true"/>
                <table:data-pilot-member table:name="Fair" table:display="false" table:show-details="true"/>
                <table:data-pilot-member table:name="Good" table:display="false" table:show-details="true"/>
              </table:data-pilot-members>
              <table:data-pilot-display-info table:enabled="false" table:display-member-mode="from-top" table:member-count="10" table:data-field="Health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aixa_Etaria" table:orientation="row" table:used-hierarchy="0" table:function="auto">
            <table:data-pilot-level table:show-empty="false" calcext:repeat-item-labels="false">
              <table:data-pilot-members>
                <table:data-pilot-member table:name="18-30" table:display="true" table:show-details="true"/>
                <table:data-pilot-member table:name="31-45" table:display="true" table:show-details="true"/>
                <table:data-pilot-member table:name="46-60" table:display="true" table:show-details="true"/>
                <table:data-pilot-member table:name="60+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alth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5" style:display-name="Text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6" style:display-name="Warning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8:18:51.7895709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MI_5f_Médio_5f_Por_5f_Gênero" style:display-name="PageStyle_BMI_Médio_Por_Gêne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os_5f_brutos" style:display-name="PageStyle_dados_bru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os_5f_tratados" style:display-name="PageStyle_dados_tratado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6-01-28T12:30:34</meta:creation-date>
    <dc:date>2026-01-30T09:23:11.743635536</dc:date>
    <meta:generator>LibreOffice/24.2.7.2$Linux_X86_64 LibreOffice_project/420$Build-2</meta:generator>
    <meta:editing-duration>PT45M46S</meta:editing-duration>
    <meta:document-statistic meta:table-count="7" meta:cell-count="14064" meta:object-count="5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8.997cm" xlink:href=".." xlink:type="simple" loext:data-pilot-source="Tabela dinâmica2" chart:class="chart:bar" chart:style-name="ch1">
        <chart:title svg:x="5.636cm" svg:y="0.315cm" chart:style-name="ch2">
          <text:p>BMI Médio Por Gênero</text:p>
        </chart:title>
        <chart:legend chart:legend-position="end" svg:x="13.205cm" svg:y="2.949cm" style:legend-expansion="high" chart:style-name="ch3"/>
        <chart:plot-area chart:style-name="ch4" table:cell-range-address="PivotChart" chart:data-source-has-labels="column" svg:x="0.32cm" svg:y="1.273cm" svg:width="12.565cm" svg:height="6.645cm">
          <chart:coordinate-region svg:x="0.941cm" svg:y="1.472cm" svg:width="11.944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PT@categories</svg:desc>
                </draw:g>
              </table:table-cell>
              <table:table-cell office:value-type="float" office:value="25.1178063139946">
                <text:p>25.117806313994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24.7252402530603">
                <text:p>24.7252402530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loext:data-pilot-source="DataPilot1" chart:class="chart:bar" chart:style-name="ch1">
        <chart:title svg:x="3.866cm" svg:y="0.316cm" chart:style-name="ch2">
          <text:p>Pressão Sistólica Média por Faixa Etária</text:p>
        </chart:title>
        <chart:legend chart:legend-position="end" svg:x="13.185cm" svg:y="2.951cm" style:legend-expansion="high" chart:style-name="ch3"/>
        <chart:plot-area chart:style-name="ch4" table:cell-range-address="PivotChart" chart:data-source-has-labels="column" svg:x="0.319cm" svg:y="1.275cm" svg:width="12.547cm" svg:height="6.65cm">
          <chart:coordinate-region svg:x="1.126cm" svg:y="1.475cm" svg:width="11.74cm" svg:height="5.80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-30</text:p>
                <draw:g>
                  <svg:desc>PT@categories</svg:desc>
                </draw:g>
              </table:table-cell>
              <table:table-cell office:value-type="float" office:value="119.038095238095">
                <text:p>119.0380952380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31-45</text:p>
              </table:table-cell>
              <table:table-cell office:value-type="float" office:value="128.206896551724">
                <text:p>128.206896551724</text:p>
              </table:table-cell>
            </table:table-row>
            <table:table-row>
              <table:table-cell office:value-type="string">
                <text:p>46-60</text:p>
              </table:table-cell>
              <table:table-cell office:value-type="float" office:value="130.204724409449">
                <text:p>130.204724409449</text:p>
              </table:table-cell>
            </table:table-row>
            <table:table-row>
              <table:table-cell office:value-type="string">
                <text:p>60+1</text:p>
              </table:table-cell>
              <table:table-cell office:value-type="float" office:value="137.210526315789">
                <text:p>137.210526315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loext:data-pilot-source="DataPilot2" chart:class="chart:bar" chart:style-name="ch1">
        <chart:title svg:x="3.217cm" svg:y="0.316cm" chart:style-name="ch2">
          <text:p>Colesterol Médio Por Fumantes/Não Fumantes</text:p>
        </chart:title>
        <chart:legend chart:legend-position="end" svg:x="13.185cm" svg:y="2.951cm" style:legend-expansion="high" chart:style-name="ch3"/>
        <chart:plot-area chart:style-name="ch4" table:cell-range-address="PivotChart" chart:data-source-has-labels="column" svg:x="0.319cm" svg:y="1.275cm" svg:width="12.547cm" svg:height="6.65cm">
          <chart:coordinate-region svg:x="1.126cm" svg:y="1.474cm" svg:width="11.74cm" svg:height="5.80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e</text:p>
                <draw:g>
                  <svg:desc>PT@categories</svg:desc>
                </draw:g>
              </table:table-cell>
              <table:table-cell office:value-type="float" office:value="188.81970260223">
                <text:p>188.8197026022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186.428571428571">
                <text:p>186.4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loext:data-pilot-source="DataPilot3" chart:class="chart:bar" chart:style-name="ch1">
        <chart:title svg:x="5.082cm" svg:y="0.343cm" chart:style-name="ch2">
          <text:p>Diabetepes Por BMI Médio</text:p>
        </chart:title>
        <chart:legend chart:legend-position="end" svg:x="13.2cm" svg:y="2.952cm" style:legend-expansion="high" chart:style-name="ch3"/>
        <chart:plot-area chart:style-name="ch4" table:cell-range-address="PivotChart" chart:data-source-has-labels="column" svg:x="0.32cm" svg:y="1.275cm" svg:width="12.56cm" svg:height="6.651cm">
          <chart:coordinate-region svg:x="0.941cm" svg:y="1.474cm" svg:width="11.939cm" svg:height="5.80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e</text:p>
                <draw:g>
                  <svg:desc>PT@categories</svg:desc>
                </draw:g>
              </table:table-cell>
              <table:table-cell office:value-type="float" office:value="25.0861005564917">
                <text:p>25.086100556491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24.7383241620546">
                <text:p>24.73832416205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loext:data-pilot-source="DataPilot4" chart:class="chart:bar" chart:style-name="ch1">
        <chart:title svg:x="5.007cm" svg:y="1.216cm" chart:style-name="ch2">
          <text:p>Saúde Ruim Por Faixa Etária</text:p>
        </chart:title>
        <chart:legend chart:legend-position="end" svg:x="13.192cm" svg:y="2.952cm" style:legend-expansion="high" chart:style-name="ch3"/>
        <chart:plot-area chart:style-name="ch4" table:cell-range-address="PivotChart" chart:data-source-has-labels="column" svg:x="0.32cm" svg:y="2.175cm" svg:width="12.552cm" svg:height="5.751cm">
          <chart:coordinate-region svg:x="1.127cm" svg:y="2.374cm" svg:width="11.745cm" svg:height="4.90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-30</text:p>
                <draw:g>
                  <svg:desc>PT@categories</svg:desc>
                </draw:g>
              </table:table-cell>
              <table:table-cell office:value-type="float" office:value="19">
                <text:p>19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31-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-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+1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